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0.6555in"/>
    </style:style>
    <style:style style:name="co2" style:family="table-column">
      <style:table-column-properties fo:break-before="auto" style:column-width="3.7in"/>
    </style:style>
    <style:style style:name="co3" style:family="table-column">
      <style:table-column-properties fo:break-before="auto" style:column-width="0.7709in"/>
    </style:style>
    <style:style style:name="co4" style:family="table-column">
      <style:table-column-properties fo:break-before="auto" style:column-width="0.84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KnASd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" style:family="table-cell" style:parent-style-name="Default" style:data-style-name="N152">
      <style:table-cell-properties fo:background-color="#8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5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5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KnASd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4"/>
        <table:table-column table:style-name="co1" table:default-cell-style-name="ce5"/>
        <table:table-column table:style-name="co1" table:number-columns-repeated="16378"/>
        <table:table-row table:style-name="ro1" table:number-rows-repeated="2">
          <table:table-cell table:number-columns-repeated="3"/>
          <table:table-cell table:style-name="Default" table:number-columns-repeated="16381"/>
        </table:table-row>
        <table:table-row table:style-name="ro1">
          <table:table-cell table:number-columns-repeated="2"/>
          <table:table-cell table:style-name="ce1" office:value-type="string" calcext:value-type="string">
            <text:p>CurrentSelection</text:p>
          </table:table-cell>
          <table:table-cell table:style-name="Default"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State</text:p>
          </table:table-cell>
          <table:table-cell table:style-name="Default" office:value-type="string" calcext:value-type="string">
            <text:p>NM, CA</text:p>
          </table:table-cell>
          <table:table-cell table:style-name="Default" table:number-columns-repeated="16380"/>
        </table:table-row>
        <table:table-row table:style-name="ro1">
          <table:table-cell table:number-columns-repeated="3"/>
          <table:table-cell table:style-name="Default" office:value-type="string" calcext:value-type="string">
            <text:p>Test</text:p>
          </table:table-cell>
          <table:table-cell table:style-name="Default" table:number-columns-repeated="16380"/>
        </table:table-row>
        <table:table-row table:style-name="ro1">
          <table:table-cell table:number-columns-repeated="3"/>
          <table:table-cell table:style-name="Default" office:value-type="string" calcext:value-type="string">
            <text:p>Test</text:p>
          </table:table-cell>
          <table:table-cell table:style-name="Default" table:number-columns-repeated="16380"/>
        </table:table-row>
        <table:table-row table:style-name="ro1" table:number-rows-repeated="3">
          <table:table-cell table:number-columns-repeated="3"/>
          <table:table-cell table:style-name="Default"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Product</text:p>
          </table:table-cell>
          <table:table-cell table:style-name="Default" office:value-type="string" calcext:value-type="string">
            <text:p>Margin %</text:p>
          </table:table-cell>
          <table:table-cell table:style-name="Default" office:value-type="string" calcext:value-type="string">
            <text:p>Sales $</text:p>
          </table:table-cell>
          <table:table-cell table:style-name="Default" office:value-type="string" calcext:value-type="string">
            <text:p>Sales Quantity</text:p>
          </table:table-cell>
          <table:table-cell table:style-name="Default" table:number-columns-repeated="16378"/>
        </table:table-row>
        <table:table-row table:style-name="ro1">
          <table:table-cell table:number-columns-repeated="3"/>
          <table:table-cell table:style-name="ce1" office:value-type="string" calcext:value-type="string">
            <text:p>39.67%</text:p>
          </table:table-cell>
          <table:table-cell table:style-name="ce1" office:value-type="string" calcext:value-type="string">
            <text:p>$11,857,537</text:p>
          </table:table-cell>
          <table:table-cell table:style-name="ce1" office:value-type="string" calcext:value-type="string">
            <text:p>165,699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<text:s text:c="25"/>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894.61" calcext:value-type="currency">
            <text:p>$895</text:p>
          </table:table-cell>
          <table:table-cell office:value-type="float" office:value="67" calcext:value-type="float">
            <text:p>67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American Beef Bologna</text:p>
          </table:table-cell>
          <table:table-cell office:value-type="percentage" office:value="0.434190296401534" calcext:value-type="percentage">
            <text:p>43.42%</text:p>
          </table:table-cell>
          <table:table-cell table:style-name="ce3" office:value-type="currency" office:value="513.83" calcext:value-type="currency">
            <text:p>$514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American Foot-Long Hot Dog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American Roasted Chicken</text:p>
          </table:table-cell>
          <table:table-cell office:value-type="percentage" office:value="0.777777777777778" calcext:value-type="percentage">
            <text:p>77.78%</text:p>
          </table:table-cell>
          <table:table-cell table:style-name="ce3" office:value-type="currency" office:value="19.44" calcext:value-type="currency">
            <text:p>$19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Applause Canned Peaches</text:p>
          </table:table-cell>
          <table:table-cell office:value-type="percentage" office:value="0.412051125989044" calcext:value-type="percentage">
            <text:p>41.21%</text:p>
          </table:table-cell>
          <table:table-cell office:value-type="currency" office:value="16.43" calcext:value-type="currency">
            <text:p>$16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Atomic Tasty Candy Bar</text:p>
          </table:table-cell>
          <table:table-cell office:value-type="percentage" office:value="0.597600655430712" calcext:value-type="percentage">
            <text:p>59.76%</text:p>
          </table:table-cell>
          <table:table-cell office:value-type="currency" office:value="854.4" calcext:value-type="currency">
            <text:p>$854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Atomic White Chocolate Bar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BBB Best Brown Sugar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4.3" calcext:value-type="currency">
            <text:p>$1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BBB Best Canola Oil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BBB Best Chunky Peanut Butter</text:p>
          </table:table-cell>
          <table:table-cell office:value-type="percentage" office:value="0.538400283012978" calcext:value-type="percentage">
            <text:p>53.84%</text:p>
          </table:table-cell>
          <table:table-cell office:value-type="currency" office:value="7208.15" calcext:value-type="currency">
            <text:p>$7,208</text:p>
          </table:table-cell>
          <table:table-cell office:value-type="float" office:value="34" calcext:value-type="float">
            <text:p>3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BBB Best French Roast Coffee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BBB Best Grape Preserves</text:p>
          </table:table-cell>
          <table:table-cell office:value-type="percentage" office:value="0.533248207445241" calcext:value-type="percentage">
            <text:p>53.32%</text:p>
          </table:table-cell>
          <table:table-cell office:value-type="currency" office:value="1018.1" calcext:value-type="currency">
            <text:p>$1,018</text:p>
          </table:table-cell>
          <table:table-cell office:value-type="float" office:value="33" calcext:value-type="float">
            <text:p>3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BBB Best Strawberry Preserves</text:p>
          </table:table-cell>
          <table:table-cell office:value-type="percentage" office:value="0.411237815663694" calcext:value-type="percentage">
            <text:p>41.12%</text:p>
          </table:table-cell>
          <table:table-cell office:value-type="currency" office:value="531.42" calcext:value-type="currency">
            <text:p>$531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BBB Best White Sugar</text:p>
          </table:table-cell>
          <table:table-cell office:value-type="percentage" office:value="0.534379054133742" calcext:value-type="percentage">
            <text:p>53.44%</text:p>
          </table:table-cell>
          <table:table-cell office:value-type="currency" office:value="169.58" calcext:value-type="currency">
            <text:p>$170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Best Choice BBQ Potato Chip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.3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Best Choice Buttered Popcorn</text:p>
          </table:table-cell>
          <table:table-cell office:value-type="percentage" office:value="0.470170454545455" calcext:value-type="percentage">
            <text:p>47.02%</text:p>
          </table:table-cell>
          <table:table-cell office:value-type="currency" office:value="464.64" calcext:value-type="currency">
            <text:p>$465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Best Choice Chocolate Donuts</text:p>
          </table:table-cell>
          <table:table-cell office:value-type="percentage" office:value="0.519339279814998" calcext:value-type="percentage">
            <text:p>51.93%</text:p>
          </table:table-cell>
          <table:table-cell table:style-name="ce3" office:value-type="currency" office:value="1513.5" calcext:value-type="currency">
            <text:p>$1,514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Best Choice Dried Dates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3.65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Best Choice Fondue Mix</text:p>
          </table:table-cell>
          <table:table-cell office:value-type="percentage" office:value="0.606635557150915" calcext:value-type="percentage">
            <text:p>60.66%</text:p>
          </table:table-cell>
          <table:table-cell office:value-type="currency" office:value="390.02" calcext:value-type="currency">
            <text:p>$390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Best Choice Graham Crackers</text:p>
          </table:table-cell>
          <table:table-cell office:value-type="percentage" office:value="0.412079102084447" calcext:value-type="percentage">
            <text:p>41.21%</text:p>
          </table:table-cell>
          <table:table-cell office:value-type="currency" office:value="56.13" calcext:value-type="currency">
            <text:p>$56</text:p>
          </table:table-cell>
          <table:table-cell office:value-type="float" office:value="22" calcext:value-type="float">
            <text:p>2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Best Choice Lemon Cookies</text:p>
          </table:table-cell>
          <table:table-cell office:value-type="percentage" office:value="0.892790437056407" calcext:value-type="percentage">
            <text:p>89.28%</text:p>
          </table:table-cell>
          <table:table-cell office:value-type="currency" office:value="80.31" calcext:value-type="currency">
            <text:p>$80</text:p>
          </table:table-cell>
          <table:table-cell office:value-type="float" office:value="31" calcext:value-type="float">
            <text:p>3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Best Choice Low Fat Chips</text:p>
          </table:table-cell>
          <table:table-cell office:value-type="percentage" office:value="0.513008569443372" calcext:value-type="percentage">
            <text:p>51.30%</text:p>
          </table:table-cell>
          <table:table-cell office:value-type="currency" office:value="259.06" calcext:value-type="currency">
            <text:p>$259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Best Choice Low Fat Popcorn</text:p>
          </table:table-cell>
          <table:table-cell office:value-type="percentage" office:value="0.453125" calcext:value-type="percentage">
            <text:p>45.31%</text:p>
          </table:table-cell>
          <table:table-cell office:value-type="currency" office:value="2.56" calcext:value-type="currency">
            <text:p>$3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Best Choice Potato Chip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Best Choice Raisin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Best Choice Sesame Cracker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0.3" calcext:value-type="currency">
            <text:p>$1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Best Choice Sugar Cookie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Best Grit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.58" calcext:value-type="currency">
            <text:p>$4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Best Wheat Puffs</text:p>
          </table:table-cell>
          <table:table-cell office:value-type="percentage" office:value="0.649535109235069" calcext:value-type="percentage">
            <text:p>64.95%</text:p>
          </table:table-cell>
          <table:table-cell office:value-type="currency" office:value="876.55" calcext:value-type="currency">
            <text:p>$877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Better Canned Pea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.93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Better Canned Tomato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Better Canned Tuna in Water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0" calcext:value-type="currency">
            <text:p>$5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Better Chicken Noodle Soup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Better Chicken Soup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5.51" calcext:value-type="currency">
            <text:p>$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Better Fancy Canned Oysters</text:p>
          </table:table-cell>
          <table:table-cell office:value-type="percentage" office:value="0.675090252707581" calcext:value-type="percentage">
            <text:p>67.51%</text:p>
          </table:table-cell>
          <table:table-cell table:style-name="ce3" office:value-type="currency" office:value="-58.17" calcext:value-type="currency">
            <text:p>($58)</text:p>
          </table:table-cell>
          <table:table-cell office:value-type="float" office:value="-6" calcext:value-type="float">
            <text:p>-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Better Large Canned Shrimp</text:p>
          </table:table-cell>
          <table:table-cell office:value-type="percentage" office:value="0.77615349474646" calcext:value-type="percentage">
            <text:p>77.62%</text:p>
          </table:table-cell>
          <table:table-cell office:value-type="currency" office:value="43.78" calcext:value-type="currency">
            <text:p>$44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Big City Canned Peache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.82" calcext:value-type="currency">
            <text:p>$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Big Time Apple Cinnamon Waffles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4.52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Big Time Beef TV Dinner</text:p>
          </table:table-cell>
          <table:table-cell office:value-type="percentage" office:value="0.668144559126452" calcext:value-type="percentage">
            <text:p>66.81%</text:p>
          </table:table-cell>
          <table:table-cell office:value-type="currency" office:value="12709.54" calcext:value-type="currency">
            <text:p>$12,710</text:p>
          </table:table-cell>
          <table:table-cell office:value-type="float" office:value="187" calcext:value-type="float">
            <text:p>187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Big Time Chicken TV Dinner</text:p>
          </table:table-cell>
          <table:table-cell office:value-type="percentage" office:value="0.815518726876489" calcext:value-type="percentage">
            <text:p>81.55%</text:p>
          </table:table-cell>
          <table:table-cell office:value-type="currency" office:value="197.31" calcext:value-type="currency">
            <text:p>$197</text:p>
          </table:table-cell>
          <table:table-cell office:value-type="float" office:value="11" calcext:value-type="float">
            <text:p>1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Big Time Frozen Broccoli</text:p>
          </table:table-cell>
          <table:table-cell office:value-type="percentage" office:value="0.388849682427664" calcext:value-type="percentage">
            <text:p>38.88%</text:p>
          </table:table-cell>
          <table:table-cell office:value-type="currency" office:value="14.17" calcext:value-type="currency">
            <text:p>$1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Big Time Frozen Chicken Thigh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Big Time Frozen Chicken Wings</text:p>
          </table:table-cell>
          <table:table-cell office:value-type="percentage" office:value="0.837578442229605" calcext:value-type="percentage">
            <text:p>83.76%</text:p>
          </table:table-cell>
          <table:table-cell office:value-type="currency" office:value="162.54" calcext:value-type="currency">
            <text:p>$163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Big Time Frozen Pea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.11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Big Time Home Style French Frie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.72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Big Time Ice Cream Sandwich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6.91" calcext:value-type="currency">
            <text:p>$1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Big Time Low Fat French Fries</text:p>
          </table:table-cell>
          <table:table-cell office:value-type="percentage" office:value="0.922234978457728" calcext:value-type="percentage">
            <text:p>92.22%</text:p>
          </table:table-cell>
          <table:table-cell office:value-type="currency" office:value="1550.44" calcext:value-type="currency">
            <text:p>$1,550</text:p>
          </table:table-cell>
          <table:table-cell office:value-type="float" office:value="394" calcext:value-type="float">
            <text:p>39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Big Time Low Fat Waffle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Blue Label Canned Tuna in Oil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Blue Label Canned Tuna in Water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Blue Label Chicken Noodle Soup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Blue Label Creamed Corn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6.38" calcext:value-type="currency">
            <text:p>$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Blue Label Fancy Canned Anchovies</text:p>
          </table:table-cell>
          <table:table-cell office:value-type="percentage" office:value="-0.591610654717451" calcext:value-type="percentage">
            <text:p>-59.16%</text:p>
          </table:table-cell>
          <table:table-cell office:value-type="currency" office:value="160.68" calcext:value-type="currency">
            <text:p>$161</text:p>
          </table:table-cell>
          <table:table-cell office:value-type="float" office:value="19" calcext:value-type="float">
            <text:p>19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Blue Label Fancy Canned Oyster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Blue Label Fancy Canned Sardine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Blue Label Regular Ramen Soup</text:p>
          </table:table-cell>
          <table:table-cell office:value-type="percentage" office:value="0.71969696969697" calcext:value-type="percentage">
            <text:p>71.97%</text:p>
          </table:table-cell>
          <table:table-cell office:value-type="currency" office:value="23.76" calcext:value-type="currency">
            <text:p>$24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Blue Label Turkey Noodle Soup</text:p>
          </table:table-cell>
          <table:table-cell office:value-type="percentage" office:value="0.55532895233779" calcext:value-type="percentage">
            <text:p>55.53%</text:p>
          </table:table-cell>
          <table:table-cell table:style-name="ce3" office:value-type="currency" office:value="926.73" calcext:value-type="currency">
            <text:p>$927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Blue Medal Large Brown Egg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91" calcext:value-type="float">
            <text:p>9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Blue Medal Small Brown Egg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Bravo Beef Soup</text:p>
          </table:table-cell>
          <table:table-cell office:value-type="percentage" office:value="0.687315128309383" calcext:value-type="percentage">
            <text:p>68.73%</text:p>
          </table:table-cell>
          <table:table-cell table:style-name="ce3" office:value-type="currency" office:value="5189.41" calcext:value-type="currency">
            <text:p>$5,189</text:p>
          </table:table-cell>
          <table:table-cell office:value-type="float" office:value="167" calcext:value-type="float">
            <text:p>167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Bravo Canned Tuna in Oil</text:p>
          </table:table-cell>
          <table:table-cell office:value-type="percentage" office:value="0.319776828478964" calcext:value-type="percentage">
            <text:p>31.98%</text:p>
          </table:table-cell>
          <table:table-cell office:value-type="currency" office:value="154500" calcext:value-type="currency">
            <text:p>$154,500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Bravo Canned Yams</text:p>
          </table:table-cell>
          <table:table-cell office:value-type="percentage" office:value="0.43175290875689" calcext:value-type="percentage">
            <text:p>43.18%</text:p>
          </table:table-cell>
          <table:table-cell office:value-type="currency" office:value="39192" calcext:value-type="currency">
            <text:p>$39,192</text:p>
          </table:table-cell>
          <table:table-cell office:value-type="float" office:value="165" calcext:value-type="float">
            <text:p>16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Bravo Chicken Noodle Soup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Bravo Chicken Ramen Soup</text:p>
          </table:table-cell>
          <table:table-cell office:value-type="percentage" office:value="0.313990879326473" calcext:value-type="percentage">
            <text:p>31.40%</text:p>
          </table:table-cell>
          <table:table-cell office:value-type="currency" office:value="342.08" calcext:value-type="currency">
            <text:p>$342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Bravo Fancy Canned Clam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.38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Bravo Turkey Noodle Soup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Carlson Head Cheese</text:p>
          </table:table-cell>
          <table:table-cell office:value-type="percentage" office:value="0.739747314370651" calcext:value-type="percentage">
            <text:p>73.97%</text:p>
          </table:table-cell>
          <table:table-cell table:style-name="ce3" office:value-type="currency" office:value="148.01" calcext:value-type="currency">
            <text:p>$148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Carlson Low Fat String Cheese</text:p>
          </table:table-cell>
          <table:table-cell office:value-type="percentage" office:value="0.590321080337997" calcext:value-type="percentage">
            <text:p>59.03%</text:p>
          </table:table-cell>
          <table:table-cell table:style-name="ce3" office:value-type="currency" office:value="2429.61" calcext:value-type="currency">
            <text:p>$2,430</text:p>
          </table:table-cell>
          <table:table-cell office:value-type="float" office:value="72" calcext:value-type="float">
            <text:p>7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Carlson Mild Cheddar Cheese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60.25" calcext:value-type="currency">
            <text:p>$6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Carlson Muenster Cheese</text:p>
          </table:table-cell>
          <table:table-cell office:value-type="percentage" office:value="0.0330716952235091" calcext:value-type="percentage">
            <text:p>3.31%</text:p>
          </table:table-cell>
          <table:table-cell table:style-name="ce3" office:value-type="currency" office:value="835.76" calcext:value-type="currency">
            <text:p>$836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Choice Bubble Gum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Choice Semi-Sweet Chocolate Bar</text:p>
          </table:table-cell>
          <table:table-cell office:value-type="percentage" office:value="0.0966232029421598" calcext:value-type="percentage">
            <text:p>9.66%</text:p>
          </table:table-cell>
          <table:table-cell office:value-type="currency" office:value="59.82" calcext:value-type="currency">
            <text:p>$6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Choice Spicy Mint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6.28" calcext:value-type="currency">
            <text:p>$36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Choice Tasty Candy Bar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22.21" calcext:value-type="currency">
            <text:p>$2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Club Buttermilk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29" calcext:value-type="float">
            <text:p>29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Club Head Cheese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7.73" calcext:value-type="currency">
            <text:p>$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Club Mild Cheddar Cheese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Club Sharp Cheddar Cheese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Colony Muffin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45.81" calcext:value-type="currency">
            <text:p>$346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Curlew Lox</text:p>
          </table:table-cell>
          <table:table-cell office:value-type="percentage" office:value="0.419028340080972" calcext:value-type="percentage">
            <text:p>41.90%</text:p>
          </table:table-cell>
          <table:table-cell office:value-type="currency" office:value="29.64" calcext:value-type="currency">
            <text:p>$30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Cutting Edge Cole Slaw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Cutting Edge Corned Beef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.82" calcext:value-type="currency">
            <text:p>$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Cutting Edge Low Fat Bologna</text:p>
          </table:table-cell>
          <table:table-cell office:value-type="percentage" office:value="0.76271186440678" calcext:value-type="percentage">
            <text:p>76.27%</text:p>
          </table:table-cell>
          <table:table-cell table:style-name="ce3" office:value-type="currency" office:value="0.59" calcext:value-type="currency">
            <text:p>$1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Cutting Edge Roasted Chicken</text:p>
          </table:table-cell>
          <table:table-cell office:value-type="percentage" office:value="0.448792844330247" calcext:value-type="percentage">
            <text:p>44.88%</text:p>
          </table:table-cell>
          <table:table-cell office:value-type="currency" office:value="825.08" calcext:value-type="currency">
            <text:p>$825</text:p>
          </table:table-cell>
          <table:table-cell office:value-type="float" office:value="17" calcext:value-type="float">
            <text:p>17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Cutting Edge Sliced Turkey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6.31" calcext:value-type="currency">
            <text:p>$1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Discover Manicotti</text:p>
          </table:table-cell>
          <table:table-cell office:value-type="percentage" office:value="0.607882028285616" calcext:value-type="percentage">
            <text:p>60.79%</text:p>
          </table:table-cell>
          <table:table-cell office:value-type="currency" office:value="115.96" calcext:value-type="currency">
            <text:p>$11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Discover Spaghetti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.64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Ebony Almonds</text:p>
          </table:table-cell>
          <table:table-cell office:value-type="percentage" office:value="0.138799816765919" calcext:value-type="percentage">
            <text:p>13.88%</text:p>
          </table:table-cell>
          <table:table-cell office:value-type="currency" office:value="261.96" calcext:value-type="currency">
            <text:p>$262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Ebony Baby Onion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Ebony Cauliflower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1.64" calcext:value-type="currency">
            <text:p>$1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Ebony Fancy Plum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.26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Ebony Golden Delcious Apples</text:p>
          </table:table-cell>
          <table:table-cell office:value-type="percentage" office:value="0.32520325203252" calcext:value-type="percentage">
            <text:p>32.52%</text:p>
          </table:table-cell>
          <table:table-cell table:style-name="ce3" office:value-type="currency" office:value="24.6" calcext:value-type="currency">
            <text:p>$25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Ebony Honey Dew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Ebony Lemon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Ebony Mixed Nuts</text:p>
          </table:table-cell>
          <table:table-cell office:value-type="percentage" office:value="0.379362032720958" calcext:value-type="percentage">
            <text:p>37.94%</text:p>
          </table:table-cell>
          <table:table-cell office:value-type="currency" office:value="547.05" calcext:value-type="currency">
            <text:p>$547</text:p>
          </table:table-cell>
          <table:table-cell office:value-type="float" office:value="19" calcext:value-type="float">
            <text:p>19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Ebony Party Nut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-2.95999999999999" calcext:value-type="currency">
            <text:p>($3)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Ebony Potatos</text:p>
          </table:table-cell>
          <table:table-cell office:value-type="percentage" office:value="0.421561705732844" calcext:value-type="percentage">
            <text:p>42.16%</text:p>
          </table:table-cell>
          <table:table-cell table:style-name="ce3" office:value-type="currency" office:value="849.84" calcext:value-type="currency">
            <text:p>$850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Ebony Prepared Salad</text:p>
          </table:table-cell>
          <table:table-cell office:value-type="percentage" office:value="0.480828679118248" calcext:value-type="percentage">
            <text:p>48.08%</text:p>
          </table:table-cell>
          <table:table-cell office:value-type="currency" office:value="440349.940000001" calcext:value-type="currency">
            <text:p>$440,350</text:p>
          </table:table-cell>
          <table:table-cell office:value-type="float" office:value="836" calcext:value-type="float">
            <text:p>83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Ebony Tomato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.98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Even Better Blueberry Yogurt</text:p>
          </table:table-cell>
          <table:table-cell office:value-type="percentage" office:value="0.338934019261085" calcext:value-type="percentage">
            <text:p>33.89%</text:p>
          </table:table-cell>
          <table:table-cell office:value-type="currency" office:value="32154.99" calcext:value-type="currency">
            <text:p>$32,155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Even Better Buttermilk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.75" calcext:value-type="currency">
            <text:p>$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Even Better Large Curd Cottage Cheese</text:p>
          </table:table-cell>
          <table:table-cell office:value-type="percentage" office:value="0.286634460547504" calcext:value-type="percentage">
            <text:p>28.66%</text:p>
          </table:table-cell>
          <table:table-cell office:value-type="currency" office:value="627.21" calcext:value-type="currency">
            <text:p>$62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Even Better Low Fat Cottage Cheese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.87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Even Better Sharp Cheddar Cheese</text:p>
          </table:table-cell>
          <table:table-cell office:value-type="percentage" office:value="0.158734344825379" calcext:value-type="percentage">
            <text:p>15.87%</text:p>
          </table:table-cell>
          <table:table-cell table:style-name="ce3" office:value-type="currency" office:value="199981.8" calcext:value-type="currency">
            <text:p>$199,982</text:p>
          </table:table-cell>
          <table:table-cell office:value-type="float" office:value="4820" calcext:value-type="float">
            <text:p>4,82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Excellent Apple Drink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6.46" calcext:value-type="currency">
            <text:p>$1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Excellent Berry Juice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8.32" calcext:value-type="currency">
            <text:p>$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Excellent Cola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66.45" calcext:value-type="currency">
            <text:p>$6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Excellent Cream Soda</text:p>
          </table:table-cell>
          <table:table-cell office:value-type="percentage" office:value="0.744002140112095" calcext:value-type="percentage">
            <text:p>74.40%</text:p>
          </table:table-cell>
          <table:table-cell office:value-type="currency" office:value="1532.63" calcext:value-type="currency">
            <text:p>$1,533</text:p>
          </table:table-cell>
          <table:table-cell office:value-type="float" office:value="294" calcext:value-type="float">
            <text:p>29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Fabulous Cream Soda</text:p>
          </table:table-cell>
          <table:table-cell office:value-type="percentage" office:value="0.217476359042638" calcext:value-type="percentage">
            <text:p>21.75%</text:p>
          </table:table-cell>
          <table:table-cell office:value-type="currency" office:value="4401.26" calcext:value-type="currency">
            <text:p>$4,401</text:p>
          </table:table-cell>
          <table:table-cell office:value-type="float" office:value="103" calcext:value-type="float">
            <text:p>10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Fabulous Diet Cola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.52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Fantastic Blueberry Muffin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Fantastic Pumpernickel Bread</text:p>
          </table:table-cell>
          <table:table-cell office:value-type="percentage" office:value="0.447477253928867" calcext:value-type="percentage">
            <text:p>44.75%</text:p>
          </table:table-cell>
          <table:table-cell table:style-name="ce3" office:value-type="currency" office:value="96.72" calcext:value-type="currency">
            <text:p>$97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Fast BBQ Potato Chip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22.75" calcext:value-type="currency">
            <text:p>$2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Fast Cheese Cracker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.05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Fast Cheese Dip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2.71" calcext:value-type="currency">
            <text:p>$1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Fast Dried Apples</text:p>
          </table:table-cell>
          <table:table-cell office:value-type="percentage" office:value="0.532487129088199" calcext:value-type="percentage">
            <text:p>53.25%</text:p>
          </table:table-cell>
          <table:table-cell office:value-type="currency" office:value="8124.91" calcext:value-type="currency">
            <text:p>$8,125</text:p>
          </table:table-cell>
          <table:table-cell office:value-type="float" office:value="765" calcext:value-type="float">
            <text:p>76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Fast Dried Date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.49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Fast Low Fat BBQ Chips</text:p>
          </table:table-cell>
          <table:table-cell office:value-type="percentage" office:value="0.38630604288499" calcext:value-type="percentage">
            <text:p>38.63%</text:p>
          </table:table-cell>
          <table:table-cell table:style-name="ce3" office:value-type="currency" office:value="410.4" calcext:value-type="currency">
            <text:p>$41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Fast Low Fat Cookie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Fast Potato Chip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Fast Salted Pretzels</text:p>
          </table:table-cell>
          <table:table-cell office:value-type="percentage" office:value="0.369424924709594" calcext:value-type="percentage">
            <text:p>36.94%</text:p>
          </table:table-cell>
          <table:table-cell table:style-name="ce3" office:value-type="currency" office:value="139.46" calcext:value-type="currency">
            <text:p>$139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Fast Sesame Cracker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9.6" calcext:value-type="currency">
            <text:p>$2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Fast Sugar Cookies</text:p>
          </table:table-cell>
          <table:table-cell office:value-type="percentage" office:value="0.363290175171363" calcext:value-type="percentage">
            <text:p>36.33%</text:p>
          </table:table-cell>
          <table:table-cell office:value-type="currency" office:value="13.13" calcext:value-type="currency">
            <text:p>$1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Footnote Extra Lean Hamburger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8.84" calcext:value-type="currency">
            <text:p>$1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Footnote Seasoned Hamburger</text:p>
          </table:table-cell>
          <table:table-cell office:value-type="percentage" office:value="0.630901287553648" calcext:value-type="percentage">
            <text:p>63.09%</text:p>
          </table:table-cell>
          <table:table-cell office:value-type="currency" office:value="41.94" calcext:value-type="currency">
            <text:p>$42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Golden Frozen Cauliflower</text:p>
          </table:table-cell>
          <table:table-cell office:value-type="percentage" office:value="0.637103248942889" calcext:value-type="percentage">
            <text:p>63.71%</text:p>
          </table:table-cell>
          <table:table-cell office:value-type="currency" office:value="560.49" calcext:value-type="currency">
            <text:p>$560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Golden Frozen Corn</text:p>
          </table:table-cell>
          <table:table-cell office:value-type="percentage" office:value="0.091885766092475" calcext:value-type="percentage">
            <text:p>9.19%</text:p>
          </table:table-cell>
          <table:table-cell office:value-type="currency" office:value="220.6" calcext:value-type="currency">
            <text:p>$221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Golden Ice Cream Sandwich</text:p>
          </table:table-cell>
          <table:table-cell office:value-type="percentage" office:value="0.730508077733552" calcext:value-type="percentage">
            <text:p>73.05%</text:p>
          </table:table-cell>
          <table:table-cell office:value-type="currency" office:value="384.39" calcext:value-type="currency">
            <text:p>$384</text:p>
          </table:table-cell>
          <table:table-cell office:value-type="float" office:value="13" calcext:value-type="float">
            <text:p>1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Golden Popsicles</text:p>
          </table:table-cell>
          <table:table-cell office:value-type="percentage" office:value="0.119861153339414" calcext:value-type="percentage">
            <text:p>11.99%</text:p>
          </table:table-cell>
          <table:table-cell table:style-name="ce3" office:value-type="currency" office:value="29601" calcext:value-type="currency">
            <text:p>$29,601</text:p>
          </table:table-cell>
          <table:table-cell office:value-type="float" office:value="1300" calcext:value-type="float">
            <text:p>1,30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Golden Waffle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2.22" calcext:value-type="currency">
            <text:p>$1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Gorilla Head Cheese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5.32" calcext:value-type="currency">
            <text:p>$3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Gorilla Low Fat Cottage Cheese</text:p>
          </table:table-cell>
          <table:table-cell office:value-type="percentage" office:value="0.370029199623269" calcext:value-type="percentage">
            <text:p>37.00%</text:p>
          </table:table-cell>
          <table:table-cell office:value-type="currency" office:value="3387.03" calcext:value-type="currency">
            <text:p>$3,387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Gorilla Mild Cheddar Cheese</text:p>
          </table:table-cell>
          <table:table-cell office:value-type="percentage" office:value="0.575890893092829" calcext:value-type="percentage">
            <text:p>57.59%</text:p>
          </table:table-cell>
          <table:table-cell office:value-type="currency" office:value="45.46" calcext:value-type="currency">
            <text:p>$45</text:p>
          </table:table-cell>
          <table:table-cell office:value-type="float" office:value="21" calcext:value-type="float">
            <text:p>2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Gorilla Strawberry Yogurt</text:p>
          </table:table-cell>
          <table:table-cell office:value-type="percentage" office:value="0.589134287829629" calcext:value-type="percentage">
            <text:p>58.91%</text:p>
          </table:table-cell>
          <table:table-cell office:value-type="currency" office:value="13817.41" calcext:value-type="currency">
            <text:p>$13,817</text:p>
          </table:table-cell>
          <table:table-cell office:value-type="float" office:value="132" calcext:value-type="float">
            <text:p>13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Great Cranberry Muffin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High Top Beets</text:p>
          </table:table-cell>
          <table:table-cell office:value-type="percentage" office:value="0.557558482773728" calcext:value-type="percentage">
            <text:p>55.76%</text:p>
          </table:table-cell>
          <table:table-cell table:style-name="ce3" office:value-type="currency" office:value="3743.41" calcext:value-type="currency">
            <text:p>$3,743</text:p>
          </table:table-cell>
          <table:table-cell office:value-type="float" office:value="42" calcext:value-type="float">
            <text:p>4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High Top Canned Peanuts</text:p>
          </table:table-cell>
          <table:table-cell office:value-type="percentage" office:value="0.660768170677699" calcext:value-type="percentage">
            <text:p>66.08%</text:p>
          </table:table-cell>
          <table:table-cell office:value-type="currency" office:value="3635.39" calcext:value-type="currency">
            <text:p>$3,635</text:p>
          </table:table-cell>
          <table:table-cell office:value-type="float" office:value="36" calcext:value-type="float">
            <text:p>3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High Top Cantelope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High Top Fancy Plum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High Top Fresh Lima Beans</text:p>
          </table:table-cell>
          <table:table-cell office:value-type="percentage" office:value="0.377100808425174" calcext:value-type="percentage">
            <text:p>37.71%</text:p>
          </table:table-cell>
          <table:table-cell office:value-type="currency" office:value="2962.55" calcext:value-type="currency">
            <text:p>$2,963</text:p>
          </table:table-cell>
          <table:table-cell office:value-type="float" office:value="41" calcext:value-type="float">
            <text:p>4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High Top Golden Delcious Apples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6.79" calcext:value-type="currency">
            <text:p>$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High Top Honey Dew</text:p>
          </table:table-cell>
          <table:table-cell office:value-type="percentage" office:value="0.367238086876358" calcext:value-type="percentage">
            <text:p>36.72%</text:p>
          </table:table-cell>
          <table:table-cell office:value-type="currency" office:value="455.59" calcext:value-type="currency">
            <text:p>$456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High Top Lemons</text:p>
          </table:table-cell>
          <table:table-cell office:value-type="percentage" office:value="0.520680690144174" calcext:value-type="percentage">
            <text:p>52.07%</text:p>
          </table:table-cell>
          <table:table-cell table:style-name="ce3" office:value-type="currency" office:value="-126.93" calcext:value-type="currency">
            <text:p>($127)</text:p>
          </table:table-cell>
          <table:table-cell office:value-type="float" office:value="-6" calcext:value-type="float">
            <text:p>-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High Top Mushroom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6.08" calcext:value-type="currency">
            <text:p>$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High Top Party Nuts</text:p>
          </table:table-cell>
          <table:table-cell office:value-type="percentage" office:value="0.475935828877005" calcext:value-type="percentage">
            <text:p>47.59%</text:p>
          </table:table-cell>
          <table:table-cell office:value-type="currency" office:value="3.74" calcext:value-type="currency">
            <text:p>$4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High Top Peache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.64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High Top Plum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28" calcext:value-type="currency">
            <text:p>$2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High Top Squash</text:p>
          </table:table-cell>
          <table:table-cell office:value-type="percentage" office:value="0.409391418563923" calcext:value-type="percentage">
            <text:p>40.94%</text:p>
          </table:table-cell>
          <table:table-cell office:value-type="currency" office:value="1827.2" calcext:value-type="currency">
            <text:p>$1,827</text:p>
          </table:table-cell>
          <table:table-cell office:value-type="float" office:value="24" calcext:value-type="float">
            <text:p>2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High Top Sweet Peas</text:p>
          </table:table-cell>
          <table:table-cell office:value-type="percentage" office:value="0.773187840997662" calcext:value-type="percentage">
            <text:p>77.32%</text:p>
          </table:table-cell>
          <table:table-cell office:value-type="currency" office:value="25.66" calcext:value-type="currency">
            <text:p>$26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High Top Walnuts</text:p>
          </table:table-cell>
          <table:table-cell office:value-type="percentage" office:value="0.796431467964315" calcext:value-type="percentage">
            <text:p>79.64%</text:p>
          </table:table-cell>
          <table:table-cell table:style-name="ce3" office:value-type="currency" office:value="24.66" calcext:value-type="currency">
            <text:p>$25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Imagine Frozen Cauliflower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10.6" calcext:value-type="currency">
            <text:p>$1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Imagine Frozen Cheese Pizza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2.47" calcext:value-type="currency">
            <text:p>$1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Imagine Frozen Chicken Wing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83.2" calcext:value-type="currency">
            <text:p>$8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Imagine Frozen Mushroom Pizza</text:p>
          </table:table-cell>
          <table:table-cell office:value-type="percentage" office:value="0.191266263866245" calcext:value-type="percentage">
            <text:p>19.13%</text:p>
          </table:table-cell>
          <table:table-cell office:value-type="currency" office:value="625.62" calcext:value-type="currency">
            <text:p>$626</text:p>
          </table:table-cell>
          <table:table-cell office:value-type="float" office:value="13" calcext:value-type="float">
            <text:p>1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Imagine Frozen Pepperoni Pizza</text:p>
          </table:table-cell>
          <table:table-cell office:value-type="percentage" office:value="0.352379053860434" calcext:value-type="percentage">
            <text:p>35.24%</text:p>
          </table:table-cell>
          <table:table-cell office:value-type="currency" office:value="802.63" calcext:value-type="currency">
            <text:p>$803</text:p>
          </table:table-cell>
          <table:table-cell office:value-type="float" office:value="33" calcext:value-type="float">
            <text:p>3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Imagine Ice Cream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26.8" calcext:value-type="currency">
            <text:p>$2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Imagine Lime Popsicles</text:p>
          </table:table-cell>
          <table:table-cell office:value-type="percentage" office:value="0.40521327014218" calcext:value-type="percentage">
            <text:p>40.52%</text:p>
          </table:table-cell>
          <table:table-cell office:value-type="currency" office:value="63.3" calcext:value-type="currency">
            <text:p>$63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Jeffers Oatmeal</text:p>
          </table:table-cell>
          <table:table-cell office:value-type="percentage" office:value="0.773522371570613" calcext:value-type="percentage">
            <text:p>77.35%</text:p>
          </table:table-cell>
          <table:table-cell office:value-type="currency" office:value="108.62" calcext:value-type="currency">
            <text:p>$109</text:p>
          </table:table-cell>
          <table:table-cell office:value-type="float" office:value="25" calcext:value-type="float">
            <text:p>2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Jeffers Wheat Puffs</text:p>
          </table:table-cell>
          <table:table-cell office:value-type="percentage" office:value="0.354771201381057" calcext:value-type="percentage">
            <text:p>35.48%</text:p>
          </table:table-cell>
          <table:table-cell table:style-name="ce3" office:value-type="currency" office:value="4912.18" calcext:value-type="currency">
            <text:p>$4,912</text:p>
          </table:table-cell>
          <table:table-cell office:value-type="float" office:value="22" calcext:value-type="float">
            <text:p>2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Jumbo Small Eggs</text:p>
          </table:table-cell>
          <table:table-cell office:value-type="percentage" office:value="0.784319745454038" calcext:value-type="percentage">
            <text:p>78.43%</text:p>
          </table:table-cell>
          <table:table-cell table:style-name="ce3" office:value-type="currency" office:value="5015.99" calcext:value-type="currency">
            <text:p>$5,016</text:p>
          </table:table-cell>
          <table:table-cell office:value-type="float" office:value="78" calcext:value-type="float">
            <text:p>7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Just Right Canned Tuna in Oil</text:p>
          </table:table-cell>
          <table:table-cell office:value-type="percentage" office:value="0.608968070630676" calcext:value-type="percentage">
            <text:p>60.90%</text:p>
          </table:table-cell>
          <table:table-cell office:value-type="currency" office:value="-316.01" calcext:value-type="currency">
            <text:p>($316)</text:p>
          </table:table-cell>
          <table:table-cell office:value-type="float" office:value="-2" calcext:value-type="float">
            <text:p>-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Just Right Chicken Noodle Soup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.65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Just Right Noodle Soup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-12.14" calcext:value-type="currency">
            <text:p>($12)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Landslide Creamy Peanut Butter</text:p>
          </table:table-cell>
          <table:table-cell office:value-type="percentage" office:value="0.733613819061924" calcext:value-type="percentage">
            <text:p>73.36%</text:p>
          </table:table-cell>
          <table:table-cell table:style-name="ce3" office:value-type="currency" office:value="7263.59" calcext:value-type="currency">
            <text:p>$7,264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Landslide Grape Jam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Landslide Grape Preserve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Landslide Salt</text:p>
          </table:table-cell>
          <table:table-cell office:value-type="percentage" office:value="0.782748973882502" calcext:value-type="percentage">
            <text:p>78.27%</text:p>
          </table:table-cell>
          <table:table-cell table:style-name="ce3" office:value-type="currency" office:value="489.71" calcext:value-type="currency">
            <text:p>$490</text:p>
          </table:table-cell>
          <table:table-cell office:value-type="float" office:value="17" calcext:value-type="float">
            <text:p>17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Landslide Strawberry Jam</text:p>
          </table:table-cell>
          <table:table-cell office:value-type="percentage" office:value="0.648275862068966" calcext:value-type="percentage">
            <text:p>64.83%</text:p>
          </table:table-cell>
          <table:table-cell office:value-type="currency" office:value="2.9" calcext:value-type="currency">
            <text:p>$3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Medalist Ravioli</text:p>
          </table:table-cell>
          <table:table-cell office:value-type="percentage" office:value="0.426726920593932" calcext:value-type="percentage">
            <text:p>42.67%</text:p>
          </table:table-cell>
          <table:table-cell office:value-type="currency" office:value="61.96" calcext:value-type="currency">
            <text:p>$62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Moms Pimento Loaf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29.71" calcext:value-type="currency">
            <text:p>$3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Moms Sliced Ham</text:p>
          </table:table-cell>
          <table:table-cell office:value-type="percentage" office:value="0.434581389583674" calcext:value-type="percentage">
            <text:p>43.46%</text:p>
          </table:table-cell>
          <table:table-cell office:value-type="currency" office:value="330090.09" calcext:value-type="currency">
            <text:p>$330,090</text:p>
          </table:table-cell>
          <table:table-cell office:value-type="float" office:value="6363" calcext:value-type="float">
            <text:p>6,36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Monarch Rice Medly</text:p>
          </table:table-cell>
          <table:table-cell office:value-type="percentage" office:value="0.494151010280043" calcext:value-type="percentage">
            <text:p>49.42%</text:p>
          </table:table-cell>
          <table:table-cell office:value-type="currency" office:value="112.84" calcext:value-type="currency">
            <text:p>$113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Nationeel Apple Fruit Roll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7.29" calcext:value-type="currency">
            <text:p>$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Nationeel Avocado Dip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.65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Nationeel Beef Jerky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9.74" calcext:value-type="currency">
            <text:p>$1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Nationeel Buttered Popcorn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.11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Nationeel Cheese Cracker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7.69" calcext:value-type="currency">
            <text:p>$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Nationeel Dried Apple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9.16" calcext:value-type="currency">
            <text:p>$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Nationeel Dried Apricot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.26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Nationeel Fudge Brownies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4.64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Nationeel Fudge Cookie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Nationeel Golden Raisins</text:p>
          </table:table-cell>
          <table:table-cell office:value-type="percentage" office:value="0.598732330923833" calcext:value-type="percentage">
            <text:p>59.87%</text:p>
          </table:table-cell>
          <table:table-cell office:value-type="currency" office:value="1864.84" calcext:value-type="currency">
            <text:p>$1,865</text:p>
          </table:table-cell>
          <table:table-cell office:value-type="float" office:value="32" calcext:value-type="float">
            <text:p>3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Nationeel Low Fat BBQ Chip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1" calcext:value-type="currency">
            <text:p>$5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Nationeel Low Fat Chip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Nationeel Salted Pretzel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.81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Nationeel Strawberry Fruit Roll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.58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Pearl Chardonnay Wine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.51" calcext:value-type="currency">
            <text:p>$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Pearl Imported Beer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20.25" calcext:value-type="currency">
            <text:p>$2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Pearl Light Beer</text:p>
          </table:table-cell>
          <table:table-cell office:value-type="percentage" office:value="0.481113663875096" calcext:value-type="percentage">
            <text:p>48.11%</text:p>
          </table:table-cell>
          <table:table-cell table:style-name="ce3" office:value-type="currency" office:value="1214.37" calcext:value-type="currency">
            <text:p>$1,214</text:p>
          </table:table-cell>
          <table:table-cell office:value-type="float" office:value="19" calcext:value-type="float">
            <text:p>19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Quick Extra Lean Hamburger</text:p>
          </table:table-cell>
          <table:table-cell office:value-type="percentage" office:value="0.60982975025853" calcext:value-type="percentage">
            <text:p>60.98%</text:p>
          </table:table-cell>
          <table:table-cell office:value-type="currency" office:value="3026.73" calcext:value-type="currency">
            <text:p>$3,027</text:p>
          </table:table-cell>
          <table:table-cell office:value-type="float" office:value="42" calcext:value-type="float">
            <text:p>4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Radius Grits</text:p>
          </table:table-cell>
          <table:table-cell office:value-type="percentage" office:value="0.678285033743549" calcext:value-type="percentage">
            <text:p>67.83%</text:p>
          </table:table-cell>
          <table:table-cell table:style-name="ce3" office:value-type="currency" office:value="1133.55" calcext:value-type="currency">
            <text:p>$1,134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Red Spade Beef Bologna</text:p>
          </table:table-cell>
          <table:table-cell office:value-type="percentage" office:value="0.692732708835432" calcext:value-type="percentage">
            <text:p>69.27%</text:p>
          </table:table-cell>
          <table:table-cell table:style-name="ce3" office:value-type="currency" office:value="43982" calcext:value-type="currency">
            <text:p>$43,982</text:p>
          </table:table-cell>
          <table:table-cell office:value-type="float" office:value="698" calcext:value-type="float">
            <text:p>69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Red Spade Low Fat Bologna</text:p>
          </table:table-cell>
          <table:table-cell office:value-type="percentage" office:value="0.801101047771266" calcext:value-type="percentage">
            <text:p>80.11%</text:p>
          </table:table-cell>
          <table:table-cell office:value-type="currency" office:value="168.93" calcext:value-type="currency">
            <text:p>$169</text:p>
          </table:table-cell>
          <table:table-cell office:value-type="float" office:value="53" calcext:value-type="float">
            <text:p>5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Red Spade Roasted Chicken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Red Spade Sliced Chicken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Shady Lake Thai Rice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.3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Special Oatmeal</text:p>
          </table:table-cell>
          <table:table-cell office:value-type="percentage" office:value="0.626673474018607" calcext:value-type="percentage">
            <text:p>62.67%</text:p>
          </table:table-cell>
          <table:table-cell office:value-type="currency" office:value="176.28" calcext:value-type="currency">
            <text:p>$176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Special Wheat Puff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Super Columbian Coffee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5.27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Super Creamy Peanut Butter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.94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Super Extra Chunky Peanut Butter</text:p>
          </table:table-cell>
          <table:table-cell office:value-type="percentage" office:value="0.476361031518625" calcext:value-type="percentage">
            <text:p>47.64%</text:p>
          </table:table-cell>
          <table:table-cell office:value-type="currency" office:value="55.84" calcext:value-type="currency">
            <text:p>$56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Super Grape Preserves</text:p>
          </table:table-cell>
          <table:table-cell office:value-type="percentage" office:value="0.459357485048689" calcext:value-type="percentage">
            <text:p>45.94%</text:p>
          </table:table-cell>
          <table:table-cell table:style-name="ce3" office:value-type="currency" office:value="1916.22" calcext:value-type="currency">
            <text:p>$1,916</text:p>
          </table:table-cell>
          <table:table-cell office:value-type="float" office:value="22" calcext:value-type="float">
            <text:p>2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Super Hot Chocolate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7.23" calcext:value-type="currency">
            <text:p>$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Super Low Fat Apple Butter</text:p>
          </table:table-cell>
          <table:table-cell office:value-type="percentage" office:value="0.310189253623402" calcext:value-type="percentage">
            <text:p>31.02%</text:p>
          </table:table-cell>
          <table:table-cell office:value-type="currency" office:value="2378.29" calcext:value-type="currency">
            <text:p>$2,378</text:p>
          </table:table-cell>
          <table:table-cell office:value-type="float" office:value="11" calcext:value-type="float">
            <text:p>1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Super Sesame Oil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.09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Super Strawberry Jelly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.23" calcext:value-type="currency">
            <text:p>$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Super Strawberry Preserve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5.97" calcext:value-type="currency">
            <text:p>$1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Super Vegetable Oil</text:p>
          </table:table-cell>
          <table:table-cell office:value-type="percentage" office:value="0.769338261191743" calcext:value-type="percentage">
            <text:p>76.93%</text:p>
          </table:table-cell>
          <table:table-cell office:value-type="currency" office:value="8744.84" calcext:value-type="currency">
            <text:p>$8,745</text:p>
          </table:table-cell>
          <table:table-cell office:value-type="float" office:value="98" calcext:value-type="float">
            <text:p>9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Tell Tale Corn on the Cob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Tell Tale Elephant Garlic</text:p>
          </table:table-cell>
          <table:table-cell office:value-type="percentage" office:value="0.912144702842377" calcext:value-type="percentage">
            <text:p>91.21%</text:p>
          </table:table-cell>
          <table:table-cell table:style-name="ce3" office:value-type="currency" office:value="3.87" calcext:value-type="currency">
            <text:p>$4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Tell Tale Lettuce</text:p>
          </table:table-cell>
          <table:table-cell office:value-type="percentage" office:value="0.419332983652417" calcext:value-type="percentage">
            <text:p>41.93%</text:p>
          </table:table-cell>
          <table:table-cell office:value-type="currency" office:value="4575.6" calcext:value-type="currency">
            <text:p>$4,576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Tell Tale Potatos</text:p>
          </table:table-cell>
          <table:table-cell office:value-type="percentage" office:value="-0.948343079922027" calcext:value-type="percentage">
            <text:p>-94.83%</text:p>
          </table:table-cell>
          <table:table-cell table:style-name="ce3" office:value-type="currency" office:value="102.6" calcext:value-type="currency">
            <text:p>$103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Tell Tale Shitake Mushrooms</text:p>
          </table:table-cell>
          <table:table-cell office:value-type="percentage" office:value="-0.201486486486486" calcext:value-type="percentage">
            <text:p>-20.15%</text:p>
          </table:table-cell>
          <table:table-cell table:style-name="ce3" office:value-type="currency" office:value="148" calcext:value-type="currency">
            <text:p>$148</text:p>
          </table:table-cell>
          <table:table-cell office:value-type="float" office:value="200" calcext:value-type="float">
            <text:p>20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Tell Tale Summer Squash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3.52" calcext:value-type="currency">
            <text:p>$1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Tell Tale Sweet Peas</text:p>
          </table:table-cell>
          <table:table-cell office:value-type="percentage" office:value="0.502223048442317" calcext:value-type="percentage">
            <text:p>50.22%</text:p>
          </table:table-cell>
          <table:table-cell office:value-type="currency" office:value="4518.57" calcext:value-type="currency">
            <text:p>$4,519</text:p>
          </table:table-cell>
          <table:table-cell office:value-type="float" office:value="31" calcext:value-type="float">
            <text:p>3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Urban Small Brown Egg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6.5" calcext:value-type="currency">
            <text:p>$4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Urban Small Egg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Walrus Chardonnay Wine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.65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Walrus Light Wine</text:p>
          </table:table-cell>
          <table:table-cell office:value-type="percentage" office:value="0.410350861036928" calcext:value-type="percentage">
            <text:p>41.04%</text:p>
          </table:table-cell>
          <table:table-cell office:value-type="currency" office:value="217.18" calcext:value-type="currency">
            <text:p>$217</text:p>
          </table:table-cell>
          <table:table-cell office:value-type="float" office:value="41" calcext:value-type="float">
            <text:p>4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Washington Cranberry Juice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22.25" calcext:value-type="currency">
            <text:p>$12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ill's Washington Strawberry Drink</text:p>
          </table:table-cell>
          <table:table-cell office:value-type="percentage" office:value="0.447113775852359" calcext:value-type="percentage">
            <text:p>44.71%</text:p>
          </table:table-cell>
          <table:table-cell office:value-type="currency" office:value="7261.91" calcext:value-type="currency">
            <text:p>$7,262</text:p>
          </table:table-cell>
          <table:table-cell office:value-type="float" office:value="23" calcext:value-type="float">
            <text:p>2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American Corned Beef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American Pimento Loaf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American Sliced Ham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1.08" calcext:value-type="currency">
            <text:p>$4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Applause Canned Mixed Fruit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.3" calcext:value-type="currency">
            <text:p>$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Atomic Mint Chocolate Bar</text:p>
          </table:table-cell>
          <table:table-cell office:value-type="percentage" office:value="-1.39009287925697" calcext:value-type="percentage">
            <text:p>-139.01%</text:p>
          </table:table-cell>
          <table:table-cell office:value-type="currency" office:value="3.23" calcext:value-type="currency">
            <text:p>$3</text:p>
          </table:table-cell>
          <table:table-cell office:value-type="float" office:value="25" calcext:value-type="float">
            <text:p>2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Atomic Semi-Sweet Chocolate Bar</text:p>
          </table:table-cell>
          <table:table-cell office:value-type="percentage" office:value="0.262991234727672" calcext:value-type="percentage">
            <text:p>26.30%</text:p>
          </table:table-cell>
          <table:table-cell table:style-name="ce3" office:value-type="currency" office:value="13004.73" calcext:value-type="currency">
            <text:p>$13,005</text:p>
          </table:table-cell>
          <table:table-cell office:value-type="float" office:value="76" calcext:value-type="float">
            <text:p>7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BBB Best Brown Sugar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BBB Best Chunky Peanut Butter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BBB Best Extra Chunky Peanut Butter</text:p>
          </table:table-cell>
          <table:table-cell office:value-type="percentage" office:value="0.534336947010154" calcext:value-type="percentage">
            <text:p>53.43%</text:p>
          </table:table-cell>
          <table:table-cell office:value-type="currency" office:value="17575.82" calcext:value-type="currency">
            <text:p>$17,576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BBB Best French Roast Coffee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9.38" calcext:value-type="currency">
            <text:p>$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BBB Best Grape Jelly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BBB Best Grape Preserve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BBB Best Low Fat Apple Butter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BBB Best Salt</text:p>
          </table:table-cell>
          <table:table-cell office:value-type="percentage" office:value="0.826603325415677" calcext:value-type="percentage">
            <text:p>82.66%</text:p>
          </table:table-cell>
          <table:table-cell office:value-type="currency" office:value="-84.2" calcext:value-type="currency">
            <text:p>($84)</text:p>
          </table:table-cell>
          <table:table-cell office:value-type="float" office:value="-10" calcext:value-type="float">
            <text:p>-1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BBB Best Strawberry Jelly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.98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BBB Best Vegetable Oil</text:p>
          </table:table-cell>
          <table:table-cell office:value-type="percentage" office:value="0.687706543291474" calcext:value-type="percentage">
            <text:p>68.77%</text:p>
          </table:table-cell>
          <table:table-cell office:value-type="currency" office:value="121.04" calcext:value-type="currency">
            <text:p>$121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BBB Best White Sugar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Best Choice Beef Jerky</text:p>
          </table:table-cell>
          <table:table-cell office:value-type="percentage" office:value="0.611837906828334" calcext:value-type="percentage">
            <text:p>61.18%</text:p>
          </table:table-cell>
          <table:table-cell office:value-type="currency" office:value="62.68" calcext:value-type="currency">
            <text:p>$6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Best Choice Cheese Crackers</text:p>
          </table:table-cell>
          <table:table-cell office:value-type="percentage" office:value="0.478198607476174" calcext:value-type="percentage">
            <text:p>47.82%</text:p>
          </table:table-cell>
          <table:table-cell office:value-type="currency" office:value="405.02" calcext:value-type="currency">
            <text:p>$405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Best Choice Dried Apples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66.25" calcext:value-type="currency">
            <text:p>$6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Best Choice Dried Date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-25" calcext:value-type="float">
            <text:p>-2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Best Choice Fudge Cookies</text:p>
          </table:table-cell>
          <table:table-cell office:value-type="percentage" office:value="0.466158574062692" calcext:value-type="percentage">
            <text:p>46.62%</text:p>
          </table:table-cell>
          <table:table-cell table:style-name="ce3" office:value-type="currency" office:value="406.75" calcext:value-type="currency">
            <text:p>$407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Best Choice Graham Cracker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Best Choice Low Fat BBQ Chips</text:p>
          </table:table-cell>
          <table:table-cell office:value-type="percentage" office:value="0.627904233989857" calcext:value-type="percentage">
            <text:p>62.79%</text:p>
          </table:table-cell>
          <table:table-cell office:value-type="currency" office:value="169.58" calcext:value-type="currency">
            <text:p>$170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Best Choice Low Fat Cookies</text:p>
          </table:table-cell>
          <table:table-cell office:value-type="percentage" office:value="0.649198102552519" calcext:value-type="percentage">
            <text:p>64.92%</text:p>
          </table:table-cell>
          <table:table-cell office:value-type="currency" office:value="132.81" calcext:value-type="currency">
            <text:p>$133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Best Choice Mini Donuts</text:p>
          </table:table-cell>
          <table:table-cell office:value-type="percentage" office:value="0.318201414036903" calcext:value-type="percentage">
            <text:p>31.82%</text:p>
          </table:table-cell>
          <table:table-cell table:style-name="ce3" office:value-type="currency" office:value="695.88" calcext:value-type="currency">
            <text:p>$696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Best Choice Raisin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88.5" calcext:value-type="currency">
            <text:p>$18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Best Choice Strawberry Fruit Roll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Best Choice Sugar Cookie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Best Oatmeal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Better Beef Soup</text:p>
          </table:table-cell>
          <table:table-cell office:value-type="percentage" office:value="0.934047350620068" calcext:value-type="percentage">
            <text:p>93.40%</text:p>
          </table:table-cell>
          <table:table-cell office:value-type="currency" office:value="53.22" calcext:value-type="currency">
            <text:p>$53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Better Canned Pea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.52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Better Canned String Beans</text:p>
          </table:table-cell>
          <table:table-cell office:value-type="percentage" office:value="0.146925101698971" calcext:value-type="percentage">
            <text:p>14.69%</text:p>
          </table:table-cell>
          <table:table-cell office:value-type="currency" office:value="835.8" calcext:value-type="currency">
            <text:p>$836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Better Canned Yam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5.49" calcext:value-type="currency">
            <text:p>$1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Better Fancy Canned Clams</text:p>
          </table:table-cell>
          <table:table-cell office:value-type="percentage" office:value="0.40147669589294" calcext:value-type="percentage">
            <text:p>40.15%</text:p>
          </table:table-cell>
          <table:table-cell office:value-type="currency" office:value="65.01" calcext:value-type="currency">
            <text:p>$65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Better Noodle Soup</text:p>
          </table:table-cell>
          <table:table-cell office:value-type="percentage" office:value="0.504202436064542" calcext:value-type="percentage">
            <text:p>50.42%</text:p>
          </table:table-cell>
          <table:table-cell office:value-type="currency" office:value="444.98" calcext:value-type="currency">
            <text:p>$445</text:p>
          </table:table-cell>
          <table:table-cell office:value-type="float" office:value="303" calcext:value-type="float">
            <text:p>30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Better Vegetable Soup</text:p>
          </table:table-cell>
          <table:table-cell office:value-type="percentage" office:value="0.423271096570397" calcext:value-type="percentage">
            <text:p>42.33%</text:p>
          </table:table-cell>
          <table:table-cell office:value-type="currency" office:value="2127.36" calcext:value-type="currency">
            <text:p>$2,127</text:p>
          </table:table-cell>
          <table:table-cell office:value-type="float" office:value="92" calcext:value-type="float">
            <text:p>9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Big Time Blueberry Waffle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.87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Big Time Frozen Chicken Breast</text:p>
          </table:table-cell>
          <table:table-cell office:value-type="percentage" office:value="0.340843355152991" calcext:value-type="percentage">
            <text:p>34.08%</text:p>
          </table:table-cell>
          <table:table-cell table:style-name="ce3" office:value-type="currency" office:value="197.07" calcext:value-type="currency">
            <text:p>$197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Big Time Frozen Mushroom Pizza</text:p>
          </table:table-cell>
          <table:table-cell office:value-type="percentage" office:value="0.408554435202825" calcext:value-type="percentage">
            <text:p>40.86%</text:p>
          </table:table-cell>
          <table:table-cell table:style-name="ce3" office:value-type="currency" office:value="430.42" calcext:value-type="currency">
            <text:p>$430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Big Time Frozen Pancakes</text:p>
          </table:table-cell>
          <table:table-cell office:value-type="percentage" office:value="0.350535687339671" calcext:value-type="percentage">
            <text:p>35.05%</text:p>
          </table:table-cell>
          <table:table-cell table:style-name="ce3" office:value-type="currency" office:value="132.54" calcext:value-type="currency">
            <text:p>$133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Big Time Ice Cream</text:p>
          </table:table-cell>
          <table:table-cell office:value-type="percentage" office:value="0.691923164027918" calcext:value-type="percentage">
            <text:p>69.19%</text:p>
          </table:table-cell>
          <table:table-cell office:value-type="currency" office:value="2428.55" calcext:value-type="currency">
            <text:p>$2,429</text:p>
          </table:table-cell>
          <table:table-cell office:value-type="float" office:value="199" calcext:value-type="float">
            <text:p>199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Big Time Popsicle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6.77" calcext:value-type="currency">
            <text:p>$5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Blue Label Canned Pea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9.38" calcext:value-type="currency">
            <text:p>$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Blue Label Canned Tomatos</text:p>
          </table:table-cell>
          <table:table-cell office:value-type="percentage" office:value="0.560096682047902" calcext:value-type="percentage">
            <text:p>56.01%</text:p>
          </table:table-cell>
          <table:table-cell table:style-name="ce3" office:value-type="currency" office:value="182.04" calcext:value-type="currency">
            <text:p>$182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Blue Label Fancy Canned Clam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Blue Label Noodle Soup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7.23" calcext:value-type="currency">
            <text:p>$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Blue Medal Small Egg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Bravo Canned Beets</text:p>
          </table:table-cell>
          <table:table-cell office:value-type="percentage" office:value="0.398061941858256" calcext:value-type="percentage">
            <text:p>39.81%</text:p>
          </table:table-cell>
          <table:table-cell table:style-name="ce3" office:value-type="currency" office:value="52.63" calcext:value-type="currency">
            <text:p>$53</text:p>
          </table:table-cell>
          <table:table-cell office:value-type="float" office:value="18" calcext:value-type="float">
            <text:p>1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Bravo Canned Pea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Bravo Canned Tomatos</text:p>
          </table:table-cell>
          <table:table-cell office:value-type="percentage" office:value="0.489247302518371" calcext:value-type="percentage">
            <text:p>48.92%</text:p>
          </table:table-cell>
          <table:table-cell office:value-type="currency" office:value="46200.5" calcext:value-type="currency">
            <text:p>$46,201</text:p>
          </table:table-cell>
          <table:table-cell office:value-type="float" office:value="411" calcext:value-type="float">
            <text:p>41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Bravo Chicken Soup</text:p>
          </table:table-cell>
          <table:table-cell office:value-type="percentage" office:value="0.463857372411728" calcext:value-type="percentage">
            <text:p>46.39%</text:p>
          </table:table-cell>
          <table:table-cell office:value-type="currency" office:value="1636.71" calcext:value-type="currency">
            <text:p>$1,637</text:p>
          </table:table-cell>
          <table:table-cell office:value-type="float" office:value="68" calcext:value-type="float">
            <text:p>6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Bravo Fancy Canned Anchovie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27.11" calcext:value-type="currency">
            <text:p>$2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Bravo Fancy Canned Clam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.97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Bravo Turkey Noodle Soup</text:p>
          </table:table-cell>
          <table:table-cell office:value-type="percentage" office:value="0.163955782186325" calcext:value-type="percentage">
            <text:p>16.40%</text:p>
          </table:table-cell>
          <table:table-cell table:style-name="ce3" office:value-type="currency" office:value="1074.68" calcext:value-type="currency">
            <text:p>$1,075</text:p>
          </table:table-cell>
          <table:table-cell office:value-type="float" office:value="12" calcext:value-type="float">
            <text:p>1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Bravo Vegetable Soup</text:p>
          </table:table-cell>
          <table:table-cell office:value-type="percentage" office:value="0.696236321920226" calcext:value-type="percentage">
            <text:p>69.62%</text:p>
          </table:table-cell>
          <table:table-cell office:value-type="currency" office:value="453.28" calcext:value-type="currency">
            <text:p>$453</text:p>
          </table:table-cell>
          <table:table-cell office:value-type="float" office:value="91" calcext:value-type="float">
            <text:p>9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Carlson Jack Cheese</text:p>
          </table:table-cell>
          <table:table-cell office:value-type="percentage" office:value="0.51850318998561" calcext:value-type="percentage">
            <text:p>51.85%</text:p>
          </table:table-cell>
          <table:table-cell table:style-name="ce3" office:value-type="currency" office:value="1570.54" calcext:value-type="currency">
            <text:p>$1,571</text:p>
          </table:table-cell>
          <table:table-cell office:value-type="float" office:value="11" calcext:value-type="float">
            <text:p>1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Carlson Mild Cheddar Cheese</text:p>
          </table:table-cell>
          <table:table-cell office:value-type="percentage" office:value="0.552884615384615" calcext:value-type="percentage">
            <text:p>55.29%</text:p>
          </table:table-cell>
          <table:table-cell office:value-type="currency" office:value="12.48" calcext:value-type="currency">
            <text:p>$12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Carlson Muenster Cheese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Carlson Sharp Cheddar Cheese</text:p>
          </table:table-cell>
          <table:table-cell office:value-type="percentage" office:value="0.8434" calcext:value-type="percentage">
            <text:p>84.34%</text:p>
          </table:table-cell>
          <table:table-cell office:value-type="currency" office:value="-50" calcext:value-type="currency">
            <text:p>($50)</text:p>
          </table:table-cell>
          <table:table-cell office:value-type="float" office:value="-1" calcext:value-type="float">
            <text:p>-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Carlson Strawberry Yogurt</text:p>
          </table:table-cell>
          <table:table-cell office:value-type="percentage" office:value="0.915605095541401" calcext:value-type="percentage">
            <text:p>91.56%</text:p>
          </table:table-cell>
          <table:table-cell office:value-type="currency" office:value="37.68" calcext:value-type="currency">
            <text:p>$38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Carlson String Cheese</text:p>
          </table:table-cell>
          <table:table-cell office:value-type="percentage" office:value="0.00283038565150299" calcext:value-type="percentage">
            <text:p>0.28%</text:p>
          </table:table-cell>
          <table:table-cell table:style-name="ce3" office:value-type="currency" office:value="9818.45" calcext:value-type="currency">
            <text:p>$9,818</text:p>
          </table:table-cell>
          <table:table-cell office:value-type="float" office:value="23" calcext:value-type="float">
            <text:p>2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Choice Bubble Gum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1.27" calcext:value-type="currency">
            <text:p>$1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Choice Mint Chocolate Bar</text:p>
          </table:table-cell>
          <table:table-cell office:value-type="percentage" office:value="0.547617608542359" calcext:value-type="percentage">
            <text:p>54.76%</text:p>
          </table:table-cell>
          <table:table-cell office:value-type="currency" office:value="496.35" calcext:value-type="currency">
            <text:p>$496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Club Blueberry Yogurt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8.01" calcext:value-type="currency">
            <text:p>$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Club Strawberry Yogurt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.41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Colony Bagels</text:p>
          </table:table-cell>
          <table:table-cell office:value-type="percentage" office:value="0.68878937628051" calcext:value-type="percentage">
            <text:p>68.88%</text:p>
          </table:table-cell>
          <table:table-cell table:style-name="ce3" office:value-type="currency" office:value="12617.05" calcext:value-type="currency">
            <text:p>$12,617</text:p>
          </table:table-cell>
          <table:table-cell office:value-type="float" office:value="72" calcext:value-type="float">
            <text:p>7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Cutting Edge Foot-Long Hot Dog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25.75" calcext:value-type="currency">
            <text:p>$2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Cutting Edge Low Fat Bologna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Cutting Edge Low Fat Cole Slaw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Cutting Edge Turkey Hot Dogs</text:p>
          </table:table-cell>
          <table:table-cell office:value-type="percentage" office:value="0.327783300198807" calcext:value-type="percentage">
            <text:p>32.78%</text:p>
          </table:table-cell>
          <table:table-cell table:style-name="ce3" office:value-type="currency" office:value="160.96" calcext:value-type="currency">
            <text:p>$161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Discover Thai Rice</text:p>
          </table:table-cell>
          <table:table-cell office:value-type="percentage" office:value="0.301846685266374" calcext:value-type="percentage">
            <text:p>30.18%</text:p>
          </table:table-cell>
          <table:table-cell office:value-type="currency" office:value="150.54" calcext:value-type="currency">
            <text:p>$151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Ebony Baby Onion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8.89" calcext:value-type="currency">
            <text:p>$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Ebony Dried Mushroom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Ebony Elephant Garlic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22.75" calcext:value-type="currency">
            <text:p>$2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Ebony Fancy Plum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.52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Ebony Green Pepper</text:p>
          </table:table-cell>
          <table:table-cell office:value-type="percentage" office:value="0.359367982218742" calcext:value-type="percentage">
            <text:p>35.94%</text:p>
          </table:table-cell>
          <table:table-cell table:style-name="ce3" office:value-type="currency" office:value="2604.99" calcext:value-type="currency">
            <text:p>$2,605</text:p>
          </table:table-cell>
          <table:table-cell office:value-type="float" office:value="20" calcext:value-type="float">
            <text:p>2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Ebony Lemon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64.5" calcext:value-type="currency">
            <text:p>$6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Ebony Lettuce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Ebony Oranges</text:p>
          </table:table-cell>
          <table:table-cell office:value-type="percentage" office:value="0.741666666666667" calcext:value-type="percentage">
            <text:p>74.17%</text:p>
          </table:table-cell>
          <table:table-cell office:value-type="currency" office:value="24" calcext:value-type="currency">
            <text:p>$24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Ebony Peaches</text:p>
          </table:table-cell>
          <table:table-cell office:value-type="percentage" office:value="0.487487943414425" calcext:value-type="percentage">
            <text:p>48.75%</text:p>
          </table:table-cell>
          <table:table-cell office:value-type="currency" office:value="746.48" calcext:value-type="currency">
            <text:p>$746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Ebony Shitake Mushrooms</text:p>
          </table:table-cell>
          <table:table-cell office:value-type="percentage" office:value="0.48045873369213" calcext:value-type="percentage">
            <text:p>48.05%</text:p>
          </table:table-cell>
          <table:table-cell office:value-type="currency" office:value="354.89" calcext:value-type="currency">
            <text:p>$355</text:p>
          </table:table-cell>
          <table:table-cell office:value-type="float" office:value="18" calcext:value-type="float">
            <text:p>1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Ebony Sweet Onion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.09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Even Better 1% Milk</text:p>
          </table:table-cell>
          <table:table-cell office:value-type="percentage" office:value="0.351589181447615" calcext:value-type="percentage">
            <text:p>35.16%</text:p>
          </table:table-cell>
          <table:table-cell office:value-type="currency" office:value="1452.32" calcext:value-type="currency">
            <text:p>$1,452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Even Better Jack Cheese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Even Better Large Curd Cottage Cheese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.94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Even Better Low Fat String Cheese</text:p>
          </table:table-cell>
          <table:table-cell office:value-type="percentage" office:value="1.06155861165684" calcext:value-type="percentage">
            <text:p>106.16%</text:p>
          </table:table-cell>
          <table:table-cell table:style-name="ce3" office:value-type="currency" office:value="152.7" calcext:value-type="currency">
            <text:p>$153</text:p>
          </table:table-cell>
          <table:table-cell office:value-type="float" office:value="-5" calcext:value-type="float">
            <text:p>-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Even Better Sour Cream</text:p>
          </table:table-cell>
          <table:table-cell office:value-type="percentage" office:value="0.382401123332553" calcext:value-type="percentage">
            <text:p>38.24%</text:p>
          </table:table-cell>
          <table:table-cell table:style-name="ce3" office:value-type="currency" office:value="128.19" calcext:value-type="currency">
            <text:p>$128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Even Better String Cheese</text:p>
          </table:table-cell>
          <table:table-cell office:value-type="percentage" office:value="0.495580615665956" calcext:value-type="percentage">
            <text:p>49.56%</text:p>
          </table:table-cell>
          <table:table-cell office:value-type="currency" office:value="65.62" calcext:value-type="currency">
            <text:p>$66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Excellent Cola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Excellent Mango Drink</text:p>
          </table:table-cell>
          <table:table-cell office:value-type="percentage" office:value="0.138443642929378" calcext:value-type="percentage">
            <text:p>13.84%</text:p>
          </table:table-cell>
          <table:table-cell office:value-type="currency" office:value="2303.97" calcext:value-type="currency">
            <text:p>$2,304</text:p>
          </table:table-cell>
          <table:table-cell office:value-type="float" office:value="12" calcext:value-type="float">
            <text:p>1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Fabulous Apple Juice</text:p>
          </table:table-cell>
          <table:table-cell office:value-type="percentage" office:value="0.330199476782211" calcext:value-type="percentage">
            <text:p>33.02%</text:p>
          </table:table-cell>
          <table:table-cell office:value-type="currency" office:value="244.64" calcext:value-type="currency">
            <text:p>$245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Fabulous Cranberry Juice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1.99" calcext:value-type="currency">
            <text:p>$4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Fabulous Diet Soda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Fabulous Mango Drink</text:p>
          </table:table-cell>
          <table:table-cell office:value-type="percentage" office:value="0.479554374429753" calcext:value-type="percentage">
            <text:p>47.96%</text:p>
          </table:table-cell>
          <table:table-cell office:value-type="currency" office:value="11047.84" calcext:value-type="currency">
            <text:p>$11,048</text:p>
          </table:table-cell>
          <table:table-cell office:value-type="float" office:value="12" calcext:value-type="float">
            <text:p>1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Fantastic Blueberry Muffins</text:p>
          </table:table-cell>
          <table:table-cell office:value-type="percentage" office:value="0.458755042392329" calcext:value-type="percentage">
            <text:p>45.88%</text:p>
          </table:table-cell>
          <table:table-cell office:value-type="currency" office:value="827.98" calcext:value-type="currency">
            <text:p>$828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Fantastic Rye Bread</text:p>
          </table:table-cell>
          <table:table-cell office:value-type="percentage" office:value="0.0365015736791954" calcext:value-type="percentage">
            <text:p>3.65%</text:p>
          </table:table-cell>
          <table:table-cell table:style-name="ce3" office:value-type="currency" office:value="7965.41" calcext:value-type="currency">
            <text:p>$7,965</text:p>
          </table:table-cell>
          <table:table-cell office:value-type="float" office:value="74" calcext:value-type="float">
            <text:p>7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Fast BBQ Potato Chips</text:p>
          </table:table-cell>
          <table:table-cell office:value-type="percentage" office:value="0.587772349140771" calcext:value-type="percentage">
            <text:p>58.78%</text:p>
          </table:table-cell>
          <table:table-cell table:style-name="ce3" office:value-type="currency" office:value="46453.24" calcext:value-type="currency">
            <text:p>$46,453</text:p>
          </table:table-cell>
          <table:table-cell office:value-type="float" office:value="449" calcext:value-type="float">
            <text:p>449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Fast Cheese Dip</text:p>
          </table:table-cell>
          <table:table-cell office:value-type="percentage" office:value="0.684700221427355" calcext:value-type="percentage">
            <text:p>68.47%</text:p>
          </table:table-cell>
          <table:table-cell office:value-type="currency" office:value="939.36" calcext:value-type="currency">
            <text:p>$939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Fast Corn Chips</text:p>
          </table:table-cell>
          <table:table-cell office:value-type="percentage" office:value="0.303993925401971" calcext:value-type="percentage">
            <text:p>30.40%</text:p>
          </table:table-cell>
          <table:table-cell table:style-name="ce3" office:value-type="currency" office:value="4885.92" calcext:value-type="currency">
            <text:p>$4,886</text:p>
          </table:table-cell>
          <table:table-cell office:value-type="float" office:value="54" calcext:value-type="float">
            <text:p>5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Fast Dried Apple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6.7" calcext:value-type="currency">
            <text:p>$4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Fast Grape Fruit Roll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.25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Fast Low Fat Popcorn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.24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Fast Potato Chip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Fast Strawberry Fruit Roll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9.7" calcext:value-type="currency">
            <text:p>$4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Golden Fajita French Fries</text:p>
          </table:table-cell>
          <table:table-cell office:value-type="percentage" office:value="0.615238361017751" calcext:value-type="percentage">
            <text:p>61.52%</text:p>
          </table:table-cell>
          <table:table-cell office:value-type="currency" office:value="8241.7" calcext:value-type="currency">
            <text:p>$8,242</text:p>
          </table:table-cell>
          <table:table-cell office:value-type="float" office:value="54" calcext:value-type="float">
            <text:p>5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Golden Frozen Chicken Wings</text:p>
          </table:table-cell>
          <table:table-cell office:value-type="percentage" office:value="0.995786516853933" calcext:value-type="percentage">
            <text:p>99.58%</text:p>
          </table:table-cell>
          <table:table-cell office:value-type="currency" office:value="7.12" calcext:value-type="currency">
            <text:p>$7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Golden Lime Popsicle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0.6" calcext:value-type="currency">
            <text:p>$11</text:p>
          </table:table-cell>
          <table:table-cell office:value-type="float" office:value="573" calcext:value-type="float">
            <text:p>57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Golden Low Fat Waffle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20" calcext:value-type="float">
            <text:p>2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Golden Pancake Mix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8.73" calcext:value-type="currency">
            <text:p>$1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Good Light Wine</text:p>
          </table:table-cell>
          <table:table-cell office:value-type="percentage" office:value="0.271692892151115" calcext:value-type="percentage">
            <text:p>27.17%</text:p>
          </table:table-cell>
          <table:table-cell office:value-type="currency" office:value="2132.15" calcext:value-type="currency">
            <text:p>$2,132</text:p>
          </table:table-cell>
          <table:table-cell office:value-type="float" office:value="12" calcext:value-type="float">
            <text:p>1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Good Merlot Wine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Gorilla 1% Milk</text:p>
          </table:table-cell>
          <table:table-cell office:value-type="percentage" office:value="0.33060170210548" calcext:value-type="percentage">
            <text:p>33.06%</text:p>
          </table:table-cell>
          <table:table-cell table:style-name="ce3" office:value-type="currency" office:value="3453.37" calcext:value-type="currency">
            <text:p>$3,453</text:p>
          </table:table-cell>
          <table:table-cell office:value-type="float" office:value="12" calcext:value-type="float">
            <text:p>1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Gorilla Blueberry Yogurt</text:p>
          </table:table-cell>
          <table:table-cell office:value-type="percentage" office:value="0.364720711467986" calcext:value-type="percentage">
            <text:p>36.47%</text:p>
          </table:table-cell>
          <table:table-cell table:style-name="ce3" office:value-type="currency" office:value="428.41" calcext:value-type="currency">
            <text:p>$428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Gorilla Jack Cheese</text:p>
          </table:table-cell>
          <table:table-cell office:value-type="percentage" office:value="0.241991804981867" calcext:value-type="percentage">
            <text:p>24.20%</text:p>
          </table:table-cell>
          <table:table-cell table:style-name="ce3" office:value-type="currency" office:value="48414.78" calcext:value-type="currency">
            <text:p>$48,415</text:p>
          </table:table-cell>
          <table:table-cell office:value-type="float" office:value="82" calcext:value-type="float">
            <text:p>8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Gorilla Low Fat String Cheese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9.1" calcext:value-type="currency">
            <text:p>$49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Gorilla Sour Cream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15.66" calcext:value-type="currency">
            <text:p>$1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Gorilla Whole Milk</text:p>
          </table:table-cell>
          <table:table-cell office:value-type="percentage" office:value="0.395647869417327" calcext:value-type="percentage">
            <text:p>39.56%</text:p>
          </table:table-cell>
          <table:table-cell office:value-type="currency" office:value="7464.39" calcext:value-type="currency">
            <text:p>$7,464</text:p>
          </table:table-cell>
          <table:table-cell office:value-type="float" office:value="100" calcext:value-type="float">
            <text:p>10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Great Blueberry Muffins</text:p>
          </table:table-cell>
          <table:table-cell office:value-type="percentage" office:value="0.780841637858497" calcext:value-type="percentage">
            <text:p>78.08%</text:p>
          </table:table-cell>
          <table:table-cell table:style-name="ce3" office:value-type="currency" office:value="986.41" calcext:value-type="currency">
            <text:p>$986</text:p>
          </table:table-cell>
          <table:table-cell office:value-type="float" office:value="18" calcext:value-type="float">
            <text:p>1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Great Muffins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8.01" calcext:value-type="currency">
            <text:p>$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Green Ribbon Canned Mixed Fruit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High Top Asparagu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High Top Baby Onion</text:p>
          </table:table-cell>
          <table:table-cell office:value-type="percentage" office:value="0.711703159396343" calcext:value-type="percentage">
            <text:p>71.17%</text:p>
          </table:table-cell>
          <table:table-cell office:value-type="currency" office:value="1948.79" calcext:value-type="currency">
            <text:p>$1,949</text:p>
          </table:table-cell>
          <table:table-cell office:value-type="float" office:value="27" calcext:value-type="float">
            <text:p>27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High Top Broccoli</text:p>
          </table:table-cell>
          <table:table-cell office:value-type="percentage" office:value="0.219109290339633" calcext:value-type="percentage">
            <text:p>21.91%</text:p>
          </table:table-cell>
          <table:table-cell office:value-type="currency" office:value="454.02" calcext:value-type="currency">
            <text:p>$454</text:p>
          </table:table-cell>
          <table:table-cell office:value-type="float" office:value="58" calcext:value-type="float">
            <text:p>5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High Top Corn on the Cob</text:p>
          </table:table-cell>
          <table:table-cell office:value-type="percentage" office:value="0.43752556129993" calcext:value-type="percentage">
            <text:p>43.75%</text:p>
          </table:table-cell>
          <table:table-cell office:value-type="currency" office:value="953.59" calcext:value-type="currency">
            <text:p>$954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High Top Elephant Garlic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0.6" calcext:value-type="currency">
            <text:p>$1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High Top Firm Tofu</text:p>
          </table:table-cell>
          <table:table-cell office:value-type="percentage" office:value="0.437647854004731" calcext:value-type="percentage">
            <text:p>43.76%</text:p>
          </table:table-cell>
          <table:table-cell office:value-type="currency" office:value="325.49" calcext:value-type="currency">
            <text:p>$325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High Top Golden Delcious Apple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0.6" calcext:value-type="currency">
            <text:p>$1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High Top Mixed Nuts</text:p>
          </table:table-cell>
          <table:table-cell office:value-type="percentage" office:value="0.432811459462283" calcext:value-type="percentage">
            <text:p>43.28%</text:p>
          </table:table-cell>
          <table:table-cell office:value-type="currency" office:value="765.83" calcext:value-type="currency">
            <text:p>$766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High Top Oranges</text:p>
          </table:table-cell>
          <table:table-cell office:value-type="percentage" office:value="0.591713002872096" calcext:value-type="percentage">
            <text:p>59.17%</text:p>
          </table:table-cell>
          <table:table-cell table:style-name="ce3" office:value-type="currency" office:value="4895.38" calcext:value-type="currency">
            <text:p>$4,895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High Top Peaches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1002.66" calcext:value-type="currency">
            <text:p>$1,003</text:p>
          </table:table-cell>
          <table:table-cell office:value-type="float" office:value="12" calcext:value-type="float">
            <text:p>1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High Top Shitake Mushroom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High Top Sweet Onion</text:p>
          </table:table-cell>
          <table:table-cell office:value-type="percentage" office:value="0.614609031631205" calcext:value-type="percentage">
            <text:p>61.46%</text:p>
          </table:table-cell>
          <table:table-cell office:value-type="currency" office:value="5269.48" calcext:value-type="currency">
            <text:p>$5,269</text:p>
          </table:table-cell>
          <table:table-cell office:value-type="float" office:value="51" calcext:value-type="float">
            <text:p>5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Imagine Apple Cinnamon Waffle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Imagine Chicken TV Dinner</text:p>
          </table:table-cell>
          <table:table-cell office:value-type="percentage" office:value="0.360431641970294" calcext:value-type="percentage">
            <text:p>36.04%</text:p>
          </table:table-cell>
          <table:table-cell office:value-type="currency" office:value="566.21" calcext:value-type="currency">
            <text:p>$566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Imagine Frozen Carrots</text:p>
          </table:table-cell>
          <table:table-cell office:value-type="percentage" office:value="0.655940016861289" calcext:value-type="percentage">
            <text:p>65.59%</text:p>
          </table:table-cell>
          <table:table-cell office:value-type="currency" office:value="1114.98" calcext:value-type="currency">
            <text:p>$1,115</text:p>
          </table:table-cell>
          <table:table-cell office:value-type="float" office:value="157" calcext:value-type="float">
            <text:p>157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Imagine Frozen Corn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Imagine Frozen Peas</text:p>
          </table:table-cell>
          <table:table-cell office:value-type="percentage" office:value="-0.461767626613704" calcext:value-type="percentage">
            <text:p>-46.18%</text:p>
          </table:table-cell>
          <table:table-cell office:value-type="currency" office:value="20.14" calcext:value-type="currency">
            <text:p>$20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Imagine Popsicles</text:p>
          </table:table-cell>
          <table:table-cell office:value-type="percentage" office:value="0.262567854614114" calcext:value-type="percentage">
            <text:p>26.26%</text:p>
          </table:table-cell>
          <table:table-cell table:style-name="ce3" office:value-type="currency" office:value="169.48" calcext:value-type="currency">
            <text:p>$169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Imagine Turkey TV Dinner</text:p>
          </table:table-cell>
          <table:table-cell office:value-type="percentage" office:value="0.227720477459729" calcext:value-type="percentage">
            <text:p>22.77%</text:p>
          </table:table-cell>
          <table:table-cell table:style-name="ce3" office:value-type="currency" office:value="172.58" calcext:value-type="currency">
            <text:p>$173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Jumbo Egg Substitute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.58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Jumbo Large Eggs</text:p>
          </table:table-cell>
          <table:table-cell office:value-type="percentage" office:value="0.620514193893948" calcext:value-type="percentage">
            <text:p>62.05%</text:p>
          </table:table-cell>
          <table:table-cell office:value-type="currency" office:value="37.34" calcext:value-type="currency">
            <text:p>$3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Just Right Canned Pea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6.08" calcext:value-type="currency">
            <text:p>$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Just Right Chicken Soup</text:p>
          </table:table-cell>
          <table:table-cell office:value-type="percentage" office:value="0.499772092425287" calcext:value-type="percentage">
            <text:p>49.98%</text:p>
          </table:table-cell>
          <table:table-cell office:value-type="currency" office:value="855.61" calcext:value-type="currency">
            <text:p>$856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Just Right Fancy Canned Clams</text:p>
          </table:table-cell>
          <table:table-cell office:value-type="percentage" office:value="0.428642012772406" calcext:value-type="percentage">
            <text:p>42.86%</text:p>
          </table:table-cell>
          <table:table-cell table:style-name="ce3" office:value-type="currency" office:value="5140.77" calcext:value-type="currency">
            <text:p>$5,141</text:p>
          </table:table-cell>
          <table:table-cell office:value-type="float" office:value="89" calcext:value-type="float">
            <text:p>89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Just Right Regular Ramen Soup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Just Right Vegetable Soup</text:p>
          </table:table-cell>
          <table:table-cell office:value-type="percentage" office:value="0.485432054012416" calcext:value-type="percentage">
            <text:p>48.54%</text:p>
          </table:table-cell>
          <table:table-cell office:value-type="currency" office:value="220.69" calcext:value-type="currency">
            <text:p>$221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Landslide Corn Oil</text:p>
          </table:table-cell>
          <table:table-cell office:value-type="percentage" office:value="0.64051808406647" calcext:value-type="percentage">
            <text:p>64.05%</text:p>
          </table:table-cell>
          <table:table-cell office:value-type="currency" office:value="531.96" calcext:value-type="currency">
            <text:p>$532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Landslide Decaf Coffee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6.35" calcext:value-type="currency">
            <text:p>$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Landslide Grape Jam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.3" calcext:value-type="currency">
            <text:p>$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Landslide Regular Coffee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6.42" calcext:value-type="currency">
            <text:p>$4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Landslide Sesame Oil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Landslide Strawberry Jelly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3.1" calcext:value-type="currency">
            <text:p>$3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Moms Pimento Loaf</text:p>
          </table:table-cell>
          <table:table-cell office:value-type="percentage" office:value="0.733526011560694" calcext:value-type="percentage">
            <text:p>73.35%</text:p>
          </table:table-cell>
          <table:table-cell office:value-type="currency" office:value="86.5" calcext:value-type="currency">
            <text:p>$87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Moms Sliced Turkey</text:p>
          </table:table-cell>
          <table:table-cell office:value-type="percentage" office:value="0.426044837230277" calcext:value-type="percentage">
            <text:p>42.60%</text:p>
          </table:table-cell>
          <table:table-cell table:style-name="ce3" office:value-type="currency" office:value="253319.84" calcext:value-type="currency">
            <text:p>$253,320</text:p>
          </table:table-cell>
          <table:table-cell office:value-type="float" office:value="566" calcext:value-type="float">
            <text:p>56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Monarch Spaghetti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.21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Nationeel BBQ Potato Chips</text:p>
          </table:table-cell>
          <table:table-cell office:value-type="percentage" office:value="0.523290770009227" calcext:value-type="percentage">
            <text:p>52.33%</text:p>
          </table:table-cell>
          <table:table-cell office:value-type="currency" office:value="335.97" calcext:value-type="currency">
            <text:p>$336</text:p>
          </table:table-cell>
          <table:table-cell office:value-type="float" office:value="14" calcext:value-type="float">
            <text:p>1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Nationeel Dried Dates</text:p>
          </table:table-cell>
          <table:table-cell office:value-type="percentage" office:value="0.430754883985585" calcext:value-type="percentage">
            <text:p>43.08%</text:p>
          </table:table-cell>
          <table:table-cell office:value-type="currency" office:value="1898.04" calcext:value-type="currency">
            <text:p>$1,898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Nationeel Fudge Cookie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Nationeel Lemon Cookie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0.66" calcext:value-type="currency">
            <text:p>$4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Nationeel Low Fat Popcorn</text:p>
          </table:table-cell>
          <table:table-cell office:value-type="percentage" office:value="0.473659008518426" calcext:value-type="percentage">
            <text:p>47.37%</text:p>
          </table:table-cell>
          <table:table-cell office:value-type="currency" office:value="14305.46" calcext:value-type="currency">
            <text:p>$14,305</text:p>
          </table:table-cell>
          <table:table-cell office:value-type="float" office:value="167" calcext:value-type="float">
            <text:p>167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Nationeel Raisins</text:p>
          </table:table-cell>
          <table:table-cell office:value-type="percentage" office:value="0.233899538204745" calcext:value-type="percentage">
            <text:p>23.39%</text:p>
          </table:table-cell>
          <table:table-cell table:style-name="ce3" office:value-type="currency" office:value="12425.42" calcext:value-type="currency">
            <text:p>$12,425</text:p>
          </table:table-cell>
          <table:table-cell office:value-type="float" office:value="122" calcext:value-type="float">
            <text:p>12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Nationeel Sugar Cookies</text:p>
          </table:table-cell>
          <table:table-cell office:value-type="percentage" office:value="0.373303600811423" calcext:value-type="percentage">
            <text:p>37.33%</text:p>
          </table:table-cell>
          <table:table-cell office:value-type="currency" office:value="2035.93" calcext:value-type="currency">
            <text:p>$2,036</text:p>
          </table:table-cell>
          <table:table-cell office:value-type="float" office:value="29" calcext:value-type="float">
            <text:p>29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Pearl Imported Beer</text:p>
          </table:table-cell>
          <table:table-cell office:value-type="percentage" office:value="0.297884596921304" calcext:value-type="percentage">
            <text:p>29.79%</text:p>
          </table:table-cell>
          <table:table-cell office:value-type="currency" office:value="312.47" calcext:value-type="currency">
            <text:p>$312</text:p>
          </table:table-cell>
          <table:table-cell office:value-type="float" office:value="36" calcext:value-type="float">
            <text:p>3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Radius Corn Puff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0.22" calcext:value-type="currency">
            <text:p>$1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Red Spade Corned Beef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7.95" calcext:value-type="currency">
            <text:p>$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Red Spade Potato Salad</text:p>
          </table:table-cell>
          <table:table-cell office:value-type="percentage" office:value="0.867887184562098" calcext:value-type="percentage">
            <text:p>86.79%</text:p>
          </table:table-cell>
          <table:table-cell office:value-type="currency" office:value="20.21" calcext:value-type="currency">
            <text:p>$20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Shady Lake Rice Medly</text:p>
          </table:table-cell>
          <table:table-cell office:value-type="percentage" office:value="0.482939581766428" calcext:value-type="percentage">
            <text:p>48.29%</text:p>
          </table:table-cell>
          <table:table-cell table:style-name="ce3" office:value-type="currency" office:value="16540.04" calcext:value-type="currency">
            <text:p>$16,540</text:p>
          </table:table-cell>
          <table:table-cell office:value-type="float" office:value="126" calcext:value-type="float">
            <text:p>12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Shady Lake Thai Rice</text:p>
          </table:table-cell>
          <table:table-cell office:value-type="percentage" office:value="0.56525549745438" calcext:value-type="percentage">
            <text:p>56.53%</text:p>
          </table:table-cell>
          <table:table-cell table:style-name="ce3" office:value-type="currency" office:value="41634.27" calcext:value-type="currency">
            <text:p>$41,634</text:p>
          </table:table-cell>
          <table:table-cell office:value-type="float" office:value="308" calcext:value-type="float">
            <text:p>30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Special Grits</text:p>
          </table:table-cell>
          <table:table-cell office:value-type="percentage" office:value="0.453458486194926" calcext:value-type="percentage">
            <text:p>45.35%</text:p>
          </table:table-cell>
          <table:table-cell office:value-type="currency" office:value="5680.52" calcext:value-type="currency">
            <text:p>$5,681</text:p>
          </table:table-cell>
          <table:table-cell office:value-type="float" office:value="135" calcext:value-type="float">
            <text:p>13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Super Brown Sugar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22.75" calcext:value-type="currency">
            <text:p>$23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Super Creamy Peanut Butter</text:p>
          </table:table-cell>
          <table:table-cell office:value-type="percentage" office:value="0.803505334204224" calcext:value-type="percentage">
            <text:p>80.35%</text:p>
          </table:table-cell>
          <table:table-cell table:style-name="ce3" office:value-type="currency" office:value="91.86" calcext:value-type="currency">
            <text:p>$92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Super Oregano</text:p>
          </table:table-cell>
          <table:table-cell office:value-type="percentage" office:value="0.584503510531595" calcext:value-type="percentage">
            <text:p>58.45%</text:p>
          </table:table-cell>
          <table:table-cell office:value-type="currency" office:value="319.04" calcext:value-type="currency">
            <text:p>$319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Super Regular Coffee</text:p>
          </table:table-cell>
          <table:table-cell office:value-type="percentage" office:value="0.875827814569536" calcext:value-type="percentage">
            <text:p>87.58%</text:p>
          </table:table-cell>
          <table:table-cell table:style-name="ce3" office:value-type="currency" office:value="96.64" calcext:value-type="currency">
            <text:p>$97</text:p>
          </table:table-cell>
          <table:table-cell office:value-type="float" office:value="12" calcext:value-type="float">
            <text:p>1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Super White Sugar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Tell Tale Broccoli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7.49" calcext:value-type="currency">
            <text:p>$4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Tell Tale Cauliflower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8.11" calcext:value-type="currency">
            <text:p>$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Tell Tale Dried Mushrooms</text:p>
          </table:table-cell>
          <table:table-cell office:value-type="percentage" office:value="0.343487752237126" calcext:value-type="percentage">
            <text:p>34.35%</text:p>
          </table:table-cell>
          <table:table-cell office:value-type="currency" office:value="3234.06" calcext:value-type="currency">
            <text:p>$3,234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Tell Tale Firm Tofu</text:p>
          </table:table-cell>
          <table:table-cell office:value-type="percentage" office:value="0.556403961675388" calcext:value-type="percentage">
            <text:p>55.64%</text:p>
          </table:table-cell>
          <table:table-cell table:style-name="ce3" office:value-type="currency" office:value="16468.79" calcext:value-type="currency">
            <text:p>$16,469</text:p>
          </table:table-cell>
          <table:table-cell office:value-type="float" office:value="828" calcext:value-type="float">
            <text:p>82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Tell Tale Fresh Lima Bean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7" calcext:value-type="currency">
            <text:p>$3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Tell Tale Garlic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2" calcext:value-type="currency">
            <text:p>$4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Tell Tale Lime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21.8" calcext:value-type="currency">
            <text:p>$2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Tell Tale Mixed Nuts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13.6" calcext:value-type="currency">
            <text:p>$1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Tell Tale New Potatos</text:p>
          </table:table-cell>
          <table:table-cell office:value-type="percentage" office:value="0.505356818594516" calcext:value-type="percentage">
            <text:p>50.54%</text:p>
          </table:table-cell>
          <table:table-cell office:value-type="currency" office:value="2202.8" calcext:value-type="currency">
            <text:p>$2,203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Tell Tale Onion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.67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Tell Tale Potato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222" calcext:value-type="currency">
            <text:p>$22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Tell Tale Prepared Salad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8.91" calcext:value-type="currency">
            <text:p>$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Thresher Mint Chocolate Bar</text:p>
          </table:table-cell>
          <table:table-cell office:value-type="percentage" office:value="0.299684262018055" calcext:value-type="percentage">
            <text:p>29.97%</text:p>
          </table:table-cell>
          <table:table-cell office:value-type="currency" office:value="224.87" calcext:value-type="currency">
            <text:p>$225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Thresher Spicy Mints</text:p>
          </table:table-cell>
          <table:table-cell office:value-type="percentage" office:value="0.414208277365085" calcext:value-type="percentage">
            <text:p>41.42%</text:p>
          </table:table-cell>
          <table:table-cell table:style-name="ce3" office:value-type="currency" office:value="54584.52" calcext:value-type="currency">
            <text:p>$54,585</text:p>
          </table:table-cell>
          <table:table-cell office:value-type="float" office:value="196" calcext:value-type="float">
            <text:p>19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Thresher White Chocolate Bar</text:p>
          </table:table-cell>
          <table:table-cell office:value-type="percentage" office:value="0.32434092803963" calcext:value-type="percentage">
            <text:p>32.43%</text:p>
          </table:table-cell>
          <table:table-cell table:style-name="ce3" office:value-type="currency" office:value="4101.98" calcext:value-type="currency">
            <text:p>$4,102</text:p>
          </table:table-cell>
          <table:table-cell office:value-type="float" office:value="33" calcext:value-type="float">
            <text:p>3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Token Cola</text:p>
          </table:table-cell>
          <table:table-cell office:value-type="percentage" office:value="0.251598801910467" calcext:value-type="percentage">
            <text:p>25.16%</text:p>
          </table:table-cell>
          <table:table-cell office:value-type="currency" office:value="123.53" calcext:value-type="currency">
            <text:p>$124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Token Cranberry Juice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37.9" calcext:value-type="currency">
            <text:p>$3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Token Diet Cola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Token Diet Soda</text:p>
          </table:table-cell>
          <table:table-cell office:value-type="percentage" office:value="0.193810110450608" calcext:value-type="percentage">
            <text:p>19.38%</text:p>
          </table:table-cell>
          <table:table-cell table:style-name="ce3" office:value-type="currency" office:value="13661.31" calcext:value-type="currency">
            <text:p>$13,661</text:p>
          </table:table-cell>
          <table:table-cell office:value-type="float" office:value="41" calcext:value-type="float">
            <text:p>4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Walrus Imported Beer</text:p>
          </table:table-cell>
          <table:table-cell office:value-type="percentage" office:value="0.427953333848412" calcext:value-type="percentage">
            <text:p>42.80%</text:p>
          </table:table-cell>
          <table:table-cell office:value-type="currency" office:value="129.43" calcext:value-type="currency">
            <text:p>$129</text:p>
          </table:table-cell>
          <table:table-cell office:value-type="float" office:value="13" calcext:value-type="float">
            <text:p>1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Walrus Light Beer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Walrus Merlot Wine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.51" calcext:value-type="currency">
            <text:p>$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Washington Apple Drink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202.25" calcext:value-type="currency">
            <text:p>$20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Washington Cola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71" calcext:value-type="float">
            <text:p>7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Washington Diet Cola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21.75" calcext:value-type="currency">
            <text:p>$2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ubba's Washington Orange Juice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.75" calcext:value-type="currency">
            <text:p>$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American Chicken Hot Dog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American Cole Slaw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.36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American Foot-Long Hot Dogs</text:p>
          </table:table-cell>
          <table:table-cell office:value-type="percentage" office:value="-0.269071631755883" calcext:value-type="percentage">
            <text:p>-26.91%</text:p>
          </table:table-cell>
          <table:table-cell office:value-type="currency" office:value="309.36" calcext:value-type="currency">
            <text:p>$309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American Pimento Loaf</text:p>
          </table:table-cell>
          <table:table-cell office:value-type="percentage" office:value="0.759939301199972" calcext:value-type="percentage">
            <text:p>75.99%</text:p>
          </table:table-cell>
          <table:table-cell office:value-type="currency" office:value="3927.59" calcext:value-type="currency">
            <text:p>$3,928</text:p>
          </table:table-cell>
          <table:table-cell office:value-type="float" office:value="14" calcext:value-type="float">
            <text:p>1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American Potato Salad</text:p>
          </table:table-cell>
          <table:table-cell office:value-type="percentage" office:value="0.114989863335266" calcext:value-type="percentage">
            <text:p>11.50%</text:p>
          </table:table-cell>
          <table:table-cell table:style-name="ce3" office:value-type="currency" office:value="6935.22" calcext:value-type="currency">
            <text:p>$6,935</text:p>
          </table:table-cell>
          <table:table-cell office:value-type="float" office:value="31" calcext:value-type="float">
            <text:p>3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American Roasted Chicken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.38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American Sliced Ham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Atomic Malted Milk Balls</text:p>
          </table:table-cell>
          <table:table-cell office:value-type="percentage" office:value="0.677443237907207" calcext:value-type="percentage">
            <text:p>67.74%</text:p>
          </table:table-cell>
          <table:table-cell office:value-type="currency" office:value="405.2" calcext:value-type="currency">
            <text:p>$405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Atomic Tasty Candy Bar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14.49" calcext:value-type="currency">
            <text:p>$1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BBB Best Apple Butter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21.17" calcext:value-type="currency">
            <text:p>$2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BBB Best Columbian Coffee</text:p>
          </table:table-cell>
          <table:table-cell office:value-type="percentage" office:value="0.79075188377514" calcext:value-type="percentage">
            <text:p>79.08%</text:p>
          </table:table-cell>
          <table:table-cell table:style-name="ce3" office:value-type="currency" office:value="184.47" calcext:value-type="currency">
            <text:p>$184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BBB Best Corn Oil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9.27" calcext:value-type="currency">
            <text:p>$1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BBB Best Creamy Peanut Butter</text:p>
          </table:table-cell>
          <table:table-cell office:value-type="percentage" office:value="0.601165630893857" calcext:value-type="percentage">
            <text:p>60.12%</text:p>
          </table:table-cell>
          <table:table-cell office:value-type="currency" office:value="7762.32" calcext:value-type="currency">
            <text:p>$7,762</text:p>
          </table:table-cell>
          <table:table-cell office:value-type="float" office:value="32" calcext:value-type="float">
            <text:p>3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BBB Best Grape Jam</text:p>
          </table:table-cell>
          <table:table-cell office:value-type="percentage" office:value="0.591040184579889" calcext:value-type="percentage">
            <text:p>59.10%</text:p>
          </table:table-cell>
          <table:table-cell office:value-type="currency" office:value="832.16" calcext:value-type="currency">
            <text:p>$832</text:p>
          </table:table-cell>
          <table:table-cell office:value-type="float" office:value="24" calcext:value-type="float">
            <text:p>2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BBB Best Grape Preserves</text:p>
          </table:table-cell>
          <table:table-cell office:value-type="percentage" office:value="0.919400855920114" calcext:value-type="percentage">
            <text:p>91.94%</text:p>
          </table:table-cell>
          <table:table-cell office:value-type="currency" office:value="14.02" calcext:value-type="currency">
            <text:p>$14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BBB Best Low Fat Apple Butter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2.71" calcext:value-type="currency">
            <text:p>$1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BBB Best Tomato Sauce</text:p>
          </table:table-cell>
          <table:table-cell office:value-type="percentage" office:value="0.404867002510625" calcext:value-type="percentage">
            <text:p>40.49%</text:p>
          </table:table-cell>
          <table:table-cell office:value-type="currency" office:value="3047.05" calcext:value-type="currency">
            <text:p>$3,047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Best Choice Buttered Popcorn</text:p>
          </table:table-cell>
          <table:table-cell office:value-type="percentage" office:value="0.548598673300166" calcext:value-type="percentage">
            <text:p>54.86%</text:p>
          </table:table-cell>
          <table:table-cell office:value-type="currency" office:value="1206" calcext:value-type="currency">
            <text:p>$1,206</text:p>
          </table:table-cell>
          <table:table-cell office:value-type="float" office:value="18" calcext:value-type="float">
            <text:p>1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Best Choice Cheese Dip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Best Choice Corn Chip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7.02" calcext:value-type="currency">
            <text:p>$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Best Choice Dried Apricots</text:p>
          </table:table-cell>
          <table:table-cell office:value-type="percentage" office:value="0.56676209287958" calcext:value-type="percentage">
            <text:p>56.68%</text:p>
          </table:table-cell>
          <table:table-cell office:value-type="currency" office:value="1149.23" calcext:value-type="currency">
            <text:p>$1,149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Best Choice Fondue Mix</text:p>
          </table:table-cell>
          <table:table-cell office:value-type="percentage" office:value="0.722695584817971" calcext:value-type="percentage">
            <text:p>72.27%</text:p>
          </table:table-cell>
          <table:table-cell office:value-type="currency" office:value="25.82" calcext:value-type="currency">
            <text:p>$26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Best Choice Graham Crackers</text:p>
          </table:table-cell>
          <table:table-cell office:value-type="percentage" office:value="0.451519163617604" calcext:value-type="percentage">
            <text:p>45.15%</text:p>
          </table:table-cell>
          <table:table-cell table:style-name="ce3" office:value-type="currency" office:value="13413.96" calcext:value-type="currency">
            <text:p>$13,414</text:p>
          </table:table-cell>
          <table:table-cell office:value-type="float" office:value="24" calcext:value-type="float">
            <text:p>2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Best Choice Raisins</text:p>
          </table:table-cell>
          <table:table-cell office:value-type="percentage" office:value="0.363945578231293" calcext:value-type="percentage">
            <text:p>36.39%</text:p>
          </table:table-cell>
          <table:table-cell table:style-name="ce3" office:value-type="currency" office:value="82.32" calcext:value-type="currency">
            <text:p>$8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Best Choice Sesame Crackers</text:p>
          </table:table-cell>
          <table:table-cell office:value-type="percentage" office:value="0.405788263989868" calcext:value-type="percentage">
            <text:p>40.58%</text:p>
          </table:table-cell>
          <table:table-cell office:value-type="currency" office:value="213.19" calcext:value-type="currency">
            <text:p>$213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Best Choice Sugar Cookies</text:p>
          </table:table-cell>
          <table:table-cell office:value-type="percentage" office:value="0.556773568280602" calcext:value-type="percentage">
            <text:p>55.68%</text:p>
          </table:table-cell>
          <table:table-cell office:value-type="currency" office:value="39528.87" calcext:value-type="currency">
            <text:p>$39,529</text:p>
          </table:table-cell>
          <table:table-cell office:value-type="float" office:value="124" calcext:value-type="float">
            <text:p>12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Best Grits</text:p>
          </table:table-cell>
          <table:table-cell office:value-type="percentage" office:value="0.402061415155095" calcext:value-type="percentage">
            <text:p>40.21%</text:p>
          </table:table-cell>
          <table:table-cell office:value-type="currency" office:value="9829.17" calcext:value-type="currency">
            <text:p>$9,829</text:p>
          </table:table-cell>
          <table:table-cell office:value-type="float" office:value="150" calcext:value-type="float">
            <text:p>15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Better Canned Beets</text:p>
          </table:table-cell>
          <table:table-cell office:value-type="percentage" office:value="0.625943744074165" calcext:value-type="percentage">
            <text:p>62.59%</text:p>
          </table:table-cell>
          <table:table-cell office:value-type="currency" office:value="284.77" calcext:value-type="currency">
            <text:p>$285</text:p>
          </table:table-cell>
          <table:table-cell office:value-type="float" office:value="13" calcext:value-type="float">
            <text:p>1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Better Canned Tuna in Oil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Better Turkey Noodle Soup</text:p>
          </table:table-cell>
          <table:table-cell office:value-type="percentage" office:value="-0.555684262783386" calcext:value-type="percentage">
            <text:p>-55.57%</text:p>
          </table:table-cell>
          <table:table-cell office:value-type="currency" office:value="120.86" calcext:value-type="currency">
            <text:p>$121</text:p>
          </table:table-cell>
          <table:table-cell office:value-type="float" office:value="20" calcext:value-type="float">
            <text:p>2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Big City Canned Mixed Fruit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27.12" calcext:value-type="currency">
            <text:p>$2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Big Time Beef TV Dinner</text:p>
          </table:table-cell>
          <table:table-cell office:value-type="percentage" office:value="0.858354537743851" calcext:value-type="percentage">
            <text:p>85.84%</text:p>
          </table:table-cell>
          <table:table-cell office:value-type="currency" office:value="23.58" calcext:value-type="currency">
            <text:p>$24</text:p>
          </table:table-cell>
          <table:table-cell office:value-type="float" office:value="94" calcext:value-type="float">
            <text:p>9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Big Time Chicken TV Dinner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14.37" calcext:value-type="currency">
            <text:p>$1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Big Time Fajita French Fries</text:p>
          </table:table-cell>
          <table:table-cell office:value-type="percentage" office:value="0.792103293413174" calcext:value-type="percentage">
            <text:p>79.21%</text:p>
          </table:table-cell>
          <table:table-cell table:style-name="ce3" office:value-type="currency" office:value="106.88" calcext:value-type="currency">
            <text:p>$107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Big Time Frozen Broccoli</text:p>
          </table:table-cell>
          <table:table-cell office:value-type="percentage" office:value="0.430958385876419" calcext:value-type="percentage">
            <text:p>43.10%</text:p>
          </table:table-cell>
          <table:table-cell office:value-type="currency" office:value="95.16" calcext:value-type="currency">
            <text:p>$95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Big Time Frozen Cheese Pizza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.82" calcext:value-type="currency">
            <text:p>$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Big Time Frozen Pea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.24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Big Time Frozen Pepperoni Pizza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Big Time Grape Popsicles</text:p>
          </table:table-cell>
          <table:table-cell office:value-type="percentage" office:value="0.319621947302335" calcext:value-type="percentage">
            <text:p>31.96%</text:p>
          </table:table-cell>
          <table:table-cell office:value-type="currency" office:value="17465.29" calcext:value-type="currency">
            <text:p>$17,465</text:p>
          </table:table-cell>
          <table:table-cell office:value-type="float" office:value="679" calcext:value-type="float">
            <text:p>679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Big Time Low Fat Waffle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.23" calcext:value-type="currency">
            <text:p>$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Big Time Orange Popsicles</text:p>
          </table:table-cell>
          <table:table-cell office:value-type="percentage" office:value="0.330035633908477" calcext:value-type="percentage">
            <text:p>33.00%</text:p>
          </table:table-cell>
          <table:table-cell table:style-name="ce3" office:value-type="currency" office:value="213.28" calcext:value-type="currency">
            <text:p>$213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Big Time Popsicle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Blue Label Canned Yam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24" calcext:value-type="float">
            <text:p>2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Blue Label Chicken Ramen Soup</text:p>
          </table:table-cell>
          <table:table-cell office:value-type="percentage" office:value="0.00670474298485232" calcext:value-type="percentage">
            <text:p>0.67%</text:p>
          </table:table-cell>
          <table:table-cell office:value-type="currency" office:value="40.27" calcext:value-type="currency">
            <text:p>$4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Blue Label Fancy Canned Anchovies</text:p>
          </table:table-cell>
          <table:table-cell office:value-type="percentage" office:value="0.399000884825247" calcext:value-type="percentage">
            <text:p>39.90%</text:p>
          </table:table-cell>
          <table:table-cell office:value-type="currency" office:value="542.48" calcext:value-type="currency">
            <text:p>$542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Blue Label Fancy Canned Oyster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Blue Label Regular Ramen Soup</text:p>
          </table:table-cell>
          <table:table-cell office:value-type="percentage" office:value="0.448300213615155" calcext:value-type="percentage">
            <text:p>44.83%</text:p>
          </table:table-cell>
          <table:table-cell table:style-name="ce3" office:value-type="currency" office:value="2846.24" calcext:value-type="currency">
            <text:p>$2,846</text:p>
          </table:table-cell>
          <table:table-cell office:value-type="float" office:value="21" calcext:value-type="float">
            <text:p>2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Blue Medal Large Brown Egg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Blue Medal Large Eggs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41.1" calcext:value-type="currency">
            <text:p>$4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Blue Medal Small Brown Eggs</text:p>
          </table:table-cell>
          <table:table-cell office:value-type="percentage" office:value="0.155036834409565" calcext:value-type="percentage">
            <text:p>15.50%</text:p>
          </table:table-cell>
          <table:table-cell office:value-type="currency" office:value="2858.74" calcext:value-type="currency">
            <text:p>$2,859</text:p>
          </table:table-cell>
          <table:table-cell office:value-type="float" office:value="122" calcext:value-type="float">
            <text:p>12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Bravo Canned Beet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Bravo Canned Tomato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6.08" calcext:value-type="currency">
            <text:p>$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Bravo Canned Yam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5.26" calcext:value-type="currency">
            <text:p>$1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Bravo Chicken Noodle Soup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Bravo Rice Soup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2.78" calcext:value-type="currency">
            <text:p>$1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Bravo Turkey Noodle Soup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Carlson Blueberry Yogurt</text:p>
          </table:table-cell>
          <table:table-cell office:value-type="percentage" office:value="0.0249545140849488" calcext:value-type="percentage">
            <text:p>2.50%</text:p>
          </table:table-cell>
          <table:table-cell table:style-name="ce3" office:value-type="currency" office:value="3825.36" calcext:value-type="currency">
            <text:p>$3,825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Carlson Havarti Cheese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Carlson Muenster Cheese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Choice Semi-Sweet Chocolate Bar</text:p>
          </table:table-cell>
          <table:table-cell office:value-type="percentage" office:value="0.472102238246528" calcext:value-type="percentage">
            <text:p>47.21%</text:p>
          </table:table-cell>
          <table:table-cell table:style-name="ce3" office:value-type="currency" office:value="280.13" calcext:value-type="currency">
            <text:p>$280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Choice Tasty Candy Bar</text:p>
          </table:table-cell>
          <table:table-cell office:value-type="percentage" office:value="0.26991622239147" calcext:value-type="percentage">
            <text:p>26.99%</text:p>
          </table:table-cell>
          <table:table-cell office:value-type="currency" office:value="131.3" calcext:value-type="currency">
            <text:p>$131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Club Cheese Spread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Club Chocolate Milk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2.05" calcext:value-type="currency">
            <text:p>$3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Club Havarti Cheese</text:p>
          </table:table-cell>
          <table:table-cell office:value-type="percentage" office:value="0.501095406951771" calcext:value-type="percentage">
            <text:p>50.11%</text:p>
          </table:table-cell>
          <table:table-cell office:value-type="currency" office:value="26889.55" calcext:value-type="currency">
            <text:p>$26,890</text:p>
          </table:table-cell>
          <table:table-cell office:value-type="float" office:value="26" calcext:value-type="float">
            <text:p>2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Club Head Cheese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.87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Club Low Fat Cottage Cheese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Club Mild Cheddar Cheese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23.19" calcext:value-type="currency">
            <text:p>$2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Club Sour Cream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Colony Blueberry Muffins</text:p>
          </table:table-cell>
          <table:table-cell office:value-type="percentage" office:value="0.519966380641505" calcext:value-type="percentage">
            <text:p>52.00%</text:p>
          </table:table-cell>
          <table:table-cell table:style-name="ce3" office:value-type="currency" office:value="8185.75999999999" calcext:value-type="currency">
            <text:p>$8,186</text:p>
          </table:table-cell>
          <table:table-cell office:value-type="float" office:value="63" calcext:value-type="float">
            <text:p>6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Colony Wheat Bread</text:p>
          </table:table-cell>
          <table:table-cell office:value-type="percentage" office:value="0.500127872141144" calcext:value-type="percentage">
            <text:p>50.01%</text:p>
          </table:table-cell>
          <table:table-cell office:value-type="currency" office:value="6021.64" calcext:value-type="currency">
            <text:p>$6,022</text:p>
          </table:table-cell>
          <table:table-cell office:value-type="float" office:value="18" calcext:value-type="float">
            <text:p>1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Cutting Edge Roasted Chicken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2.43" calcext:value-type="currency">
            <text:p>$1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Cutting Edge Sliced Ham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16.24" calcext:value-type="currency">
            <text:p>$116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Discover Manicotti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4.5" calcext:value-type="currency">
            <text:p>$1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Discover Ravioli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24.7" calcext:value-type="currency">
            <text:p>$2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Discover Spaghetti</text:p>
          </table:table-cell>
          <table:table-cell office:value-type="percentage" office:value="0.48041759748949" calcext:value-type="percentage">
            <text:p>48.04%</text:p>
          </table:table-cell>
          <table:table-cell office:value-type="currency" office:value="28755.92" calcext:value-type="currency">
            <text:p>$28,756</text:p>
          </table:table-cell>
          <table:table-cell office:value-type="float" office:value="1131" calcext:value-type="float">
            <text:p>1,13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Ebony Almonds</text:p>
          </table:table-cell>
          <table:table-cell office:value-type="percentage" office:value="0.772749631087063" calcext:value-type="percentage">
            <text:p>77.27%</text:p>
          </table:table-cell>
          <table:table-cell office:value-type="currency" office:value="60.99" calcext:value-type="currency">
            <text:p>$61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Ebony Cantelope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10" calcext:value-type="currency">
            <text:p>$1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Ebony Elephant Garlic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.65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Ebony Fancy Plum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2.41" calcext:value-type="currency">
            <text:p>$1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Ebony Firm Tofu</text:p>
          </table:table-cell>
          <table:table-cell office:value-type="percentage" office:value="0.381931342655263" calcext:value-type="percentage">
            <text:p>38.19%</text:p>
          </table:table-cell>
          <table:table-cell table:style-name="ce3" office:value-type="currency" office:value="10356.94" calcext:value-type="currency">
            <text:p>$10,357</text:p>
          </table:table-cell>
          <table:table-cell office:value-type="float" office:value="96" calcext:value-type="float">
            <text:p>9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Ebony Macintosh Apple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.65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Ebony Mushroom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.74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Ebony Onions</text:p>
          </table:table-cell>
          <table:table-cell office:value-type="percentage" office:value="0.648791635361883" calcext:value-type="percentage">
            <text:p>64.88%</text:p>
          </table:table-cell>
          <table:table-cell table:style-name="ce3" office:value-type="currency" office:value="1597.2" calcext:value-type="currency">
            <text:p>$1,597</text:p>
          </table:table-cell>
          <table:table-cell office:value-type="float" office:value="25" calcext:value-type="float">
            <text:p>2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Ebony Potato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0.6" calcext:value-type="currency">
            <text:p>$1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Ebony Sweet Pea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Ebony Tomatos</text:p>
          </table:table-cell>
          <table:table-cell office:value-type="percentage" office:value="0.374679733734351" calcext:value-type="percentage">
            <text:p>37.47%</text:p>
          </table:table-cell>
          <table:table-cell table:style-name="ce3" office:value-type="currency" office:value="14702.61" calcext:value-type="currency">
            <text:p>$14,703</text:p>
          </table:table-cell>
          <table:table-cell office:value-type="float" office:value="104" calcext:value-type="float">
            <text:p>10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Even Better Buttermilk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Even Better Cheese Spread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0.05" calcext:value-type="currency">
            <text:p>$4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Even Better Mild Cheddar Cheese</text:p>
          </table:table-cell>
          <table:table-cell office:value-type="percentage" office:value="0.744504247454769" calcext:value-type="percentage">
            <text:p>74.45%</text:p>
          </table:table-cell>
          <table:table-cell office:value-type="currency" office:value="154.21" calcext:value-type="currency">
            <text:p>$154</text:p>
          </table:table-cell>
          <table:table-cell office:value-type="float" office:value="20" calcext:value-type="float">
            <text:p>2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Even Better Muenster Cheese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215.25" calcext:value-type="currency">
            <text:p>$21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Even Better Strawberry Yogurt</text:p>
          </table:table-cell>
          <table:table-cell office:value-type="percentage" office:value="0.338477301552362" calcext:value-type="percentage">
            <text:p>33.85%</text:p>
          </table:table-cell>
          <table:table-cell table:style-name="ce3" office:value-type="currency" office:value="30528.96" calcext:value-type="currency">
            <text:p>$30,529</text:p>
          </table:table-cell>
          <table:table-cell office:value-type="float" office:value="37" calcext:value-type="float">
            <text:p>37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Excellent Strawberry Drink</text:p>
          </table:table-cell>
          <table:table-cell office:value-type="percentage" office:value="0.641875171844927" calcext:value-type="percentage">
            <text:p>64.19%</text:p>
          </table:table-cell>
          <table:table-cell office:value-type="currency" office:value="218.22" calcext:value-type="currency">
            <text:p>$21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Fabulous Apple Drink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4.4" calcext:value-type="currency">
            <text:p>$1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Fantastic Wheat Bread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5.48" calcext:value-type="currency">
            <text:p>$15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Fast Apple Fruit Roll</text:p>
          </table:table-cell>
          <table:table-cell office:value-type="percentage" office:value="0.443099547511312" calcext:value-type="percentage">
            <text:p>44.31%</text:p>
          </table:table-cell>
          <table:table-cell office:value-type="currency" office:value="353.6" calcext:value-type="currency">
            <text:p>$354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Fast Avocado Dip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5.19" calcext:value-type="currency">
            <text:p>$35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Fast Cheese Cracker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Fast Chocolate Donuts</text:p>
          </table:table-cell>
          <table:table-cell office:value-type="percentage" office:value="0.645889306824288" calcext:value-type="percentage">
            <text:p>64.59%</text:p>
          </table:table-cell>
          <table:table-cell office:value-type="currency" office:value="186.1" calcext:value-type="currency">
            <text:p>$186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Fast Dried Date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Fast Frosted Donuts</text:p>
          </table:table-cell>
          <table:table-cell office:value-type="percentage" office:value="0.721045962975066" calcext:value-type="percentage">
            <text:p>72.10%</text:p>
          </table:table-cell>
          <table:table-cell office:value-type="currency" office:value="1744.23" calcext:value-type="currency">
            <text:p>$1,744</text:p>
          </table:table-cell>
          <table:table-cell office:value-type="float" office:value="16" calcext:value-type="float">
            <text:p>1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Fast Golden Raisins</text:p>
          </table:table-cell>
          <table:table-cell office:value-type="percentage" office:value="0.140659550653818" calcext:value-type="percentage">
            <text:p>14.07%</text:p>
          </table:table-cell>
          <table:table-cell table:style-name="ce3" office:value-type="currency" office:value="2197.86" calcext:value-type="currency">
            <text:p>$2,198</text:p>
          </table:table-cell>
          <table:table-cell office:value-type="float" office:value="46" calcext:value-type="float">
            <text:p>4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Fast Low Fat BBQ Chips</text:p>
          </table:table-cell>
          <table:table-cell office:value-type="percentage" office:value="0.485616422870837" calcext:value-type="percentage">
            <text:p>48.56%</text:p>
          </table:table-cell>
          <table:table-cell table:style-name="ce3" office:value-type="currency" office:value="4423.1" calcext:value-type="currency">
            <text:p>$4,423</text:p>
          </table:table-cell>
          <table:table-cell office:value-type="float" office:value="37" calcext:value-type="float">
            <text:p>37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Fast Low Fat Cookies</text:p>
          </table:table-cell>
          <table:table-cell office:value-type="percentage" office:value="0.70683114873465" calcext:value-type="percentage">
            <text:p>70.68%</text:p>
          </table:table-cell>
          <table:table-cell table:style-name="ce3" office:value-type="currency" office:value="8775.83" calcext:value-type="currency">
            <text:p>$8,776</text:p>
          </table:table-cell>
          <table:table-cell office:value-type="float" office:value="74" calcext:value-type="float">
            <text:p>7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Fast No Salt Popcorn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4.26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Fast Raspberry Fruit Roll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Fast Salted Pretzel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.74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Footnote Seasoned Hamburger</text:p>
          </table:table-cell>
          <table:table-cell office:value-type="percentage" office:value="0.924062862295504" calcext:value-type="percentage">
            <text:p>92.41%</text:p>
          </table:table-cell>
          <table:table-cell office:value-type="currency" office:value="310.52" calcext:value-type="currency">
            <text:p>$311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Golden Apple Cinnamon Waffle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Golden Beef TV Dinner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26.51" calcext:value-type="currency">
            <text:p>$2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Golden Blueberry Waffles</text:p>
          </table:table-cell>
          <table:table-cell office:value-type="percentage" office:value="0.683576836047714" calcext:value-type="percentage">
            <text:p>68.36%</text:p>
          </table:table-cell>
          <table:table-cell office:value-type="currency" office:value="357.97" calcext:value-type="currency">
            <text:p>$358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Golden Frozen Carrot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.65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Golden Frozen Chicken Thigh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.51" calcext:value-type="currency">
            <text:p>$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Golden Frozen Corn</text:p>
          </table:table-cell>
          <table:table-cell office:value-type="percentage" office:value="0.0586430513911164" calcext:value-type="percentage">
            <text:p>5.86%</text:p>
          </table:table-cell>
          <table:table-cell office:value-type="currency" office:value="717.05" calcext:value-type="currency">
            <text:p>$717</text:p>
          </table:table-cell>
          <table:table-cell office:value-type="float" office:value="151" calcext:value-type="float">
            <text:p>15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Golden Frozen Mushroom Pizza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10.6" calcext:value-type="currency">
            <text:p>$1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Golden Frozen Pancake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4.19" calcext:value-type="currency">
            <text:p>$1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Golden Popsicles</text:p>
          </table:table-cell>
          <table:table-cell office:value-type="percentage" office:value="-0.26598303582732" calcext:value-type="percentage">
            <text:p>-26.60%</text:p>
          </table:table-cell>
          <table:table-cell table:style-name="ce3" office:value-type="currency" office:value="236.97" calcext:value-type="currency">
            <text:p>$237</text:p>
          </table:table-cell>
          <table:table-cell office:value-type="float" office:value="31" calcext:value-type="float">
            <text:p>3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Gorilla 1% Milk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18.42" calcext:value-type="currency">
            <text:p>$1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Gorilla Blueberry Yogurt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Gorilla Havarti Cheese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.51" calcext:value-type="currency">
            <text:p>$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Gorilla Large Curd Cottage Cheese</text:p>
          </table:table-cell>
          <table:table-cell office:value-type="percentage" office:value="0.570093457943925" calcext:value-type="percentage">
            <text:p>57.01%</text:p>
          </table:table-cell>
          <table:table-cell office:value-type="currency" office:value="1.07" calcext:value-type="currency">
            <text:p>$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Gorilla Low Fat Cottage Cheese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3.58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Gorilla Sour Cream</text:p>
          </table:table-cell>
          <table:table-cell office:value-type="percentage" office:value="0.389442893837677" calcext:value-type="percentage">
            <text:p>38.94%</text:p>
          </table:table-cell>
          <table:table-cell table:style-name="ce3" office:value-type="currency" office:value="15373.91" calcext:value-type="currency">
            <text:p>$15,374</text:p>
          </table:table-cell>
          <table:table-cell office:value-type="float" office:value="27" calcext:value-type="float">
            <text:p>27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Great Bagel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.87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Great Pumpernickel Bread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6.35" calcext:value-type="currency">
            <text:p>$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Green Ribbon Canned Peache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High Top Dried Mushrooms</text:p>
          </table:table-cell>
          <table:table-cell office:value-type="percentage" office:value="0.686964649463748" calcext:value-type="percentage">
            <text:p>68.70%</text:p>
          </table:table-cell>
          <table:table-cell office:value-type="currency" office:value="104879.88" calcext:value-type="currency">
            <text:p>$104,880</text:p>
          </table:table-cell>
          <table:table-cell office:value-type="float" office:value="986" calcext:value-type="float">
            <text:p>98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High Top Fresh Lima Beans</text:p>
          </table:table-cell>
          <table:table-cell office:value-type="percentage" office:value="0.741802078127961" calcext:value-type="percentage">
            <text:p>74.18%</text:p>
          </table:table-cell>
          <table:table-cell office:value-type="currency" office:value="580.33" calcext:value-type="currency">
            <text:p>$580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High Top Fuji Apple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High Top Lemons</text:p>
          </table:table-cell>
          <table:table-cell office:value-type="percentage" office:value="0.786666666666667" calcext:value-type="percentage">
            <text:p>78.67%</text:p>
          </table:table-cell>
          <table:table-cell office:value-type="currency" office:value="94.5" calcext:value-type="currency">
            <text:p>$95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High Top Limes</text:p>
          </table:table-cell>
          <table:table-cell office:value-type="percentage" office:value="0.414655002302177" calcext:value-type="percentage">
            <text:p>41.47%</text:p>
          </table:table-cell>
          <table:table-cell office:value-type="currency" office:value="304.06" calcext:value-type="currency">
            <text:p>$304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High Top Mandarin Oranges</text:p>
          </table:table-cell>
          <table:table-cell office:value-type="percentage" office:value="0.426898079972814" calcext:value-type="percentage">
            <text:p>42.69%</text:p>
          </table:table-cell>
          <table:table-cell office:value-type="currency" office:value="2824.96" calcext:value-type="currency">
            <text:p>$2,825</text:p>
          </table:table-cell>
          <table:table-cell office:value-type="float" office:value="22" calcext:value-type="float">
            <text:p>2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High Top Mushroom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4.88" calcext:value-type="currency">
            <text:p>$1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High Top Squash</text:p>
          </table:table-cell>
          <table:table-cell office:value-type="percentage" office:value="0.507722007722008" calcext:value-type="percentage">
            <text:p>50.77%</text:p>
          </table:table-cell>
          <table:table-cell office:value-type="currency" office:value="10.36" calcext:value-type="currency">
            <text:p>$1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High Top Summer Squash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8.17" calcext:value-type="currency">
            <text:p>$1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Imagine Fajita French Frie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6.08" calcext:value-type="currency">
            <text:p>$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Imagine Frozen Cauliflower</text:p>
          </table:table-cell>
          <table:table-cell office:value-type="percentage" office:value="-0.111000332336324" calcext:value-type="percentage">
            <text:p>-11.10%</text:p>
          </table:table-cell>
          <table:table-cell table:style-name="ce3" office:value-type="currency" office:value="90.27" calcext:value-type="currency">
            <text:p>$90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Imagine Frozen Mushroom Pizza</text:p>
          </table:table-cell>
          <table:table-cell office:value-type="percentage" office:value="0.780767029192902" calcext:value-type="percentage">
            <text:p>78.08%</text:p>
          </table:table-cell>
          <table:table-cell office:value-type="currency" office:value="69.88" calcext:value-type="currency">
            <text:p>$7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Imagine Frozen Sausage Pizza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5.37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Imagine Home Style French Frie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Imagine Lime Popsicles</text:p>
          </table:table-cell>
          <table:table-cell office:value-type="percentage" office:value="0.527743247824613" calcext:value-type="percentage">
            <text:p>52.77%</text:p>
          </table:table-cell>
          <table:table-cell office:value-type="currency" office:value="88.49" calcext:value-type="currency">
            <text:p>$88</text:p>
          </table:table-cell>
          <table:table-cell office:value-type="float" office:value="23" calcext:value-type="float">
            <text:p>2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Jeffers Oatmeal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15.85" calcext:value-type="currency">
            <text:p>$1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Jumbo Small Brown Eggs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5.92" calcext:value-type="currency">
            <text:p>$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Just Right Canned Beet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4.89" calcext:value-type="currency">
            <text:p>$3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Just Right Canned Tuna in Water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.65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Just Right Large Canned Shrimp</text:p>
          </table:table-cell>
          <table:table-cell office:value-type="percentage" office:value="0.336907010915197" calcext:value-type="percentage">
            <text:p>33.69%</text:p>
          </table:table-cell>
          <table:table-cell table:style-name="ce3" office:value-type="currency" office:value="1905.6" calcext:value-type="currency">
            <text:p>$1,906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Landslide Apple Butter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.26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Landslide Creamy Peanut Butter</text:p>
          </table:table-cell>
          <table:table-cell office:value-type="percentage" office:value="0.514997458057956" calcext:value-type="percentage">
            <text:p>51.50%</text:p>
          </table:table-cell>
          <table:table-cell table:style-name="ce3" office:value-type="currency" office:value="590.1" calcext:value-type="currency">
            <text:p>$590</text:p>
          </table:table-cell>
          <table:table-cell office:value-type="float" office:value="20" calcext:value-type="float">
            <text:p>2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Landslide Extra Chunky Peanut Butter</text:p>
          </table:table-cell>
          <table:table-cell office:value-type="percentage" office:value="0.400639809885063" calcext:value-type="percentage">
            <text:p>40.06%</text:p>
          </table:table-cell>
          <table:table-cell office:value-type="currency" office:value="2188.15" calcext:value-type="currency">
            <text:p>$2,188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Landslide Oregano</text:p>
          </table:table-cell>
          <table:table-cell office:value-type="percentage" office:value="0.125852448853069" calcext:value-type="percentage">
            <text:p>12.59%</text:p>
          </table:table-cell>
          <table:table-cell table:style-name="ce3" office:value-type="currency" office:value="193.56" calcext:value-type="currency">
            <text:p>$194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Medalist Ravioli</text:p>
          </table:table-cell>
          <table:table-cell office:value-type="percentage" office:value="0.675655976676385" calcext:value-type="percentage">
            <text:p>67.57%</text:p>
          </table:table-cell>
          <table:table-cell office:value-type="currency" office:value="82.32" calcext:value-type="currency">
            <text:p>$82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Moms Corned Beef</text:p>
          </table:table-cell>
          <table:table-cell office:value-type="percentage" office:value="0.846482988937591" calcext:value-type="percentage">
            <text:p>84.65%</text:p>
          </table:table-cell>
          <table:table-cell table:style-name="ce3" office:value-type="currency" office:value="766.56" calcext:value-type="currency">
            <text:p>$767</text:p>
          </table:table-cell>
          <table:table-cell office:value-type="float" office:value="63" calcext:value-type="float">
            <text:p>6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Moms Potato Salad</text:p>
          </table:table-cell>
          <table:table-cell office:value-type="percentage" office:value="0.434204106602431" calcext:value-type="percentage">
            <text:p>43.42%</text:p>
          </table:table-cell>
          <table:table-cell table:style-name="ce3" office:value-type="currency" office:value="22525.19" calcext:value-type="currency">
            <text:p>$22,525</text:p>
          </table:table-cell>
          <table:table-cell office:value-type="float" office:value="179" calcext:value-type="float">
            <text:p>179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Moms Sliced Ham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.89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Moms Sliced Turkey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Monarch Thai Rice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.58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National Large Brown Egg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4.49" calcext:value-type="currency">
            <text:p>$3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Nationeel Cheese Dip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.24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Nationeel Dried Apricot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.64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Nationeel Grape Fruit Roll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.27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Nationeel Low Fat Chip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7.68" calcext:value-type="currency">
            <text:p>$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Nationeel Low Fat Cookie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.68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Nationeel Mini Donut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Nationeel No Salt Popcorn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07.61" calcext:value-type="currency">
            <text:p>$10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Nationeel Raspberry Fruit Roll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Nationeel Salted Pretzels</text:p>
          </table:table-cell>
          <table:table-cell office:value-type="percentage" office:value="0.697539620292964" calcext:value-type="percentage">
            <text:p>69.75%</text:p>
          </table:table-cell>
          <table:table-cell office:value-type="currency" office:value="89722.33" calcext:value-type="currency">
            <text:p>$89,722</text:p>
          </table:table-cell>
          <table:table-cell office:value-type="float" office:value="910" calcext:value-type="float">
            <text:p>91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Radius Wheat Puffs</text:p>
          </table:table-cell>
          <table:table-cell office:value-type="percentage" office:value="0.498739970006648" calcext:value-type="percentage">
            <text:p>49.87%</text:p>
          </table:table-cell>
          <table:table-cell office:value-type="currency" office:value="646.81" calcext:value-type="currency">
            <text:p>$647</text:p>
          </table:table-cell>
          <table:table-cell office:value-type="float" office:value="26" calcext:value-type="float">
            <text:p>2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Red Spade Chicken Hot Dog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Red Spade Pimento Loaf</text:p>
          </table:table-cell>
          <table:table-cell office:value-type="percentage" office:value="-21.1917808219178" calcext:value-type="percentage">
            <text:p>-2119.18%</text:p>
          </table:table-cell>
          <table:table-cell office:value-type="currency" office:value="3.65" calcext:value-type="currency">
            <text:p>$4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Red Spade Sliced Turkey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6.1" calcext:value-type="currency">
            <text:p>$6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Special Oatmeal</text:p>
          </table:table-cell>
          <table:table-cell office:value-type="percentage" office:value="0.429069123823788" calcext:value-type="percentage">
            <text:p>42.91%</text:p>
          </table:table-cell>
          <table:table-cell table:style-name="ce3" office:value-type="currency" office:value="614.26" calcext:value-type="currency">
            <text:p>$614</text:p>
          </table:table-cell>
          <table:table-cell office:value-type="float" office:value="14" calcext:value-type="float">
            <text:p>1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Super Apple Butter</text:p>
          </table:table-cell>
          <table:table-cell office:value-type="percentage" office:value="0.701204256478673" calcext:value-type="percentage">
            <text:p>70.12%</text:p>
          </table:table-cell>
          <table:table-cell table:style-name="ce3" office:value-type="currency" office:value="2825.81" calcext:value-type="currency">
            <text:p>$2,826</text:p>
          </table:table-cell>
          <table:table-cell office:value-type="float" office:value="27" calcext:value-type="float">
            <text:p>27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Super Apple Preserve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.11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Super Columbian Coffee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27.16" calcext:value-type="currency">
            <text:p>$2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Super Decaf Coffee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78.58" calcext:value-type="currency">
            <text:p>$7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Super French Roast Coffee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5.49" calcext:value-type="currency">
            <text:p>$1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Super Grape Jam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Super Grape Preserves</text:p>
          </table:table-cell>
          <table:table-cell office:value-type="percentage" office:value="0.649343205158825" calcext:value-type="percentage">
            <text:p>64.93%</text:p>
          </table:table-cell>
          <table:table-cell office:value-type="currency" office:value="209.35" calcext:value-type="currency">
            <text:p>$20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Super Pepper</text:p>
          </table:table-cell>
          <table:table-cell office:value-type="percentage" office:value="0.656749138740996" calcext:value-type="percentage">
            <text:p>65.67%</text:p>
          </table:table-cell>
          <table:table-cell office:value-type="currency" office:value="95.79" calcext:value-type="currency">
            <text:p>$96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Super Regular Coffee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.72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Super Strawberry Jelly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21.65" calcext:value-type="currency">
            <text:p>$2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Super Vegetable Oil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.67" calcext:value-type="currency">
            <text:p>$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Tell Tale Baby Onion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8.91" calcext:value-type="currency">
            <text:p>$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Tell Tale Beets</text:p>
          </table:table-cell>
          <table:table-cell office:value-type="percentage" office:value="0.890122086570477" calcext:value-type="percentage">
            <text:p>89.01%</text:p>
          </table:table-cell>
          <table:table-cell office:value-type="currency" office:value="9.01" calcext:value-type="currency">
            <text:p>$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Tell Tale Cantelope</text:p>
          </table:table-cell>
          <table:table-cell office:value-type="percentage" office:value="0.0901846194713774" calcext:value-type="percentage">
            <text:p>9.02%</text:p>
          </table:table-cell>
          <table:table-cell office:value-type="currency" office:value="225.87" calcext:value-type="currency">
            <text:p>$226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Tell Tale Corn on the Cob</text:p>
          </table:table-cell>
          <table:table-cell office:value-type="percentage" office:value="0.683725365543547" calcext:value-type="percentage">
            <text:p>68.37%</text:p>
          </table:table-cell>
          <table:table-cell office:value-type="currency" office:value="1101.1" calcext:value-type="currency">
            <text:p>$1,101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Tell Tale Firm Tofu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4.5" calcext:value-type="currency">
            <text:p>$5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Tell Tale Garlic</text:p>
          </table:table-cell>
          <table:table-cell office:value-type="percentage" office:value="0.18902778965052" calcext:value-type="percentage">
            <text:p>18.90%</text:p>
          </table:table-cell>
          <table:table-cell table:style-name="ce3" office:value-type="currency" office:value="10762.28" calcext:value-type="currency">
            <text:p>$10,762</text:p>
          </table:table-cell>
          <table:table-cell office:value-type="float" office:value="36" calcext:value-type="float">
            <text:p>3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Tell Tale Green Pepper</text:p>
          </table:table-cell>
          <table:table-cell office:value-type="percentage" office:value="0.53997975708502" calcext:value-type="percentage">
            <text:p>54.00%</text:p>
          </table:table-cell>
          <table:table-cell office:value-type="currency" office:value="1086.8" calcext:value-type="currency">
            <text:p>$1,087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Tell Tale Mixed Nut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Tell Tale Mushrooms</text:p>
          </table:table-cell>
          <table:table-cell office:value-type="percentage" office:value="-0.064316079019755" calcext:value-type="percentage">
            <text:p>-6.43%</text:p>
          </table:table-cell>
          <table:table-cell table:style-name="ce3" office:value-type="currency" office:value="1199.7" calcext:value-type="currency">
            <text:p>$1,200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Tell Tale Onions</text:p>
          </table:table-cell>
          <table:table-cell office:value-type="percentage" office:value="0.463248103605855" calcext:value-type="percentage">
            <text:p>46.32%</text:p>
          </table:table-cell>
          <table:table-cell office:value-type="currency" office:value="23184.79" calcext:value-type="currency">
            <text:p>$23,185</text:p>
          </table:table-cell>
          <table:table-cell office:value-type="float" office:value="32" calcext:value-type="float">
            <text:p>3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Tell Tale Party Nuts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4.87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Tell Tale Shitake Mushrooms</text:p>
          </table:table-cell>
          <table:table-cell office:value-type="percentage" office:value="0.785172833209087" calcext:value-type="percentage">
            <text:p>78.52%</text:p>
          </table:table-cell>
          <table:table-cell table:style-name="ce3" office:value-type="currency" office:value="-5097.4" calcext:value-type="currency">
            <text:p>($5,097)</text:p>
          </table:table-cell>
          <table:table-cell office:value-type="float" office:value="-32" calcext:value-type="float">
            <text:p>-3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Tell Tale Tangerine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.15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Thresher Mint Chocolate Bar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Thresher Tasty Candy Bar</text:p>
          </table:table-cell>
          <table:table-cell office:value-type="percentage" office:value="0.874350086655113" calcext:value-type="percentage">
            <text:p>87.44%</text:p>
          </table:table-cell>
          <table:table-cell office:value-type="currency" office:value="34.62" calcext:value-type="currency">
            <text:p>$35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Tip Top Lox</text:p>
          </table:table-cell>
          <table:table-cell office:value-type="percentage" office:value="0.63308783294142" calcext:value-type="percentage">
            <text:p>63.31%</text:p>
          </table:table-cell>
          <table:table-cell table:style-name="ce3" office:value-type="currency" office:value="2704.68" calcext:value-type="currency">
            <text:p>$2,705</text:p>
          </table:table-cell>
          <table:table-cell office:value-type="float" office:value="24" calcext:value-type="float">
            <text:p>2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Tip Top Scallop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1.27" calcext:value-type="currency">
            <text:p>$1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Token Apple Drink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.95" calcext:value-type="currency">
            <text:p>$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Token Apple Juice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8.28" calcext:value-type="currency">
            <text:p>$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Token Berry Juice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.38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Token Cranberry Juice</text:p>
          </table:table-cell>
          <table:table-cell office:value-type="percentage" office:value="0.470565712644778" calcext:value-type="percentage">
            <text:p>47.06%</text:p>
          </table:table-cell>
          <table:table-cell office:value-type="currency" office:value="104.47" calcext:value-type="currency">
            <text:p>$104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Token Strawberry Drink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Urban Small Eggs</text:p>
          </table:table-cell>
          <table:table-cell office:value-type="percentage" office:value="0.462568798050149" calcext:value-type="percentage">
            <text:p>46.26%</text:p>
          </table:table-cell>
          <table:table-cell table:style-name="ce3" office:value-type="currency" office:value="5530.68" calcext:value-type="currency">
            <text:p>$5,531</text:p>
          </table:table-cell>
          <table:table-cell office:value-type="float" office:value="37" calcext:value-type="float">
            <text:p>37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Walrus Chardonnay Wine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.11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Walrus Light Beer</text:p>
          </table:table-cell>
          <table:table-cell office:value-type="percentage" office:value="0.18515614791585" calcext:value-type="percentage">
            <text:p>18.52%</text:p>
          </table:table-cell>
          <table:table-cell office:value-type="currency" office:value="76.53" calcext:value-type="currency">
            <text:p>$77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Walrus Merlot Wine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.89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Washington Apple Drink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22.09" calcext:value-type="currency">
            <text:p>$2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Washington Berry Juice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20.03" calcext:value-type="currency">
            <text:p>$2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Washington Cola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9.77" calcext:value-type="currency">
            <text:p>$2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nnifer's Washington Cream Soda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American Chicken Hot Dogs</text:p>
          </table:table-cell>
          <table:table-cell office:value-type="percentage" office:value="0.493622448979592" calcext:value-type="percentage">
            <text:p>49.36%</text:p>
          </table:table-cell>
          <table:table-cell office:value-type="currency" office:value="86.24" calcext:value-type="currency">
            <text:p>$86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American Corned Beef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American Pimento Loaf</text:p>
          </table:table-cell>
          <table:table-cell office:value-type="percentage" office:value="0.421175656638402" calcext:value-type="percentage">
            <text:p>42.12%</text:p>
          </table:table-cell>
          <table:table-cell table:style-name="ce3" office:value-type="currency" office:value="427255.7" calcext:value-type="currency">
            <text:p>$427,256</text:p>
          </table:table-cell>
          <table:table-cell office:value-type="float" office:value="551" calcext:value-type="float">
            <text:p>55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American Sliced Ham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Atomic Mint Chocolate Bar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6.8" calcext:value-type="currency">
            <text:p>$1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Atomic Mint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1.21" calcext:value-type="currency">
            <text:p>$1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Atomic Semi-Sweet Chocolate Bar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Atomic Spicy Mint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BBB Best Apple Butter</text:p>
          </table:table-cell>
          <table:table-cell office:value-type="percentage" office:value="0.469628711166219" calcext:value-type="percentage">
            <text:p>46.96%</text:p>
          </table:table-cell>
          <table:table-cell office:value-type="currency" office:value="1451.7" calcext:value-type="currency">
            <text:p>$1,452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BBB Best Apple Jelly</text:p>
          </table:table-cell>
          <table:table-cell office:value-type="percentage" office:value="-0.0850489706176294" calcext:value-type="percentage">
            <text:p>-8.50%</text:p>
          </table:table-cell>
          <table:table-cell office:value-type="currency" office:value="200.12" calcext:value-type="currency">
            <text:p>$200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BBB Best Creamy Peanut Butter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6.08" calcext:value-type="currency">
            <text:p>$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BBB Best French Roast Coffee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0.69" calcext:value-type="currency">
            <text:p>$1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BBB Best Grape Jelly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BBB Best Hot Chocolate</text:p>
          </table:table-cell>
          <table:table-cell office:value-type="percentage" office:value="0.66542750929368" calcext:value-type="percentage">
            <text:p>66.54%</text:p>
          </table:table-cell>
          <table:table-cell table:style-name="ce3" office:value-type="currency" office:value="48.42" calcext:value-type="currency">
            <text:p>$48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BBB Best Pepper</text:p>
          </table:table-cell>
          <table:table-cell office:value-type="percentage" office:value="0.397775277085622" calcext:value-type="percentage">
            <text:p>39.78%</text:p>
          </table:table-cell>
          <table:table-cell office:value-type="currency" office:value="6718.14" calcext:value-type="currency">
            <text:p>$6,718</text:p>
          </table:table-cell>
          <table:table-cell office:value-type="float" office:value="25" calcext:value-type="float">
            <text:p>2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BBB Best Salt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BBB Best Strawberry Jelly</text:p>
          </table:table-cell>
          <table:table-cell office:value-type="percentage" office:value="0.248915696974758" calcext:value-type="percentage">
            <text:p>24.89%</text:p>
          </table:table-cell>
          <table:table-cell office:value-type="currency" office:value="6107.61" calcext:value-type="currency">
            <text:p>$6,108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Best Choice Avocado Dip</text:p>
          </table:table-cell>
          <table:table-cell office:value-type="percentage" office:value="0.27336860670194" calcext:value-type="percentage">
            <text:p>27.34%</text:p>
          </table:table-cell>
          <table:table-cell office:value-type="currency" office:value="51.03" calcext:value-type="currency">
            <text:p>$51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Best Choice Golden Raisins</text:p>
          </table:table-cell>
          <table:table-cell office:value-type="percentage" office:value="0.464341795135644" calcext:value-type="percentage">
            <text:p>46.43%</text:p>
          </table:table-cell>
          <table:table-cell table:style-name="ce3" office:value-type="currency" office:value="15889.05" calcext:value-type="currency">
            <text:p>$15,889</text:p>
          </table:table-cell>
          <table:table-cell office:value-type="float" office:value="272" calcext:value-type="float">
            <text:p>27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Best Choice Grape Fruit Roll</text:p>
          </table:table-cell>
          <table:table-cell office:value-type="percentage" office:value="0.564196625091709" calcext:value-type="percentage">
            <text:p>56.42%</text:p>
          </table:table-cell>
          <table:table-cell table:style-name="ce3" office:value-type="currency" office:value="190.82" calcext:value-type="currency">
            <text:p>$191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Best Choice Lemon Cookie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4.25" calcext:value-type="currency">
            <text:p>$3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Best Choice No Salt Popcorn</text:p>
          </table:table-cell>
          <table:table-cell office:value-type="percentage" office:value="0.350324349265803" calcext:value-type="percentage">
            <text:p>35.03%</text:p>
          </table:table-cell>
          <table:table-cell table:style-name="ce3" office:value-type="currency" office:value="1105.29" calcext:value-type="currency">
            <text:p>$1,105</text:p>
          </table:table-cell>
          <table:table-cell office:value-type="float" office:value="16" calcext:value-type="float">
            <text:p>1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Best Choice Salted Pretzels</text:p>
          </table:table-cell>
          <table:table-cell office:value-type="percentage" office:value="0.323347547253965" calcext:value-type="percentage">
            <text:p>32.33%</text:p>
          </table:table-cell>
          <table:table-cell office:value-type="currency" office:value="1479.77" calcext:value-type="currency">
            <text:p>$1,480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Best Grit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9.37" calcext:value-type="currency">
            <text:p>$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Best Oatmeal</text:p>
          </table:table-cell>
          <table:table-cell office:value-type="percentage" office:value="0.639844188410867" calcext:value-type="percentage">
            <text:p>63.98%</text:p>
          </table:table-cell>
          <table:table-cell office:value-type="currency" office:value="4258.99" calcext:value-type="currency">
            <text:p>$4,259</text:p>
          </table:table-cell>
          <table:table-cell office:value-type="float" office:value="16" calcext:value-type="float">
            <text:p>1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Better Canned Peas</text:p>
          </table:table-cell>
          <table:table-cell office:value-type="percentage" office:value="0.867199508146326" calcext:value-type="percentage">
            <text:p>86.72%</text:p>
          </table:table-cell>
          <table:table-cell office:value-type="currency" office:value="97.59" calcext:value-type="currency">
            <text:p>$98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Better Canned String Bean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Better Canned Tuna in Water</text:p>
          </table:table-cell>
          <table:table-cell office:value-type="percentage" office:value="0.238856752662685" calcext:value-type="percentage">
            <text:p>23.89%</text:p>
          </table:table-cell>
          <table:table-cell table:style-name="ce3" office:value-type="currency" office:value="2548.18" calcext:value-type="currency">
            <text:p>$2,548</text:p>
          </table:table-cell>
          <table:table-cell office:value-type="float" office:value="14" calcext:value-type="float">
            <text:p>1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Better Chicken Noodle Soup</text:p>
          </table:table-cell>
          <table:table-cell office:value-type="percentage" office:value="0.503948029574331" calcext:value-type="percentage">
            <text:p>50.39%</text:p>
          </table:table-cell>
          <table:table-cell office:value-type="currency" office:value="278.62" calcext:value-type="currency">
            <text:p>$279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Better Chicken Soup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Better Regular Ramen Soup</text:p>
          </table:table-cell>
          <table:table-cell office:value-type="percentage" office:value="0.692634560906516" calcext:value-type="percentage">
            <text:p>69.26%</text:p>
          </table:table-cell>
          <table:table-cell office:value-type="currency" office:value="14.12" calcext:value-type="currency">
            <text:p>$14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Big City Canned Mixed Fruit</text:p>
          </table:table-cell>
          <table:table-cell office:value-type="percentage" office:value="0.430956694731607" calcext:value-type="percentage">
            <text:p>43.10%</text:p>
          </table:table-cell>
          <table:table-cell table:style-name="ce3" office:value-type="currency" office:value="562.98" calcext:value-type="currency">
            <text:p>$563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Big City Canned Peache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Big Time Frozen Cauliflower</text:p>
          </table:table-cell>
          <table:table-cell office:value-type="percentage" office:value="0.873473917869034" calcext:value-type="percentage">
            <text:p>87.35%</text:p>
          </table:table-cell>
          <table:table-cell office:value-type="currency" office:value="45.05" calcext:value-type="currency">
            <text:p>$45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Big Time Frozen Chicken Thighs</text:p>
          </table:table-cell>
          <table:table-cell office:value-type="percentage" office:value="0.704074338813438" calcext:value-type="percentage">
            <text:p>70.41%</text:p>
          </table:table-cell>
          <table:table-cell office:value-type="currency" office:value="55.96" calcext:value-type="currency">
            <text:p>$56</text:p>
          </table:table-cell>
          <table:table-cell office:value-type="float" office:value="36" calcext:value-type="float">
            <text:p>3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Big Time Frozen Chicken Wing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Big Time Frozen Pancake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Big Time Frozen Sausage Pizza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Big Time Ice Cream Sandwich</text:p>
          </table:table-cell>
          <table:table-cell office:value-type="percentage" office:value="0.854219948849105" calcext:value-type="percentage">
            <text:p>85.42%</text:p>
          </table:table-cell>
          <table:table-cell office:value-type="currency" office:value="39.1" calcext:value-type="currency">
            <text:p>$39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Big Time Lime Popsicles</text:p>
          </table:table-cell>
          <table:table-cell office:value-type="percentage" office:value="0.587351424086118" calcext:value-type="percentage">
            <text:p>58.74%</text:p>
          </table:table-cell>
          <table:table-cell office:value-type="currency" office:value="178.36" calcext:value-type="currency">
            <text:p>$178</text:p>
          </table:table-cell>
          <table:table-cell office:value-type="float" office:value="12" calcext:value-type="float">
            <text:p>1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Blue Label Canned Beet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27.75" calcext:value-type="currency">
            <text:p>$2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Blue Label Canned String Bean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Blue Label Canned Tuna in Oil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4.38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Blue Label Canned Yams</text:p>
          </table:table-cell>
          <table:table-cell office:value-type="percentage" office:value="0.474747474747475" calcext:value-type="percentage">
            <text:p>47.47%</text:p>
          </table:table-cell>
          <table:table-cell table:style-name="ce3" office:value-type="currency" office:value="11.88" calcext:value-type="currency">
            <text:p>$12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Blue Label Large Canned Shrimp</text:p>
          </table:table-cell>
          <table:table-cell office:value-type="percentage" office:value="0.256957409144991" calcext:value-type="percentage">
            <text:p>25.70%</text:p>
          </table:table-cell>
          <table:table-cell office:value-type="currency" office:value="1033.79" calcext:value-type="currency">
            <text:p>$1,034</text:p>
          </table:table-cell>
          <table:table-cell office:value-type="float" office:value="36" calcext:value-type="float">
            <text:p>3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Blue Label Rice Soup</text:p>
          </table:table-cell>
          <table:table-cell office:value-type="percentage" office:value="0.636205612118202" calcext:value-type="percentage">
            <text:p>63.62%</text:p>
          </table:table-cell>
          <table:table-cell table:style-name="ce3" office:value-type="currency" office:value="120.81" calcext:value-type="currency">
            <text:p>$121</text:p>
          </table:table-cell>
          <table:table-cell office:value-type="float" office:value="48" calcext:value-type="float">
            <text:p>4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Blue Medal Egg Substitute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Bravo Canned Beets</text:p>
          </table:table-cell>
          <table:table-cell office:value-type="percentage" office:value="-0.008147113594041" calcext:value-type="percentage">
            <text:p>-0.81%</text:p>
          </table:table-cell>
          <table:table-cell office:value-type="currency" office:value="85.92" calcext:value-type="currency">
            <text:p>$86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Bravo Canned String Bean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Bravo Canned Tomatos</text:p>
          </table:table-cell>
          <table:table-cell office:value-type="percentage" office:value="0.340140467951887" calcext:value-type="percentage">
            <text:p>34.01%</text:p>
          </table:table-cell>
          <table:table-cell table:style-name="ce3" office:value-type="currency" office:value="971.04" calcext:value-type="currency">
            <text:p>$971</text:p>
          </table:table-cell>
          <table:table-cell office:value-type="float" office:value="14" calcext:value-type="float">
            <text:p>1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Bravo Chicken Ramen Soup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Bravo Creamed Corn</text:p>
          </table:table-cell>
          <table:table-cell office:value-type="percentage" office:value="0.5703125" calcext:value-type="percentage">
            <text:p>57.03%</text:p>
          </table:table-cell>
          <table:table-cell table:style-name="ce3" office:value-type="currency" office:value="30.72" calcext:value-type="currency">
            <text:p>$31</text:p>
          </table:table-cell>
          <table:table-cell office:value-type="float" office:value="12" calcext:value-type="float">
            <text:p>1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Bravo Fancy Canned Oyster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3.52" calcext:value-type="currency">
            <text:p>$1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Bravo Large Canned Shrimp</text:p>
          </table:table-cell>
          <table:table-cell office:value-type="percentage" office:value="0.391643372075916" calcext:value-type="percentage">
            <text:p>39.16%</text:p>
          </table:table-cell>
          <table:table-cell office:value-type="currency" office:value="475.79" calcext:value-type="currency">
            <text:p>$47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Bravo Noodle Soup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9.74" calcext:value-type="currency">
            <text:p>$1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Bravo Rice Soup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Bravo Vegetable Soup</text:p>
          </table:table-cell>
          <table:table-cell office:value-type="percentage" office:value="0.527709359605911" calcext:value-type="percentage">
            <text:p>52.77%</text:p>
          </table:table-cell>
          <table:table-cell office:value-type="currency" office:value="129.92" calcext:value-type="currency">
            <text:p>$13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Carlson 1% Milk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9.49" calcext:value-type="currency">
            <text:p>$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Carlson 2% Milk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87.75" calcext:value-type="currency">
            <text:p>$18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Carlson Buttermilk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.74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Carlson Low Fat Sour Cream</text:p>
          </table:table-cell>
          <table:table-cell office:value-type="percentage" office:value="0.173245977774092" calcext:value-type="percentage">
            <text:p>17.32%</text:p>
          </table:table-cell>
          <table:table-cell table:style-name="ce3" office:value-type="currency" office:value="964.64" calcext:value-type="currency">
            <text:p>$965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Carlson Mild Cheddar Cheese</text:p>
          </table:table-cell>
          <table:table-cell office:value-type="percentage" office:value="-0.0457075366491616" calcext:value-type="percentage">
            <text:p>-4.57%</text:p>
          </table:table-cell>
          <table:table-cell table:style-name="ce3" office:value-type="currency" office:value="5918.28" calcext:value-type="currency">
            <text:p>$5,918</text:p>
          </table:table-cell>
          <table:table-cell office:value-type="float" office:value="14" calcext:value-type="float">
            <text:p>1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Carlson Sour Cream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Carlson Strawberry Yogurt</text:p>
          </table:table-cell>
          <table:table-cell office:value-type="percentage" office:value="0.0231166842155642" calcext:value-type="percentage">
            <text:p>2.31%</text:p>
          </table:table-cell>
          <table:table-cell office:value-type="currency" office:value="1671.52" calcext:value-type="currency">
            <text:p>$1,672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Choice Bubble Gum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.65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Choice Mints</text:p>
          </table:table-cell>
          <table:table-cell office:value-type="percentage" office:value="0.622877292738296" calcext:value-type="percentage">
            <text:p>62.29%</text:p>
          </table:table-cell>
          <table:table-cell office:value-type="currency" office:value="-3264.11" calcext:value-type="currency">
            <text:p>($3,264)</text:p>
          </table:table-cell>
          <table:table-cell office:value-type="float" office:value="-13" calcext:value-type="float">
            <text:p>-1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Club Blueberry Yogurt</text:p>
          </table:table-cell>
          <table:table-cell office:value-type="percentage" office:value="0.301789896185871" calcext:value-type="percentage">
            <text:p>30.18%</text:p>
          </table:table-cell>
          <table:table-cell office:value-type="currency" office:value="53256.72" calcext:value-type="currency">
            <text:p>$53,257</text:p>
          </table:table-cell>
          <table:table-cell office:value-type="float" office:value="150" calcext:value-type="float">
            <text:p>15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Club Cheese Spread</text:p>
          </table:table-cell>
          <table:table-cell office:value-type="percentage" office:value="-195.769759450172" calcext:value-type="percentage">
            <text:p>-19576.98%</text:p>
          </table:table-cell>
          <table:table-cell office:value-type="currency" office:value="11.64" calcext:value-type="currency">
            <text:p>$12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Club Havarti Cheese</text:p>
          </table:table-cell>
          <table:table-cell office:value-type="percentage" office:value="0.867149758454106" calcext:value-type="percentage">
            <text:p>86.71%</text:p>
          </table:table-cell>
          <table:table-cell table:style-name="ce3" office:value-type="currency" office:value="4.14" calcext:value-type="currency">
            <text:p>$4</text:p>
          </table:table-cell>
          <table:table-cell office:value-type="float" office:value="22" calcext:value-type="float">
            <text:p>2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Club Jack Cheese</text:p>
          </table:table-cell>
          <table:table-cell office:value-type="percentage" office:value="0.996399639963997" calcext:value-type="percentage">
            <text:p>99.64%</text:p>
          </table:table-cell>
          <table:table-cell table:style-name="ce3" office:value-type="currency" office:value="33.33" calcext:value-type="currency">
            <text:p>$33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Club Mild Cheddar Cheese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6.69" calcext:value-type="currency">
            <text:p>$1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Club Strawberry Yogurt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2.71" calcext:value-type="currency">
            <text:p>$1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Colony English Muffin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21.2" calcext:value-type="currency">
            <text:p>$2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Colony Rye Bread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.58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Cutting Edge Sliced Chicken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Discover Rice Medly</text:p>
          </table:table-cell>
          <table:table-cell office:value-type="percentage" office:value="0.430560644924881" calcext:value-type="percentage">
            <text:p>43.06%</text:p>
          </table:table-cell>
          <table:table-cell office:value-type="currency" office:value="409.35" calcext:value-type="currency">
            <text:p>$409</text:p>
          </table:table-cell>
          <table:table-cell office:value-type="float" office:value="21" calcext:value-type="float">
            <text:p>2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Ebony Asparagu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Ebony Corn on the Cob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Ebony Elephant Garlic</text:p>
          </table:table-cell>
          <table:table-cell office:value-type="percentage" office:value="0.35159173629979" calcext:value-type="percentage">
            <text:p>35.16%</text:p>
          </table:table-cell>
          <table:table-cell table:style-name="ce3" office:value-type="currency" office:value="3511.26" calcext:value-type="currency">
            <text:p>$3,511</text:p>
          </table:table-cell>
          <table:table-cell office:value-type="float" office:value="27" calcext:value-type="float">
            <text:p>27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Ebony Golden Delcious Apple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Ebony Macintosh Apple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8.5" calcext:value-type="currency">
            <text:p>$1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Ebony Mushrooms</text:p>
          </table:table-cell>
          <table:table-cell office:value-type="percentage" office:value="0.38092827591336" calcext:value-type="percentage">
            <text:p>38.09%</text:p>
          </table:table-cell>
          <table:table-cell table:style-name="ce3" office:value-type="currency" office:value="8336.53" calcext:value-type="currency">
            <text:p>$8,337</text:p>
          </table:table-cell>
          <table:table-cell office:value-type="float" office:value="63" calcext:value-type="float">
            <text:p>6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Ebony Peache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Ebony Plum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Ebony Shitake Mushrooms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16.22" calcext:value-type="currency">
            <text:p>$1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Ebony Sweet Onion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3.23" calcext:value-type="currency">
            <text:p>$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Ebony Sweet Pea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Even Better Buttermilk</text:p>
          </table:table-cell>
          <table:table-cell office:value-type="percentage" office:value="-0.921122955471304" calcext:value-type="percentage">
            <text:p>-92.11%</text:p>
          </table:table-cell>
          <table:table-cell office:value-type="currency" office:value="3753.31" calcext:value-type="currency">
            <text:p>$3,753</text:p>
          </table:table-cell>
          <table:table-cell office:value-type="float" office:value="13" calcext:value-type="float">
            <text:p>1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Even Better Cheese Spread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Even Better Chocolate Milk</text:p>
          </table:table-cell>
          <table:table-cell office:value-type="percentage" office:value="0.340689303877469" calcext:value-type="percentage">
            <text:p>34.07%</text:p>
          </table:table-cell>
          <table:table-cell office:value-type="currency" office:value="37104.1" calcext:value-type="currency">
            <text:p>$37,104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Even Better Head Cheese</text:p>
          </table:table-cell>
          <table:table-cell office:value-type="percentage" office:value="0.575047183868084" calcext:value-type="percentage">
            <text:p>57.50%</text:p>
          </table:table-cell>
          <table:table-cell office:value-type="currency" office:value="100.67" calcext:value-type="currency">
            <text:p>$101</text:p>
          </table:table-cell>
          <table:table-cell office:value-type="float" office:value="23" calcext:value-type="float">
            <text:p>2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Even Better Low Fat String Cheese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Even Better Sour Cream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Even Better String Cheese</text:p>
          </table:table-cell>
          <table:table-cell office:value-type="percentage" office:value="0.102736055148308" calcext:value-type="percentage">
            <text:p>10.27%</text:p>
          </table:table-cell>
          <table:table-cell table:style-name="ce3" office:value-type="currency" office:value="360482.5" calcext:value-type="currency">
            <text:p>$360,483</text:p>
          </table:table-cell>
          <table:table-cell office:value-type="float" office:value="41198" calcext:value-type="float">
            <text:p>41,19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Even Better Whole Milk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.76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Excellent Cranberry Juice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7.24" calcext:value-type="currency">
            <text:p>$1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Excellent Orange Juice</text:p>
          </table:table-cell>
          <table:table-cell office:value-type="percentage" office:value="0.612831120304264" calcext:value-type="percentage">
            <text:p>61.28%</text:p>
          </table:table-cell>
          <table:table-cell office:value-type="currency" office:value="299.74" calcext:value-type="currency">
            <text:p>$300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Fabulous Apple Juice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.5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Fabulous Diet Cola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Fast Apple Fruit Roll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3.7" calcext:value-type="currency">
            <text:p>$1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Fast Beef Jerky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9.6" calcext:value-type="currency">
            <text:p>$2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Fast Chocolate Chip Cookies</text:p>
          </table:table-cell>
          <table:table-cell office:value-type="percentage" office:value="0.609176566980746" calcext:value-type="percentage">
            <text:p>60.92%</text:p>
          </table:table-cell>
          <table:table-cell office:value-type="currency" office:value="97.64" calcext:value-type="currency">
            <text:p>$98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Fast Dried Apple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4.52" calcext:value-type="currency">
            <text:p>$3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Fast Frosted Cookies</text:p>
          </table:table-cell>
          <table:table-cell office:value-type="percentage" office:value="0.687228496959166" calcext:value-type="percentage">
            <text:p>68.72%</text:p>
          </table:table-cell>
          <table:table-cell office:value-type="currency" office:value="46.04" calcext:value-type="currency">
            <text:p>$46</text:p>
          </table:table-cell>
          <table:table-cell office:value-type="float" office:value="24" calcext:value-type="float">
            <text:p>2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Fast Raisin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Fast Salsa Dip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Fast Salted Pretzel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.92" calcext:value-type="currency">
            <text:p>$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Fast Strawberry Fruit Roll</text:p>
          </table:table-cell>
          <table:table-cell office:value-type="percentage" office:value="0.73947110675808" calcext:value-type="percentage">
            <text:p>73.95%</text:p>
          </table:table-cell>
          <table:table-cell office:value-type="currency" office:value="91.89" calcext:value-type="currency">
            <text:p>$92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Footnote Extra Lean Hamburger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9.71" calcext:value-type="currency">
            <text:p>$1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Golden Beef TV Dinner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6.08" calcext:value-type="currency">
            <text:p>$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Golden Chicken TV Dinner</text:p>
          </table:table-cell>
          <table:table-cell office:value-type="percentage" office:value="0.380517991544029" calcext:value-type="percentage">
            <text:p>38.05%</text:p>
          </table:table-cell>
          <table:table-cell office:value-type="currency" office:value="13824.55" calcext:value-type="currency">
            <text:p>$13,825</text:p>
          </table:table-cell>
          <table:table-cell office:value-type="float" office:value="110" calcext:value-type="float">
            <text:p>11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Golden Frozen Broccoli</text:p>
          </table:table-cell>
          <table:table-cell office:value-type="percentage" office:value="0.67368947516489" calcext:value-type="percentage">
            <text:p>67.37%</text:p>
          </table:table-cell>
          <table:table-cell office:value-type="currency" office:value="1919.46" calcext:value-type="currency">
            <text:p>$1,919</text:p>
          </table:table-cell>
          <table:table-cell office:value-type="float" office:value="109" calcext:value-type="float">
            <text:p>109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Golden Frozen Cauliflower</text:p>
          </table:table-cell>
          <table:table-cell office:value-type="percentage" office:value="0.63160340821069" calcext:value-type="percentage">
            <text:p>63.16%</text:p>
          </table:table-cell>
          <table:table-cell table:style-name="ce3" office:value-type="currency" office:value="129.1" calcext:value-type="currency">
            <text:p>$129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Golden Frozen Peas</text:p>
          </table:table-cell>
          <table:table-cell office:value-type="percentage" office:value="0.271486192987899" calcext:value-type="percentage">
            <text:p>27.15%</text:p>
          </table:table-cell>
          <table:table-cell office:value-type="currency" office:value="32.23" calcext:value-type="currency">
            <text:p>$32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Golden Frozen Sausage Pizza</text:p>
          </table:table-cell>
          <table:table-cell office:value-type="percentage" office:value="0.633570792520036" calcext:value-type="percentage">
            <text:p>63.36%</text:p>
          </table:table-cell>
          <table:table-cell office:value-type="currency" office:value="157.22" calcext:value-type="currency">
            <text:p>$157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Golden Home Style French Fries</text:p>
          </table:table-cell>
          <table:table-cell office:value-type="percentage" office:value="0.603265113407304" calcext:value-type="percentage">
            <text:p>60.33%</text:p>
          </table:table-cell>
          <table:table-cell table:style-name="ce3" office:value-type="currency" office:value="1101.34" calcext:value-type="currency">
            <text:p>$1,101</text:p>
          </table:table-cell>
          <table:table-cell office:value-type="float" office:value="17" calcext:value-type="float">
            <text:p>17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Golden Ice Cream</text:p>
          </table:table-cell>
          <table:table-cell office:value-type="percentage" office:value="0.243705504427852" calcext:value-type="percentage">
            <text:p>24.37%</text:p>
          </table:table-cell>
          <table:table-cell office:value-type="currency" office:value="115.18" calcext:value-type="currency">
            <text:p>$115</text:p>
          </table:table-cell>
          <table:table-cell office:value-type="float" office:value="16" calcext:value-type="float">
            <text:p>1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Golden Lime Popsicle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0.58" calcext:value-type="currency">
            <text:p>$4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Golden Waffles</text:p>
          </table:table-cell>
          <table:table-cell office:value-type="percentage" office:value="0.78564693556836" calcext:value-type="percentage">
            <text:p>78.56%</text:p>
          </table:table-cell>
          <table:table-cell table:style-name="ce3" office:value-type="currency" office:value="668.15" calcext:value-type="currency">
            <text:p>$668</text:p>
          </table:table-cell>
          <table:table-cell office:value-type="float" office:value="54" calcext:value-type="float">
            <text:p>5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Good Chardonnay Wine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.51" calcext:value-type="currency">
            <text:p>$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Good White Zinfandel Wine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Gorilla Blueberry Yogurt</text:p>
          </table:table-cell>
          <table:table-cell office:value-type="percentage" office:value="0.593349719851605" calcext:value-type="percentage">
            <text:p>59.33%</text:p>
          </table:table-cell>
          <table:table-cell office:value-type="currency" office:value="655.01" calcext:value-type="currency">
            <text:p>$655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Gorilla Cheese Spread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Gorilla Havarti Cheese</text:p>
          </table:table-cell>
          <table:table-cell office:value-type="percentage" office:value="0.59738793145775" calcext:value-type="percentage">
            <text:p>59.74%</text:p>
          </table:table-cell>
          <table:table-cell office:value-type="currency" office:value="814.68" calcext:value-type="currency">
            <text:p>$815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Gorilla Whole Milk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Great Blueberry Muffins</text:p>
          </table:table-cell>
          <table:table-cell office:value-type="percentage" office:value="0.442424899097977" calcext:value-type="percentage">
            <text:p>44.24%</text:p>
          </table:table-cell>
          <table:table-cell office:value-type="currency" office:value="369.17" calcext:value-type="currency">
            <text:p>$369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Great Cranberry Muffin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8.89" calcext:value-type="currency">
            <text:p>$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Great Muffin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1.87" calcext:value-type="currency">
            <text:p>$1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Great White Bread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Green Ribbon Canned Peache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.15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High Top Almond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26.56" calcext:value-type="currency">
            <text:p>$2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High Top Baby Onion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8.12" calcext:value-type="currency">
            <text:p>$5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High Top Broccoli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7.4" calcext:value-type="currency">
            <text:p>$5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High Top Cauliflower</text:p>
          </table:table-cell>
          <table:table-cell office:value-type="percentage" office:value="0.459117846517699" calcext:value-type="percentage">
            <text:p>45.91%</text:p>
          </table:table-cell>
          <table:table-cell office:value-type="currency" office:value="2934.41" calcext:value-type="currency">
            <text:p>$2,934</text:p>
          </table:table-cell>
          <table:table-cell office:value-type="float" office:value="84" calcext:value-type="float">
            <text:p>8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High Top Fresh Lima Bean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High Top Fuji Apples</text:p>
          </table:table-cell>
          <table:table-cell office:value-type="percentage" office:value="0.47070914696814" calcext:value-type="percentage">
            <text:p>47.07%</text:p>
          </table:table-cell>
          <table:table-cell office:value-type="currency" office:value="564.34" calcext:value-type="currency">
            <text:p>$564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High Top Mandarin Orange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6.64" calcext:value-type="currency">
            <text:p>$1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High Top Mushroom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9.47" calcext:value-type="currency">
            <text:p>$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High Top Oranges</text:p>
          </table:table-cell>
          <table:table-cell office:value-type="percentage" office:value="0.0762669388424631" calcext:value-type="percentage">
            <text:p>7.63%</text:p>
          </table:table-cell>
          <table:table-cell office:value-type="currency" office:value="1097.33" calcext:value-type="currency">
            <text:p>$1,097</text:p>
          </table:table-cell>
          <table:table-cell office:value-type="float" office:value="29" calcext:value-type="float">
            <text:p>29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High Top Potatos</text:p>
          </table:table-cell>
          <table:table-cell office:value-type="percentage" office:value="0.541499115328937" calcext:value-type="percentage">
            <text:p>54.15%</text:p>
          </table:table-cell>
          <table:table-cell table:style-name="ce3" office:value-type="currency" office:value="248.68" calcext:value-type="currency">
            <text:p>$249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High Top Red Delcious Apples</text:p>
          </table:table-cell>
          <table:table-cell office:value-type="percentage" office:value="0.436908226198749" calcext:value-type="percentage">
            <text:p>43.69%</text:p>
          </table:table-cell>
          <table:table-cell office:value-type="currency" office:value="1841.92" calcext:value-type="currency">
            <text:p>$1,842</text:p>
          </table:table-cell>
          <table:table-cell office:value-type="float" office:value="21" calcext:value-type="float">
            <text:p>2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High Top Red Pepper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22.64" calcext:value-type="currency">
            <text:p>$2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High Top Shitake Mushroom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.51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High Top Sweet Pea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High Top Tomatos</text:p>
          </table:table-cell>
          <table:table-cell office:value-type="percentage" office:value="0.538671586715867" calcext:value-type="percentage">
            <text:p>53.87%</text:p>
          </table:table-cell>
          <table:table-cell table:style-name="ce3" office:value-type="currency" office:value="542" calcext:value-type="currency">
            <text:p>$542</text:p>
          </table:table-cell>
          <table:table-cell office:value-type="float" office:value="11" calcext:value-type="float">
            <text:p>1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Imagine Apple Cinnamon Waffles</text:p>
          </table:table-cell>
          <table:table-cell office:value-type="percentage" office:value="0.521359223300971" calcext:value-type="percentage">
            <text:p>52.14%</text:p>
          </table:table-cell>
          <table:table-cell office:value-type="currency" office:value="370.8" calcext:value-type="currency">
            <text:p>$371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Imagine Blueberry Waffles</text:p>
          </table:table-cell>
          <table:table-cell office:value-type="percentage" office:value="0.897125567322239" calcext:value-type="percentage">
            <text:p>89.71%</text:p>
          </table:table-cell>
          <table:table-cell table:style-name="ce3" office:value-type="currency" office:value="26.44" calcext:value-type="currency">
            <text:p>$26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Imagine Frozen Carrot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.97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Imagine Frozen Corn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.09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Imagine Frozen Peas</text:p>
          </table:table-cell>
          <table:table-cell office:value-type="percentage" office:value="0.277869359159283" calcext:value-type="percentage">
            <text:p>27.79%</text:p>
          </table:table-cell>
          <table:table-cell office:value-type="currency" office:value="97.06" calcext:value-type="currency">
            <text:p>$97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Imagine Frozen Sausage Pizza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5.57" calcext:value-type="currency">
            <text:p>$3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Imagine Home Style French Fries</text:p>
          </table:table-cell>
          <table:table-cell office:value-type="percentage" office:value="0.701067615658363" calcext:value-type="percentage">
            <text:p>70.11%</text:p>
          </table:table-cell>
          <table:table-cell office:value-type="currency" office:value="5.62" calcext:value-type="currency">
            <text:p>$6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Imagine Turkey TV Dinner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8.11" calcext:value-type="currency">
            <text:p>$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Jeffers Oatmeal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Jumbo Egg Substitute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Jumbo Large Brown Egg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Jumbo Small Brown Eggs</text:p>
          </table:table-cell>
          <table:table-cell office:value-type="percentage" office:value="0.755187067744355" calcext:value-type="percentage">
            <text:p>75.52%</text:p>
          </table:table-cell>
          <table:table-cell table:style-name="ce3" office:value-type="currency" office:value="120.01" calcext:value-type="currency">
            <text:p>$120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Just Right Canned Tuna in Water</text:p>
          </table:table-cell>
          <table:table-cell office:value-type="percentage" office:value="0.408767855886285" calcext:value-type="percentage">
            <text:p>40.88%</text:p>
          </table:table-cell>
          <table:table-cell table:style-name="ce3" office:value-type="currency" office:value="13926.78" calcext:value-type="currency">
            <text:p>$13,927</text:p>
          </table:table-cell>
          <table:table-cell office:value-type="float" office:value="51" calcext:value-type="float">
            <text:p>5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Just Right Chicken Ramen Soup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Just Right Creamed Corn</text:p>
          </table:table-cell>
          <table:table-cell office:value-type="percentage" office:value="0.578077158603797" calcext:value-type="percentage">
            <text:p>57.81%</text:p>
          </table:table-cell>
          <table:table-cell office:value-type="currency" office:value="32.66" calcext:value-type="currency">
            <text:p>$33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Just Right Fancy Canned Oysters</text:p>
          </table:table-cell>
          <table:table-cell office:value-type="percentage" office:value="0.433079935498733" calcext:value-type="percentage">
            <text:p>43.31%</text:p>
          </table:table-cell>
          <table:table-cell office:value-type="currency" office:value="173.64" calcext:value-type="currency">
            <text:p>$174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Just Right Fancy Canned Sardines</text:p>
          </table:table-cell>
          <table:table-cell office:value-type="percentage" office:value="0.865206402695872" calcext:value-type="percentage">
            <text:p>86.52%</text:p>
          </table:table-cell>
          <table:table-cell office:value-type="currency" office:value="47.48" calcext:value-type="currency">
            <text:p>$47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Just Right Rice Soup</text:p>
          </table:table-cell>
          <table:table-cell office:value-type="percentage" office:value="0.39484605308059" calcext:value-type="percentage">
            <text:p>39.48%</text:p>
          </table:table-cell>
          <table:table-cell office:value-type="currency" office:value="908.43" calcext:value-type="currency">
            <text:p>$908</text:p>
          </table:table-cell>
          <table:table-cell office:value-type="float" office:value="39" calcext:value-type="float">
            <text:p>39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Just Right Turkey Noodle Soup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24.92" calcext:value-type="currency">
            <text:p>$2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Landslide Apple Butter</text:p>
          </table:table-cell>
          <table:table-cell office:value-type="percentage" office:value="0.760987178537019" calcext:value-type="percentage">
            <text:p>76.10%</text:p>
          </table:table-cell>
          <table:table-cell table:style-name="ce3" office:value-type="currency" office:value="134.93" calcext:value-type="currency">
            <text:p>$135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Landslide Apple Jam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Landslide Canola Oil</text:p>
          </table:table-cell>
          <table:table-cell office:value-type="percentage" office:value="0.57917760279965" calcext:value-type="percentage">
            <text:p>57.92%</text:p>
          </table:table-cell>
          <table:table-cell office:value-type="currency" office:value="22.86" calcext:value-type="currency">
            <text:p>$2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Landslide Columbian Coffee</text:p>
          </table:table-cell>
          <table:table-cell office:value-type="percentage" office:value="0.722727830015184" calcext:value-type="percentage">
            <text:p>72.27%</text:p>
          </table:table-cell>
          <table:table-cell table:style-name="ce3" office:value-type="currency" office:value="1060.33" calcext:value-type="currency">
            <text:p>$1,060</text:p>
          </table:table-cell>
          <table:table-cell office:value-type="float" office:value="168" calcext:value-type="float">
            <text:p>16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Landslide Decaf Coffee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.65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Landslide Low Fat Apple Butter</text:p>
          </table:table-cell>
          <table:table-cell office:value-type="percentage" office:value="0.111292748316223" calcext:value-type="percentage">
            <text:p>11.13%</text:p>
          </table:table-cell>
          <table:table-cell table:style-name="ce3" office:value-type="currency" office:value="1529.3" calcext:value-type="currency">
            <text:p>$1,529</text:p>
          </table:table-cell>
          <table:table-cell office:value-type="float" office:value="25" calcext:value-type="float">
            <text:p>2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Landslide Strawberry Preserves</text:p>
          </table:table-cell>
          <table:table-cell office:value-type="percentage" office:value="0.413739514053675" calcext:value-type="percentage">
            <text:p>41.37%</text:p>
          </table:table-cell>
          <table:table-cell table:style-name="ce3" office:value-type="currency" office:value="598.42" calcext:value-type="currency">
            <text:p>$598</text:p>
          </table:table-cell>
          <table:table-cell office:value-type="float" office:value="21" calcext:value-type="float">
            <text:p>2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Landslide Vegetable Oil</text:p>
          </table:table-cell>
          <table:table-cell office:value-type="percentage" office:value="0.294431131985048" calcext:value-type="percentage">
            <text:p>29.44%</text:p>
          </table:table-cell>
          <table:table-cell table:style-name="ce3" office:value-type="currency" office:value="1564.95" calcext:value-type="currency">
            <text:p>$1,565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Moms Cole Slaw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Moms Foot-Long Hot Dog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8.34" calcext:value-type="currency">
            <text:p>$1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Moms Pimento Loaf</text:p>
          </table:table-cell>
          <table:table-cell office:value-type="percentage" office:value="0.683391003460208" calcext:value-type="percentage">
            <text:p>68.34%</text:p>
          </table:table-cell>
          <table:table-cell office:value-type="currency" office:value="491.3" calcext:value-type="currency">
            <text:p>$491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Moms Sliced Chicken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10.6" calcext:value-type="currency">
            <text:p>$1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Moms Sliced Turkey</text:p>
          </table:table-cell>
          <table:table-cell office:value-type="percentage" office:value="0.448652187063505" calcext:value-type="percentage">
            <text:p>44.87%</text:p>
          </table:table-cell>
          <table:table-cell table:style-name="ce3" office:value-type="currency" office:value="16101.27" calcext:value-type="currency">
            <text:p>$16,101</text:p>
          </table:table-cell>
          <table:table-cell office:value-type="float" office:value="105" calcext:value-type="float">
            <text:p>10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Monarch Rice Medly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21.44" calcext:value-type="currency">
            <text:p>$2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National Large Brown Eggs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18.42" calcext:value-type="currency">
            <text:p>$1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National Small Brown Egg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.76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Nationeel Chocolate Chip Cookies</text:p>
          </table:table-cell>
          <table:table-cell office:value-type="percentage" office:value="0.383176890053118" calcext:value-type="percentage">
            <text:p>38.32%</text:p>
          </table:table-cell>
          <table:table-cell table:style-name="ce3" office:value-type="currency" office:value="274.86" calcext:value-type="currency">
            <text:p>$275</text:p>
          </table:table-cell>
          <table:table-cell office:value-type="float" office:value="41" calcext:value-type="float">
            <text:p>4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Nationeel Corn Chips</text:p>
          </table:table-cell>
          <table:table-cell office:value-type="percentage" office:value="0.601834719476949" calcext:value-type="percentage">
            <text:p>60.18%</text:p>
          </table:table-cell>
          <table:table-cell office:value-type="currency" office:value="4750.59" calcext:value-type="currency">
            <text:p>$4,751</text:p>
          </table:table-cell>
          <table:table-cell office:value-type="float" office:value="183" calcext:value-type="float">
            <text:p>18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Nationeel Graham Crackers</text:p>
          </table:table-cell>
          <table:table-cell office:value-type="percentage" office:value="0.681770651795051" calcext:value-type="percentage">
            <text:p>68.18%</text:p>
          </table:table-cell>
          <table:table-cell office:value-type="currency" office:value="114.76" calcext:value-type="currency">
            <text:p>$11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Nationeel Lemon Cookies</text:p>
          </table:table-cell>
          <table:table-cell office:value-type="percentage" office:value="0.309879094183676" calcext:value-type="percentage">
            <text:p>30.99%</text:p>
          </table:table-cell>
          <table:table-cell table:style-name="ce3" office:value-type="currency" office:value="7162.6" calcext:value-type="currency">
            <text:p>$7,163</text:p>
          </table:table-cell>
          <table:table-cell office:value-type="float" office:value="1002" calcext:value-type="float">
            <text:p>1,00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Nationeel Low Fat BBQ Chips</text:p>
          </table:table-cell>
          <table:table-cell office:value-type="percentage" office:value="0.464879214228829" calcext:value-type="percentage">
            <text:p>46.49%</text:p>
          </table:table-cell>
          <table:table-cell office:value-type="currency" office:value="376.7" calcext:value-type="currency">
            <text:p>$377</text:p>
          </table:table-cell>
          <table:table-cell office:value-type="float" office:value="24" calcext:value-type="float">
            <text:p>2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Nationeel Low Fat Chip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.67" calcext:value-type="currency">
            <text:p>$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Nationeel Salsa Dip</text:p>
          </table:table-cell>
          <table:table-cell office:value-type="percentage" office:value="0.511565250669728" calcext:value-type="percentage">
            <text:p>51.16%</text:p>
          </table:table-cell>
          <table:table-cell office:value-type="currency" office:value="653.25" calcext:value-type="currency">
            <text:p>$653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Pearl Chardonnay Wine</text:p>
          </table:table-cell>
          <table:table-cell office:value-type="percentage" office:value="0.336101818741108" calcext:value-type="percentage">
            <text:p>33.61%</text:p>
          </table:table-cell>
          <table:table-cell office:value-type="currency" office:value="260.07" calcext:value-type="currency">
            <text:p>$260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Pearl Imported Beer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6.79" calcext:value-type="currency">
            <text:p>$7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Pearl Merlot Wine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9.6" calcext:value-type="currency">
            <text:p>$2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Radius Corn Puffs</text:p>
          </table:table-cell>
          <table:table-cell office:value-type="percentage" office:value="0.617021276595745" calcext:value-type="percentage">
            <text:p>61.70%</text:p>
          </table:table-cell>
          <table:table-cell table:style-name="ce3" office:value-type="currency" office:value="7.05" calcext:value-type="currency">
            <text:p>$7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Radius Oatmeal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Red Spade Beef Bologna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Red Spade Cole Slaw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20" calcext:value-type="float">
            <text:p>2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Red Spade Foot-Long Hot Dogs</text:p>
          </table:table-cell>
          <table:table-cell office:value-type="percentage" office:value="0.719445390926009" calcext:value-type="percentage">
            <text:p>71.94%</text:p>
          </table:table-cell>
          <table:table-cell table:style-name="ce3" office:value-type="currency" office:value="763.06" calcext:value-type="currency">
            <text:p>$763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Red Spade Sliced Chicken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.23" calcext:value-type="currency">
            <text:p>$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Red Spade Sliced Ham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Red Spade Turkey Hot Dogs</text:p>
          </table:table-cell>
          <table:table-cell office:value-type="percentage" office:value="0.882547864506627" calcext:value-type="percentage">
            <text:p>88.25%</text:p>
          </table:table-cell>
          <table:table-cell office:value-type="currency" office:value="27.16" calcext:value-type="currency">
            <text:p>$27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Ship Shape Extra Lean Hamburger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.24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Special Wheat Puff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Super Canola Oil</text:p>
          </table:table-cell>
          <table:table-cell office:value-type="percentage" office:value="0.624560971101115" calcext:value-type="percentage">
            <text:p>62.46%</text:p>
          </table:table-cell>
          <table:table-cell table:style-name="ce3" office:value-type="currency" office:value="486.87" calcext:value-type="currency">
            <text:p>$487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Super Columbian Coffee</text:p>
          </table:table-cell>
          <table:table-cell office:value-type="percentage" office:value="0.600725952813067" calcext:value-type="percentage">
            <text:p>60.07%</text:p>
          </table:table-cell>
          <table:table-cell table:style-name="ce3" office:value-type="currency" office:value="1184.65" calcext:value-type="currency">
            <text:p>$1,185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Super Creamy Peanut Butter</text:p>
          </table:table-cell>
          <table:table-cell office:value-type="percentage" office:value="0.405768069438561" calcext:value-type="percentage">
            <text:p>40.58%</text:p>
          </table:table-cell>
          <table:table-cell office:value-type="currency" office:value="4437.88" calcext:value-type="currency">
            <text:p>$4,438</text:p>
          </table:table-cell>
          <table:table-cell office:value-type="float" office:value="173" calcext:value-type="float">
            <text:p>17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Super Decaf Coffee</text:p>
          </table:table-cell>
          <table:table-cell office:value-type="percentage" office:value="0.96" calcext:value-type="percentage">
            <text:p>96.00%</text:p>
          </table:table-cell>
          <table:table-cell office:value-type="currency" office:value="0.75" calcext:value-type="currency">
            <text:p>$1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Super French Roast Coffee</text:p>
          </table:table-cell>
          <table:table-cell office:value-type="percentage" office:value="0.572745558162923" calcext:value-type="percentage">
            <text:p>57.27%</text:p>
          </table:table-cell>
          <table:table-cell office:value-type="currency" office:value="-119.32" calcext:value-type="currency">
            <text:p>($119)</text:p>
          </table:table-cell>
          <table:table-cell office:value-type="float" office:value="-2" calcext:value-type="float">
            <text:p>-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Super Grape Jelly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7.35" calcext:value-type="currency">
            <text:p>$1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Super Regular Coffee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83.26" calcext:value-type="currency">
            <text:p>$8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Super Strawberry Jelly</text:p>
          </table:table-cell>
          <table:table-cell office:value-type="percentage" office:value="0.771025823264629" calcext:value-type="percentage">
            <text:p>77.10%</text:p>
          </table:table-cell>
          <table:table-cell office:value-type="currency" office:value="168.84" calcext:value-type="currency">
            <text:p>$169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Swell Canned Mixed Fruit</text:p>
          </table:table-cell>
          <table:table-cell office:value-type="percentage" office:value="0.418765727980827" calcext:value-type="percentage">
            <text:p>41.88%</text:p>
          </table:table-cell>
          <table:table-cell table:style-name="ce3" office:value-type="currency" office:value="417.25" calcext:value-type="currency">
            <text:p>$417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Tell Tale Asparagus</text:p>
          </table:table-cell>
          <table:table-cell office:value-type="percentage" office:value="0.576074610279175" calcext:value-type="percentage">
            <text:p>57.61%</text:p>
          </table:table-cell>
          <table:table-cell table:style-name="ce3" office:value-type="currency" office:value="1628.73" calcext:value-type="currency">
            <text:p>$1,629</text:p>
          </table:table-cell>
          <table:table-cell office:value-type="float" office:value="23" calcext:value-type="float">
            <text:p>2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Tell Tale Canned Peanut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.98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Tell Tale Cauliflower</text:p>
          </table:table-cell>
          <table:table-cell office:value-type="percentage" office:value="0.502204585537919" calcext:value-type="percentage">
            <text:p>50.22%</text:p>
          </table:table-cell>
          <table:table-cell office:value-type="currency" office:value="45.36" calcext:value-type="currency">
            <text:p>$4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Tell Tale Corn on the Cob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8.91" calcext:value-type="currency">
            <text:p>$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Tell Tale Fresh Lima Beans</text:p>
          </table:table-cell>
          <table:table-cell office:value-type="percentage" office:value="0.427642131527357" calcext:value-type="percentage">
            <text:p>42.76%</text:p>
          </table:table-cell>
          <table:table-cell office:value-type="currency" office:value="897.76" calcext:value-type="currency">
            <text:p>$898</text:p>
          </table:table-cell>
          <table:table-cell office:value-type="float" office:value="25" calcext:value-type="float">
            <text:p>2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Tell Tale Mixed Nuts</text:p>
          </table:table-cell>
          <table:table-cell office:value-type="percentage" office:value="0.601137858257119" calcext:value-type="percentage">
            <text:p>60.11%</text:p>
          </table:table-cell>
          <table:table-cell office:value-type="currency" office:value="326.93" calcext:value-type="currency">
            <text:p>$327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Tell Tale Mushroom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.4" calcext:value-type="currency">
            <text:p>$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Tell Tale Party Nuts</text:p>
          </table:table-cell>
          <table:table-cell office:value-type="percentage" office:value="0.305280431342671" calcext:value-type="percentage">
            <text:p>30.53%</text:p>
          </table:table-cell>
          <table:table-cell office:value-type="currency" office:value="341.26" calcext:value-type="currency">
            <text:p>$341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Tell Tale Tomatos</text:p>
          </table:table-cell>
          <table:table-cell office:value-type="percentage" office:value="0.270720667763931" calcext:value-type="percentage">
            <text:p>27.07%</text:p>
          </table:table-cell>
          <table:table-cell office:value-type="currency" office:value="1020.72" calcext:value-type="currency">
            <text:p>$1,021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Thresher Malted Milk Ball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Thresher Mint Chocolate Bar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6.35" calcext:value-type="currency">
            <text:p>$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Token Berry Juice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Token Cola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Token Diet Soda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6.08" calcext:value-type="currency">
            <text:p>$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Walrus Imported Beer</text:p>
          </table:table-cell>
          <table:table-cell office:value-type="percentage" office:value="0.474872105701001" calcext:value-type="percentage">
            <text:p>47.49%</text:p>
          </table:table-cell>
          <table:table-cell table:style-name="ce3" office:value-type="currency" office:value="8282.23" calcext:value-type="currency">
            <text:p>$8,282</text:p>
          </table:table-cell>
          <table:table-cell office:value-type="float" office:value="63" calcext:value-type="float">
            <text:p>6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Walrus White Zinfandel Wine</text:p>
          </table:table-cell>
          <table:table-cell office:value-type="percentage" office:value="0.095227684501904" calcext:value-type="percentage">
            <text:p>9.52%</text:p>
          </table:table-cell>
          <table:table-cell table:style-name="ce3" office:value-type="currency" office:value="1087339.05" calcext:value-type="currency">
            <text:p>$1,087,339</text:p>
          </table:table-cell>
          <table:table-cell office:value-type="float" office:value="9135" calcext:value-type="float">
            <text:p>9,13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Washington Apple Drink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9.17" calcext:value-type="currency">
            <text:p>$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erry's Washington Orange Juice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1.18" calcext:value-type="currency">
            <text:p>$1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American Beef Bologna</text:p>
          </table:table-cell>
          <table:table-cell office:value-type="percentage" office:value="0.333979350928503" calcext:value-type="percentage">
            <text:p>33.40%</text:p>
          </table:table-cell>
          <table:table-cell office:value-type="currency" office:value="283.79" calcext:value-type="currency">
            <text:p>$284</text:p>
          </table:table-cell>
          <table:table-cell office:value-type="float" office:value="23" calcext:value-type="float">
            <text:p>2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American Cole Slaw</text:p>
          </table:table-cell>
          <table:table-cell office:value-type="percentage" office:value="0.926910299003322" calcext:value-type="percentage">
            <text:p>92.69%</text:p>
          </table:table-cell>
          <table:table-cell office:value-type="currency" office:value="27.09" calcext:value-type="currency">
            <text:p>$27</text:p>
          </table:table-cell>
          <table:table-cell office:value-type="float" office:value="12" calcext:value-type="float">
            <text:p>1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American Low Fat Cole Slaw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American Turkey Hot Dogs</text:p>
          </table:table-cell>
          <table:table-cell office:value-type="percentage" office:value="0.689989710421873" calcext:value-type="percentage">
            <text:p>69.00%</text:p>
          </table:table-cell>
          <table:table-cell office:value-type="currency" office:value="136.06" calcext:value-type="currency">
            <text:p>$136</text:p>
          </table:table-cell>
          <table:table-cell office:value-type="float" office:value="20" calcext:value-type="float">
            <text:p>2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BBB Best Apple Preserves</text:p>
          </table:table-cell>
          <table:table-cell office:value-type="percentage" office:value="0.458915604442966" calcext:value-type="percentage">
            <text:p>45.89%</text:p>
          </table:table-cell>
          <table:table-cell office:value-type="currency" office:value="171881.56" calcext:value-type="currency">
            <text:p>$171,882</text:p>
          </table:table-cell>
          <table:table-cell office:value-type="float" office:value="326" calcext:value-type="float">
            <text:p>32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BBB Best Canola Oil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BBB Best Chunky Peanut Butter</text:p>
          </table:table-cell>
          <table:table-cell office:value-type="percentage" office:value="0.562555824520071" calcext:value-type="percentage">
            <text:p>56.26%</text:p>
          </table:table-cell>
          <table:table-cell table:style-name="ce3" office:value-type="currency" office:value="772.51" calcext:value-type="currency">
            <text:p>$773</text:p>
          </table:table-cell>
          <table:table-cell office:value-type="float" office:value="34" calcext:value-type="float">
            <text:p>3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BBB Best Corn Oil</text:p>
          </table:table-cell>
          <table:table-cell office:value-type="percentage" office:value="0.605687932359723" calcext:value-type="percentage">
            <text:p>60.57%</text:p>
          </table:table-cell>
          <table:table-cell office:value-type="currency" office:value="117.09" calcext:value-type="currency">
            <text:p>$117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BBB Best Decaf Coffee</text:p>
          </table:table-cell>
          <table:table-cell office:value-type="percentage" office:value="0.559834938101788" calcext:value-type="percentage">
            <text:p>55.98%</text:p>
          </table:table-cell>
          <table:table-cell office:value-type="currency" office:value="109.05" calcext:value-type="currency">
            <text:p>$109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BBB Best Oregano</text:p>
          </table:table-cell>
          <table:table-cell office:value-type="percentage" office:value="0.739792387543253" calcext:value-type="percentage">
            <text:p>73.98%</text:p>
          </table:table-cell>
          <table:table-cell office:value-type="currency" office:value="43.35" calcext:value-type="currency">
            <text:p>$43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BBB Best Regular Coffee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2.77" calcext:value-type="currency">
            <text:p>$1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BBB Best Strawberry Jam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4.9" calcext:value-type="currency">
            <text:p>$4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BBB Best Strawberry Preserves</text:p>
          </table:table-cell>
          <table:table-cell office:value-type="percentage" office:value="0.481154187202614" calcext:value-type="percentage">
            <text:p>48.12%</text:p>
          </table:table-cell>
          <table:table-cell office:value-type="currency" office:value="12202.18" calcext:value-type="currency">
            <text:p>$12,202</text:p>
          </table:table-cell>
          <table:table-cell office:value-type="float" office:value="53" calcext:value-type="float">
            <text:p>5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BBB Best Tomato Sauce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.68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Best Choice Apple Fruit Roll</text:p>
          </table:table-cell>
          <table:table-cell office:value-type="percentage" office:value="0.498942917547569" calcext:value-type="percentage">
            <text:p>49.89%</text:p>
          </table:table-cell>
          <table:table-cell table:style-name="ce3" office:value-type="currency" office:value="14.19" calcext:value-type="currency">
            <text:p>$14</text:p>
          </table:table-cell>
          <table:table-cell office:value-type="float" office:value="96" calcext:value-type="float">
            <text:p>9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Best Choice BBQ Potato Chips</text:p>
          </table:table-cell>
          <table:table-cell office:value-type="percentage" office:value="0.476189375482523" calcext:value-type="percentage">
            <text:p>47.62%</text:p>
          </table:table-cell>
          <table:table-cell table:style-name="ce3" office:value-type="currency" office:value="2163.11" calcext:value-type="currency">
            <text:p>$2,163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Best Choice Chocolate Chip Cookies</text:p>
          </table:table-cell>
          <table:table-cell office:value-type="percentage" office:value="0.381820284886174" calcext:value-type="percentage">
            <text:p>38.18%</text:p>
          </table:table-cell>
          <table:table-cell office:value-type="currency" office:value="26973.58" calcext:value-type="currency">
            <text:p>$26,974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Best Choice Corn Chips</text:p>
          </table:table-cell>
          <table:table-cell office:value-type="percentage" office:value="0.327708100995064" calcext:value-type="percentage">
            <text:p>32.77%</text:p>
          </table:table-cell>
          <table:table-cell office:value-type="currency" office:value="15745.72" calcext:value-type="currency">
            <text:p>$15,746</text:p>
          </table:table-cell>
          <table:table-cell office:value-type="float" office:value="31" calcext:value-type="float">
            <text:p>3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Best Choice Fondue Mix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3.65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Best Choice Fudge Brownies</text:p>
          </table:table-cell>
          <table:table-cell office:value-type="percentage" office:value="0.334838263164363" calcext:value-type="percentage">
            <text:p>33.48%</text:p>
          </table:table-cell>
          <table:table-cell office:value-type="currency" office:value="4638.09" calcext:value-type="currency">
            <text:p>$4,638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Best Choice Graham Cracker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7.54" calcext:value-type="currency">
            <text:p>$3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Best Choice Grape Fruit Roll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.65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Best Choice Low Fat Cookie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Best Choice Potato Chips</text:p>
          </table:table-cell>
          <table:table-cell office:value-type="percentage" office:value="0.905719673161534" calcext:value-type="percentage">
            <text:p>90.57%</text:p>
          </table:table-cell>
          <table:table-cell office:value-type="currency" office:value="31.82" calcext:value-type="currency">
            <text:p>$32</text:p>
          </table:table-cell>
          <table:table-cell office:value-type="float" office:value="92" calcext:value-type="float">
            <text:p>9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Best Choice Raisin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Best Choice Salsa Dip</text:p>
          </table:table-cell>
          <table:table-cell office:value-type="percentage" office:value="0.289633548892808" calcext:value-type="percentage">
            <text:p>28.96%</text:p>
          </table:table-cell>
          <table:table-cell office:value-type="currency" office:value="51.03" calcext:value-type="currency">
            <text:p>$51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Best Choice Sugar Cookie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66.02" calcext:value-type="currency">
            <text:p>$6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Best Grit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Best Wheat Puffs</text:p>
          </table:table-cell>
          <table:table-cell office:value-type="percentage" office:value="0.611685525496754" calcext:value-type="percentage">
            <text:p>61.17%</text:p>
          </table:table-cell>
          <table:table-cell office:value-type="currency" office:value="6763.41" calcext:value-type="currency">
            <text:p>$6,763</text:p>
          </table:table-cell>
          <table:table-cell office:value-type="float" office:value="182" calcext:value-type="float">
            <text:p>18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Better Beef Soup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Better Canned Beet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8.91" calcext:value-type="currency">
            <text:p>$9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Better Chicken Ramen Soup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78.58" calcext:value-type="currency">
            <text:p>$7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Better Fancy Canned Oysters</text:p>
          </table:table-cell>
          <table:table-cell office:value-type="percentage" office:value="-0.65092879256966" calcext:value-type="percentage">
            <text:p>-65.09%</text:p>
          </table:table-cell>
          <table:table-cell office:value-type="currency" office:value="51.68" calcext:value-type="currency">
            <text:p>$52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Better Rice Soup</text:p>
          </table:table-cell>
          <table:table-cell office:value-type="percentage" office:value="0.215443158395434" calcext:value-type="percentage">
            <text:p>21.54%</text:p>
          </table:table-cell>
          <table:table-cell table:style-name="ce3" office:value-type="currency" office:value="630.7" calcext:value-type="currency">
            <text:p>$631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Big Time Apple Cinnamon Waffles</text:p>
          </table:table-cell>
          <table:table-cell office:value-type="percentage" office:value="0.824891640866873" calcext:value-type="percentage">
            <text:p>82.49%</text:p>
          </table:table-cell>
          <table:table-cell office:value-type="currency" office:value="80.75" calcext:value-type="currency">
            <text:p>$81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Big Time Chicken TV Dinner</text:p>
          </table:table-cell>
          <table:table-cell office:value-type="percentage" office:value="0.631762652705061" calcext:value-type="percentage">
            <text:p>63.18%</text:p>
          </table:table-cell>
          <table:table-cell office:value-type="currency" office:value="17.19" calcext:value-type="currency">
            <text:p>$1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Big Time Frozen Carrots</text:p>
          </table:table-cell>
          <table:table-cell office:value-type="percentage" office:value="0.490226939736527" calcext:value-type="percentage">
            <text:p>49.02%</text:p>
          </table:table-cell>
          <table:table-cell table:style-name="ce3" office:value-type="currency" office:value="1562.97" calcext:value-type="currency">
            <text:p>$1,563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Big Time Frozen Sausage Pizza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25" calcext:value-type="float">
            <text:p>2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Big Time Home Style French Frie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Big Time Lemon Popsicles</text:p>
          </table:table-cell>
          <table:table-cell office:value-type="percentage" office:value="0.843129467831612" calcext:value-type="percentage">
            <text:p>84.31%</text:p>
          </table:table-cell>
          <table:table-cell office:value-type="currency" office:value="226.62" calcext:value-type="currency">
            <text:p>$227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Big Time Low Fat French Fries</text:p>
          </table:table-cell>
          <table:table-cell office:value-type="percentage" office:value="0.404939014121779" calcext:value-type="percentage">
            <text:p>40.49%</text:p>
          </table:table-cell>
          <table:table-cell office:value-type="currency" office:value="4156.7" calcext:value-type="currency">
            <text:p>$4,157</text:p>
          </table:table-cell>
          <table:table-cell office:value-type="float" office:value="36" calcext:value-type="float">
            <text:p>3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Big Time Pancake Mix</text:p>
          </table:table-cell>
          <table:table-cell office:value-type="percentage" office:value="0.205940739651496" calcext:value-type="percentage">
            <text:p>20.59%</text:p>
          </table:table-cell>
          <table:table-cell office:value-type="currency" office:value="272.02" calcext:value-type="currency">
            <text:p>$272</text:p>
          </table:table-cell>
          <table:table-cell office:value-type="float" office:value="18" calcext:value-type="float">
            <text:p>1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Blue Label Canned Tuna in Water</text:p>
          </table:table-cell>
          <table:table-cell office:value-type="percentage" office:value="0.46906976744186" calcext:value-type="percentage">
            <text:p>46.91%</text:p>
          </table:table-cell>
          <table:table-cell office:value-type="currency" office:value="86" calcext:value-type="currency">
            <text:p>$86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Blue Label Chicken Soup</text:p>
          </table:table-cell>
          <table:table-cell office:value-type="percentage" office:value="0.811941444158123" calcext:value-type="percentage">
            <text:p>81.19%</text:p>
          </table:table-cell>
          <table:table-cell office:value-type="currency" office:value="182.39" calcext:value-type="currency">
            <text:p>$182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Blue Label Fancy Canned Sardine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4.02" calcext:value-type="currency">
            <text:p>$1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Blue Label Noodle Soup</text:p>
          </table:table-cell>
          <table:table-cell office:value-type="percentage" office:value="0.520060560181681" calcext:value-type="percentage">
            <text:p>52.01%</text:p>
          </table:table-cell>
          <table:table-cell office:value-type="currency" office:value="92.47" calcext:value-type="currency">
            <text:p>$9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Blue Label Turkey Noodle Soup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00" calcext:value-type="float">
            <text:p>10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Blue Medal Egg Substitute</text:p>
          </table:table-cell>
          <table:table-cell office:value-type="percentage" office:value="0.535340952174619" calcext:value-type="percentage">
            <text:p>53.53%</text:p>
          </table:table-cell>
          <table:table-cell office:value-type="currency" office:value="184.63" calcext:value-type="currency">
            <text:p>$18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Blue Medal Large Eggs</text:p>
          </table:table-cell>
          <table:table-cell office:value-type="percentage" office:value="0.650038249882783" calcext:value-type="percentage">
            <text:p>65.00%</text:p>
          </table:table-cell>
          <table:table-cell office:value-type="currency" office:value="810.46" calcext:value-type="currency">
            <text:p>$810</text:p>
          </table:table-cell>
          <table:table-cell office:value-type="float" office:value="14" calcext:value-type="float">
            <text:p>1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Bravo Chicken Noodle Soup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0.9" calcext:value-type="currency">
            <text:p>$3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Bravo Chicken Ramen Soup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Bravo Chicken Soup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26.5" calcext:value-type="currency">
            <text:p>$2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Bravo Noodle Soup</text:p>
          </table:table-cell>
          <table:table-cell office:value-type="percentage" office:value="0.411214864130176" calcext:value-type="percentage">
            <text:p>41.12%</text:p>
          </table:table-cell>
          <table:table-cell office:value-type="currency" office:value="1048.43" calcext:value-type="currency">
            <text:p>$1,048</text:p>
          </table:table-cell>
          <table:table-cell office:value-type="float" office:value="25" calcext:value-type="float">
            <text:p>2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Bravo Turkey Noodle Soup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.76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Carlson Buttermilk</text:p>
          </table:table-cell>
          <table:table-cell office:value-type="percentage" office:value="0.0163858436595504" calcext:value-type="percentage">
            <text:p>1.64%</text:p>
          </table:table-cell>
          <table:table-cell table:style-name="ce3" office:value-type="currency" office:value="11045.51" calcext:value-type="currency">
            <text:p>$11,046</text:p>
          </table:table-cell>
          <table:table-cell office:value-type="float" office:value="26" calcext:value-type="float">
            <text:p>2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Carlson Cheese Spread</text:p>
          </table:table-cell>
          <table:table-cell office:value-type="percentage" office:value="0.423579459130963" calcext:value-type="percentage">
            <text:p>42.36%</text:p>
          </table:table-cell>
          <table:table-cell office:value-type="currency" office:value="65.82" calcext:value-type="currency">
            <text:p>$66</text:p>
          </table:table-cell>
          <table:table-cell office:value-type="float" office:value="16" calcext:value-type="float">
            <text:p>1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Carlson Chocolate Milk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.75" calcext:value-type="currency">
            <text:p>$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Carlson Mild Cheddar Cheese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.53" calcext:value-type="currency">
            <text:p>$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Carlson Sour Cream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1.21" calcext:value-type="currency">
            <text:p>$1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Carlson Whole Milk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.89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Choice Malted Milk Balls</text:p>
          </table:table-cell>
          <table:table-cell office:value-type="percentage" office:value="0.320964407785669" calcext:value-type="percentage">
            <text:p>32.10%</text:p>
          </table:table-cell>
          <table:table-cell table:style-name="ce3" office:value-type="currency" office:value="488.59" calcext:value-type="currency">
            <text:p>$489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Choice Spicy Mint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Choice White Chocolate Bar</text:p>
          </table:table-cell>
          <table:table-cell office:value-type="percentage" office:value="0.573853211009174" calcext:value-type="percentage">
            <text:p>57.39%</text:p>
          </table:table-cell>
          <table:table-cell office:value-type="currency" office:value="327" calcext:value-type="currency">
            <text:p>$327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Club 2% Milk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1.21" calcext:value-type="currency">
            <text:p>$1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Club Chocolate Milk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8.77" calcext:value-type="currency">
            <text:p>$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Club Head Cheese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-807.5" calcext:value-type="currency">
            <text:p>($808)</text:p>
          </table:table-cell>
          <table:table-cell office:value-type="float" office:value="-5" calcext:value-type="float">
            <text:p>-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Club Large Curd Cottage Cheese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Club Muenster Cheese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Club Sour Cream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.87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Club String Cheese</text:p>
          </table:table-cell>
          <table:table-cell office:value-type="percentage" office:value="0.418654900266109" calcext:value-type="percentage">
            <text:p>41.87%</text:p>
          </table:table-cell>
          <table:table-cell office:value-type="currency" office:value="2198.35" calcext:value-type="currency">
            <text:p>$2,198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Colony Bagel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Colony Cranberry Muffins</text:p>
          </table:table-cell>
          <table:table-cell office:value-type="percentage" office:value="0.263854468758239" calcext:value-type="percentage">
            <text:p>26.39%</text:p>
          </table:table-cell>
          <table:table-cell office:value-type="currency" office:value="758.6" calcext:value-type="currency">
            <text:p>$759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Colony White Bread</text:p>
          </table:table-cell>
          <table:table-cell office:value-type="percentage" office:value="0.698915068493151" calcext:value-type="percentage">
            <text:p>69.89%</text:p>
          </table:table-cell>
          <table:table-cell table:style-name="ce3" office:value-type="currency" office:value="1368.75" calcext:value-type="currency">
            <text:p>$1,369</text:p>
          </table:table-cell>
          <table:table-cell office:value-type="float" office:value="13" calcext:value-type="float">
            <text:p>1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Curlew Lox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Cutting Edge Corned Beef</text:p>
          </table:table-cell>
          <table:table-cell office:value-type="percentage" office:value="0.199213205390606" calcext:value-type="percentage">
            <text:p>19.92%</text:p>
          </table:table-cell>
          <table:table-cell office:value-type="currency" office:value="1881.05" calcext:value-type="currency">
            <text:p>$1,881</text:p>
          </table:table-cell>
          <table:table-cell office:value-type="float" office:value="18" calcext:value-type="float">
            <text:p>1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Cutting Edge Low Fat Bologna</text:p>
          </table:table-cell>
          <table:table-cell office:value-type="percentage" office:value="0.5249932450689" calcext:value-type="percentage">
            <text:p>52.50%</text:p>
          </table:table-cell>
          <table:table-cell office:value-type="currency" office:value="111.03" calcext:value-type="currency">
            <text:p>$111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Cutting Edge Low Fat Cole Slaw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Cutting Edge Sliced Turkey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88.32" calcext:value-type="currency">
            <text:p>$188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Discover Rice Medly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3.02" calcext:value-type="currency">
            <text:p>$1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Ebony Asparagus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49.77" calcext:value-type="currency">
            <text:p>$50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Ebony Fresh Lima Bean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9.71" calcext:value-type="currency">
            <text:p>$1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Ebony Honey Dew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8.89" calcext:value-type="currency">
            <text:p>$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Ebony Mixed Nut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0.81" calcext:value-type="currency">
            <text:p>$1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Ebony Prepared Salad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Ebony Shitake Mushroom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0" calcext:value-type="currency">
            <text:p>$1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Ebony Squash</text:p>
          </table:table-cell>
          <table:table-cell office:value-type="percentage" office:value="0.296933598829876" calcext:value-type="percentage">
            <text:p>29.69%</text:p>
          </table:table-cell>
          <table:table-cell table:style-name="ce3" office:value-type="currency" office:value="14302.76" calcext:value-type="currency">
            <text:p>$14,303</text:p>
          </table:table-cell>
          <table:table-cell office:value-type="float" office:value="188" calcext:value-type="float">
            <text:p>18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Ebony Tomato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Even Better 1% Milk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.82" calcext:value-type="currency">
            <text:p>$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Even Better Blueberry Yogurt</text:p>
          </table:table-cell>
          <table:table-cell office:value-type="percentage" office:value="0.18717980757216" calcext:value-type="percentage">
            <text:p>18.72%</text:p>
          </table:table-cell>
          <table:table-cell office:value-type="currency" office:value="160.06" calcext:value-type="currency">
            <text:p>$160</text:p>
          </table:table-cell>
          <table:table-cell office:value-type="float" office:value="26" calcext:value-type="float">
            <text:p>2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Even Better Cheese Spread</text:p>
          </table:table-cell>
          <table:table-cell office:value-type="percentage" office:value="0.163456469729532" calcext:value-type="percentage">
            <text:p>16.35%</text:p>
          </table:table-cell>
          <table:table-cell office:value-type="currency" office:value="493.22" calcext:value-type="currency">
            <text:p>$493</text:p>
          </table:table-cell>
          <table:table-cell office:value-type="float" office:value="12" calcext:value-type="float">
            <text:p>1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Even Better Jack Cheese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1" calcext:value-type="currency">
            <text:p>$3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Even Better Large Curd Cottage Cheese</text:p>
          </table:table-cell>
          <table:table-cell office:value-type="percentage" office:value="0.498539982030548" calcext:value-type="percentage">
            <text:p>49.85%</text:p>
          </table:table-cell>
          <table:table-cell office:value-type="currency" office:value="801.36" calcext:value-type="currency">
            <text:p>$801</text:p>
          </table:table-cell>
          <table:table-cell office:value-type="float" office:value="34" calcext:value-type="float">
            <text:p>3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Even Better Low Fat Sour Cream</text:p>
          </table:table-cell>
          <table:table-cell office:value-type="percentage" office:value="0.411339939514521" calcext:value-type="percentage">
            <text:p>41.13%</text:p>
          </table:table-cell>
          <table:table-cell office:value-type="currency" office:value="4136.53" calcext:value-type="currency">
            <text:p>$4,137</text:p>
          </table:table-cell>
          <table:table-cell office:value-type="float" office:value="42" calcext:value-type="float">
            <text:p>4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Even Better Muenster Cheese</text:p>
          </table:table-cell>
          <table:table-cell office:value-type="percentage" office:value="0.599520383693046" calcext:value-type="percentage">
            <text:p>59.95%</text:p>
          </table:table-cell>
          <table:table-cell table:style-name="ce3" office:value-type="currency" office:value="-250.2" calcext:value-type="currency">
            <text:p>($250)</text:p>
          </table:table-cell>
          <table:table-cell office:value-type="float" office:value="-6" calcext:value-type="float">
            <text:p>-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Excellent Apple Drink</text:p>
          </table:table-cell>
          <table:table-cell office:value-type="percentage" office:value="0.135020405188748" calcext:value-type="percentage">
            <text:p>13.50%</text:p>
          </table:table-cell>
          <table:table-cell table:style-name="ce3" office:value-type="currency" office:value="1097.76" calcext:value-type="currency">
            <text:p>$1,098</text:p>
          </table:table-cell>
          <table:table-cell office:value-type="float" office:value="16" calcext:value-type="float">
            <text:p>1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Excellent Berry Juice</text:p>
          </table:table-cell>
          <table:table-cell office:value-type="percentage" office:value="0.199700536093868" calcext:value-type="percentage">
            <text:p>19.97%</text:p>
          </table:table-cell>
          <table:table-cell office:value-type="currency" office:value="4488.02" calcext:value-type="currency">
            <text:p>$4,488</text:p>
          </table:table-cell>
          <table:table-cell office:value-type="float" office:value="11" calcext:value-type="float">
            <text:p>1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Excellent Diet Cola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Fabulous Apple Drink</text:p>
          </table:table-cell>
          <table:table-cell office:value-type="percentage" office:value="0.23327615780446" calcext:value-type="percentage">
            <text:p>23.33%</text:p>
          </table:table-cell>
          <table:table-cell office:value-type="currency" office:value="169.07" calcext:value-type="currency">
            <text:p>$169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Fabulous Cola</text:p>
          </table:table-cell>
          <table:table-cell office:value-type="percentage" office:value="0.463693734379187" calcext:value-type="percentage">
            <text:p>46.37%</text:p>
          </table:table-cell>
          <table:table-cell office:value-type="currency" office:value="93665.1" calcext:value-type="currency">
            <text:p>$93,665</text:p>
          </table:table-cell>
          <table:table-cell office:value-type="float" office:value="159" calcext:value-type="float">
            <text:p>159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Fabulous Cream Soda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Fabulous Diet Soda</text:p>
          </table:table-cell>
          <table:table-cell office:value-type="percentage" office:value="0.330092081031308" calcext:value-type="percentage">
            <text:p>33.01%</text:p>
          </table:table-cell>
          <table:table-cell office:value-type="currency" office:value="407.25" calcext:value-type="currency">
            <text:p>$407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Fantastic White Bread</text:p>
          </table:table-cell>
          <table:table-cell office:value-type="percentage" office:value="0.338162409454823" calcext:value-type="percentage">
            <text:p>33.82%</text:p>
          </table:table-cell>
          <table:table-cell office:value-type="currency" office:value="52.46" calcext:value-type="currency">
            <text:p>$52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Fast Corn Chip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.87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Fast Dried Apricot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1.2" calcext:value-type="currency">
            <text:p>$4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Fast Fondue Mix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.58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Fast Graham Crackers</text:p>
          </table:table-cell>
          <table:table-cell office:value-type="percentage" office:value="0.656438836134667" calcext:value-type="percentage">
            <text:p>65.64%</text:p>
          </table:table-cell>
          <table:table-cell office:value-type="currency" office:value="787.72" calcext:value-type="currency">
            <text:p>$788</text:p>
          </table:table-cell>
          <table:table-cell office:value-type="float" office:value="14" calcext:value-type="float">
            <text:p>1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Fast Grape Fruit Roll</text:p>
          </table:table-cell>
          <table:table-cell office:value-type="percentage" office:value="0.45486949775299" calcext:value-type="percentage">
            <text:p>45.49%</text:p>
          </table:table-cell>
          <table:table-cell office:value-type="currency" office:value="1366.26" calcext:value-type="currency">
            <text:p>$1,366</text:p>
          </table:table-cell>
          <table:table-cell office:value-type="float" office:value="68" calcext:value-type="float">
            <text:p>6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Fast Low Fat Chip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.65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Fast Potato Chips</text:p>
          </table:table-cell>
          <table:table-cell office:value-type="percentage" office:value="0.397076327095535" calcext:value-type="percentage">
            <text:p>39.71%</text:p>
          </table:table-cell>
          <table:table-cell office:value-type="currency" office:value="4024.39" calcext:value-type="currency">
            <text:p>$4,024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Fast Sugar Cookies</text:p>
          </table:table-cell>
          <table:table-cell office:value-type="percentage" office:value="0.400993101356986" calcext:value-type="percentage">
            <text:p>40.10%</text:p>
          </table:table-cell>
          <table:table-cell table:style-name="ce3" office:value-type="currency" office:value="1055.28" calcext:value-type="currency">
            <text:p>$1,055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Footnote Seasoned Hamburger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.28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Golden Beef TV Dinner</text:p>
          </table:table-cell>
          <table:table-cell office:value-type="percentage" office:value="0.726353790613718" calcext:value-type="percentage">
            <text:p>72.64%</text:p>
          </table:table-cell>
          <table:table-cell office:value-type="currency" office:value="27.7" calcext:value-type="currency">
            <text:p>$28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Golden Frozen Cheese Pizza</text:p>
          </table:table-cell>
          <table:table-cell office:value-type="percentage" office:value="0.801268197686846" calcext:value-type="percentage">
            <text:p>80.13%</text:p>
          </table:table-cell>
          <table:table-cell office:value-type="currency" office:value="421.07" calcext:value-type="currency">
            <text:p>$421</text:p>
          </table:table-cell>
          <table:table-cell office:value-type="float" office:value="34" calcext:value-type="float">
            <text:p>3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Golden Frozen Chicken Breast</text:p>
          </table:table-cell>
          <table:table-cell office:value-type="percentage" office:value="-2.78673664122138" calcext:value-type="percentage">
            <text:p>-278.67%</text:p>
          </table:table-cell>
          <table:table-cell office:value-type="currency" office:value="20.96" calcext:value-type="currency">
            <text:p>$2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Golden Frozen Chicken Thighs</text:p>
          </table:table-cell>
          <table:table-cell office:value-type="percentage" office:value="0.893080603606919" calcext:value-type="percentage">
            <text:p>89.31%</text:p>
          </table:table-cell>
          <table:table-cell table:style-name="ce3" office:value-type="currency" office:value="54.34" calcext:value-type="currency">
            <text:p>$54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Golden Frozen Pancakes</text:p>
          </table:table-cell>
          <table:table-cell office:value-type="percentage" office:value="0.668151609828426" calcext:value-type="percentage">
            <text:p>66.82%</text:p>
          </table:table-cell>
          <table:table-cell office:value-type="currency" office:value="1510.72" calcext:value-type="currency">
            <text:p>$1,511</text:p>
          </table:table-cell>
          <table:table-cell office:value-type="float" office:value="24" calcext:value-type="float">
            <text:p>2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Golden Frozen Pea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22.75" calcext:value-type="currency">
            <text:p>$2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Golden Frozen Pepperoni Pizza</text:p>
          </table:table-cell>
          <table:table-cell office:value-type="percentage" office:value="0.508148169208971" calcext:value-type="percentage">
            <text:p>50.81%</text:p>
          </table:table-cell>
          <table:table-cell office:value-type="currency" office:value="2110.29" calcext:value-type="currency">
            <text:p>$2,110</text:p>
          </table:table-cell>
          <table:table-cell office:value-type="float" office:value="13" calcext:value-type="float">
            <text:p>1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Golden Ice Cream Sandwich</text:p>
          </table:table-cell>
          <table:table-cell office:value-type="percentage" office:value="0.441469275660831" calcext:value-type="percentage">
            <text:p>44.15%</text:p>
          </table:table-cell>
          <table:table-cell table:style-name="ce3" office:value-type="currency" office:value="29.13" calcext:value-type="currency">
            <text:p>$29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Golden Lime Popsicle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0.81" calcext:value-type="currency">
            <text:p>$1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Golden Pancake Mix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7.75" calcext:value-type="currency">
            <text:p>$4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Good Imported Beer</text:p>
          </table:table-cell>
          <table:table-cell office:value-type="percentage" office:value="0.240592614611342" calcext:value-type="percentage">
            <text:p>24.06%</text:p>
          </table:table-cell>
          <table:table-cell table:style-name="ce3" office:value-type="currency" office:value="17762.64" calcext:value-type="currency">
            <text:p>$17,763</text:p>
          </table:table-cell>
          <table:table-cell office:value-type="float" office:value="101" calcext:value-type="float">
            <text:p>10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Good Light Beer</text:p>
          </table:table-cell>
          <table:table-cell office:value-type="percentage" office:value="0.295173470504542" calcext:value-type="percentage">
            <text:p>29.52%</text:p>
          </table:table-cell>
          <table:table-cell office:value-type="currency" office:value="182.74" calcext:value-type="currency">
            <text:p>$183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Gorilla 2% Milk</text:p>
          </table:table-cell>
          <table:table-cell office:value-type="percentage" office:value="0.544554455445545" calcext:value-type="percentage">
            <text:p>54.46%</text:p>
          </table:table-cell>
          <table:table-cell office:value-type="currency" office:value="1.01" calcext:value-type="currency">
            <text:p>$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Gorilla Buttermilk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Gorilla Cheese Spread</text:p>
          </table:table-cell>
          <table:table-cell office:value-type="percentage" office:value="0.497024936629604" calcext:value-type="percentage">
            <text:p>49.70%</text:p>
          </table:table-cell>
          <table:table-cell table:style-name="ce3" office:value-type="currency" office:value="31686.72" calcext:value-type="currency">
            <text:p>$31,687</text:p>
          </table:table-cell>
          <table:table-cell office:value-type="float" office:value="31" calcext:value-type="float">
            <text:p>3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Gorilla Chocolate Milk</text:p>
          </table:table-cell>
          <table:table-cell office:value-type="percentage" office:value="0.351093160112579" calcext:value-type="percentage">
            <text:p>35.11%</text:p>
          </table:table-cell>
          <table:table-cell office:value-type="currency" office:value="30641.44" calcext:value-type="currency">
            <text:p>$30,641</text:p>
          </table:table-cell>
          <table:table-cell office:value-type="float" office:value="184" calcext:value-type="float">
            <text:p>18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Gorilla Head Cheese</text:p>
          </table:table-cell>
          <table:table-cell office:value-type="percentage" office:value="0.37952380952381" calcext:value-type="percentage">
            <text:p>37.95%</text:p>
          </table:table-cell>
          <table:table-cell table:style-name="ce3" office:value-type="currency" office:value="588" calcext:value-type="currency">
            <text:p>$588</text:p>
          </table:table-cell>
          <table:table-cell office:value-type="float" office:value="140" calcext:value-type="float">
            <text:p>14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Gorilla Low Fat Cottage Cheese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Gorilla Muenster Cheese</text:p>
          </table:table-cell>
          <table:table-cell office:value-type="percentage" office:value="-1.44230769230769" calcext:value-type="percentage">
            <text:p>-144.23%</text:p>
          </table:table-cell>
          <table:table-cell office:value-type="currency" office:value="10.4" calcext:value-type="currency">
            <text:p>$10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Gorilla String Cheese</text:p>
          </table:table-cell>
          <table:table-cell office:value-type="percentage" office:value="0.321260331161321" calcext:value-type="percentage">
            <text:p>32.13%</text:p>
          </table:table-cell>
          <table:table-cell table:style-name="ce3" office:value-type="currency" office:value="709.02" calcext:value-type="currency">
            <text:p>$709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Great Blueberry Muffin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.94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Great English Muffin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Great Pumpernickel Bread</text:p>
          </table:table-cell>
          <table:table-cell office:value-type="percentage" office:value="0.916824196597354" calcext:value-type="percentage">
            <text:p>91.68%</text:p>
          </table:table-cell>
          <table:table-cell office:value-type="currency" office:value="-142.83" calcext:value-type="currency">
            <text:p>($143)</text:p>
          </table:table-cell>
          <table:table-cell office:value-type="float" office:value="-18" calcext:value-type="float">
            <text:p>-1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Great Wheat Bread</text:p>
          </table:table-cell>
          <table:table-cell office:value-type="percentage" office:value="0.571876400847078" calcext:value-type="percentage">
            <text:p>57.19%</text:p>
          </table:table-cell>
          <table:table-cell office:value-type="currency" office:value="3234.65" calcext:value-type="currency">
            <text:p>$3,235</text:p>
          </table:table-cell>
          <table:table-cell office:value-type="float" office:value="23" calcext:value-type="float">
            <text:p>2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Great White Bread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Green Ribbon Canned Peache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.51" calcext:value-type="currency">
            <text:p>$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High Top Cantelope</text:p>
          </table:table-cell>
          <table:table-cell office:value-type="percentage" office:value="0.396683980599223" calcext:value-type="percentage">
            <text:p>39.67%</text:p>
          </table:table-cell>
          <table:table-cell office:value-type="currency" office:value="290.71" calcext:value-type="currency">
            <text:p>$291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High Top Golden Delcious Apples</text:p>
          </table:table-cell>
          <table:table-cell office:value-type="percentage" office:value="0.778042013476021" calcext:value-type="percentage">
            <text:p>77.80%</text:p>
          </table:table-cell>
          <table:table-cell office:value-type="currency" office:value="353.22" calcext:value-type="currency">
            <text:p>$353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High Top Lettuce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0.52" calcext:value-type="currency">
            <text:p>$1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High Top Macintosh Apples</text:p>
          </table:table-cell>
          <table:table-cell office:value-type="percentage" office:value="0.291628566007188" calcext:value-type="percentage">
            <text:p>29.16%</text:p>
          </table:table-cell>
          <table:table-cell office:value-type="currency" office:value="20975.14" calcext:value-type="currency">
            <text:p>$20,975</text:p>
          </table:table-cell>
          <table:table-cell office:value-type="float" office:value="281" calcext:value-type="float">
            <text:p>28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High Top Oranges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47.65" calcext:value-type="currency">
            <text:p>$4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High Top Plum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High Top Prepared Salad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8.61" calcext:value-type="currency">
            <text:p>$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High Top Red Pepper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.09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High Top Shitake Mushroom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High Top Summer Squash</text:p>
          </table:table-cell>
          <table:table-cell office:value-type="percentage" office:value="0.240327878834195" calcext:value-type="percentage">
            <text:p>24.03%</text:p>
          </table:table-cell>
          <table:table-cell table:style-name="ce3" office:value-type="currency" office:value="16094.97" calcext:value-type="currency">
            <text:p>$16,095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High Top Walnuts</text:p>
          </table:table-cell>
          <table:table-cell office:value-type="percentage" office:value="0.572541669715058" calcext:value-type="percentage">
            <text:p>57.25%</text:p>
          </table:table-cell>
          <table:table-cell office:value-type="currency" office:value="4647.26" calcext:value-type="currency">
            <text:p>$4,647</text:p>
          </table:table-cell>
          <table:table-cell office:value-type="float" office:value="183" calcext:value-type="float">
            <text:p>18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Imagine Apple Cinnamon Waffle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8.39" calcext:value-type="currency">
            <text:p>$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Imagine Frozen Broccoli</text:p>
          </table:table-cell>
          <table:table-cell office:value-type="percentage" office:value="0.37657792775903" calcext:value-type="percentage">
            <text:p>37.66%</text:p>
          </table:table-cell>
          <table:table-cell office:value-type="currency" office:value="80.01" calcext:value-type="currency">
            <text:p>$80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Imagine Frozen Pancakes</text:p>
          </table:table-cell>
          <table:table-cell office:value-type="percentage" office:value="0.780193236714976" calcext:value-type="percentage">
            <text:p>78.02%</text:p>
          </table:table-cell>
          <table:table-cell office:value-type="currency" office:value="8.28" calcext:value-type="currency">
            <text:p>$8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Imagine Frozen Pepperoni Pizza</text:p>
          </table:table-cell>
          <table:table-cell office:value-type="percentage" office:value="0.410082547169811" calcext:value-type="percentage">
            <text:p>41.01%</text:p>
          </table:table-cell>
          <table:table-cell office:value-type="currency" office:value="1221.12" calcext:value-type="currency">
            <text:p>$1,221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Imagine Grape Popsicles</text:p>
          </table:table-cell>
          <table:table-cell office:value-type="percentage" office:value="0.554819552306989" calcext:value-type="percentage">
            <text:p>55.48%</text:p>
          </table:table-cell>
          <table:table-cell office:value-type="currency" office:value="87.56" calcext:value-type="currency">
            <text:p>$88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Imagine Home Style French Frie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Imagine Lemon Popsicle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Jumbo Small Eggs</text:p>
          </table:table-cell>
          <table:table-cell office:value-type="percentage" office:value="0.712328767123288" calcext:value-type="percentage">
            <text:p>71.23%</text:p>
          </table:table-cell>
          <table:table-cell table:style-name="ce3" office:value-type="currency" office:value="6.57" calcext:value-type="currency">
            <text:p>$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Just Right Beef Soup</text:p>
          </table:table-cell>
          <table:table-cell office:value-type="percentage" office:value="0.629033307841255" calcext:value-type="percentage">
            <text:p>62.90%</text:p>
          </table:table-cell>
          <table:table-cell table:style-name="ce3" office:value-type="currency" office:value="1229.14" calcext:value-type="currency">
            <text:p>$1,229</text:p>
          </table:table-cell>
          <table:table-cell office:value-type="float" office:value="12" calcext:value-type="float">
            <text:p>1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Just Right Canned Beet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Just Right Canned String Bean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.98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Just Right Canned Tuna in Oil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Just Right Chicken Ramen Soup</text:p>
          </table:table-cell>
          <table:table-cell office:value-type="percentage" office:value="0.485747065975726" calcext:value-type="percentage">
            <text:p>48.57%</text:p>
          </table:table-cell>
          <table:table-cell table:style-name="ce3" office:value-type="currency" office:value="28440.46" calcext:value-type="currency">
            <text:p>$28,440</text:p>
          </table:table-cell>
          <table:table-cell office:value-type="float" office:value="183" calcext:value-type="float">
            <text:p>18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Kiwi Scallops</text:p>
          </table:table-cell>
          <table:table-cell office:value-type="percentage" office:value="0.736194549911088" calcext:value-type="percentage">
            <text:p>73.62%</text:p>
          </table:table-cell>
          <table:table-cell office:value-type="currency" office:value="624.21" calcext:value-type="currency">
            <text:p>$624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Landslide Apple Preserves</text:p>
          </table:table-cell>
          <table:table-cell office:value-type="percentage" office:value="0.673419951552522" calcext:value-type="percentage">
            <text:p>67.34%</text:p>
          </table:table-cell>
          <table:table-cell office:value-type="currency" office:value="45.41" calcext:value-type="currency">
            <text:p>$4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Landslide Chunky Peanut Butter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Landslide French Roast Coffee</text:p>
          </table:table-cell>
          <table:table-cell office:value-type="percentage" office:value="0.545176445991818" calcext:value-type="percentage">
            <text:p>54.52%</text:p>
          </table:table-cell>
          <table:table-cell table:style-name="ce3" office:value-type="currency" office:value="6887.66" calcext:value-type="currency">
            <text:p>$6,888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Landslide Grape Jam</text:p>
          </table:table-cell>
          <table:table-cell office:value-type="percentage" office:value="0.677037037037037" calcext:value-type="percentage">
            <text:p>67.70%</text:p>
          </table:table-cell>
          <table:table-cell office:value-type="currency" office:value="216" calcext:value-type="currency">
            <text:p>$216</text:p>
          </table:table-cell>
          <table:table-cell office:value-type="float" office:value="64" calcext:value-type="float">
            <text:p>6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Landslide Hot Chocolate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Landslide Pepper</text:p>
          </table:table-cell>
          <table:table-cell office:value-type="percentage" office:value="0.550696226213385" calcext:value-type="percentage">
            <text:p>55.07%</text:p>
          </table:table-cell>
          <table:table-cell office:value-type="currency" office:value="14966.4" calcext:value-type="currency">
            <text:p>$14,966</text:p>
          </table:table-cell>
          <table:table-cell office:value-type="float" office:value="141" calcext:value-type="float">
            <text:p>14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Landslide Salt</text:p>
          </table:table-cell>
          <table:table-cell office:value-type="percentage" office:value="-0.308812630687383" calcext:value-type="percentage">
            <text:p>-30.88%</text:p>
          </table:table-cell>
          <table:table-cell table:style-name="ce3" office:value-type="currency" office:value="3022.48" calcext:value-type="currency">
            <text:p>$3,022</text:p>
          </table:table-cell>
          <table:table-cell office:value-type="float" office:value="24" calcext:value-type="float">
            <text:p>2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Landslide Sesame Oil</text:p>
          </table:table-cell>
          <table:table-cell office:value-type="percentage" office:value="0.0262093247025892" calcext:value-type="percentage">
            <text:p>2.62%</text:p>
          </table:table-cell>
          <table:table-cell table:style-name="ce3" office:value-type="currency" office:value="914.56" calcext:value-type="currency">
            <text:p>$915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Landslide Vegetable Oil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.65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Landslide White Sugar</text:p>
          </table:table-cell>
          <table:table-cell office:value-type="percentage" office:value="0.114514037069579" calcext:value-type="percentage">
            <text:p>11.45%</text:p>
          </table:table-cell>
          <table:table-cell table:style-name="ce3" office:value-type="currency" office:value="956.04" calcext:value-type="currency">
            <text:p>$956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Medalist Rice Medly</text:p>
          </table:table-cell>
          <table:table-cell office:value-type="percentage" office:value="0.815888554216868" calcext:value-type="percentage">
            <text:p>81.59%</text:p>
          </table:table-cell>
          <table:table-cell table:style-name="ce3" office:value-type="currency" office:value="53.12" calcext:value-type="currency">
            <text:p>$53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Moms Chicken Hot Dogs</text:p>
          </table:table-cell>
          <table:table-cell office:value-type="percentage" office:value="0.704166666666667" calcext:value-type="percentage">
            <text:p>70.42%</text:p>
          </table:table-cell>
          <table:table-cell table:style-name="ce3" office:value-type="currency" office:value="12" calcext:value-type="currency">
            <text:p>$12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Moms Corned Beef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.65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Moms Low Fat Bologna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Moms Roasted Chicken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0.09" calcext:value-type="currency">
            <text:p>$1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Moms Sliced Ham</text:p>
          </table:table-cell>
          <table:table-cell office:value-type="percentage" office:value="0.629674118877364" calcext:value-type="percentage">
            <text:p>62.97%</text:p>
          </table:table-cell>
          <table:table-cell table:style-name="ce3" office:value-type="currency" office:value="7076.20000000001" calcext:value-type="currency">
            <text:p>$7,076</text:p>
          </table:table-cell>
          <table:table-cell office:value-type="float" office:value="107" calcext:value-type="float">
            <text:p>107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Monarch Manicotti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Monarch Thai Rice</text:p>
          </table:table-cell>
          <table:table-cell office:value-type="percentage" office:value="0.16519538536481" calcext:value-type="percentage">
            <text:p>16.52%</text:p>
          </table:table-cell>
          <table:table-cell office:value-type="currency" office:value="6733.36" calcext:value-type="currency">
            <text:p>$6,733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Nationeel Apple Fruit Roll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.83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Nationeel Cheese Crackers</text:p>
          </table:table-cell>
          <table:table-cell office:value-type="percentage" office:value="0.816346583296114" calcext:value-type="percentage">
            <text:p>81.63%</text:p>
          </table:table-cell>
          <table:table-cell table:style-name="ce3" office:value-type="currency" office:value="111.95" calcext:value-type="currency">
            <text:p>$112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Nationeel Dried Apricots</text:p>
          </table:table-cell>
          <table:table-cell office:value-type="percentage" office:value="0.515498800994513" calcext:value-type="percentage">
            <text:p>51.55%</text:p>
          </table:table-cell>
          <table:table-cell office:value-type="currency" office:value="679.73" calcext:value-type="currency">
            <text:p>$680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Nationeel Frosted Donuts</text:p>
          </table:table-cell>
          <table:table-cell office:value-type="percentage" office:value="0.453327490139611" calcext:value-type="percentage">
            <text:p>45.33%</text:p>
          </table:table-cell>
          <table:table-cell table:style-name="ce3" office:value-type="currency" office:value="159.73" calcext:value-type="currency">
            <text:p>$160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Nationeel Fudge Brownie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3.52" calcext:value-type="currency">
            <text:p>$1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Nationeel Fudge Cookie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Nationeel Golden Raisin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Nationeel Grape Fruit Roll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1.27" calcext:value-type="currency">
            <text:p>$1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Nationeel Raspberry Fruit Roll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.67" calcext:value-type="currency">
            <text:p>$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Pearl Chardonnay</text:p>
          </table:table-cell>
          <table:table-cell office:value-type="percentage" office:value="0.429177878920725" calcext:value-type="percentage">
            <text:p>42.92%</text:p>
          </table:table-cell>
          <table:table-cell table:style-name="ce3" office:value-type="currency" office:value="42085.65" calcext:value-type="currency">
            <text:p>$42,086</text:p>
          </table:table-cell>
          <table:table-cell office:value-type="float" office:value="626" calcext:value-type="float">
            <text:p>62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Pearl Light Beer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Red Spade Beef Bologna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Red Spade Low Fat Bologna</text:p>
          </table:table-cell>
          <table:table-cell office:value-type="percentage" office:value="0.322437058751378" calcext:value-type="percentage">
            <text:p>32.24%</text:p>
          </table:table-cell>
          <table:table-cell office:value-type="currency" office:value="79408.18" calcext:value-type="currency">
            <text:p>$79,408</text:p>
          </table:table-cell>
          <table:table-cell office:value-type="float" office:value="189" calcext:value-type="float">
            <text:p>189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Red Spade Pimento Loaf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.36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Special Corn Puffs</text:p>
          </table:table-cell>
          <table:table-cell office:value-type="percentage" office:value="0.460250798533065" calcext:value-type="percentage">
            <text:p>46.03%</text:p>
          </table:table-cell>
          <table:table-cell office:value-type="currency" office:value="338.12" calcext:value-type="currency">
            <text:p>$338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Super Canola Oil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3.36" calcext:value-type="currency">
            <text:p>$3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Super Corn Oil</text:p>
          </table:table-cell>
          <table:table-cell office:value-type="percentage" office:value="0.635037981551818" calcext:value-type="percentage">
            <text:p>63.50%</text:p>
          </table:table-cell>
          <table:table-cell office:value-type="currency" office:value="294.88" calcext:value-type="currency">
            <text:p>$295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Super Creamy Peanut Butter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.51" calcext:value-type="currency">
            <text:p>$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Super Extra Chunky Peanut Butter</text:p>
          </table:table-cell>
          <table:table-cell office:value-type="percentage" office:value="0.229953830208235" calcext:value-type="percentage">
            <text:p>23.00%</text:p>
          </table:table-cell>
          <table:table-cell office:value-type="currency" office:value="424.52" calcext:value-type="currency">
            <text:p>$425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Super Pepper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4.5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Super Vegetable Oil</text:p>
          </table:table-cell>
          <table:table-cell office:value-type="percentage" office:value="0.84954128440367" calcext:value-type="percentage">
            <text:p>84.95%</text:p>
          </table:table-cell>
          <table:table-cell office:value-type="currency" office:value="49.05" calcext:value-type="currency">
            <text:p>$49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Tell Tale Almonds</text:p>
          </table:table-cell>
          <table:table-cell office:value-type="percentage" office:value="0.581763773983454" calcext:value-type="percentage">
            <text:p>58.18%</text:p>
          </table:table-cell>
          <table:table-cell office:value-type="currency" office:value="113.62" calcext:value-type="currency">
            <text:p>$114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Tell Tale Asparagu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Tell Tale Dried Mushroom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Tell Tale Fancy Plums</text:p>
          </table:table-cell>
          <table:table-cell office:value-type="percentage" office:value="0.378725165562914" calcext:value-type="percentage">
            <text:p>37.87%</text:p>
          </table:table-cell>
          <table:table-cell table:style-name="ce3" office:value-type="currency" office:value="193.28" calcext:value-type="currency">
            <text:p>$193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Tell Tale Limes</text:p>
          </table:table-cell>
          <table:table-cell office:value-type="percentage" office:value="0.324189675685564" calcext:value-type="percentage">
            <text:p>32.42%</text:p>
          </table:table-cell>
          <table:table-cell office:value-type="currency" office:value="61718.19" calcext:value-type="currency">
            <text:p>$61,718</text:p>
          </table:table-cell>
          <table:table-cell office:value-type="float" office:value="421" calcext:value-type="float">
            <text:p>42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Tell Tale Mandarin Oranges</text:p>
          </table:table-cell>
          <table:table-cell office:value-type="percentage" office:value="0.250029519149328" calcext:value-type="percentage">
            <text:p>25.00%</text:p>
          </table:table-cell>
          <table:table-cell table:style-name="ce3" office:value-type="currency" office:value="21511.46" calcext:value-type="currency">
            <text:p>$21,511</text:p>
          </table:table-cell>
          <table:table-cell office:value-type="float" office:value="117" calcext:value-type="float">
            <text:p>117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Tell Tale Mushroom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.82" calcext:value-type="currency">
            <text:p>$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Tell Tale New Potato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20.81" calcext:value-type="currency">
            <text:p>$2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Tell Tale Oranges</text:p>
          </table:table-cell>
          <table:table-cell office:value-type="percentage" office:value="0.286995846339125" calcext:value-type="percentage">
            <text:p>28.70%</text:p>
          </table:table-cell>
          <table:table-cell table:style-name="ce3" office:value-type="currency" office:value="406.87" calcext:value-type="currency">
            <text:p>$407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Tell Tale Plum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.67" calcext:value-type="currency">
            <text:p>$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Tell Tale Tangerines</text:p>
          </table:table-cell>
          <table:table-cell office:value-type="percentage" office:value="0.775827593868029" calcext:value-type="percentage">
            <text:p>77.58%</text:p>
          </table:table-cell>
          <table:table-cell office:value-type="currency" office:value="135.03" calcext:value-type="currency">
            <text:p>$135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Tell Tale Walnut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.3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Thresher Malted Milk Balls</text:p>
          </table:table-cell>
          <table:table-cell office:value-type="percentage" office:value="0.51286146124451" calcext:value-type="percentage">
            <text:p>51.29%</text:p>
          </table:table-cell>
          <table:table-cell office:value-type="currency" office:value="175.33" calcext:value-type="currency">
            <text:p>$175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Thresher Mints</text:p>
          </table:table-cell>
          <table:table-cell office:value-type="percentage" office:value="0.383254198031268" calcext:value-type="percentage">
            <text:p>38.33%</text:p>
          </table:table-cell>
          <table:table-cell table:style-name="ce3" office:value-type="currency" office:value="1727" calcext:value-type="currency">
            <text:p>$1,727</text:p>
          </table:table-cell>
          <table:table-cell office:value-type="float" office:value="16" calcext:value-type="float">
            <text:p>1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Thresher White Chocolate Bar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Token Apple Drink</text:p>
          </table:table-cell>
          <table:table-cell office:value-type="percentage" office:value="0.413428516303299" calcext:value-type="percentage">
            <text:p>41.34%</text:p>
          </table:table-cell>
          <table:table-cell office:value-type="currency" office:value="518.3" calcext:value-type="currency">
            <text:p>$518</text:p>
          </table:table-cell>
          <table:table-cell office:value-type="float" office:value="22" calcext:value-type="float">
            <text:p>2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Token Apple Juice</text:p>
          </table:table-cell>
          <table:table-cell office:value-type="percentage" office:value="0.498172638006194" calcext:value-type="percentage">
            <text:p>49.82%</text:p>
          </table:table-cell>
          <table:table-cell office:value-type="currency" office:value="-681.31" calcext:value-type="currency">
            <text:p>($681)</text:p>
          </table:table-cell>
          <table:table-cell office:value-type="float" office:value="-1" calcext:value-type="float">
            <text:p>-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Token Cream Soda</text:p>
          </table:table-cell>
          <table:table-cell office:value-type="percentage" office:value="0.422477188757864" calcext:value-type="percentage">
            <text:p>42.25%</text:p>
          </table:table-cell>
          <table:table-cell office:value-type="currency" office:value="847.17" calcext:value-type="currency">
            <text:p>$847</text:p>
          </table:table-cell>
          <table:table-cell office:value-type="float" office:value="17" calcext:value-type="float">
            <text:p>17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Token Strawberry Drink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2.05" calcext:value-type="currency">
            <text:p>$3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Urban Large Brown Egg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8.57" calcext:value-type="currency">
            <text:p>$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Urban Small Brown Eggs</text:p>
          </table:table-cell>
          <table:table-cell office:value-type="percentage" office:value="0.627039627039627" calcext:value-type="percentage">
            <text:p>62.70%</text:p>
          </table:table-cell>
          <table:table-cell office:value-type="currency" office:value="12.87" calcext:value-type="currency">
            <text:p>$13</text:p>
          </table:table-cell>
          <table:table-cell office:value-type="float" office:value="20" calcext:value-type="float">
            <text:p>2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Walrus Chardonnay Wine</text:p>
          </table:table-cell>
          <table:table-cell office:value-type="percentage" office:value="0.857142857142857" calcext:value-type="percentage">
            <text:p>85.71%</text:p>
          </table:table-cell>
          <table:table-cell office:value-type="currency" office:value="0.14" calcext:value-type="currency">
            <text:p>$0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Washington Cola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Washington Cranberry Juice</text:p>
          </table:table-cell>
          <table:table-cell office:value-type="percentage" office:value="0.487048670710669" calcext:value-type="percentage">
            <text:p>48.70%</text:p>
          </table:table-cell>
          <table:table-cell table:style-name="ce3" office:value-type="currency" office:value="6938.67" calcext:value-type="currency">
            <text:p>$6,939</text:p>
          </table:table-cell>
          <table:table-cell office:value-type="float" office:value="68" calcext:value-type="float">
            <text:p>6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immy's Washington Cream Soda</text:p>
          </table:table-cell>
          <table:table-cell office:value-type="percentage" office:value="0.512025702157201" calcext:value-type="percentage">
            <text:p>51.20%</text:p>
          </table:table-cell>
          <table:table-cell office:value-type="currency" office:value="7663.17" calcext:value-type="currency">
            <text:p>$7,663</text:p>
          </table:table-cell>
          <table:table-cell office:value-type="float" office:value="63" calcext:value-type="float">
            <text:p>6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American Beef Bologna</text:p>
          </table:table-cell>
          <table:table-cell office:value-type="percentage" office:value="0.722113502935421" calcext:value-type="percentage">
            <text:p>72.21%</text:p>
          </table:table-cell>
          <table:table-cell office:value-type="currency" office:value="5.11" calcext:value-type="currency">
            <text:p>$5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American Turkey Hot Dogs</text:p>
          </table:table-cell>
          <table:table-cell office:value-type="percentage" office:value="0.909512128645407" calcext:value-type="percentage">
            <text:p>90.95%</text:p>
          </table:table-cell>
          <table:table-cell office:value-type="currency" office:value="36.69" calcext:value-type="currency">
            <text:p>$37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Atomic Malted Milk Balls</text:p>
          </table:table-cell>
          <table:table-cell office:value-type="percentage" office:value="0.691535150645624" calcext:value-type="percentage">
            <text:p>69.15%</text:p>
          </table:table-cell>
          <table:table-cell office:value-type="currency" office:value="13.94" calcext:value-type="currency">
            <text:p>$14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BBB Best Apple Preserves</text:p>
          </table:table-cell>
          <table:table-cell office:value-type="percentage" office:value="0.399081499893198" calcext:value-type="percentage">
            <text:p>39.91%</text:p>
          </table:table-cell>
          <table:table-cell office:value-type="currency" office:value="1029.94" calcext:value-type="currency">
            <text:p>$1,030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BBB Best Chunky Peanut Butter</text:p>
          </table:table-cell>
          <table:table-cell office:value-type="percentage" office:value="0.347200085006907" calcext:value-type="percentage">
            <text:p>34.72%</text:p>
          </table:table-cell>
          <table:table-cell office:value-type="currency" office:value="-376.44" calcext:value-type="currency">
            <text:p>($376)</text:p>
          </table:table-cell>
          <table:table-cell office:value-type="float" office:value="-4" calcext:value-type="float">
            <text:p>-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BBB Best Oregano</text:p>
          </table:table-cell>
          <table:table-cell office:value-type="percentage" office:value="0.631391402714932" calcext:value-type="percentage">
            <text:p>63.14%</text:p>
          </table:table-cell>
          <table:table-cell office:value-type="currency" office:value="353.6" calcext:value-type="currency">
            <text:p>$354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BBB Best Sesame Oil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BBB Best Strawberry Preserves</text:p>
          </table:table-cell>
          <table:table-cell office:value-type="percentage" office:value="0.351938280702712" calcext:value-type="percentage">
            <text:p>35.19%</text:p>
          </table:table-cell>
          <table:table-cell table:style-name="ce3" office:value-type="currency" office:value="3297.51" calcext:value-type="currency">
            <text:p>$3,298</text:p>
          </table:table-cell>
          <table:table-cell office:value-type="float" office:value="26" calcext:value-type="float">
            <text:p>2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Best Choice BBQ Potato Chip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Best Choice Buttered Popcorn</text:p>
          </table:table-cell>
          <table:table-cell office:value-type="percentage" office:value="0.355029585798817" calcext:value-type="percentage">
            <text:p>35.50%</text:p>
          </table:table-cell>
          <table:table-cell office:value-type="currency" office:value="138.58" calcext:value-type="currency">
            <text:p>$139</text:p>
          </table:table-cell>
          <table:table-cell office:value-type="float" office:value="18" calcext:value-type="float">
            <text:p>1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Best Choice Chocolate Chip Cookies</text:p>
          </table:table-cell>
          <table:table-cell office:value-type="percentage" office:value="0.225920322743318" calcext:value-type="percentage">
            <text:p>22.59%</text:p>
          </table:table-cell>
          <table:table-cell office:value-type="currency" office:value="158.64" calcext:value-type="currency">
            <text:p>$159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Best Choice Corn Chips</text:p>
          </table:table-cell>
          <table:table-cell office:value-type="percentage" office:value="0.609254498714653" calcext:value-type="percentage">
            <text:p>60.93%</text:p>
          </table:table-cell>
          <table:table-cell office:value-type="currency" office:value="7.78" calcext:value-type="currency">
            <text:p>$8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Best Choice Dried Apricots</text:p>
          </table:table-cell>
          <table:table-cell office:value-type="percentage" office:value="-0.0472520986358867" calcext:value-type="percentage">
            <text:p>-4.73%</text:p>
          </table:table-cell>
          <table:table-cell table:style-name="ce3" office:value-type="currency" office:value="304.96" calcext:value-type="currency">
            <text:p>$305</text:p>
          </table:table-cell>
          <table:table-cell office:value-type="float" office:value="18" calcext:value-type="float">
            <text:p>1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Best Choice Dried Date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.87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Best Choice Fudge Cookie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.65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Best Choice Lemon Cookies</text:p>
          </table:table-cell>
          <table:table-cell office:value-type="percentage" office:value="0.802856009520032" calcext:value-type="percentage">
            <text:p>80.29%</text:p>
          </table:table-cell>
          <table:table-cell office:value-type="currency" office:value="100.84" calcext:value-type="currency">
            <text:p>$101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Best Choice Low Fat Chips</text:p>
          </table:table-cell>
          <table:table-cell office:value-type="percentage" office:value="0.526686807653575" calcext:value-type="percentage">
            <text:p>52.67%</text:p>
          </table:table-cell>
          <table:table-cell table:style-name="ce3" office:value-type="currency" office:value="357.48" calcext:value-type="currency">
            <text:p>$357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Best Choice Low Fat Popcorn</text:p>
          </table:table-cell>
          <table:table-cell office:value-type="percentage" office:value="0.297405253403208" calcext:value-type="percentage">
            <text:p>29.74%</text:p>
          </table:table-cell>
          <table:table-cell table:style-name="ce3" office:value-type="currency" office:value="1251.76" calcext:value-type="currency">
            <text:p>$1,252</text:p>
          </table:table-cell>
          <table:table-cell office:value-type="float" office:value="19" calcext:value-type="float">
            <text:p>19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Best Choice No Salt Popcorn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.55" calcext:value-type="currency">
            <text:p>$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Best Choice Potato Chip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4.19" calcext:value-type="currency">
            <text:p>$1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Best Choice Sugar Cookie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.97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Better Canned Beets</text:p>
          </table:table-cell>
          <table:table-cell office:value-type="percentage" office:value="0.274058360927152" calcext:value-type="percentage">
            <text:p>27.41%</text:p>
          </table:table-cell>
          <table:table-cell table:style-name="ce3" office:value-type="currency" office:value="193.28" calcext:value-type="currency">
            <text:p>$193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Better Chicken Ramen Soup</text:p>
          </table:table-cell>
          <table:table-cell office:value-type="percentage" office:value="0.526468818929216" calcext:value-type="percentage">
            <text:p>52.65%</text:p>
          </table:table-cell>
          <table:table-cell office:value-type="currency" office:value="-199.48" calcext:value-type="currency">
            <text:p>($199)</text:p>
          </table:table-cell>
          <table:table-cell office:value-type="float" office:value="-2" calcext:value-type="float">
            <text:p>-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Better Chicken Soup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Better Fancy Canned Sardines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5.82" calcext:value-type="currency">
            <text:p>$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Better Large Canned Shrimp</text:p>
          </table:table-cell>
          <table:table-cell office:value-type="percentage" office:value="0.551161048689138" calcext:value-type="percentage">
            <text:p>55.12%</text:p>
          </table:table-cell>
          <table:table-cell table:style-name="ce3" office:value-type="currency" office:value="467.25" calcext:value-type="currency">
            <text:p>$467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Big Time Beef TV Dinner</text:p>
          </table:table-cell>
          <table:table-cell office:value-type="percentage" office:value="0.357835692444768" calcext:value-type="percentage">
            <text:p>35.78%</text:p>
          </table:table-cell>
          <table:table-cell table:style-name="ce3" office:value-type="currency" office:value="1481.49" calcext:value-type="currency">
            <text:p>$1,481</text:p>
          </table:table-cell>
          <table:table-cell office:value-type="float" office:value="16" calcext:value-type="float">
            <text:p>1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Big Time Chicken TV Dinner</text:p>
          </table:table-cell>
          <table:table-cell office:value-type="percentage" office:value="0.568020082479684" calcext:value-type="percentage">
            <text:p>56.80%</text:p>
          </table:table-cell>
          <table:table-cell office:value-type="currency" office:value="7405.46" calcext:value-type="currency">
            <text:p>$7,405</text:p>
          </table:table-cell>
          <table:table-cell office:value-type="float" office:value="656" calcext:value-type="float">
            <text:p>65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Big Time Frozen Cheese Pizza</text:p>
          </table:table-cell>
          <table:table-cell office:value-type="percentage" office:value="0.606323461839447" calcext:value-type="percentage">
            <text:p>60.63%</text:p>
          </table:table-cell>
          <table:table-cell office:value-type="currency" office:value="246511.49" calcext:value-type="currency">
            <text:p>$246,511</text:p>
          </table:table-cell>
          <table:table-cell office:value-type="float" office:value="1151" calcext:value-type="float">
            <text:p>1,15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Big Time Frozen Chicken Breast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1.51" calcext:value-type="currency">
            <text:p>$1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Big Time Frozen Chicken Wing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Big Time Frozen Mushroom Pizza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.51" calcext:value-type="currency">
            <text:p>$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Big Time Frozen Sausage Pizza</text:p>
          </table:table-cell>
          <table:table-cell office:value-type="percentage" office:value="0.869731800766284" calcext:value-type="percentage">
            <text:p>86.97%</text:p>
          </table:table-cell>
          <table:table-cell office:value-type="currency" office:value="156.6" calcext:value-type="currency">
            <text:p>$157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Big Time Home Style French Fries</text:p>
          </table:table-cell>
          <table:table-cell office:value-type="percentage" office:value="0.380940884186588" calcext:value-type="percentage">
            <text:p>38.09%</text:p>
          </table:table-cell>
          <table:table-cell table:style-name="ce3" office:value-type="currency" office:value="15408.06" calcext:value-type="currency">
            <text:p>$15,408</text:p>
          </table:table-cell>
          <table:table-cell office:value-type="float" office:value="156" calcext:value-type="float">
            <text:p>15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Big Time Ice Cream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.64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Big Time Waffles</text:p>
          </table:table-cell>
          <table:table-cell office:value-type="percentage" office:value="0.802494802494803" calcext:value-type="percentage">
            <text:p>80.25%</text:p>
          </table:table-cell>
          <table:table-cell office:value-type="currency" office:value="19.24" calcext:value-type="currency">
            <text:p>$19</text:p>
          </table:table-cell>
          <table:table-cell office:value-type="float" office:value="37" calcext:value-type="float">
            <text:p>37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Blue Label Canned Tuna in Water</text:p>
          </table:table-cell>
          <table:table-cell office:value-type="percentage" office:value="0.996042216358839" calcext:value-type="percentage">
            <text:p>99.60%</text:p>
          </table:table-cell>
          <table:table-cell office:value-type="currency" office:value="60.64" calcext:value-type="currency">
            <text:p>$61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Blue Label Chicken Noodle Soup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.64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Blue Label Chicken Soup</text:p>
          </table:table-cell>
          <table:table-cell office:value-type="percentage" office:value="0.427181263400957" calcext:value-type="percentage">
            <text:p>42.72%</text:p>
          </table:table-cell>
          <table:table-cell office:value-type="currency" office:value="60.63" calcext:value-type="currency">
            <text:p>$61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Blue Label Creamed Corn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0.24" calcext:value-type="currency">
            <text:p>$3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Blue Label Fancy Canned Sardines</text:p>
          </table:table-cell>
          <table:table-cell office:value-type="percentage" office:value="0.829320780094149" calcext:value-type="percentage">
            <text:p>82.93%</text:p>
          </table:table-cell>
          <table:table-cell office:value-type="currency" office:value="74.35" calcext:value-type="currency">
            <text:p>$74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Blue Label Turkey Noodle Soup</text:p>
          </table:table-cell>
          <table:table-cell office:value-type="percentage" office:value="0.582069199482975" calcext:value-type="percentage">
            <text:p>58.21%</text:p>
          </table:table-cell>
          <table:table-cell office:value-type="currency" office:value="10552.68" calcext:value-type="currency">
            <text:p>$10,553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Blue Label Vegetable Soup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Blue Medal Egg Substitute</text:p>
          </table:table-cell>
          <table:table-cell office:value-type="percentage" office:value="0.954569190600522" calcext:value-type="percentage">
            <text:p>95.46%</text:p>
          </table:table-cell>
          <table:table-cell office:value-type="currency" office:value="19.15" calcext:value-type="currency">
            <text:p>$1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Blue Medal Large Eggs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92.72" calcext:value-type="currency">
            <text:p>$93</text:p>
          </table:table-cell>
          <table:table-cell office:value-type="float" office:value="16" calcext:value-type="float">
            <text:p>1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Bravo Beef Soup</text:p>
          </table:table-cell>
          <table:table-cell office:value-type="percentage" office:value="0.137962332652598" calcext:value-type="percentage">
            <text:p>13.80%</text:p>
          </table:table-cell>
          <table:table-cell table:style-name="ce3" office:value-type="currency" office:value="793.26" calcext:value-type="currency">
            <text:p>$793</text:p>
          </table:table-cell>
          <table:table-cell office:value-type="float" office:value="11" calcext:value-type="float">
            <text:p>1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Bravo Canned Peas</text:p>
          </table:table-cell>
          <table:table-cell office:value-type="percentage" office:value="0.774127310061602" calcext:value-type="percentage">
            <text:p>77.41%</text:p>
          </table:table-cell>
          <table:table-cell table:style-name="ce3" office:value-type="currency" office:value="53.57" calcext:value-type="currency">
            <text:p>$54</text:p>
          </table:table-cell>
          <table:table-cell office:value-type="float" office:value="11" calcext:value-type="float">
            <text:p>1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Bravo Canned Yams</text:p>
          </table:table-cell>
          <table:table-cell office:value-type="percentage" office:value="0.475642884395269" calcext:value-type="percentage">
            <text:p>47.56%</text:p>
          </table:table-cell>
          <table:table-cell table:style-name="ce3" office:value-type="currency" office:value="2621" calcext:value-type="currency">
            <text:p>$2,621</text:p>
          </table:table-cell>
          <table:table-cell office:value-type="float" office:value="23" calcext:value-type="float">
            <text:p>2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Bravo Fancy Canned Sardine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Carlson 2% Milk</text:p>
          </table:table-cell>
          <table:table-cell office:value-type="percentage" office:value="0.0582322923748139" calcext:value-type="percentage">
            <text:p>5.82%</text:p>
          </table:table-cell>
          <table:table-cell table:style-name="ce3" office:value-type="currency" office:value="3486.21" calcext:value-type="currency">
            <text:p>$3,486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Carlson Cheese Spread</text:p>
          </table:table-cell>
          <table:table-cell office:value-type="percentage" office:value="0.598720045735338" calcext:value-type="percentage">
            <text:p>59.87%</text:p>
          </table:table-cell>
          <table:table-cell office:value-type="currency" office:value="1259.42" calcext:value-type="currency">
            <text:p>$1,259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Carlson Head Cheese</text:p>
          </table:table-cell>
          <table:table-cell office:value-type="percentage" office:value="-0.555048186084061" calcext:value-type="percentage">
            <text:p>-55.50%</text:p>
          </table:table-cell>
          <table:table-cell table:style-name="ce3" office:value-type="currency" office:value="396.38" calcext:value-type="currency">
            <text:p>$396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Carlson Jack Cheese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.38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Carlson Low Fat Cottage Cheese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Choice Malted Milk Balls</text:p>
          </table:table-cell>
          <table:table-cell office:value-type="percentage" office:value="0.596312279325226" calcext:value-type="percentage">
            <text:p>59.63%</text:p>
          </table:table-cell>
          <table:table-cell office:value-type="currency" office:value="50.98" calcext:value-type="currency">
            <text:p>$51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Choice Spicy Mint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7.68" calcext:value-type="currency">
            <text:p>$3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Choice White Chocolate Bar</text:p>
          </table:table-cell>
          <table:table-cell office:value-type="percentage" office:value="0.90625" calcext:value-type="percentage">
            <text:p>90.63%</text:p>
          </table:table-cell>
          <table:table-cell office:value-type="currency" office:value="0.32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Club 2% Milk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9.2" calcext:value-type="currency">
            <text:p>$3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Club Large Curd Cottage Cheese</text:p>
          </table:table-cell>
          <table:table-cell office:value-type="percentage" office:value="0.617580278949076" calcext:value-type="percentage">
            <text:p>61.76%</text:p>
          </table:table-cell>
          <table:table-cell office:value-type="currency" office:value="462.45" calcext:value-type="currency">
            <text:p>$462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Club Mild Cheddar Cheese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4" calcext:value-type="float">
            <text:p>1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Club Muenster Cheese</text:p>
          </table:table-cell>
          <table:table-cell office:value-type="percentage" office:value="0.549781659388646" calcext:value-type="percentage">
            <text:p>54.98%</text:p>
          </table:table-cell>
          <table:table-cell office:value-type="currency" office:value="45.8" calcext:value-type="currency">
            <text:p>$4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Club Sharp Cheddar Cheese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Club Sour Cream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7.47" calcext:value-type="currency">
            <text:p>$37</text:p>
          </table:table-cell>
          <table:table-cell office:value-type="float" office:value="51" calcext:value-type="float">
            <text:p>5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Cutting Edge Low Fat Bologna</text:p>
          </table:table-cell>
          <table:table-cell office:value-type="percentage" office:value="0.172733574876068" calcext:value-type="percentage">
            <text:p>17.27%</text:p>
          </table:table-cell>
          <table:table-cell table:style-name="ce3" office:value-type="currency" office:value="764.53" calcext:value-type="currency">
            <text:p>$765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Cutting Edge Low Fat Cole Slaw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Cutting Edge Pimento Loaf</text:p>
          </table:table-cell>
          <table:table-cell office:value-type="percentage" office:value="0.386281588447654" calcext:value-type="percentage">
            <text:p>38.63%</text:p>
          </table:table-cell>
          <table:table-cell table:style-name="ce3" office:value-type="currency" office:value="722.97" calcext:value-type="currency">
            <text:p>$723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Cutting Edge Roasted Chicken</text:p>
          </table:table-cell>
          <table:table-cell office:value-type="percentage" office:value="0.894736842105263" calcext:value-type="percentage">
            <text:p>89.47%</text:p>
          </table:table-cell>
          <table:table-cell office:value-type="currency" office:value="19" calcext:value-type="currency">
            <text:p>$19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Cutting Edge Sliced Turkey</text:p>
          </table:table-cell>
          <table:table-cell office:value-type="percentage" office:value="0.168451519536903" calcext:value-type="percentage">
            <text:p>16.85%</text:p>
          </table:table-cell>
          <table:table-cell office:value-type="currency" office:value="829.2" calcext:value-type="currency">
            <text:p>$829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Discover Manicotti</text:p>
          </table:table-cell>
          <table:table-cell office:value-type="percentage" office:value="0.494186538900438" calcext:value-type="percentage">
            <text:p>49.42%</text:p>
          </table:table-cell>
          <table:table-cell office:value-type="currency" office:value="496039.27" calcext:value-type="currency">
            <text:p>$496,039</text:p>
          </table:table-cell>
          <table:table-cell office:value-type="float" office:value="716" calcext:value-type="float">
            <text:p>71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Discover Spaghetti</text:p>
          </table:table-cell>
          <table:table-cell office:value-type="percentage" office:value="0.397052079086832" calcext:value-type="percentage">
            <text:p>39.71%</text:p>
          </table:table-cell>
          <table:table-cell table:style-name="ce3" office:value-type="currency" office:value="2354.88" calcext:value-type="currency">
            <text:p>$2,355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Ebony Broccoli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.95" calcext:value-type="currency">
            <text:p>$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Ebony Elephant Garlic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Ebony Fuji Apple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Ebony Mandarin Orange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Ebony Mixed Nuts</text:p>
          </table:table-cell>
          <table:table-cell office:value-type="percentage" office:value="0.330199476782211" calcext:value-type="percentage">
            <text:p>33.02%</text:p>
          </table:table-cell>
          <table:table-cell office:value-type="currency" office:value="489.28" calcext:value-type="currency">
            <text:p>$489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Ebony Prepared Salad</text:p>
          </table:table-cell>
          <table:table-cell office:value-type="percentage" office:value="0.658336345688625" calcext:value-type="percentage">
            <text:p>65.83%</text:p>
          </table:table-cell>
          <table:table-cell table:style-name="ce3" office:value-type="currency" office:value="7192.6" calcext:value-type="currency">
            <text:p>$7,193</text:p>
          </table:table-cell>
          <table:table-cell office:value-type="float" office:value="42" calcext:value-type="float">
            <text:p>4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Ebony Red Pepper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Ebony Squash</text:p>
          </table:table-cell>
          <table:table-cell office:value-type="percentage" office:value="0.460890035727308" calcext:value-type="percentage">
            <text:p>46.09%</text:p>
          </table:table-cell>
          <table:table-cell table:style-name="ce3" office:value-type="currency" office:value="185479.97" calcext:value-type="currency">
            <text:p>$185,480</text:p>
          </table:table-cell>
          <table:table-cell office:value-type="float" office:value="327" calcext:value-type="float">
            <text:p>327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Ebony Sweet Peas</text:p>
          </table:table-cell>
          <table:table-cell office:value-type="percentage" office:value="0.236807822265608" calcext:value-type="percentage">
            <text:p>23.68%</text:p>
          </table:table-cell>
          <table:table-cell table:style-name="ce3" office:value-type="currency" office:value="11145.62" calcext:value-type="currency">
            <text:p>$11,146</text:p>
          </table:table-cell>
          <table:table-cell office:value-type="float" office:value="163" calcext:value-type="float">
            <text:p>16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Even Better Blueberry Yogurt</text:p>
          </table:table-cell>
          <table:table-cell office:value-type="percentage" office:value="0.587691581021874" calcext:value-type="percentage">
            <text:p>58.77%</text:p>
          </table:table-cell>
          <table:table-cell table:style-name="ce3" office:value-type="currency" office:value="1227.94" calcext:value-type="currency">
            <text:p>$1,228</text:p>
          </table:table-cell>
          <table:table-cell office:value-type="float" office:value="22" calcext:value-type="float">
            <text:p>2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Even Better Cheese Spread</text:p>
          </table:table-cell>
          <table:table-cell office:value-type="percentage" office:value="0.85300979934671" calcext:value-type="percentage">
            <text:p>85.30%</text:p>
          </table:table-cell>
          <table:table-cell office:value-type="currency" office:value="21.43" calcext:value-type="currency">
            <text:p>$21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Even Better Havarti Cheese</text:p>
          </table:table-cell>
          <table:table-cell office:value-type="percentage" office:value="0.739602169981917" calcext:value-type="percentage">
            <text:p>73.96%</text:p>
          </table:table-cell>
          <table:table-cell office:value-type="currency" office:value="22.12" calcext:value-type="currency">
            <text:p>$22</text:p>
          </table:table-cell>
          <table:table-cell office:value-type="float" office:value="18" calcext:value-type="float">
            <text:p>1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Even Better Mild Cheddar Cheese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Even Better Strawberry Yogurt</text:p>
          </table:table-cell>
          <table:table-cell office:value-type="percentage" office:value="0.480714768834683" calcext:value-type="percentage">
            <text:p>48.07%</text:p>
          </table:table-cell>
          <table:table-cell office:value-type="currency" office:value="2291.65" calcext:value-type="currency">
            <text:p>$2,292</text:p>
          </table:table-cell>
          <table:table-cell office:value-type="float" office:value="88" calcext:value-type="float">
            <text:p>8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Excellent Apple Drink</text:p>
          </table:table-cell>
          <table:table-cell office:value-type="percentage" office:value="0.630137410250062" calcext:value-type="percentage">
            <text:p>63.01%</text:p>
          </table:table-cell>
          <table:table-cell office:value-type="currency" office:value="323.12" calcext:value-type="currency">
            <text:p>$32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Excellent Berry Juice</text:p>
          </table:table-cell>
          <table:table-cell office:value-type="percentage" office:value="0.736585365853659" calcext:value-type="percentage">
            <text:p>73.66%</text:p>
          </table:table-cell>
          <table:table-cell office:value-type="currency" office:value="36.9" calcext:value-type="currency">
            <text:p>$37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Fabulous Apple Drink</text:p>
          </table:table-cell>
          <table:table-cell office:value-type="percentage" office:value="0.340125716654003" calcext:value-type="percentage">
            <text:p>34.01%</text:p>
          </table:table-cell>
          <table:table-cell office:value-type="currency" office:value="-289.54" calcext:value-type="currency">
            <text:p>($290)</text:p>
          </table:table-cell>
          <table:table-cell office:value-type="float" office:value="-3" calcext:value-type="float">
            <text:p>-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Fabulous Cola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Fabulous Cranberry Juice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Fabulous Cream Soda</text:p>
          </table:table-cell>
          <table:table-cell office:value-type="percentage" office:value="0.464250852936773" calcext:value-type="percentage">
            <text:p>46.43%</text:p>
          </table:table-cell>
          <table:table-cell office:value-type="currency" office:value="22507.53" calcext:value-type="currency">
            <text:p>$22,508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Fabulous Diet Cola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8.65" calcext:value-type="currency">
            <text:p>$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Fabulous Mango Drink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.4" calcext:value-type="currency">
            <text:p>$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Fabulous Strawberry Drink</text:p>
          </table:table-cell>
          <table:table-cell office:value-type="percentage" office:value="0.770172029079392" calcext:value-type="percentage">
            <text:p>77.02%</text:p>
          </table:table-cell>
          <table:table-cell office:value-type="currency" office:value="277.86" calcext:value-type="currency">
            <text:p>$278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Fast Buttered Popcorn</text:p>
          </table:table-cell>
          <table:table-cell office:value-type="percentage" office:value="0.4679186228482" calcext:value-type="percentage">
            <text:p>46.79%</text:p>
          </table:table-cell>
          <table:table-cell office:value-type="currency" office:value="6.39" calcext:value-type="currency">
            <text:p>$6</text:p>
          </table:table-cell>
          <table:table-cell office:value-type="float" office:value="21" calcext:value-type="float">
            <text:p>2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Fast Cheese Cracker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9.54" calcext:value-type="currency">
            <text:p>$4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Fast Dried Apple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0.63" calcext:value-type="currency">
            <text:p>$3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Fast Frosted Donut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Fast Low Fat BBQ Chip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Fast Raspberry Fruit Roll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45" calcext:value-type="float">
            <text:p>14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Fast Sugar Cookies</text:p>
          </table:table-cell>
          <table:table-cell office:value-type="percentage" office:value="0.414309903808048" calcext:value-type="percentage">
            <text:p>41.43%</text:p>
          </table:table-cell>
          <table:table-cell office:value-type="currency" office:value="277.57" calcext:value-type="currency">
            <text:p>$27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Footnote Seasoned Hamburger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Golden Frozen Cheese Pizza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3.67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Golden Frozen Pepperoni Pizza</text:p>
          </table:table-cell>
          <table:table-cell office:value-type="percentage" office:value="0.80101749923249" calcext:value-type="percentage">
            <text:p>80.10%</text:p>
          </table:table-cell>
          <table:table-cell office:value-type="currency" office:value="228.01" calcext:value-type="currency">
            <text:p>$228</text:p>
          </table:table-cell>
          <table:table-cell office:value-type="float" office:value="18" calcext:value-type="float">
            <text:p>1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Golden Frozen Sausage Pizza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Golden Grape Popsicles</text:p>
          </table:table-cell>
          <table:table-cell office:value-type="percentage" office:value="0.514523584518039" calcext:value-type="percentage">
            <text:p>51.45%</text:p>
          </table:table-cell>
          <table:table-cell office:value-type="currency" office:value="9735.19999999999" calcext:value-type="currency">
            <text:p>$9,735</text:p>
          </table:table-cell>
          <table:table-cell office:value-type="float" office:value="109" calcext:value-type="float">
            <text:p>109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Golden Home Style French Fries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3.87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Golden Ice Cream Sandwich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5.75" calcext:value-type="currency">
            <text:p>$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Golden Low Fat French Fries</text:p>
          </table:table-cell>
          <table:table-cell office:value-type="percentage" office:value="0.725070813341812" calcext:value-type="percentage">
            <text:p>72.51%</text:p>
          </table:table-cell>
          <table:table-cell office:value-type="currency" office:value="691.96" calcext:value-type="currency">
            <text:p>$692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Golden Low Fat Waffle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Golden Pancake Mix</text:p>
          </table:table-cell>
          <table:table-cell office:value-type="percentage" office:value="0.757448089076136" calcext:value-type="percentage">
            <text:p>75.74%</text:p>
          </table:table-cell>
          <table:table-cell table:style-name="ce3" office:value-type="currency" office:value="33.23" calcext:value-type="currency">
            <text:p>$33</text:p>
          </table:table-cell>
          <table:table-cell office:value-type="float" office:value="13" calcext:value-type="float">
            <text:p>1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Golden Popsicles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10.09" calcext:value-type="currency">
            <text:p>$1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Gorilla 2% Milk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31.01" calcext:value-type="currency">
            <text:p>$3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Gorilla Buttermilk</text:p>
          </table:table-cell>
          <table:table-cell office:value-type="percentage" office:value="0.740087269967748" calcext:value-type="percentage">
            <text:p>74.01%</text:p>
          </table:table-cell>
          <table:table-cell office:value-type="currency" office:value="-105.42" calcext:value-type="currency">
            <text:p>($105)</text:p>
          </table:table-cell>
          <table:table-cell office:value-type="float" office:value="-2" calcext:value-type="float">
            <text:p>-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Gorilla Low Fat String Cheese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6.69" calcext:value-type="currency">
            <text:p>$1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Gorilla Strawberry Yogurt</text:p>
          </table:table-cell>
          <table:table-cell office:value-type="percentage" office:value="0.306208494032269" calcext:value-type="percentage">
            <text:p>30.62%</text:p>
          </table:table-cell>
          <table:table-cell office:value-type="currency" office:value="1752.76" calcext:value-type="currency">
            <text:p>$1,753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Great Pumpernickel Bread</text:p>
          </table:table-cell>
          <table:table-cell office:value-type="percentage" office:value="0.89237668161435" calcext:value-type="percentage">
            <text:p>89.24%</text:p>
          </table:table-cell>
          <table:table-cell office:value-type="currency" office:value="84.74" calcext:value-type="currency">
            <text:p>$85</text:p>
          </table:table-cell>
          <table:table-cell office:value-type="float" office:value="56" calcext:value-type="float">
            <text:p>5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Great Wheat Bread</text:p>
          </table:table-cell>
          <table:table-cell office:value-type="percentage" office:value="0.457744527569964" calcext:value-type="percentage">
            <text:p>45.77%</text:p>
          </table:table-cell>
          <table:table-cell office:value-type="currency" office:value="72.18" calcext:value-type="currency">
            <text:p>$7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High Top Canned Peanut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-4.88000000000002" calcext:value-type="currency">
            <text:p>($5)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High Top Cauliflower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6.31" calcext:value-type="currency">
            <text:p>$1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High Top Dried Mushroom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High Top Golden Delcious Apples</text:p>
          </table:table-cell>
          <table:table-cell office:value-type="percentage" office:value="0.29367630010526" calcext:value-type="percentage">
            <text:p>29.37%</text:p>
          </table:table-cell>
          <table:table-cell table:style-name="ce3" office:value-type="currency" office:value="22496.64" calcext:value-type="currency">
            <text:p>$22,497</text:p>
          </table:table-cell>
          <table:table-cell office:value-type="float" office:value="281" calcext:value-type="float">
            <text:p>28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High Top Lemons</text:p>
          </table:table-cell>
          <table:table-cell office:value-type="percentage" office:value="0.624786810687891" calcext:value-type="percentage">
            <text:p>62.48%</text:p>
          </table:table-cell>
          <table:table-cell office:value-type="currency" office:value="35.18" calcext:value-type="currency">
            <text:p>$35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High Top Mushroom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204" calcext:value-type="currency">
            <text:p>$20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High Top New Potato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High Top Party Nuts</text:p>
          </table:table-cell>
          <table:table-cell office:value-type="percentage" office:value="0.14843685076537" calcext:value-type="percentage">
            <text:p>14.84%</text:p>
          </table:table-cell>
          <table:table-cell table:style-name="ce3" office:value-type="currency" office:value="1805.01" calcext:value-type="currency">
            <text:p>$1,805</text:p>
          </table:table-cell>
          <table:table-cell office:value-type="float" office:value="22" calcext:value-type="float">
            <text:p>2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High Top Plum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High Top Potato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6.69" calcext:value-type="currency">
            <text:p>$1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High Top Sweet Onion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8.2" calcext:value-type="currency">
            <text:p>$1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High Top Tangerines</text:p>
          </table:table-cell>
          <table:table-cell office:value-type="percentage" office:value="0.633557974771039" calcext:value-type="percentage">
            <text:p>63.36%</text:p>
          </table:table-cell>
          <table:table-cell office:value-type="currency" office:value="289.35" calcext:value-type="currency">
            <text:p>$289</text:p>
          </table:table-cell>
          <table:table-cell office:value-type="float" office:value="32" calcext:value-type="float">
            <text:p>3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Imagine Fajita French Frie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Imagine Frozen Broccoli</text:p>
          </table:table-cell>
          <table:table-cell office:value-type="percentage" office:value="0.696598639455782" calcext:value-type="percentage">
            <text:p>69.66%</text:p>
          </table:table-cell>
          <table:table-cell office:value-type="currency" office:value="44.1" calcext:value-type="currency">
            <text:p>$44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Imagine Frozen Pepperoni Pizza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Imagine Frozen Sausage Pizza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6.69" calcext:value-type="currency">
            <text:p>$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Imagine Lime Popsicle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Imagine Pancake Mix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.48" calcext:value-type="currency">
            <text:p>$5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Imagine Popsicle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.39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Jumbo Large Brown Egg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0.6" calcext:value-type="currency">
            <text:p>$1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Just Right Beef Soup</text:p>
          </table:table-cell>
          <table:table-cell office:value-type="percentage" office:value="0.532987040805398" calcext:value-type="percentage">
            <text:p>53.30%</text:p>
          </table:table-cell>
          <table:table-cell office:value-type="currency" office:value="1120.44" calcext:value-type="currency">
            <text:p>$1,120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Just Right Canned String Bean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Just Right Canned Tuna in Oil</text:p>
          </table:table-cell>
          <table:table-cell office:value-type="percentage" office:value="0.716853494069946" calcext:value-type="percentage">
            <text:p>71.69%</text:p>
          </table:table-cell>
          <table:table-cell table:style-name="ce3" office:value-type="currency" office:value="461.21" calcext:value-type="currency">
            <text:p>$461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Just Right Fancy Canned Clam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22.2" calcext:value-type="currency">
            <text:p>$2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Just Right Noodle Soup</text:p>
          </table:table-cell>
          <table:table-cell office:value-type="percentage" office:value="0.394440188245595" calcext:value-type="percentage">
            <text:p>39.44%</text:p>
          </table:table-cell>
          <table:table-cell office:value-type="currency" office:value="91.37" calcext:value-type="currency">
            <text:p>$9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Just Right Rice Soup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Kiwi Scallop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8.78" calcext:value-type="currency">
            <text:p>$1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Landslide Apple Preserve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.26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Landslide Canola Oil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80.8" calcext:value-type="currency">
            <text:p>$8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Landslide Creamy Peanut Butter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5.66" calcext:value-type="currency">
            <text:p>$1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Landslide Extra Chunky Peanut Butter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Landslide Grape Preserve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.89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Landslide Salt</text:p>
          </table:table-cell>
          <table:table-cell office:value-type="percentage" office:value="0.11624727080255" calcext:value-type="percentage">
            <text:p>11.62%</text:p>
          </table:table-cell>
          <table:table-cell table:style-name="ce3" office:value-type="currency" office:value="1360.29" calcext:value-type="currency">
            <text:p>$1,360</text:p>
          </table:table-cell>
          <table:table-cell office:value-type="float" office:value="21" calcext:value-type="float">
            <text:p>2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Landslide Strawberry Jam</text:p>
          </table:table-cell>
          <table:table-cell office:value-type="percentage" office:value="0.26857214511313" calcext:value-type="percentage">
            <text:p>26.86%</text:p>
          </table:table-cell>
          <table:table-cell office:value-type="currency" office:value="1275.97" calcext:value-type="currency">
            <text:p>$1,276</text:p>
          </table:table-cell>
          <table:table-cell office:value-type="float" office:value="17" calcext:value-type="float">
            <text:p>17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Medalist Thai Rice</text:p>
          </table:table-cell>
          <table:table-cell office:value-type="percentage" office:value="0.496836339597696" calcext:value-type="percentage">
            <text:p>49.68%</text:p>
          </table:table-cell>
          <table:table-cell office:value-type="currency" office:value="2011.91" calcext:value-type="currency">
            <text:p>$2,012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Moms Chicken Hot Dogs</text:p>
          </table:table-cell>
          <table:table-cell office:value-type="percentage" office:value="0.718297521512856" calcext:value-type="percentage">
            <text:p>71.83%</text:p>
          </table:table-cell>
          <table:table-cell office:value-type="currency" office:value="776.28" calcext:value-type="currency">
            <text:p>$776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Moms Corned Beef</text:p>
          </table:table-cell>
          <table:table-cell office:value-type="percentage" office:value="0.428353016337434" calcext:value-type="percentage">
            <text:p>42.84%</text:p>
          </table:table-cell>
          <table:table-cell table:style-name="ce3" office:value-type="currency" office:value="25920.84" calcext:value-type="currency">
            <text:p>$25,921</text:p>
          </table:table-cell>
          <table:table-cell office:value-type="float" office:value="206" calcext:value-type="float">
            <text:p>20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Moms Low Fat Bologna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.76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Moms Sliced Ham</text:p>
          </table:table-cell>
          <table:table-cell office:value-type="percentage" office:value="0.919589392643285" calcext:value-type="percentage">
            <text:p>91.96%</text:p>
          </table:table-cell>
          <table:table-cell table:style-name="ce3" office:value-type="currency" office:value="23.38" calcext:value-type="currency">
            <text:p>$23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Monarch Manicotti</text:p>
          </table:table-cell>
          <table:table-cell office:value-type="percentage" office:value="0.608948934060486" calcext:value-type="percentage">
            <text:p>60.89%</text:p>
          </table:table-cell>
          <table:table-cell office:value-type="currency" office:value="403.4" calcext:value-type="currency">
            <text:p>$403</text:p>
          </table:table-cell>
          <table:table-cell office:value-type="float" office:value="18" calcext:value-type="float">
            <text:p>1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Monarch Rice Medly</text:p>
          </table:table-cell>
          <table:table-cell office:value-type="percentage" office:value="0.202768103747348" calcext:value-type="percentage">
            <text:p>20.28%</text:p>
          </table:table-cell>
          <table:table-cell office:value-type="currency" office:value="5217.29" calcext:value-type="currency">
            <text:p>$5,217</text:p>
          </table:table-cell>
          <table:table-cell office:value-type="float" office:value="31" calcext:value-type="float">
            <text:p>3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Monarch Thai Rice</text:p>
          </table:table-cell>
          <table:table-cell office:value-type="percentage" office:value="0.27322950218127" calcext:value-type="percentage">
            <text:p>27.32%</text:p>
          </table:table-cell>
          <table:table-cell office:value-type="currency" office:value="490.54" calcext:value-type="currency">
            <text:p>$491</text:p>
          </table:table-cell>
          <table:table-cell office:value-type="float" office:value="11" calcext:value-type="float">
            <text:p>1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Nationeel Apple Fruit Roll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Nationeel Chocolate Chip Cookie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0.26" calcext:value-type="currency">
            <text:p>$1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Nationeel Dried Apricots</text:p>
          </table:table-cell>
          <table:table-cell office:value-type="percentage" office:value="0.104962818981044" calcext:value-type="percentage">
            <text:p>10.50%</text:p>
          </table:table-cell>
          <table:table-cell office:value-type="currency" office:value="560.77" calcext:value-type="currency">
            <text:p>$561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Nationeel Fondue Mix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6.08" calcext:value-type="currency">
            <text:p>$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Nationeel Frosted Cookie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Nationeel Golden Raisin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.64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Nationeel Grape Fruit Roll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Nationeel Potato Chips</text:p>
          </table:table-cell>
          <table:table-cell office:value-type="percentage" office:value="0.589804897361247" calcext:value-type="percentage">
            <text:p>58.98%</text:p>
          </table:table-cell>
          <table:table-cell table:style-name="ce3" office:value-type="currency" office:value="20560.46" calcext:value-type="currency">
            <text:p>$20,560</text:p>
          </table:table-cell>
          <table:table-cell office:value-type="float" office:value="1135" calcext:value-type="float">
            <text:p>1,13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Nationeel Strawberry Fruit Roll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.3" calcext:value-type="currency">
            <text:p>$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Pearl Light Beer</text:p>
          </table:table-cell>
          <table:table-cell office:value-type="percentage" office:value="0.492200886262925" calcext:value-type="percentage">
            <text:p>49.22%</text:p>
          </table:table-cell>
          <table:table-cell table:style-name="ce3" office:value-type="currency" office:value="338.5" calcext:value-type="currency">
            <text:p>$339</text:p>
          </table:table-cell>
          <table:table-cell office:value-type="float" office:value="13" calcext:value-type="float">
            <text:p>1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Radius Grits</text:p>
          </table:table-cell>
          <table:table-cell office:value-type="percentage" office:value="0.49022374022374" calcext:value-type="percentage">
            <text:p>49.02%</text:p>
          </table:table-cell>
          <table:table-cell office:value-type="currency" office:value="404.04" calcext:value-type="currency">
            <text:p>$404</text:p>
          </table:table-cell>
          <table:table-cell office:value-type="float" office:value="17" calcext:value-type="float">
            <text:p>17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Red Spade Beef Bologna</text:p>
          </table:table-cell>
          <table:table-cell office:value-type="percentage" office:value="0.460518020777001" calcext:value-type="percentage">
            <text:p>46.05%</text:p>
          </table:table-cell>
          <table:table-cell table:style-name="ce3" office:value-type="currency" office:value="10040.91" calcext:value-type="currency">
            <text:p>$10,041</text:p>
          </table:table-cell>
          <table:table-cell office:value-type="float" office:value="210" calcext:value-type="float">
            <text:p>21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Red Spade Corned Beef</text:p>
          </table:table-cell>
          <table:table-cell office:value-type="percentage" office:value="0.880977239507204" calcext:value-type="percentage">
            <text:p>88.10%</text:p>
          </table:table-cell>
          <table:table-cell office:value-type="currency" office:value="143.67" calcext:value-type="currency">
            <text:p>$144</text:p>
          </table:table-cell>
          <table:table-cell office:value-type="float" office:value="43" calcext:value-type="float">
            <text:p>4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Red Spade Low Fat Bologna</text:p>
          </table:table-cell>
          <table:table-cell office:value-type="percentage" office:value="0.301077885952712" calcext:value-type="percentage">
            <text:p>30.11%</text:p>
          </table:table-cell>
          <table:table-cell table:style-name="ce3" office:value-type="currency" office:value="575.2" calcext:value-type="currency">
            <text:p>$575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Red Spade Low Fat Cole Slaw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.11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Red Spade Sliced Chicken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Red Spade Sliced Turkey</text:p>
          </table:table-cell>
          <table:table-cell office:value-type="percentage" office:value="0.417479996482898" calcext:value-type="percentage">
            <text:p>41.75%</text:p>
          </table:table-cell>
          <table:table-cell office:value-type="currency" office:value="341.19" calcext:value-type="currency">
            <text:p>$341</text:p>
          </table:table-cell>
          <table:table-cell office:value-type="float" office:value="25" calcext:value-type="float">
            <text:p>2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Shady Lake Spaghetti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.52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Special Oatmeal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Super Columbian Coffee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.15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Super Corn Oil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.58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Super Grape Jelly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Super Sesame Oil</text:p>
          </table:table-cell>
          <table:table-cell office:value-type="percentage" office:value="0.19806995632578" calcext:value-type="percentage">
            <text:p>19.81%</text:p>
          </table:table-cell>
          <table:table-cell table:style-name="ce3" office:value-type="currency" office:value="16758.17" calcext:value-type="currency">
            <text:p>$16,758</text:p>
          </table:table-cell>
          <table:table-cell office:value-type="float" office:value="214" calcext:value-type="float">
            <text:p>21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Super Vegetable Oil</text:p>
          </table:table-cell>
          <table:table-cell office:value-type="percentage" office:value="0.754754629918314" calcext:value-type="percentage">
            <text:p>75.48%</text:p>
          </table:table-cell>
          <table:table-cell office:value-type="currency" office:value="160.37" calcext:value-type="currency">
            <text:p>$160</text:p>
          </table:table-cell>
          <table:table-cell office:value-type="float" office:value="103" calcext:value-type="float">
            <text:p>10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Tell Tale Baby Onion</text:p>
          </table:table-cell>
          <table:table-cell office:value-type="percentage" office:value="0.55014729512587" calcext:value-type="percentage">
            <text:p>55.01%</text:p>
          </table:table-cell>
          <table:table-cell table:style-name="ce3" office:value-type="currency" office:value="597.44" calcext:value-type="currency">
            <text:p>$597</text:p>
          </table:table-cell>
          <table:table-cell office:value-type="float" office:value="23" calcext:value-type="float">
            <text:p>2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Tell Tale Broccoli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8.91" calcext:value-type="currency">
            <text:p>$3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Tell Tale Fancy Plums</text:p>
          </table:table-cell>
          <table:table-cell office:value-type="percentage" office:value="0.661218424962853" calcext:value-type="percentage">
            <text:p>66.12%</text:p>
          </table:table-cell>
          <table:table-cell office:value-type="currency" office:value="20.19" calcext:value-type="currency">
            <text:p>$2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Tell Tale Garlic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9.38" calcext:value-type="currency">
            <text:p>$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Tell Tale Lemons</text:p>
          </table:table-cell>
          <table:table-cell office:value-type="percentage" office:value="0.777381615598886" calcext:value-type="percentage">
            <text:p>77.74%</text:p>
          </table:table-cell>
          <table:table-cell office:value-type="currency" office:value="89.75" calcext:value-type="currency">
            <text:p>$9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Tell Tale Limes</text:p>
          </table:table-cell>
          <table:table-cell office:value-type="percentage" office:value="0.352553262486356" calcext:value-type="percentage">
            <text:p>35.26%</text:p>
          </table:table-cell>
          <table:table-cell table:style-name="ce3" office:value-type="currency" office:value="1768.13" calcext:value-type="currency">
            <text:p>$1,768</text:p>
          </table:table-cell>
          <table:table-cell office:value-type="float" office:value="26" calcext:value-type="float">
            <text:p>2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Tell Tale Oranges</text:p>
          </table:table-cell>
          <table:table-cell office:value-type="percentage" office:value="0.641523525018671" calcext:value-type="percentage">
            <text:p>64.15%</text:p>
          </table:table-cell>
          <table:table-cell office:value-type="currency" office:value="80.34" calcext:value-type="currency">
            <text:p>$80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Tell Tale Peache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Tell Tale Red Delcious Apple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Tell Tale Shitake Mushroom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Thresher Bubble Gum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9.26" calcext:value-type="currency">
            <text:p>$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Thresher Mints</text:p>
          </table:table-cell>
          <table:table-cell office:value-type="percentage" office:value="0.599561005869161" calcext:value-type="percentage">
            <text:p>59.96%</text:p>
          </table:table-cell>
          <table:table-cell office:value-type="currency" office:value="209.57" calcext:value-type="currency">
            <text:p>$210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Thresher White Chocolate Bar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6.69" calcext:value-type="currency">
            <text:p>$1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Token Cream Soda</text:p>
          </table:table-cell>
          <table:table-cell office:value-type="percentage" office:value="0.427809910895732" calcext:value-type="percentage">
            <text:p>42.78%</text:p>
          </table:table-cell>
          <table:table-cell office:value-type="currency" office:value="639.7" calcext:value-type="currency">
            <text:p>$640</text:p>
          </table:table-cell>
          <table:table-cell office:value-type="float" office:value="26" calcext:value-type="float">
            <text:p>2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Token Diet Cola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7.79" calcext:value-type="currency">
            <text:p>$1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Walrus Chablis Wine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1.01" calcext:value-type="currency">
            <text:p>$3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Walrus Chardonnay Wine</text:p>
          </table:table-cell>
          <table:table-cell office:value-type="percentage" office:value="0.685512367491166" calcext:value-type="percentage">
            <text:p>68.55%</text:p>
          </table:table-cell>
          <table:table-cell office:value-type="currency" office:value="5.66" calcext:value-type="currency">
            <text:p>$6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Washington Cola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25.25" calcext:value-type="currency">
            <text:p>$2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Washington Cream Soda</text:p>
          </table:table-cell>
          <table:table-cell office:value-type="percentage" office:value="0.131202550887144" calcext:value-type="percentage">
            <text:p>13.12%</text:p>
          </table:table-cell>
          <table:table-cell table:style-name="ce3" office:value-type="currency" office:value="7006.19" calcext:value-type="currency">
            <text:p>$7,006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Washington Diet Soda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ohn's Washington Orange Juice</text:p>
          </table:table-cell>
          <table:table-cell office:value-type="percentage" office:value="0.949238578680203" calcext:value-type="percentage">
            <text:p>94.92%</text:p>
          </table:table-cell>
          <table:table-cell office:value-type="currency" office:value="11.82" calcext:value-type="currency">
            <text:p>$12</text:p>
          </table:table-cell>
          <table:table-cell office:value-type="float" office:value="11" calcext:value-type="float">
            <text:p>1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American Foot-Long Hot Dog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American Potato Salad</text:p>
          </table:table-cell>
          <table:table-cell office:value-type="percentage" office:value="0.593895074154718" calcext:value-type="percentage">
            <text:p>59.39%</text:p>
          </table:table-cell>
          <table:table-cell office:value-type="currency" office:value="243.41" calcext:value-type="currency">
            <text:p>$243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American Roasted Chicken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.36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American Sliced Chicken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Applause Canned Mixed Fruit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Applause Canned Peache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Atomic Semi-Sweet Chocolate Bar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BBB Best Apple Butter</text:p>
          </table:table-cell>
          <table:table-cell office:value-type="percentage" office:value="0.605016521477921" calcext:value-type="percentage">
            <text:p>60.50%</text:p>
          </table:table-cell>
          <table:table-cell office:value-type="currency" office:value="1331.6" calcext:value-type="currency">
            <text:p>$1,332</text:p>
          </table:table-cell>
          <table:table-cell office:value-type="float" office:value="36" calcext:value-type="float">
            <text:p>3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BBB Best Canola Oil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BBB Best Columbian Coffee</text:p>
          </table:table-cell>
          <table:table-cell office:value-type="percentage" office:value="0.629472192702798" calcext:value-type="percentage">
            <text:p>62.95%</text:p>
          </table:table-cell>
          <table:table-cell office:value-type="currency" office:value="112.92" calcext:value-type="currency">
            <text:p>$113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BBB Best Creamy Peanut Butter</text:p>
          </table:table-cell>
          <table:table-cell office:value-type="percentage" office:value="0.488387402140265" calcext:value-type="percentage">
            <text:p>48.84%</text:p>
          </table:table-cell>
          <table:table-cell table:style-name="ce3" office:value-type="currency" office:value="3676.18" calcext:value-type="currency">
            <text:p>$3,676</text:p>
          </table:table-cell>
          <table:table-cell office:value-type="float" office:value="29" calcext:value-type="float">
            <text:p>29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BBB Best Grape Jam</text:p>
          </table:table-cell>
          <table:table-cell office:value-type="percentage" office:value="0.415653935185185" calcext:value-type="percentage">
            <text:p>41.57%</text:p>
          </table:table-cell>
          <table:table-cell office:value-type="currency" office:value="69.12" calcext:value-type="currency">
            <text:p>$69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BBB Best Low Fat Apple Butter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BBB Best Pepper</text:p>
          </table:table-cell>
          <table:table-cell office:value-type="percentage" office:value="0.6085216951413" calcext:value-type="percentage">
            <text:p>60.85%</text:p>
          </table:table-cell>
          <table:table-cell office:value-type="currency" office:value="1304.67" calcext:value-type="currency">
            <text:p>$1,305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BBB Best Sesame Oil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1.01" calcext:value-type="currency">
            <text:p>$3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BBB Best Strawberry Jelly</text:p>
          </table:table-cell>
          <table:table-cell office:value-type="percentage" office:value="0.373517248210792" calcext:value-type="percentage">
            <text:p>37.35%</text:p>
          </table:table-cell>
          <table:table-cell office:value-type="currency" office:value="807.62" calcext:value-type="currency">
            <text:p>$808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BBB Best Tomato Sauce</text:p>
          </table:table-cell>
          <table:table-cell office:value-type="percentage" office:value="0.285543644509414" calcext:value-type="percentage">
            <text:p>28.55%</text:p>
          </table:table-cell>
          <table:table-cell office:value-type="currency" office:value="14776.2" calcext:value-type="currency">
            <text:p>$14,776</text:p>
          </table:table-cell>
          <table:table-cell office:value-type="float" office:value="166" calcext:value-type="float">
            <text:p>16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Best Choice Avocado Dip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Best Choice Cheese Dip</text:p>
          </table:table-cell>
          <table:table-cell office:value-type="percentage" office:value="0.429259896729776" calcext:value-type="percentage">
            <text:p>42.93%</text:p>
          </table:table-cell>
          <table:table-cell table:style-name="ce3" office:value-type="currency" office:value="290.5" calcext:value-type="currency">
            <text:p>$291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Best Choice Frosted Donuts</text:p>
          </table:table-cell>
          <table:table-cell office:value-type="percentage" office:value="0.541497421170958" calcext:value-type="percentage">
            <text:p>54.15%</text:p>
          </table:table-cell>
          <table:table-cell office:value-type="currency" office:value="529.31" calcext:value-type="currency">
            <text:p>$529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Best Choice Graham Crackers</text:p>
          </table:table-cell>
          <table:table-cell office:value-type="percentage" office:value="0.794117647058824" calcext:value-type="percentage">
            <text:p>79.41%</text:p>
          </table:table-cell>
          <table:table-cell table:style-name="ce3" office:value-type="currency" office:value="0.68" calcext:value-type="currency">
            <text:p>$1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Best Choice Low Fat Chip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3.75" calcext:value-type="currency">
            <text:p>$4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Best Choice Raisins</text:p>
          </table:table-cell>
          <table:table-cell office:value-type="percentage" office:value="0.813204508856683" calcext:value-type="percentage">
            <text:p>81.32%</text:p>
          </table:table-cell>
          <table:table-cell office:value-type="currency" office:value="18.63" calcext:value-type="currency">
            <text:p>$19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Better Beef Soup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Better Canned Tomatos</text:p>
          </table:table-cell>
          <table:table-cell office:value-type="percentage" office:value="0.645150115473441" calcext:value-type="percentage">
            <text:p>64.52%</text:p>
          </table:table-cell>
          <table:table-cell office:value-type="currency" office:value="86.6" calcext:value-type="currency">
            <text:p>$8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Better Creamed Corn</text:p>
          </table:table-cell>
          <table:table-cell office:value-type="percentage" office:value="0.398422535211268" calcext:value-type="percentage">
            <text:p>39.84%</text:p>
          </table:table-cell>
          <table:table-cell table:style-name="ce3" office:value-type="currency" office:value="-88.75" calcext:value-type="currency">
            <text:p>($89)</text:p>
          </table:table-cell>
          <table:table-cell office:value-type="float" office:value="-1" calcext:value-type="float">
            <text:p>-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Better Fancy Canned Anchovie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6.67" calcext:value-type="currency">
            <text:p>$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Better Noodle Soup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20.33" calcext:value-type="currency">
            <text:p>$2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Better Regular Ramen Soup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.98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Better Turkey Noodle Soup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68.59" calcext:value-type="currency">
            <text:p>$6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Big Time Chicken TV Dinner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Big Time Frozen Broccoli</text:p>
          </table:table-cell>
          <table:table-cell office:value-type="percentage" office:value="0.363421623429693" calcext:value-type="percentage">
            <text:p>36.34%</text:p>
          </table:table-cell>
          <table:table-cell table:style-name="ce3" office:value-type="currency" office:value="2899.91" calcext:value-type="currency">
            <text:p>$2,900</text:p>
          </table:table-cell>
          <table:table-cell office:value-type="float" office:value="26" calcext:value-type="float">
            <text:p>2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Big Time Frozen Cauliflower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Big Time Frozen Mushroom Pizza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Big Time Frozen Peas</text:p>
          </table:table-cell>
          <table:table-cell office:value-type="percentage" office:value="0.78314826910516" calcext:value-type="percentage">
            <text:p>78.31%</text:p>
          </table:table-cell>
          <table:table-cell office:value-type="currency" office:value="30.62" calcext:value-type="currency">
            <text:p>$31</text:p>
          </table:table-cell>
          <table:table-cell office:value-type="float" office:value="83" calcext:value-type="float">
            <text:p>8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Big Time Frozen Pepperoni Pizza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Big Time Grape Popsicles</text:p>
          </table:table-cell>
          <table:table-cell office:value-type="percentage" office:value="0.648727272727273" calcext:value-type="percentage">
            <text:p>64.87%</text:p>
          </table:table-cell>
          <table:table-cell office:value-type="currency" office:value="41.25" calcext:value-type="currency">
            <text:p>$41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Big Time Ice Cream Sandwich</text:p>
          </table:table-cell>
          <table:table-cell office:value-type="percentage" office:value="0.454488320034256" calcext:value-type="percentage">
            <text:p>45.45%</text:p>
          </table:table-cell>
          <table:table-cell table:style-name="ce3" office:value-type="currency" office:value="11583.51" calcext:value-type="currency">
            <text:p>$11,584</text:p>
          </table:table-cell>
          <table:table-cell office:value-type="float" office:value="1153" calcext:value-type="float">
            <text:p>1,15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Big Time Lime Popsicle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.52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Blue Label Canned String Beans</text:p>
          </table:table-cell>
          <table:table-cell office:value-type="percentage" office:value="0.811077022444696" calcext:value-type="percentage">
            <text:p>81.11%</text:p>
          </table:table-cell>
          <table:table-cell table:style-name="ce3" office:value-type="currency" office:value="61.93" calcext:value-type="currency">
            <text:p>$62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Blue Label Canned Yam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Blue Label Chicken Ramen Soup</text:p>
          </table:table-cell>
          <table:table-cell office:value-type="percentage" office:value="-2.07524752475248" calcext:value-type="percentage">
            <text:p>-207.52%</text:p>
          </table:table-cell>
          <table:table-cell table:style-name="ce3" office:value-type="currency" office:value="20.2" calcext:value-type="currency">
            <text:p>$2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Blue Label Fancy Canned Anchovie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Blue Label Fancy Canned Oysters</text:p>
          </table:table-cell>
          <table:table-cell office:value-type="percentage" office:value="0.631159470510777" calcext:value-type="percentage">
            <text:p>63.12%</text:p>
          </table:table-cell>
          <table:table-cell table:style-name="ce3" office:value-type="currency" office:value="1154.32" calcext:value-type="currency">
            <text:p>$1,154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Blue Label Large Canned Shrimp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00" calcext:value-type="float">
            <text:p>10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Blue Medal Large Brown Eggs</text:p>
          </table:table-cell>
          <table:table-cell office:value-type="percentage" office:value="0.623754238158841" calcext:value-type="percentage">
            <text:p>62.38%</text:p>
          </table:table-cell>
          <table:table-cell office:value-type="currency" office:value="194.66" calcext:value-type="currency">
            <text:p>$195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Blue Medal Large Eggs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14.01" calcext:value-type="currency">
            <text:p>$1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Blue Medal Small Brown Eggs</text:p>
          </table:table-cell>
          <table:table-cell office:value-type="percentage" office:value="0.807344188658057" calcext:value-type="percentage">
            <text:p>80.73%</text:p>
          </table:table-cell>
          <table:table-cell office:value-type="currency" office:value="890.5" calcext:value-type="currency">
            <text:p>$891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Bravo Canned Beet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8.11" calcext:value-type="currency">
            <text:p>$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Bravo Canned Tuna in Water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Bravo Creamed Corn</text:p>
          </table:table-cell>
          <table:table-cell office:value-type="percentage" office:value="0.366887609507347" calcext:value-type="percentage">
            <text:p>36.69%</text:p>
          </table:table-cell>
          <table:table-cell office:value-type="currency" office:value="2204.19" calcext:value-type="currency">
            <text:p>$2,204</text:p>
          </table:table-cell>
          <table:table-cell office:value-type="float" office:value="100" calcext:value-type="float">
            <text:p>10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Bravo Fancy Canned Anchovies</text:p>
          </table:table-cell>
          <table:table-cell office:value-type="percentage" office:value="0.110056132807835" calcext:value-type="percentage">
            <text:p>11.01%</text:p>
          </table:table-cell>
          <table:table-cell table:style-name="ce3" office:value-type="currency" office:value="669.84" calcext:value-type="currency">
            <text:p>$670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Bravo Noodle Soup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7.38" calcext:value-type="currency">
            <text:p>$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Bravo Turkey Noodle Soup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Carlson 1% Milk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3.89" calcext:value-type="currency">
            <text:p>$1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Carlson Chocolate Milk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Carlson Havarti Cheese</text:p>
          </table:table-cell>
          <table:table-cell office:value-type="percentage" office:value="0.100919371814186" calcext:value-type="percentage">
            <text:p>10.09%</text:p>
          </table:table-cell>
          <table:table-cell table:style-name="ce3" office:value-type="currency" office:value="3876.56" calcext:value-type="currency">
            <text:p>$3,877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Carlson Large Curd Cottage Cheese</text:p>
          </table:table-cell>
          <table:table-cell office:value-type="percentage" office:value="-0.128122906097444" calcext:value-type="percentage">
            <text:p>-12.81%</text:p>
          </table:table-cell>
          <table:table-cell office:value-type="currency" office:value="1253.64" calcext:value-type="currency">
            <text:p>$1,254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Carlson Low Fat Sour Cream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Carlson Muenster Cheese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.09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Choice Bubble Gum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.51" calcext:value-type="currency">
            <text:p>$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Choice Spicy Mint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.76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Club Buttermilk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Club Large Curd Cottage Cheese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25" calcext:value-type="currency">
            <text:p>$2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Club Low Fat Cottage Cheese</text:p>
          </table:table-cell>
          <table:table-cell office:value-type="percentage" office:value="0.751887810140238" calcext:value-type="percentage">
            <text:p>75.19%</text:p>
          </table:table-cell>
          <table:table-cell office:value-type="currency" office:value="444.96" calcext:value-type="currency">
            <text:p>$445</text:p>
          </table:table-cell>
          <table:table-cell office:value-type="float" office:value="16" calcext:value-type="float">
            <text:p>1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Club Mild Cheddar Cheese</text:p>
          </table:table-cell>
          <table:table-cell office:value-type="percentage" office:value="-208.923664122137" calcext:value-type="percentage">
            <text:p>-20892.37%</text:p>
          </table:table-cell>
          <table:table-cell table:style-name="ce3" office:value-type="currency" office:value="5.24" calcext:value-type="currency">
            <text:p>$5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Club Sharp Cheddar Cheese</text:p>
          </table:table-cell>
          <table:table-cell office:value-type="percentage" office:value="0.293914037459344" calcext:value-type="percentage">
            <text:p>29.39%</text:p>
          </table:table-cell>
          <table:table-cell table:style-name="ce3" office:value-type="currency" office:value="57581.36" calcext:value-type="currency">
            <text:p>$57,581</text:p>
          </table:table-cell>
          <table:table-cell office:value-type="float" office:value="201" calcext:value-type="float">
            <text:p>20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Club String Cheese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Colony Blueberry Muffins</text:p>
          </table:table-cell>
          <table:table-cell office:value-type="percentage" office:value="0.467261753816504" calcext:value-type="percentage">
            <text:p>46.73%</text:p>
          </table:table-cell>
          <table:table-cell table:style-name="ce3" office:value-type="currency" office:value="33716.07" calcext:value-type="currency">
            <text:p>$33,716</text:p>
          </table:table-cell>
          <table:table-cell office:value-type="float" office:value="156" calcext:value-type="float">
            <text:p>15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Colony English Muffin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1.27" calcext:value-type="currency">
            <text:p>$1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Colony Pumpernickel Bread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.75" calcext:value-type="currency">
            <text:p>$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Colony Wheat Bread</text:p>
          </table:table-cell>
          <table:table-cell office:value-type="percentage" office:value="0.434390967741229" calcext:value-type="percentage">
            <text:p>43.44%</text:p>
          </table:table-cell>
          <table:table-cell table:style-name="ce3" office:value-type="currency" office:value="36546.34" calcext:value-type="currency">
            <text:p>$36,546</text:p>
          </table:table-cell>
          <table:table-cell office:value-type="float" office:value="142" calcext:value-type="float">
            <text:p>14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Cutting Edge Beef Bologna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Cutting Edge Cole Slaw</text:p>
          </table:table-cell>
          <table:table-cell office:value-type="percentage" office:value="0.247074700796393" calcext:value-type="percentage">
            <text:p>24.71%</text:p>
          </table:table-cell>
          <table:table-cell table:style-name="ce3" office:value-type="currency" office:value="674.29" calcext:value-type="currency">
            <text:p>$674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Cutting Edge Low Fat Cole Slaw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Cutting Edge Sliced Ham</text:p>
          </table:table-cell>
          <table:table-cell office:value-type="percentage" office:value="0.207202156112952" calcext:value-type="percentage">
            <text:p>20.72%</text:p>
          </table:table-cell>
          <table:table-cell table:style-name="ce3" office:value-type="currency" office:value="21438.58" calcext:value-type="currency">
            <text:p>$21,439</text:p>
          </table:table-cell>
          <table:table-cell office:value-type="float" office:value="36" calcext:value-type="float">
            <text:p>3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Discover Rice Medly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Discover Spaghetti</text:p>
          </table:table-cell>
          <table:table-cell office:value-type="percentage" office:value="0.379513414947916" calcext:value-type="percentage">
            <text:p>37.95%</text:p>
          </table:table-cell>
          <table:table-cell table:style-name="ce3" office:value-type="currency" office:value="16051.87" calcext:value-type="currency">
            <text:p>$16,052</text:p>
          </table:table-cell>
          <table:table-cell office:value-type="float" office:value="1439" calcext:value-type="float">
            <text:p>1,439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Ebony Asparagu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Ebony Baby Onion</text:p>
          </table:table-cell>
          <table:table-cell office:value-type="percentage" office:value="0.47015147015147" calcext:value-type="percentage">
            <text:p>47.02%</text:p>
          </table:table-cell>
          <table:table-cell office:value-type="currency" office:value="33.67" calcext:value-type="currency">
            <text:p>$34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Ebony Broccoli</text:p>
          </table:table-cell>
          <table:table-cell office:value-type="percentage" office:value="0.732836284560422" calcext:value-type="percentage">
            <text:p>73.28%</text:p>
          </table:table-cell>
          <table:table-cell table:style-name="ce3" office:value-type="currency" office:value="64.38" calcext:value-type="currency">
            <text:p>$64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Ebony Cauliflower</text:p>
          </table:table-cell>
          <table:table-cell office:value-type="percentage" office:value="0.361145084635962" calcext:value-type="percentage">
            <text:p>36.11%</text:p>
          </table:table-cell>
          <table:table-cell table:style-name="ce3" office:value-type="currency" office:value="3581.22" calcext:value-type="currency">
            <text:p>$3,581</text:p>
          </table:table-cell>
          <table:table-cell office:value-type="float" office:value="34" calcext:value-type="float">
            <text:p>3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Ebony Corn on the Cob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4.09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Ebony Firm Tofu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6.79" calcext:value-type="currency">
            <text:p>$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Ebony Fuji Apples</text:p>
          </table:table-cell>
          <table:table-cell office:value-type="percentage" office:value="0.389028916972575" calcext:value-type="percentage">
            <text:p>38.90%</text:p>
          </table:table-cell>
          <table:table-cell office:value-type="currency" office:value="98488.18" calcext:value-type="currency">
            <text:p>$98,488</text:p>
          </table:table-cell>
          <table:table-cell office:value-type="float" office:value="1261" calcext:value-type="float">
            <text:p>1,26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Ebony Honey Dew</text:p>
          </table:table-cell>
          <table:table-cell office:value-type="percentage" office:value="0.342723093582256" calcext:value-type="percentage">
            <text:p>34.27%</text:p>
          </table:table-cell>
          <table:table-cell table:style-name="ce3" office:value-type="currency" office:value="16373.51" calcext:value-type="currency">
            <text:p>$16,374</text:p>
          </table:table-cell>
          <table:table-cell office:value-type="float" office:value="126" calcext:value-type="float">
            <text:p>12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Ebony Lemons</text:p>
          </table:table-cell>
          <table:table-cell office:value-type="percentage" office:value="0.494267515923567" calcext:value-type="percentage">
            <text:p>49.43%</text:p>
          </table:table-cell>
          <table:table-cell table:style-name="ce3" office:value-type="currency" office:value="4553" calcext:value-type="currency">
            <text:p>$4,553</text:p>
          </table:table-cell>
          <table:table-cell office:value-type="float" office:value="43" calcext:value-type="float">
            <text:p>4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Ebony Onions</text:p>
          </table:table-cell>
          <table:table-cell office:value-type="percentage" office:value="0.780112651646447" calcext:value-type="percentage">
            <text:p>78.01%</text:p>
          </table:table-cell>
          <table:table-cell office:value-type="currency" office:value="92.32" calcext:value-type="currency">
            <text:p>$92</text:p>
          </table:table-cell>
          <table:table-cell office:value-type="float" office:value="34" calcext:value-type="float">
            <text:p>3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Ebony Red Delcious Apple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.87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Ebony Tomatos</text:p>
          </table:table-cell>
          <table:table-cell office:value-type="percentage" office:value="0.361819436690303" calcext:value-type="percentage">
            <text:p>36.18%</text:p>
          </table:table-cell>
          <table:table-cell table:style-name="ce3" office:value-type="currency" office:value="22747.7" calcext:value-type="currency">
            <text:p>$22,748</text:p>
          </table:table-cell>
          <table:table-cell office:value-type="float" office:value="216" calcext:value-type="float">
            <text:p>21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Even Better Buttermilk</text:p>
          </table:table-cell>
          <table:table-cell office:value-type="percentage" office:value="0.106698079229709" calcext:value-type="percentage">
            <text:p>10.67%</text:p>
          </table:table-cell>
          <table:table-cell office:value-type="currency" office:value="3026.39" calcext:value-type="currency">
            <text:p>$3,026</text:p>
          </table:table-cell>
          <table:table-cell office:value-type="float" office:value="69" calcext:value-type="float">
            <text:p>69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Even Better Havarti Cheese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0.7" calcext:value-type="currency">
            <text:p>$1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Even Better Mild Cheddar Cheese</text:p>
          </table:table-cell>
          <table:table-cell office:value-type="percentage" office:value="0.270147797271748" calcext:value-type="percentage">
            <text:p>27.01%</text:p>
          </table:table-cell>
          <table:table-cell table:style-name="ce3" office:value-type="currency" office:value="4918.9" calcext:value-type="currency">
            <text:p>$4,919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Even Better Sharp Cheddar Cheese</text:p>
          </table:table-cell>
          <table:table-cell office:value-type="percentage" office:value="0.236595163351405" calcext:value-type="percentage">
            <text:p>23.66%</text:p>
          </table:table-cell>
          <table:table-cell office:value-type="currency" office:value="58354.87" calcext:value-type="currency">
            <text:p>$58,355</text:p>
          </table:table-cell>
          <table:table-cell office:value-type="float" office:value="99" calcext:value-type="float">
            <text:p>99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Even Better Sour Cream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0.09" calcext:value-type="currency">
            <text:p>$1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Excellent Apple Juice</text:p>
          </table:table-cell>
          <table:table-cell office:value-type="percentage" office:value="0.570754716981132" calcext:value-type="percentage">
            <text:p>57.08%</text:p>
          </table:table-cell>
          <table:table-cell table:style-name="ce3" office:value-type="currency" office:value="33.92" calcext:value-type="currency">
            <text:p>$34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Excellent Berry Juice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5.75" calcext:value-type="currency">
            <text:p>$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Excellent Orange Juice</text:p>
          </table:table-cell>
          <table:table-cell office:value-type="percentage" office:value="0.287824252203053" calcext:value-type="percentage">
            <text:p>28.78%</text:p>
          </table:table-cell>
          <table:table-cell office:value-type="currency" office:value="80.57" calcext:value-type="currency">
            <text:p>$81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Fabulous Cranberry Juice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Fabulous Orange Juice</text:p>
          </table:table-cell>
          <table:table-cell office:value-type="percentage" office:value="0.469966347069655" calcext:value-type="percentage">
            <text:p>47.00%</text:p>
          </table:table-cell>
          <table:table-cell office:value-type="currency" office:value="3779.76" calcext:value-type="currency">
            <text:p>$3,780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Fantastic Pumpernickel Bread</text:p>
          </table:table-cell>
          <table:table-cell office:value-type="percentage" office:value="0.422649445266942" calcext:value-type="percentage">
            <text:p>42.26%</text:p>
          </table:table-cell>
          <table:table-cell office:value-type="currency" office:value="6072.29" calcext:value-type="currency">
            <text:p>$6,072</text:p>
          </table:table-cell>
          <table:table-cell office:value-type="float" office:value="71" calcext:value-type="float">
            <text:p>7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Fast BBQ Potato Chip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Fast Dried Apples</text:p>
          </table:table-cell>
          <table:table-cell office:value-type="percentage" office:value="0.47948735640476" calcext:value-type="percentage">
            <text:p>47.95%</text:p>
          </table:table-cell>
          <table:table-cell table:style-name="ce3" office:value-type="currency" office:value="66813.67" calcext:value-type="currency">
            <text:p>$66,814</text:p>
          </table:table-cell>
          <table:table-cell office:value-type="float" office:value="620" calcext:value-type="float">
            <text:p>62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Fast Frosted Cookies</text:p>
          </table:table-cell>
          <table:table-cell office:value-type="percentage" office:value="0.473472922401262" calcext:value-type="percentage">
            <text:p>47.35%</text:p>
          </table:table-cell>
          <table:table-cell office:value-type="currency" office:value="4849.95" calcext:value-type="currency">
            <text:p>$4,850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Fast Graham Cracker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4.75" calcext:value-type="currency">
            <text:p>$4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Fast Low Fat BBQ Chip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.52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Fast No Salt Popcorn</text:p>
          </table:table-cell>
          <table:table-cell office:value-type="percentage" office:value="0.622742246961263" calcext:value-type="percentage">
            <text:p>62.27%</text:p>
          </table:table-cell>
          <table:table-cell office:value-type="currency" office:value="88.03" calcext:value-type="currency">
            <text:p>$88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Fast Salted Pretzels</text:p>
          </table:table-cell>
          <table:table-cell office:value-type="percentage" office:value="0.637238135955537" calcext:value-type="percentage">
            <text:p>63.72%</text:p>
          </table:table-cell>
          <table:table-cell office:value-type="currency" office:value="140.34" calcext:value-type="currency">
            <text:p>$140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Fast Strawberry Fruit Roll</text:p>
          </table:table-cell>
          <table:table-cell office:value-type="percentage" office:value="0.520528999913562" calcext:value-type="percentage">
            <text:p>52.05%</text:p>
          </table:table-cell>
          <table:table-cell office:value-type="currency" office:value="231.38" calcext:value-type="currency">
            <text:p>$231</text:p>
          </table:table-cell>
          <table:table-cell office:value-type="float" office:value="11" calcext:value-type="float">
            <text:p>1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Golden Apple Cinnamon Waffle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Golden Blueberry Waffles</text:p>
          </table:table-cell>
          <table:table-cell office:value-type="percentage" office:value="0.0638297872340426" calcext:value-type="percentage">
            <text:p>6.38%</text:p>
          </table:table-cell>
          <table:table-cell table:style-name="ce3" office:value-type="currency" office:value="8.46" calcext:value-type="currency">
            <text:p>$8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Golden Frozen Broccoli</text:p>
          </table:table-cell>
          <table:table-cell office:value-type="percentage" office:value="-0.290975364504776" calcext:value-type="percentage">
            <text:p>-29.10%</text:p>
          </table:table-cell>
          <table:table-cell office:value-type="currency" office:value="79.56" calcext:value-type="currency">
            <text:p>$80</text:p>
          </table:table-cell>
          <table:table-cell office:value-type="float" office:value="11" calcext:value-type="float">
            <text:p>1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Golden Frozen Cauliflower</text:p>
          </table:table-cell>
          <table:table-cell office:value-type="percentage" office:value="0.313943541488452" calcext:value-type="percentage">
            <text:p>31.39%</text:p>
          </table:table-cell>
          <table:table-cell office:value-type="currency" office:value="11.69" calcext:value-type="currency">
            <text:p>$12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Golden Frozen Chicken Breast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.3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Golden Frozen Mushroom Pizza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Golden Frozen Sausage Pizza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Golden Home Style French Fries</text:p>
          </table:table-cell>
          <table:table-cell office:value-type="percentage" office:value="0.457167149028263" calcext:value-type="percentage">
            <text:p>45.72%</text:p>
          </table:table-cell>
          <table:table-cell table:style-name="ce3" office:value-type="currency" office:value="1164.41" calcext:value-type="currency">
            <text:p>$1,164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Golden Orange Popsicles</text:p>
          </table:table-cell>
          <table:table-cell office:value-type="percentage" office:value="0.528272711298542" calcext:value-type="percentage">
            <text:p>52.83%</text:p>
          </table:table-cell>
          <table:table-cell office:value-type="currency" office:value="1138.2" calcext:value-type="currency">
            <text:p>$1,138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Golden Pancake Mix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Golden Popsicles</text:p>
          </table:table-cell>
          <table:table-cell office:value-type="percentage" office:value="0.862212943632568" calcext:value-type="percentage">
            <text:p>86.22%</text:p>
          </table:table-cell>
          <table:table-cell table:style-name="ce3" office:value-type="currency" office:value="23.95" calcext:value-type="currency">
            <text:p>$24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Golden Waffles</text:p>
          </table:table-cell>
          <table:table-cell office:value-type="percentage" office:value="0.330112293503106" calcext:value-type="percentage">
            <text:p>33.01%</text:p>
          </table:table-cell>
          <table:table-cell office:value-type="currency" office:value="41168.9" calcext:value-type="currency">
            <text:p>$41,169</text:p>
          </table:table-cell>
          <table:table-cell office:value-type="float" office:value="104" calcext:value-type="float">
            <text:p>10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Good Chardonnay Wine</text:p>
          </table:table-cell>
          <table:table-cell office:value-type="percentage" office:value="0.490310012200959" calcext:value-type="percentage">
            <text:p>49.03%</text:p>
          </table:table-cell>
          <table:table-cell office:value-type="currency" office:value="1483.49" calcext:value-type="currency">
            <text:p>$1,483</text:p>
          </table:table-cell>
          <table:table-cell office:value-type="float" office:value="22" calcext:value-type="float">
            <text:p>2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Good White Zinfandel Wine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Gorilla Head Cheese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6.35" calcext:value-type="currency">
            <text:p>$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Gorilla Large Curd Cottage Cheese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.06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Gorilla Low Fat Sour Cream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3.86" calcext:value-type="currency">
            <text:p>$1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Gorilla Mild Cheddar Cheese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8.4" calcext:value-type="currency">
            <text:p>$1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Gorilla Whole Milk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6.23" calcext:value-type="currency">
            <text:p>$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Great Pumpernickel Bread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.65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Great Rye Bread</text:p>
          </table:table-cell>
          <table:table-cell office:value-type="percentage" office:value="0.331396786155748" calcext:value-type="percentage">
            <text:p>33.14%</text:p>
          </table:table-cell>
          <table:table-cell table:style-name="ce3" office:value-type="currency" office:value="566.3" calcext:value-type="currency">
            <text:p>$566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Great Wheat Bread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8.91" calcext:value-type="currency">
            <text:p>$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Green Ribbon Canned Peaches</text:p>
          </table:table-cell>
          <table:table-cell office:value-type="percentage" office:value="0.0898058252427185" calcext:value-type="percentage">
            <text:p>8.98%</text:p>
          </table:table-cell>
          <table:table-cell office:value-type="currency" office:value="164.8" calcext:value-type="currency">
            <text:p>$165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High Top Beets</text:p>
          </table:table-cell>
          <table:table-cell office:value-type="percentage" office:value="0.584464964693102" calcext:value-type="percentage">
            <text:p>58.45%</text:p>
          </table:table-cell>
          <table:table-cell table:style-name="ce3" office:value-type="currency" office:value="36.82" calcext:value-type="currency">
            <text:p>$37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High Top Elephant Garlic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06.61" calcext:value-type="currency">
            <text:p>$10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High Top Lime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High Top Mandarin Oranges</text:p>
          </table:table-cell>
          <table:table-cell office:value-type="percentage" office:value="0.658053008892259" calcext:value-type="percentage">
            <text:p>65.81%</text:p>
          </table:table-cell>
          <table:table-cell office:value-type="currency" office:value="2321.12" calcext:value-type="currency">
            <text:p>$2,321</text:p>
          </table:table-cell>
          <table:table-cell office:value-type="float" office:value="21" calcext:value-type="float">
            <text:p>2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High Top Onions</text:p>
          </table:table-cell>
          <table:table-cell office:value-type="percentage" office:value="0.371545623836127" calcext:value-type="percentage">
            <text:p>37.15%</text:p>
          </table:table-cell>
          <table:table-cell office:value-type="currency" office:value="134.25" calcext:value-type="currency">
            <text:p>$13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High Top Orange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High Top Summer Squash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Imagine Apple Cinnamon Waffles</text:p>
          </table:table-cell>
          <table:table-cell office:value-type="percentage" office:value="0.415879377216653" calcext:value-type="percentage">
            <text:p>41.59%</text:p>
          </table:table-cell>
          <table:table-cell office:value-type="currency" office:value="1626.89" calcext:value-type="currency">
            <text:p>$1,627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Imagine Blueberry Waffle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8.4" calcext:value-type="currency">
            <text:p>$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Imagine Fajita French Frie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Imagine Frozen Cauliflower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Imagine Frozen Mushroom Pizza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.53" calcext:value-type="currency">
            <text:p>$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Jeffers Grits</text:p>
          </table:table-cell>
          <table:table-cell office:value-type="percentage" office:value="0.791565681047019" calcext:value-type="percentage">
            <text:p>79.16%</text:p>
          </table:table-cell>
          <table:table-cell office:value-type="currency" office:value="20.63" calcext:value-type="currency">
            <text:p>$21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Jumbo Egg Substitute</text:p>
          </table:table-cell>
          <table:table-cell office:value-type="percentage" office:value="0.319713993871297" calcext:value-type="percentage">
            <text:p>31.97%</text:p>
          </table:table-cell>
          <table:table-cell office:value-type="currency" office:value="205.59" calcext:value-type="currency">
            <text:p>$206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Just Right Canned Beets</text:p>
          </table:table-cell>
          <table:table-cell office:value-type="percentage" office:value="0.79253112033195" calcext:value-type="percentage">
            <text:p>79.25%</text:p>
          </table:table-cell>
          <table:table-cell table:style-name="ce3" office:value-type="currency" office:value="36.15" calcext:value-type="currency">
            <text:p>$36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Just Right Canned Tuna in Water</text:p>
          </table:table-cell>
          <table:table-cell office:value-type="percentage" office:value="0.600826261723984" calcext:value-type="percentage">
            <text:p>60.08%</text:p>
          </table:table-cell>
          <table:table-cell office:value-type="currency" office:value="1432.96" calcext:value-type="currency">
            <text:p>$1,433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Just Right Fancy Canned Sardines</text:p>
          </table:table-cell>
          <table:table-cell office:value-type="percentage" office:value="0.310534237637095" calcext:value-type="percentage">
            <text:p>31.05%</text:p>
          </table:table-cell>
          <table:table-cell office:value-type="currency" office:value="3846.79" calcext:value-type="currency">
            <text:p>$3,847</text:p>
          </table:table-cell>
          <table:table-cell office:value-type="float" office:value="11" calcext:value-type="float">
            <text:p>1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Just Right Turkey Noodle Soup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6797" calcext:value-type="float">
            <text:p>6,797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Just Right Vegetable Soup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Landslide Columbian Coffee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.68" calcext:value-type="currency">
            <text:p>$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Landslide Decaf Coffee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Landslide Extra Chunky Peanut Butter</text:p>
          </table:table-cell>
          <table:table-cell office:value-type="percentage" office:value="0.358900973096737" calcext:value-type="percentage">
            <text:p>35.89%</text:p>
          </table:table-cell>
          <table:table-cell table:style-name="ce3" office:value-type="currency" office:value="174.7" calcext:value-type="currency">
            <text:p>$175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Landslide Grape Preserves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19.31" calcext:value-type="currency">
            <text:p>$1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Landslide Oregano</text:p>
          </table:table-cell>
          <table:table-cell office:value-type="percentage" office:value="0.801828558117867" calcext:value-type="percentage">
            <text:p>80.18%</text:p>
          </table:table-cell>
          <table:table-cell table:style-name="ce3" office:value-type="currency" office:value="6868.8" calcext:value-type="currency">
            <text:p>$6,869</text:p>
          </table:table-cell>
          <table:table-cell office:value-type="float" office:value="82" calcext:value-type="float">
            <text:p>8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Landslide Regular Coffee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Medalist Spaghetti</text:p>
          </table:table-cell>
          <table:table-cell office:value-type="percentage" office:value="0.662702702702703" calcext:value-type="percentage">
            <text:p>66.27%</text:p>
          </table:table-cell>
          <table:table-cell office:value-type="currency" office:value="194.25" calcext:value-type="currency">
            <text:p>$194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Medalist Thai Rice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Moms Beef Bologna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7.79" calcext:value-type="currency">
            <text:p>$1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Moms Low Fat Bologna</text:p>
          </table:table-cell>
          <table:table-cell office:value-type="percentage" office:value="0.19001166070151" calcext:value-type="percentage">
            <text:p>19.00%</text:p>
          </table:table-cell>
          <table:table-cell office:value-type="currency" office:value="10385.31" calcext:value-type="currency">
            <text:p>$10,385</text:p>
          </table:table-cell>
          <table:table-cell office:value-type="float" office:value="83" calcext:value-type="float">
            <text:p>8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Moms Low Fat Cole Slaw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6.69" calcext:value-type="currency">
            <text:p>$1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Moms Turkey Hot Dogs</text:p>
          </table:table-cell>
          <table:table-cell office:value-type="percentage" office:value="0.633698131583669" calcext:value-type="percentage">
            <text:p>63.37%</text:p>
          </table:table-cell>
          <table:table-cell office:value-type="currency" office:value="390.17" calcext:value-type="currency">
            <text:p>$390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Monarch Ravioli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8.85" calcext:value-type="currency">
            <text:p>$3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Nationeel Apple Fruit Roll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.5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Nationeel Beef Jerky</text:p>
          </table:table-cell>
          <table:table-cell office:value-type="percentage" office:value="0.321841924831188" calcext:value-type="percentage">
            <text:p>32.18%</text:p>
          </table:table-cell>
          <table:table-cell office:value-type="currency" office:value="20973.06" calcext:value-type="currency">
            <text:p>$20,973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Nationeel Frosted Cookie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5.19" calcext:value-type="currency">
            <text:p>$3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Nationeel Grape Fruit Roll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7.13" calcext:value-type="currency">
            <text:p>$3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Nationeel Low Fat Chip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20.25" calcext:value-type="currency">
            <text:p>$2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Nationeel Low Fat Cookies</text:p>
          </table:table-cell>
          <table:table-cell office:value-type="percentage" office:value="0.138877216572821" calcext:value-type="percentage">
            <text:p>13.89%</text:p>
          </table:table-cell>
          <table:table-cell office:value-type="currency" office:value="237.98" calcext:value-type="currency">
            <text:p>$238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Nationeel Mini Donuts</text:p>
          </table:table-cell>
          <table:table-cell office:value-type="percentage" office:value="0.850279106858054" calcext:value-type="percentage">
            <text:p>85.03%</text:p>
          </table:table-cell>
          <table:table-cell table:style-name="ce3" office:value-type="currency" office:value="50.16" calcext:value-type="currency">
            <text:p>$50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Nationeel Potato Chip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Nationeel Raspberry Fruit Roll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.89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Nationeel Salsa Dip</text:p>
          </table:table-cell>
          <table:table-cell office:value-type="percentage" office:value="0.382830626450116" calcext:value-type="percentage">
            <text:p>38.28%</text:p>
          </table:table-cell>
          <table:table-cell office:value-type="currency" office:value="30.17" calcext:value-type="currency">
            <text:p>$3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Nationeel Salted Pretzel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8.28" calcext:value-type="currency">
            <text:p>$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Nationeel Sesame Cracker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.98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Pearl Imported Beer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1.27" calcext:value-type="currency">
            <text:p>$11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Pearl Merlot Wine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.67" calcext:value-type="currency">
            <text:p>$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Radius Corn Puff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.15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Radius Wheat Puffs</text:p>
          </table:table-cell>
          <table:table-cell office:value-type="percentage" office:value="0.256351138325594" calcext:value-type="percentage">
            <text:p>25.64%</text:p>
          </table:table-cell>
          <table:table-cell office:value-type="currency" office:value="932.51" calcext:value-type="currency">
            <text:p>$933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Red Spade Chicken Hot Dog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.92" calcext:value-type="currency">
            <text:p>$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Red Spade Sliced Ham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Red Spade Turkey Hot Dogs</text:p>
          </table:table-cell>
          <table:table-cell office:value-type="percentage" office:value="0.498331331768188" calcext:value-type="percentage">
            <text:p>49.83%</text:p>
          </table:table-cell>
          <table:table-cell table:style-name="ce3" office:value-type="currency" office:value="366504.85" calcext:value-type="currency">
            <text:p>$366,505</text:p>
          </table:table-cell>
          <table:table-cell office:value-type="float" office:value="580" calcext:value-type="float">
            <text:p>58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Shady Lake Ravioli</text:p>
          </table:table-cell>
          <table:table-cell office:value-type="percentage" office:value="0.687116564417178" calcext:value-type="percentage">
            <text:p>68.71%</text:p>
          </table:table-cell>
          <table:table-cell office:value-type="currency" office:value="3.26" calcext:value-type="currency">
            <text:p>$3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Shady Lake Spaghetti</text:p>
          </table:table-cell>
          <table:table-cell office:value-type="percentage" office:value="0.806853582554517" calcext:value-type="percentage">
            <text:p>80.69%</text:p>
          </table:table-cell>
          <table:table-cell office:value-type="currency" office:value="3.21" calcext:value-type="currency">
            <text:p>$3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Super Apple Butter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Super Apple Preserve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Super Brown Sugar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Super Canola Oil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2.9" calcext:value-type="currency">
            <text:p>$5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Super Decaf Coffee</text:p>
          </table:table-cell>
          <table:table-cell office:value-type="percentage" office:value="0.870045484080572" calcext:value-type="percentage">
            <text:p>87.00%</text:p>
          </table:table-cell>
          <table:table-cell table:style-name="ce3" office:value-type="currency" office:value="30.78" calcext:value-type="currency">
            <text:p>$31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Super Hot Chocolate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16.31" calcext:value-type="currency">
            <text:p>$1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Super Strawberry Preserve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.67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Super Tomato Sauce</text:p>
          </table:table-cell>
          <table:table-cell office:value-type="percentage" office:value="-0.0981289808917197" calcext:value-type="percentage">
            <text:p>-9.81%</text:p>
          </table:table-cell>
          <table:table-cell table:style-name="ce3" office:value-type="currency" office:value="150.72" calcext:value-type="currency">
            <text:p>$151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Tell Tale Beets</text:p>
          </table:table-cell>
          <table:table-cell office:value-type="percentage" office:value="0.374934848182403" calcext:value-type="percentage">
            <text:p>37.49%</text:p>
          </table:table-cell>
          <table:table-cell table:style-name="ce3" office:value-type="currency" office:value="7213.92" calcext:value-type="currency">
            <text:p>$7,214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Tell Tale Cantelope</text:p>
          </table:table-cell>
          <table:table-cell office:value-type="percentage" office:value="0.591429478499187" calcext:value-type="percentage">
            <text:p>59.14%</text:p>
          </table:table-cell>
          <table:table-cell table:style-name="ce3" office:value-type="currency" office:value="1543.43" calcext:value-type="currency">
            <text:p>$1,543</text:p>
          </table:table-cell>
          <table:table-cell office:value-type="float" office:value="12" calcext:value-type="float">
            <text:p>1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Tell Tale Fresh Lima Bean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Tell Tale Garlic</text:p>
          </table:table-cell>
          <table:table-cell office:value-type="percentage" office:value="0.31362824836342" calcext:value-type="percentage">
            <text:p>31.36%</text:p>
          </table:table-cell>
          <table:table-cell office:value-type="currency" office:value="50.41" calcext:value-type="currency">
            <text:p>$5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Tell Tale Green Pepper</text:p>
          </table:table-cell>
          <table:table-cell office:value-type="percentage" office:value="0.722846441947566" calcext:value-type="percentage">
            <text:p>72.28%</text:p>
          </table:table-cell>
          <table:table-cell table:style-name="ce3" office:value-type="currency" office:value="5.34" calcext:value-type="currency">
            <text:p>$5</text:p>
          </table:table-cell>
          <table:table-cell office:value-type="float" office:value="12" calcext:value-type="float">
            <text:p>1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Tell Tale Mushrooms</text:p>
          </table:table-cell>
          <table:table-cell office:value-type="percentage" office:value="0.346688142923308" calcext:value-type="percentage">
            <text:p>34.67%</text:p>
          </table:table-cell>
          <table:table-cell office:value-type="currency" office:value="3389.79" calcext:value-type="currency">
            <text:p>$3,39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Tell Tale Onions</text:p>
          </table:table-cell>
          <table:table-cell office:value-type="percentage" office:value="0.453648709939811" calcext:value-type="percentage">
            <text:p>45.36%</text:p>
          </table:table-cell>
          <table:table-cell office:value-type="currency" office:value="24120.58" calcext:value-type="currency">
            <text:p>$24,121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Tell Tale Potatos</text:p>
          </table:table-cell>
          <table:table-cell office:value-type="percentage" office:value="-0.272189349112426" calcext:value-type="percentage">
            <text:p>-27.22%</text:p>
          </table:table-cell>
          <table:table-cell table:style-name="ce3" office:value-type="currency" office:value="1.69" calcext:value-type="currency">
            <text:p>$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Tell Tale Summer Squash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Tell Tale Sweet Onion</text:p>
          </table:table-cell>
          <table:table-cell office:value-type="percentage" office:value="0.670312264293257" calcext:value-type="percentage">
            <text:p>67.03%</text:p>
          </table:table-cell>
          <table:table-cell office:value-type="currency" office:value="265.16" calcext:value-type="currency">
            <text:p>$265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Tell Tale Tangerine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.98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Tell Tale Walnut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Token Mango Drink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Token Orange Juice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Urban Egg Substitute</text:p>
          </table:table-cell>
          <table:table-cell office:value-type="percentage" office:value="0.284169884169884" calcext:value-type="percentage">
            <text:p>28.42%</text:p>
          </table:table-cell>
          <table:table-cell office:value-type="currency" office:value="492.1" calcext:value-type="currency">
            <text:p>$492</text:p>
          </table:table-cell>
          <table:table-cell office:value-type="float" office:value="19" calcext:value-type="float">
            <text:p>19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Urban Small Egg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2.71" calcext:value-type="currency">
            <text:p>$1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Walrus Chardonnay</text:p>
          </table:table-cell>
          <table:table-cell office:value-type="percentage" office:value="0.578341806101451" calcext:value-type="percentage">
            <text:p>57.83%</text:p>
          </table:table-cell>
          <table:table-cell office:value-type="currency" office:value="1890.37" calcext:value-type="currency">
            <text:p>$1,890</text:p>
          </table:table-cell>
          <table:table-cell office:value-type="float" office:value="16" calcext:value-type="float">
            <text:p>1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Walrus Light Beer</text:p>
          </table:table-cell>
          <table:table-cell office:value-type="percentage" office:value="0.314594521436766" calcext:value-type="percentage">
            <text:p>31.46%</text:p>
          </table:table-cell>
          <table:table-cell office:value-type="currency" office:value="94723.01" calcext:value-type="currency">
            <text:p>$94,723</text:p>
          </table:table-cell>
          <table:table-cell office:value-type="float" office:value="697" calcext:value-type="float">
            <text:p>697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Katie's Washington Diet Cola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26.51" calcext:value-type="currency">
            <text:p>$27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American Cole Slaw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22" calcext:value-type="float">
            <text:p>2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American Turkey Hot Dogs</text:p>
          </table:table-cell>
          <table:table-cell office:value-type="percentage" office:value="-0.401902660967875" calcext:value-type="percentage">
            <text:p>-40.19%</text:p>
          </table:table-cell>
          <table:table-cell office:value-type="currency" office:value="290.12" calcext:value-type="currency">
            <text:p>$290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Applause Canned Mixed Fruit</text:p>
          </table:table-cell>
          <table:table-cell office:value-type="percentage" office:value="0.386993995842453" calcext:value-type="percentage">
            <text:p>38.70%</text:p>
          </table:table-cell>
          <table:table-cell office:value-type="currency" office:value="6547.13" calcext:value-type="currency">
            <text:p>$6,547</text:p>
          </table:table-cell>
          <table:table-cell office:value-type="float" office:value="94" calcext:value-type="float">
            <text:p>9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Atomic Mint Chocolate Bar</text:p>
          </table:table-cell>
          <table:table-cell office:value-type="percentage" office:value="0.570925172715172" calcext:value-type="percentage">
            <text:p>57.09%</text:p>
          </table:table-cell>
          <table:table-cell table:style-name="ce3" office:value-type="currency" office:value="3237.99" calcext:value-type="currency">
            <text:p>$3,238</text:p>
          </table:table-cell>
          <table:table-cell office:value-type="float" office:value="26" calcext:value-type="float">
            <text:p>2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Atomic Semi-Sweet Chocolate Bar</text:p>
          </table:table-cell>
          <table:table-cell office:value-type="percentage" office:value="0.716153038832173" calcext:value-type="percentage">
            <text:p>71.62%</text:p>
          </table:table-cell>
          <table:table-cell table:style-name="ce3" office:value-type="currency" office:value="628.86" calcext:value-type="currency">
            <text:p>$629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BBB Best Apple Jam</text:p>
          </table:table-cell>
          <table:table-cell office:value-type="percentage" office:value="0.527454242928453" calcext:value-type="percentage">
            <text:p>52.75%</text:p>
          </table:table-cell>
          <table:table-cell office:value-type="currency" office:value="90.15" calcext:value-type="currency">
            <text:p>$90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BBB Best Corn Oil</text:p>
          </table:table-cell>
          <table:table-cell office:value-type="percentage" office:value="0.396222746165626" calcext:value-type="percentage">
            <text:p>39.62%</text:p>
          </table:table-cell>
          <table:table-cell office:value-type="currency" office:value="411.41" calcext:value-type="currency">
            <text:p>$411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BBB Best Decaf Coffee</text:p>
          </table:table-cell>
          <table:table-cell office:value-type="percentage" office:value="0.298087101164373" calcext:value-type="percentage">
            <text:p>29.81%</text:p>
          </table:table-cell>
          <table:table-cell office:value-type="currency" office:value="264.52" calcext:value-type="currency">
            <text:p>$265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BBB Best Extra Chunky Peanut Butter</text:p>
          </table:table-cell>
          <table:table-cell office:value-type="percentage" office:value="0.901536948007351" calcext:value-type="percentage">
            <text:p>90.15%</text:p>
          </table:table-cell>
          <table:table-cell office:value-type="currency" office:value="1077.46" calcext:value-type="currency">
            <text:p>$1,077</text:p>
          </table:table-cell>
          <table:table-cell office:value-type="float" office:value="9.3" calcext:value-type="float">
            <text:p>9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BBB Best Oregano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.5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BBB Best Regular Coffee</text:p>
          </table:table-cell>
          <table:table-cell office:value-type="percentage" office:value="0.467686146004005" calcext:value-type="percentage">
            <text:p>46.77%</text:p>
          </table:table-cell>
          <table:table-cell office:value-type="currency" office:value="54.93" calcext:value-type="currency">
            <text:p>$55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BBB Best Salt</text:p>
          </table:table-cell>
          <table:table-cell office:value-type="percentage" office:value="0.368301369090687" calcext:value-type="percentage">
            <text:p>36.83%</text:p>
          </table:table-cell>
          <table:table-cell office:value-type="currency" office:value="2128.42" calcext:value-type="currency">
            <text:p>$2,128</text:p>
          </table:table-cell>
          <table:table-cell office:value-type="float" office:value="18" calcext:value-type="float">
            <text:p>1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BBB Best Strawberry Jelly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7.4" calcext:value-type="currency">
            <text:p>$5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BBB Best Strawberry Preserve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Best Choice Apple Fruit Roll</text:p>
          </table:table-cell>
          <table:table-cell office:value-type="percentage" office:value="0.500504100194631" calcext:value-type="percentage">
            <text:p>50.05%</text:p>
          </table:table-cell>
          <table:table-cell office:value-type="currency" office:value="1854.79" calcext:value-type="currency">
            <text:p>$1,855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Best Choice Chocolate Chip Cookies</text:p>
          </table:table-cell>
          <table:table-cell office:value-type="percentage" office:value="0.602815727546084" calcext:value-type="percentage">
            <text:p>60.28%</text:p>
          </table:table-cell>
          <table:table-cell office:value-type="currency" office:value="1223.84" calcext:value-type="currency">
            <text:p>$1,224</text:p>
          </table:table-cell>
          <table:table-cell office:value-type="float" office:value="22" calcext:value-type="float">
            <text:p>2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Best Choice Corn Chips</text:p>
          </table:table-cell>
          <table:table-cell office:value-type="percentage" office:value="0.910793933987511" calcext:value-type="percentage">
            <text:p>91.08%</text:p>
          </table:table-cell>
          <table:table-cell table:style-name="ce3" office:value-type="currency" office:value="22.42" calcext:value-type="currency">
            <text:p>$22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Best Choice Dried Dates</text:p>
          </table:table-cell>
          <table:table-cell office:value-type="percentage" office:value="0.826030085022891" calcext:value-type="percentage">
            <text:p>82.60%</text:p>
          </table:table-cell>
          <table:table-cell office:value-type="currency" office:value="122.32" calcext:value-type="currency">
            <text:p>$122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Best Choice Fondue Mix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.65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Best Choice Fudge Cookies</text:p>
          </table:table-cell>
          <table:table-cell office:value-type="percentage" office:value="0.594193548387097" calcext:value-type="percentage">
            <text:p>59.42%</text:p>
          </table:table-cell>
          <table:table-cell office:value-type="currency" office:value="31" calcext:value-type="currency">
            <text:p>$31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Best Choice Lemon Cookie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Best Choice Low Fat Chips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4.76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Best Choice Low Fat Popcorn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Best Choice No Salt Popcorn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Best Choice Salsa Dip</text:p>
          </table:table-cell>
          <table:table-cell office:value-type="percentage" office:value="0.390548334337609" calcext:value-type="percentage">
            <text:p>39.05%</text:p>
          </table:table-cell>
          <table:table-cell office:value-type="currency" office:value="348.51" calcext:value-type="currency">
            <text:p>$349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Best Choice Strawberry Fruit Roll</text:p>
          </table:table-cell>
          <table:table-cell office:value-type="percentage" office:value="0.865196078431373" calcext:value-type="percentage">
            <text:p>86.52%</text:p>
          </table:table-cell>
          <table:table-cell office:value-type="currency" office:value="4.08" calcext:value-type="currency">
            <text:p>$4</text:p>
          </table:table-cell>
          <table:table-cell office:value-type="float" office:value="12" calcext:value-type="float">
            <text:p>1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Best Corn Puff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6.5" calcext:value-type="currency">
            <text:p>$3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Best Wheat Puff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Better Canned Pea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Better Canned String Beans</text:p>
          </table:table-cell>
          <table:table-cell office:value-type="percentage" office:value="0.709933386336094" calcext:value-type="percentage">
            <text:p>70.99%</text:p>
          </table:table-cell>
          <table:table-cell office:value-type="currency" office:value="2591.06" calcext:value-type="currency">
            <text:p>$2,591</text:p>
          </table:table-cell>
          <table:table-cell office:value-type="float" office:value="219" calcext:value-type="float">
            <text:p>219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Better Canned Tuna in Oil</text:p>
          </table:table-cell>
          <table:table-cell office:value-type="percentage" office:value="0.709291187739464" calcext:value-type="percentage">
            <text:p>70.93%</text:p>
          </table:table-cell>
          <table:table-cell office:value-type="currency" office:value="41.76" calcext:value-type="currency">
            <text:p>$42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Better Canned Yams</text:p>
          </table:table-cell>
          <table:table-cell office:value-type="percentage" office:value="0.388154280063001" calcext:value-type="percentage">
            <text:p>38.82%</text:p>
          </table:table-cell>
          <table:table-cell office:value-type="currency" office:value="273.01" calcext:value-type="currency">
            <text:p>$273</text:p>
          </table:table-cell>
          <table:table-cell office:value-type="float" office:value="23" calcext:value-type="float">
            <text:p>2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Big Time Apple Cinnamon Waffles</text:p>
          </table:table-cell>
          <table:table-cell office:value-type="percentage" office:value="0.679971006902733" calcext:value-type="percentage">
            <text:p>68.00%</text:p>
          </table:table-cell>
          <table:table-cell office:value-type="currency" office:value="37043.3" calcext:value-type="currency">
            <text:p>$37,043</text:p>
          </table:table-cell>
          <table:table-cell office:value-type="float" office:value="2040" calcext:value-type="float">
            <text:p>2,04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Big Time Beef TV Dinner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Big Time Blueberry Waffles</text:p>
          </table:table-cell>
          <table:table-cell office:value-type="percentage" office:value="0.8605725703225" calcext:value-type="percentage">
            <text:p>86.06%</text:p>
          </table:table-cell>
          <table:table-cell office:value-type="currency" office:value="320.31" calcext:value-type="currency">
            <text:p>$320</text:p>
          </table:table-cell>
          <table:table-cell office:value-type="float" office:value="77" calcext:value-type="float">
            <text:p>77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Big Time Chicken TV Dinner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.65" calcext:value-type="currency">
            <text:p>$4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Big Time Frozen Carrots</text:p>
          </table:table-cell>
          <table:table-cell office:value-type="percentage" office:value="0.722410981244904" calcext:value-type="percentage">
            <text:p>72.24%</text:p>
          </table:table-cell>
          <table:table-cell table:style-name="ce3" office:value-type="currency" office:value="588.64" calcext:value-type="currency">
            <text:p>$589</text:p>
          </table:table-cell>
          <table:table-cell office:value-type="float" office:value="26" calcext:value-type="float">
            <text:p>2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Big Time Frozen Sausage Pizza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6.69" calcext:value-type="currency">
            <text:p>$1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Big Time Pancake Mix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.75" calcext:value-type="currency">
            <text:p>$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Big Time Waffles</text:p>
          </table:table-cell>
          <table:table-cell office:value-type="percentage" office:value="0.729778181470504" calcext:value-type="percentage">
            <text:p>72.98%</text:p>
          </table:table-cell>
          <table:table-cell table:style-name="ce3" office:value-type="currency" office:value="836.72" calcext:value-type="currency">
            <text:p>$837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Blue Label Chicken Noodle Soup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Blue Label Chicken Ramen Soup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Blue Label Creamed Corn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Blue Label Fancy Canned Anchovie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Blue Label Fancy Canned Sardine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Blue Label Noodle Soup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.87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Blue Label Regular Ramen Soup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.67" calcext:value-type="currency">
            <text:p>$4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Blue Medal Egg Substitute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2" calcext:value-type="float">
            <text:p>1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Blue Medal Small Eggs</text:p>
          </table:table-cell>
          <table:table-cell office:value-type="percentage" office:value="0.440462977643888" calcext:value-type="percentage">
            <text:p>44.05%</text:p>
          </table:table-cell>
          <table:table-cell office:value-type="currency" office:value="630.7" calcext:value-type="currency">
            <text:p>$631</text:p>
          </table:table-cell>
          <table:table-cell office:value-type="float" office:value="33" calcext:value-type="float">
            <text:p>3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Bravo Canned String Beans</text:p>
          </table:table-cell>
          <table:table-cell office:value-type="percentage" office:value="0.401177349960973" calcext:value-type="percentage">
            <text:p>40.12%</text:p>
          </table:table-cell>
          <table:table-cell office:value-type="currency" office:value="64096.49" calcext:value-type="currency">
            <text:p>$64,096</text:p>
          </table:table-cell>
          <table:table-cell office:value-type="float" office:value="54" calcext:value-type="float">
            <text:p>5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Bravo Chicken Ramen Soup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Bravo Chicken Soup</text:p>
          </table:table-cell>
          <table:table-cell office:value-type="percentage" office:value="0.791314942128622" calcext:value-type="percentage">
            <text:p>79.13%</text:p>
          </table:table-cell>
          <table:table-cell office:value-type="currency" office:value="114.91" calcext:value-type="currency">
            <text:p>$115</text:p>
          </table:table-cell>
          <table:table-cell office:value-type="float" office:value="22" calcext:value-type="float">
            <text:p>2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Bravo Regular Ramen Soup</text:p>
          </table:table-cell>
          <table:table-cell office:value-type="percentage" office:value="0.798219584569733" calcext:value-type="percentage">
            <text:p>79.82%</text:p>
          </table:table-cell>
          <table:table-cell table:style-name="ce3" office:value-type="currency" office:value="6.74" calcext:value-type="currency">
            <text:p>$7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Carlson Cheese Spread</text:p>
          </table:table-cell>
          <table:table-cell office:value-type="percentage" office:value="0.0688397994839285" calcext:value-type="percentage">
            <text:p>6.88%</text:p>
          </table:table-cell>
          <table:table-cell table:style-name="ce3" office:value-type="currency" office:value="13327.61" calcext:value-type="currency">
            <text:p>$13,328</text:p>
          </table:table-cell>
          <table:table-cell office:value-type="float" office:value="31" calcext:value-type="float">
            <text:p>3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Carlson Chocolate Milk</text:p>
          </table:table-cell>
          <table:table-cell office:value-type="percentage" office:value="0.694851708855259" calcext:value-type="percentage">
            <text:p>69.49%</text:p>
          </table:table-cell>
          <table:table-cell office:value-type="currency" office:value="805.51" calcext:value-type="currency">
            <text:p>$806</text:p>
          </table:table-cell>
          <table:table-cell office:value-type="float" office:value="13" calcext:value-type="float">
            <text:p>1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Carlson Head Cheese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Carlson Jack Cheese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Carlson Low Fat Cottage Cheese</text:p>
          </table:table-cell>
          <table:table-cell office:value-type="percentage" office:value="0.102595260828053" calcext:value-type="percentage">
            <text:p>10.26%</text:p>
          </table:table-cell>
          <table:table-cell table:style-name="ce3" office:value-type="currency" office:value="1382.52" calcext:value-type="currency">
            <text:p>$1,383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Carlson Sour Cream</text:p>
          </table:table-cell>
          <table:table-cell office:value-type="percentage" office:value="-0.0875849526179765" calcext:value-type="percentage">
            <text:p>-8.76%</text:p>
          </table:table-cell>
          <table:table-cell office:value-type="currency" office:value="417.88" calcext:value-type="currency">
            <text:p>$41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Choice Mint Chocolate Bar</text:p>
          </table:table-cell>
          <table:table-cell office:value-type="percentage" office:value="0.0808637699608739" calcext:value-type="percentage">
            <text:p>8.09%</text:p>
          </table:table-cell>
          <table:table-cell office:value-type="currency" office:value="1068.34" calcext:value-type="currency">
            <text:p>$1,068</text:p>
          </table:table-cell>
          <table:table-cell office:value-type="float" office:value="23" calcext:value-type="float">
            <text:p>2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Choice Spicy Mints</text:p>
          </table:table-cell>
          <table:table-cell office:value-type="percentage" office:value="0.464457167241563" calcext:value-type="percentage">
            <text:p>46.45%</text:p>
          </table:table-cell>
          <table:table-cell table:style-name="ce3" office:value-type="currency" office:value="281.21" calcext:value-type="currency">
            <text:p>$281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Choice Tasty Candy Bar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Choice White Chocolate Bar</text:p>
          </table:table-cell>
          <table:table-cell office:value-type="percentage" office:value="0.573596224251246" calcext:value-type="percentage">
            <text:p>57.36%</text:p>
          </table:table-cell>
          <table:table-cell office:value-type="currency" office:value="453.42" calcext:value-type="currency">
            <text:p>$453</text:p>
          </table:table-cell>
          <table:table-cell office:value-type="float" office:value="20" calcext:value-type="float">
            <text:p>2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Club 1% Milk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Club Buttermilk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.3" calcext:value-type="currency">
            <text:p>$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Club Cheese Spread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36" calcext:value-type="currency">
            <text:p>$3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Club Head Cheese</text:p>
          </table:table-cell>
          <table:table-cell office:value-type="percentage" office:value="-105.323024054983" calcext:value-type="percentage">
            <text:p>-10532.30%</text:p>
          </table:table-cell>
          <table:table-cell office:value-type="currency" office:value="5.82" calcext:value-type="currency">
            <text:p>$6</text:p>
          </table:table-cell>
          <table:table-cell office:value-type="float" office:value="69" calcext:value-type="float">
            <text:p>69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Club Muenster Cheese</text:p>
          </table:table-cell>
          <table:table-cell office:value-type="percentage" office:value="0.343953676746931" calcext:value-type="percentage">
            <text:p>34.40%</text:p>
          </table:table-cell>
          <table:table-cell office:value-type="currency" office:value="47122.77" calcext:value-type="currency">
            <text:p>$47,123</text:p>
          </table:table-cell>
          <table:table-cell office:value-type="float" office:value="104" calcext:value-type="float">
            <text:p>10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Club Strawberry Yogurt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0.26" calcext:value-type="currency">
            <text:p>$3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Club Whole Milk</text:p>
          </table:table-cell>
          <table:table-cell office:value-type="percentage" office:value="0.143148242485991" calcext:value-type="percentage">
            <text:p>14.31%</text:p>
          </table:table-cell>
          <table:table-cell office:value-type="currency" office:value="39.26" calcext:value-type="currency">
            <text:p>$39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Colony Blueberry Muffin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Colony Cranberry Muffin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-43.78" calcext:value-type="currency">
            <text:p>($44)</text:p>
          </table:table-cell>
          <table:table-cell office:value-type="float" office:value="-1" calcext:value-type="float">
            <text:p>-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Colony Pumpernickel Bread</text:p>
          </table:table-cell>
          <table:table-cell office:value-type="percentage" office:value="0.241286863270777" calcext:value-type="percentage">
            <text:p>24.13%</text:p>
          </table:table-cell>
          <table:table-cell office:value-type="currency" office:value="26.11" calcext:value-type="currency">
            <text:p>$26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Colony White Bread</text:p>
          </table:table-cell>
          <table:table-cell office:value-type="percentage" office:value="-0.014531936465022" calcext:value-type="percentage">
            <text:p>-1.45%</text:p>
          </table:table-cell>
          <table:table-cell table:style-name="ce3" office:value-type="currency" office:value="650.98" calcext:value-type="currency">
            <text:p>$651</text:p>
          </table:table-cell>
          <table:table-cell office:value-type="float" office:value="11" calcext:value-type="float">
            <text:p>1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Curlew Lox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9.27" calcext:value-type="currency">
            <text:p>$1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Cutting Edge Pimento Loaf</text:p>
          </table:table-cell>
          <table:table-cell office:value-type="percentage" office:value="0.261407085432935" calcext:value-type="percentage">
            <text:p>26.14%</text:p>
          </table:table-cell>
          <table:table-cell office:value-type="currency" office:value="1299.85" calcext:value-type="currency">
            <text:p>$1,300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Cutting Edge Sliced Chicken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4.03" calcext:value-type="currency">
            <text:p>$3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Discover Ravioli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6.02" calcext:value-type="currency">
            <text:p>$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Ebony Baby Onion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.68" calcext:value-type="currency">
            <text:p>$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Ebony Canned Peanuts</text:p>
          </table:table-cell>
          <table:table-cell office:value-type="percentage" office:value="0.326686292483724" calcext:value-type="percentage">
            <text:p>32.67%</text:p>
          </table:table-cell>
          <table:table-cell office:value-type="currency" office:value="11967.23" calcext:value-type="currency">
            <text:p>$11,967</text:p>
          </table:table-cell>
          <table:table-cell office:value-type="float" office:value="136" calcext:value-type="float">
            <text:p>13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Ebony Dried Mushroom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Ebony Fancy Plums</text:p>
          </table:table-cell>
          <table:table-cell office:value-type="percentage" office:value="0.45913360330085" calcext:value-type="percentage">
            <text:p>45.91%</text:p>
          </table:table-cell>
          <table:table-cell office:value-type="currency" office:value="1306.33" calcext:value-type="currency">
            <text:p>$1,306</text:p>
          </table:table-cell>
          <table:table-cell office:value-type="float" office:value="13" calcext:value-type="float">
            <text:p>1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Ebony Fresh Lima Beans</text:p>
          </table:table-cell>
          <table:table-cell office:value-type="percentage" office:value="0.292418433919113" calcext:value-type="percentage">
            <text:p>29.24%</text:p>
          </table:table-cell>
          <table:table-cell table:style-name="ce3" office:value-type="currency" office:value="42855.13" calcext:value-type="currency">
            <text:p>$42,855</text:p>
          </table:table-cell>
          <table:table-cell office:value-type="float" office:value="558" calcext:value-type="float">
            <text:p>55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Ebony Green Pepper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.83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Ebony Lettuce</text:p>
          </table:table-cell>
          <table:table-cell office:value-type="percentage" office:value="0.572767837021679" calcext:value-type="percentage">
            <text:p>57.28%</text:p>
          </table:table-cell>
          <table:table-cell office:value-type="currency" office:value="221.87" calcext:value-type="currency">
            <text:p>$222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Ebony New Potatos</text:p>
          </table:table-cell>
          <table:table-cell office:value-type="percentage" office:value="0.582076891818062" calcext:value-type="percentage">
            <text:p>58.21%</text:p>
          </table:table-cell>
          <table:table-cell office:value-type="currency" office:value="9572.67" calcext:value-type="currency">
            <text:p>$9,573</text:p>
          </table:table-cell>
          <table:table-cell office:value-type="float" office:value="1218" calcext:value-type="float">
            <text:p>1,21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Ebony Orange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7.79" calcext:value-type="currency">
            <text:p>$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Ebony Party Nut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Ebony Red Pepper</text:p>
          </table:table-cell>
          <table:table-cell office:value-type="percentage" office:value="0.353344975097946" calcext:value-type="percentage">
            <text:p>35.33%</text:p>
          </table:table-cell>
          <table:table-cell table:style-name="ce3" office:value-type="currency" office:value="6888.99" calcext:value-type="currency">
            <text:p>$6,889</text:p>
          </table:table-cell>
          <table:table-cell office:value-type="float" office:value="66" calcext:value-type="float">
            <text:p>6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Ebony Walnuts</text:p>
          </table:table-cell>
          <table:table-cell office:value-type="percentage" office:value="0.660723642008256" calcext:value-type="percentage">
            <text:p>66.07%</text:p>
          </table:table-cell>
          <table:table-cell office:value-type="currency" office:value="2042.17" calcext:value-type="currency">
            <text:p>$2,042</text:p>
          </table:table-cell>
          <table:table-cell office:value-type="float" office:value="14" calcext:value-type="float">
            <text:p>1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Even Better Cheese Spread</text:p>
          </table:table-cell>
          <table:table-cell office:value-type="percentage" office:value="0.405952004030872" calcext:value-type="percentage">
            <text:p>40.60%</text:p>
          </table:table-cell>
          <table:table-cell table:style-name="ce3" office:value-type="currency" office:value="135117.18" calcext:value-type="currency">
            <text:p>$135,117</text:p>
          </table:table-cell>
          <table:table-cell office:value-type="float" office:value="5935" calcext:value-type="float">
            <text:p>5,93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Even Better Low Fat Sour Cream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Even Better Muenster Cheese</text:p>
          </table:table-cell>
          <table:table-cell office:value-type="percentage" office:value="0.386856067878256" calcext:value-type="percentage">
            <text:p>38.69%</text:p>
          </table:table-cell>
          <table:table-cell office:value-type="currency" office:value="16042.84" calcext:value-type="currency">
            <text:p>$16,043</text:p>
          </table:table-cell>
          <table:table-cell office:value-type="float" office:value="22" calcext:value-type="float">
            <text:p>2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Even Better Strawberry Yogurt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4" calcext:value-type="currency">
            <text:p>$1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Excellent Diet Cola</text:p>
          </table:table-cell>
          <table:table-cell office:value-type="percentage" office:value="0.885245901639344" calcext:value-type="percentage">
            <text:p>88.52%</text:p>
          </table:table-cell>
          <table:table-cell office:value-type="currency" office:value="18.3" calcext:value-type="currency">
            <text:p>$18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Excellent Diet Soda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23.6" calcext:value-type="currency">
            <text:p>$2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Fabulous Apple Juice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.76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Fabulous Diet Soda</text:p>
          </table:table-cell>
          <table:table-cell office:value-type="percentage" office:value="0.339480931681875" calcext:value-type="percentage">
            <text:p>33.95%</text:p>
          </table:table-cell>
          <table:table-cell table:style-name="ce3" office:value-type="currency" office:value="6906.22" calcext:value-type="currency">
            <text:p>$6,906</text:p>
          </table:table-cell>
          <table:table-cell office:value-type="float" office:value="53" calcext:value-type="float">
            <text:p>5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Fabulous Strawberry Drink</text:p>
          </table:table-cell>
          <table:table-cell office:value-type="percentage" office:value="0.532474077976284" calcext:value-type="percentage">
            <text:p>53.25%</text:p>
          </table:table-cell>
          <table:table-cell table:style-name="ce3" office:value-type="currency" office:value="3948.38" calcext:value-type="currency">
            <text:p>$3,948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Fantastic Wheat Bread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Fantastic White Bread</text:p>
          </table:table-cell>
          <table:table-cell office:value-type="percentage" office:value="0.295108173497426" calcext:value-type="percentage">
            <text:p>29.51%</text:p>
          </table:table-cell>
          <table:table-cell table:style-name="ce3" office:value-type="currency" office:value="3715.79" calcext:value-type="currency">
            <text:p>$3,716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Fast Avocado Dip</text:p>
          </table:table-cell>
          <table:table-cell office:value-type="percentage" office:value="0.354592549328322" calcext:value-type="percentage">
            <text:p>35.46%</text:p>
          </table:table-cell>
          <table:table-cell office:value-type="currency" office:value="1575.16" calcext:value-type="currency">
            <text:p>$1,575</text:p>
          </table:table-cell>
          <table:table-cell office:value-type="float" office:value="23" calcext:value-type="float">
            <text:p>2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Fast BBQ Potato Chip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Fast Dried Apricots</text:p>
          </table:table-cell>
          <table:table-cell office:value-type="percentage" office:value="0.362324904386156" calcext:value-type="percentage">
            <text:p>36.23%</text:p>
          </table:table-cell>
          <table:table-cell table:style-name="ce3" office:value-type="currency" office:value="1696.93" calcext:value-type="currency">
            <text:p>$1,697</text:p>
          </table:table-cell>
          <table:table-cell office:value-type="float" office:value="34" calcext:value-type="float">
            <text:p>3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Fast Fondue Mix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14.28" calcext:value-type="currency">
            <text:p>$1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Fast Low Fat Chips</text:p>
          </table:table-cell>
          <table:table-cell office:value-type="percentage" office:value="0.243847322211383" calcext:value-type="percentage">
            <text:p>24.38%</text:p>
          </table:table-cell>
          <table:table-cell table:style-name="ce3" office:value-type="currency" office:value="1619.62" calcext:value-type="currency">
            <text:p>$1,620</text:p>
          </table:table-cell>
          <table:table-cell office:value-type="float" office:value="23" calcext:value-type="float">
            <text:p>2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Fast Low Fat Popcorn</text:p>
          </table:table-cell>
          <table:table-cell office:value-type="percentage" office:value="0.585806739567061" calcext:value-type="percentage">
            <text:p>58.58%</text:p>
          </table:table-cell>
          <table:table-cell office:value-type="currency" office:value="89.62" calcext:value-type="currency">
            <text:p>$90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Fast Salsa Dip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.51" calcext:value-type="currency">
            <text:p>$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Fast Sesame Crackers</text:p>
          </table:table-cell>
          <table:table-cell office:value-type="percentage" office:value="0.318810982527797" calcext:value-type="percentage">
            <text:p>31.88%</text:p>
          </table:table-cell>
          <table:table-cell office:value-type="currency" office:value="176.28" calcext:value-type="currency">
            <text:p>$176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Golden Beef TV Dinner</text:p>
          </table:table-cell>
          <table:table-cell office:value-type="percentage" office:value="0.406679245005983" calcext:value-type="percentage">
            <text:p>40.67%</text:p>
          </table:table-cell>
          <table:table-cell office:value-type="currency" office:value="1362.13" calcext:value-type="currency">
            <text:p>$1,362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Golden Blueberry Waffles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19.6" calcext:value-type="currency">
            <text:p>$2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Golden Chicken TV Dinner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.09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Golden Frozen Cheese Pizza</text:p>
          </table:table-cell>
          <table:table-cell office:value-type="percentage" office:value="0.746866472411082" calcext:value-type="percentage">
            <text:p>74.69%</text:p>
          </table:table-cell>
          <table:table-cell office:value-type="currency" office:value="648.63" calcext:value-type="currency">
            <text:p>$649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Golden Frozen Chicken Breast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Golden Frozen Chicken Thighs</text:p>
          </table:table-cell>
          <table:table-cell office:value-type="percentage" office:value="0.481836942074324" calcext:value-type="percentage">
            <text:p>48.18%</text:p>
          </table:table-cell>
          <table:table-cell office:value-type="currency" office:value="37060.94" calcext:value-type="currency">
            <text:p>$37,061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Golden Frozen Chicken Wing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8.28" calcext:value-type="currency">
            <text:p>$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Golden Frozen Pea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.26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Golden Frozen Pepperoni Pizza</text:p>
          </table:table-cell>
          <table:table-cell office:value-type="percentage" office:value="0.30291556746265" calcext:value-type="percentage">
            <text:p>30.29%</text:p>
          </table:table-cell>
          <table:table-cell table:style-name="ce3" office:value-type="currency" office:value="1463.18" calcext:value-type="currency">
            <text:p>$1,463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Golden Grape Popsicle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2.97" calcext:value-type="currency">
            <text:p>$43</text:p>
          </table:table-cell>
          <table:table-cell office:value-type="float" office:value="945" calcext:value-type="float">
            <text:p>94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Golden Home Style French Frie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1.93" calcext:value-type="currency">
            <text:p>$1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Golden Lime Popsicle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1.35" calcext:value-type="currency">
            <text:p>$4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Golden Pancake Mix</text:p>
          </table:table-cell>
          <table:table-cell office:value-type="percentage" office:value="0.708077019594013" calcext:value-type="percentage">
            <text:p>70.81%</text:p>
          </table:table-cell>
          <table:table-cell office:value-type="currency" office:value="1474.43" calcext:value-type="currency">
            <text:p>$1,474</text:p>
          </table:table-cell>
          <table:table-cell office:value-type="float" office:value="101" calcext:value-type="float">
            <text:p>10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Golden Turkey TV Dinner</text:p>
          </table:table-cell>
          <table:table-cell office:value-type="percentage" office:value="0.467258207630878" calcext:value-type="percentage">
            <text:p>46.73%</text:p>
          </table:table-cell>
          <table:table-cell table:style-name="ce3" office:value-type="currency" office:value="394.45" calcext:value-type="currency">
            <text:p>$394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Good Light Wine</text:p>
          </table:table-cell>
          <table:table-cell office:value-type="percentage" office:value="0.284561915386596" calcext:value-type="percentage">
            <text:p>28.46%</text:p>
          </table:table-cell>
          <table:table-cell office:value-type="currency" office:value="116.53" calcext:value-type="currency">
            <text:p>$117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Good White Zinfandel Wine</text:p>
          </table:table-cell>
          <table:table-cell office:value-type="percentage" office:value="0.566662935184149" calcext:value-type="percentage">
            <text:p>56.67%</text:p>
          </table:table-cell>
          <table:table-cell office:value-type="currency" office:value="357.32" calcext:value-type="currency">
            <text:p>$357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Gorilla 2% Milk</text:p>
          </table:table-cell>
          <table:table-cell office:value-type="percentage" office:value="0.739138683361791" calcext:value-type="percentage">
            <text:p>73.91%</text:p>
          </table:table-cell>
          <table:table-cell office:value-type="currency" office:value="-105.42" calcext:value-type="currency">
            <text:p>($105)</text:p>
          </table:table-cell>
          <table:table-cell office:value-type="float" office:value="-2" calcext:value-type="float">
            <text:p>-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Gorilla Chocolate Milk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.82" calcext:value-type="currency">
            <text:p>$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Gorilla Head Cheese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Gorilla String Cheese</text:p>
          </table:table-cell>
          <table:table-cell office:value-type="percentage" office:value="0.300707880857831" calcext:value-type="percentage">
            <text:p>30.07%</text:p>
          </table:table-cell>
          <table:table-cell office:value-type="currency" office:value="30286.17" calcext:value-type="currency">
            <text:p>$30,286</text:p>
          </table:table-cell>
          <table:table-cell office:value-type="float" office:value="208" calcext:value-type="float">
            <text:p>20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Great Pumpernickel Bread</text:p>
          </table:table-cell>
          <table:table-cell office:value-type="percentage" office:value="0.51819674396039" calcext:value-type="percentage">
            <text:p>51.82%</text:p>
          </table:table-cell>
          <table:table-cell office:value-type="currency" office:value="3112.37" calcext:value-type="currency">
            <text:p>$3,112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Great Rye Bread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27.1" calcext:value-type="currency">
            <text:p>$12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Great Wheat Bread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8.2" calcext:value-type="currency">
            <text:p>$5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Green Ribbon Canned Mixed Fruit</text:p>
          </table:table-cell>
          <table:table-cell office:value-type="percentage" office:value="0.793402034701873" calcext:value-type="percentage">
            <text:p>79.34%</text:p>
          </table:table-cell>
          <table:table-cell office:value-type="currency" office:value="303.73" calcext:value-type="currency">
            <text:p>$304</text:p>
          </table:table-cell>
          <table:table-cell office:value-type="float" office:value="61" calcext:value-type="float">
            <text:p>6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Green Ribbon Canned Peache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High Top Almond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.23" calcext:value-type="currency">
            <text:p>$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High Top Asparagus</text:p>
          </table:table-cell>
          <table:table-cell office:value-type="percentage" office:value="0.503104454523082" calcext:value-type="percentage">
            <text:p>50.31%</text:p>
          </table:table-cell>
          <table:table-cell table:style-name="ce3" office:value-type="currency" office:value="5688.6" calcext:value-type="currency">
            <text:p>$5,689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High Top Baby Onion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0.6" calcext:value-type="currency">
            <text:p>$1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High Top Canned Peanut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High Top Cantelope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7.09" calcext:value-type="currency">
            <text:p>$1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High Top Dried Mushroom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High Top Fancy Plums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52.1" calcext:value-type="currency">
            <text:p>$5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High Top Firm Tofu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.65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High Top Fuji Apple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High Top Green Pepper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0.52" calcext:value-type="currency">
            <text:p>$4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High Top Lettuce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High Top Mixed Nut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9.6" calcext:value-type="currency">
            <text:p>$2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High Top New Potatos</text:p>
          </table:table-cell>
          <table:table-cell office:value-type="percentage" office:value="0.193054738081224" calcext:value-type="percentage">
            <text:p>19.31%</text:p>
          </table:table-cell>
          <table:table-cell office:value-type="currency" office:value="169.9" calcext:value-type="currency">
            <text:p>$17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High Top Onion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24.7" calcext:value-type="currency">
            <text:p>$2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High Top Peache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High Top Prepared Salad</text:p>
          </table:table-cell>
          <table:table-cell office:value-type="percentage" office:value="0.269922879177378" calcext:value-type="percentage">
            <text:p>26.99%</text:p>
          </table:table-cell>
          <table:table-cell table:style-name="ce3" office:value-type="currency" office:value="15.56" calcext:value-type="currency">
            <text:p>$16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High Top Shitake Mushroom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23.03" calcext:value-type="currency">
            <text:p>$2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High Top Tangerine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.98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Imagine Chicken TV Dinner</text:p>
          </table:table-cell>
          <table:table-cell office:value-type="percentage" office:value="0.816252712804437" calcext:value-type="percentage">
            <text:p>81.63%</text:p>
          </table:table-cell>
          <table:table-cell table:style-name="ce3" office:value-type="currency" office:value="82.94" calcext:value-type="currency">
            <text:p>$83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Imagine Frozen Broccoli</text:p>
          </table:table-cell>
          <table:table-cell office:value-type="percentage" office:value="0.578313253012048" calcext:value-type="percentage">
            <text:p>57.83%</text:p>
          </table:table-cell>
          <table:table-cell office:value-type="currency" office:value="190.9" calcext:value-type="currency">
            <text:p>$191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Imagine Frozen Cauliflower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Imagine Frozen Chicken Thighs</text:p>
          </table:table-cell>
          <table:table-cell office:value-type="percentage" office:value="0.296845305967313" calcext:value-type="percentage">
            <text:p>29.68%</text:p>
          </table:table-cell>
          <table:table-cell office:value-type="currency" office:value="52.62" calcext:value-type="currency">
            <text:p>$53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Imagine Frozen Corn</text:p>
          </table:table-cell>
          <table:table-cell office:value-type="percentage" office:value="0.754813347365814" calcext:value-type="percentage">
            <text:p>75.48%</text:p>
          </table:table-cell>
          <table:table-cell office:value-type="currency" office:value="646.12" calcext:value-type="currency">
            <text:p>$646</text:p>
          </table:table-cell>
          <table:table-cell office:value-type="float" office:value="11" calcext:value-type="float">
            <text:p>1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Imagine Frozen Pancakes</text:p>
          </table:table-cell>
          <table:table-cell office:value-type="percentage" office:value="0.71857485988791" calcext:value-type="percentage">
            <text:p>71.86%</text:p>
          </table:table-cell>
          <table:table-cell office:value-type="currency" office:value="74.94" calcext:value-type="currency">
            <text:p>$75</text:p>
          </table:table-cell>
          <table:table-cell office:value-type="float" office:value="37" calcext:value-type="float">
            <text:p>37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Imagine Grape Popsicles</text:p>
          </table:table-cell>
          <table:table-cell office:value-type="percentage" office:value="0.362219924720934" calcext:value-type="percentage">
            <text:p>36.22%</text:p>
          </table:table-cell>
          <table:table-cell office:value-type="currency" office:value="1238.06" calcext:value-type="currency">
            <text:p>$1,238</text:p>
          </table:table-cell>
          <table:table-cell office:value-type="float" office:value="18" calcext:value-type="float">
            <text:p>1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Imagine Lemon Popsicles</text:p>
          </table:table-cell>
          <table:table-cell office:value-type="percentage" office:value="0.052763034655011" calcext:value-type="percentage">
            <text:p>5.28%</text:p>
          </table:table-cell>
          <table:table-cell table:style-name="ce3" office:value-type="currency" office:value="64.06" calcext:value-type="currency">
            <text:p>$64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Imagine Orange Popsicles</text:p>
          </table:table-cell>
          <table:table-cell office:value-type="percentage" office:value="0.498463031871865" calcext:value-type="percentage">
            <text:p>49.85%</text:p>
          </table:table-cell>
          <table:table-cell table:style-name="ce3" office:value-type="currency" office:value="61.81" calcext:value-type="currency">
            <text:p>$62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Jeffers Corn Puffs</text:p>
          </table:table-cell>
          <table:table-cell office:value-type="percentage" office:value="0.619590494016222" calcext:value-type="percentage">
            <text:p>61.96%</text:p>
          </table:table-cell>
          <table:table-cell office:value-type="currency" office:value="352.62" calcext:value-type="currency">
            <text:p>$353</text:p>
          </table:table-cell>
          <table:table-cell office:value-type="float" office:value="13" calcext:value-type="float">
            <text:p>1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Jumbo Egg Substitute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Just Right Beef Soup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500" calcext:value-type="float">
            <text:p>50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Just Right Canned Yams</text:p>
          </table:table-cell>
          <table:table-cell office:value-type="percentage" office:value="0.369249528877065" calcext:value-type="percentage">
            <text:p>36.92%</text:p>
          </table:table-cell>
          <table:table-cell table:style-name="ce3" office:value-type="currency" office:value="451.05" calcext:value-type="currency">
            <text:p>$451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Just Right Chicken Ramen Soup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.65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Just Right Fancy Canned Anchovies</text:p>
          </table:table-cell>
          <table:table-cell office:value-type="percentage" office:value="-0.981851179673321" calcext:value-type="percentage">
            <text:p>-98.19%</text:p>
          </table:table-cell>
          <table:table-cell office:value-type="currency" office:value="5.51" calcext:value-type="currency">
            <text:p>$6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Just Right Fancy Canned Oyster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.64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Landslide Apple Butter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.97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Landslide Apple Jam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9.6" calcext:value-type="currency">
            <text:p>$2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Landslide Apple Preserves</text:p>
          </table:table-cell>
          <table:table-cell office:value-type="percentage" office:value="0.327374503430841" calcext:value-type="percentage">
            <text:p>32.74%</text:p>
          </table:table-cell>
          <table:table-cell office:value-type="currency" office:value="1218.36" calcext:value-type="currency">
            <text:p>$1,218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Landslide Chunky Peanut Butter</text:p>
          </table:table-cell>
          <table:table-cell office:value-type="percentage" office:value="0.413985489668556" calcext:value-type="percentage">
            <text:p>41.40%</text:p>
          </table:table-cell>
          <table:table-cell table:style-name="ce3" office:value-type="currency" office:value="453.47" calcext:value-type="currency">
            <text:p>$453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Landslide Grape Jam</text:p>
          </table:table-cell>
          <table:table-cell office:value-type="percentage" office:value="0.0383631713554987" calcext:value-type="percentage">
            <text:p>3.84%</text:p>
          </table:table-cell>
          <table:table-cell table:style-name="ce3" office:value-type="currency" office:value="117.3" calcext:value-type="currency">
            <text:p>$117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Landslide Pepper</text:p>
          </table:table-cell>
          <table:table-cell office:value-type="percentage" office:value="0.34637128016759" calcext:value-type="percentage">
            <text:p>34.64%</text:p>
          </table:table-cell>
          <table:table-cell table:style-name="ce3" office:value-type="currency" office:value="348.47" calcext:value-type="currency">
            <text:p>$348</text:p>
          </table:table-cell>
          <table:table-cell office:value-type="float" office:value="13" calcext:value-type="float">
            <text:p>1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Landslide Sesame Oil</text:p>
          </table:table-cell>
          <table:table-cell office:value-type="percentage" office:value="0.416441604637376" calcext:value-type="percentage">
            <text:p>41.64%</text:p>
          </table:table-cell>
          <table:table-cell table:style-name="ce3" office:value-type="currency" office:value="151.81" calcext:value-type="currency">
            <text:p>$152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Landslide Strawberry Jelly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3.74" calcext:value-type="currency">
            <text:p>$4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Landslide Strawberry Preserves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11.51" calcext:value-type="currency">
            <text:p>$1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Landslide Vegetable Oil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4.39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Landslide White Sugar</text:p>
          </table:table-cell>
          <table:table-cell office:value-type="percentage" office:value="0.604141291108404" calcext:value-type="percentage">
            <text:p>60.41%</text:p>
          </table:table-cell>
          <table:table-cell office:value-type="currency" office:value="8.21" calcext:value-type="currency">
            <text:p>$8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Moms Roasted Chicken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.67" calcext:value-type="currency">
            <text:p>$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Moms Sliced Ham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42.09" calcext:value-type="currency">
            <text:p>$4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Monarch Ravioli</text:p>
          </table:table-cell>
          <table:table-cell office:value-type="percentage" office:value="0.444977009471811" calcext:value-type="percentage">
            <text:p>44.50%</text:p>
          </table:table-cell>
          <table:table-cell table:style-name="ce3" office:value-type="currency" office:value="50979.69" calcext:value-type="currency">
            <text:p>$50,980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Monarch Thai Rice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Nationeel Avocado Dip</text:p>
          </table:table-cell>
          <table:table-cell office:value-type="percentage" office:value="0.686056784868077" calcext:value-type="percentage">
            <text:p>68.61%</text:p>
          </table:table-cell>
          <table:table-cell office:value-type="currency" office:value="20916.84" calcext:value-type="currency">
            <text:p>$20,917</text:p>
          </table:table-cell>
          <table:table-cell office:value-type="float" office:value="210" calcext:value-type="float">
            <text:p>21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Nationeel Cheese Dip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2.11" calcext:value-type="currency">
            <text:p>$1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Nationeel Corn Chip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6.35" calcext:value-type="currency">
            <text:p>$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Nationeel Fondue Mix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.49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Nationeel Frosted Cookie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Nationeel Graham Cracker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.36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Nationeel Lemon Cookie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Nationeel Low Fat Chips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3.97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Nationeel No Salt Popcorn</text:p>
          </table:table-cell>
          <table:table-cell office:value-type="percentage" office:value="0.811010975283305" calcext:value-type="percentage">
            <text:p>81.10%</text:p>
          </table:table-cell>
          <table:table-cell office:value-type="currency" office:value="224.14" calcext:value-type="currency">
            <text:p>$224</text:p>
          </table:table-cell>
          <table:table-cell office:value-type="float" office:value="18" calcext:value-type="float">
            <text:p>1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Nationeel Potato Chip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26.18" calcext:value-type="currency">
            <text:p>$2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Pearl Imported Beer</text:p>
          </table:table-cell>
          <table:table-cell office:value-type="percentage" office:value="0.4002665482008" calcext:value-type="percentage">
            <text:p>40.03%</text:p>
          </table:table-cell>
          <table:table-cell table:style-name="ce3" office:value-type="currency" office:value="22.51" calcext:value-type="currency">
            <text:p>$23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Pearl Light Beer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Pearl Light Wine</text:p>
          </table:table-cell>
          <table:table-cell office:value-type="percentage" office:value="0.469519580137263" calcext:value-type="percentage">
            <text:p>46.95%</text:p>
          </table:table-cell>
          <table:table-cell office:value-type="currency" office:value="24.77" calcext:value-type="currency">
            <text:p>$2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Red Spade Corned Beef</text:p>
          </table:table-cell>
          <table:table-cell office:value-type="percentage" office:value="0.47411003236246" calcext:value-type="percentage">
            <text:p>47.41%</text:p>
          </table:table-cell>
          <table:table-cell office:value-type="currency" office:value="444.96" calcext:value-type="currency">
            <text:p>$445</text:p>
          </table:table-cell>
          <table:table-cell office:value-type="float" office:value="36" calcext:value-type="float">
            <text:p>3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Red Spade Low Fat Cole Slaw</text:p>
          </table:table-cell>
          <table:table-cell office:value-type="percentage" office:value="0.47572204584886" calcext:value-type="percentage">
            <text:p>47.57%</text:p>
          </table:table-cell>
          <table:table-cell office:value-type="currency" office:value="82237.16" calcext:value-type="currency">
            <text:p>$82,237</text:p>
          </table:table-cell>
          <table:table-cell office:value-type="float" office:value="133" calcext:value-type="float">
            <text:p>13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Red Spade Sliced Ham</text:p>
          </table:table-cell>
          <table:table-cell office:value-type="percentage" office:value="0.834970530451866" calcext:value-type="percentage">
            <text:p>83.50%</text:p>
          </table:table-cell>
          <table:table-cell office:value-type="currency" office:value="10.18" calcext:value-type="currency">
            <text:p>$1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Shady Lake Thai Rice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Special Corn Puffs</text:p>
          </table:table-cell>
          <table:table-cell office:value-type="percentage" office:value="0.494601920338126" calcext:value-type="percentage">
            <text:p>49.46%</text:p>
          </table:table-cell>
          <table:table-cell office:value-type="currency" office:value="217.67" calcext:value-type="currency">
            <text:p>$218</text:p>
          </table:table-cell>
          <table:table-cell office:value-type="float" office:value="37" calcext:value-type="float">
            <text:p>37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Special Grit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6.01" calcext:value-type="currency">
            <text:p>$4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Special Wheat Puff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Super Brown Sugar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3.08" calcext:value-type="currency">
            <text:p>$1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Super Chunky Peanut Butter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.81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Super Corn Oil</text:p>
          </table:table-cell>
          <table:table-cell office:value-type="percentage" office:value="0.693131132917039" calcext:value-type="percentage">
            <text:p>69.31%</text:p>
          </table:table-cell>
          <table:table-cell office:value-type="currency" office:value="33.63" calcext:value-type="currency">
            <text:p>$34</text:p>
          </table:table-cell>
          <table:table-cell office:value-type="float" office:value="25" calcext:value-type="float">
            <text:p>2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Super Creamy Peanut Butter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8.32" calcext:value-type="currency">
            <text:p>$1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Super Decaf Coffee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3.3" calcext:value-type="currency">
            <text:p>$4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Super Grape Jam</text:p>
          </table:table-cell>
          <table:table-cell office:value-type="percentage" office:value="0.647843920685185" calcext:value-type="percentage">
            <text:p>64.78%</text:p>
          </table:table-cell>
          <table:table-cell office:value-type="currency" office:value="470.53" calcext:value-type="currency">
            <text:p>$471</text:p>
          </table:table-cell>
          <table:table-cell office:value-type="float" office:value="21" calcext:value-type="float">
            <text:p>2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Super Grape Preserve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.5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Super Low Fat Apple Butter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.98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Super Oregano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.09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Super Regular Coffee</text:p>
          </table:table-cell>
          <table:table-cell office:value-type="percentage" office:value="0.673015781591983" calcext:value-type="percentage">
            <text:p>67.30%</text:p>
          </table:table-cell>
          <table:table-cell table:style-name="ce3" office:value-type="currency" office:value="1736.2" calcext:value-type="currency">
            <text:p>$1,736</text:p>
          </table:table-cell>
          <table:table-cell office:value-type="float" office:value="42" calcext:value-type="float">
            <text:p>4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Super White Sugar</text:p>
          </table:table-cell>
          <table:table-cell office:value-type="percentage" office:value="0.761114797611148" calcext:value-type="percentage">
            <text:p>76.11%</text:p>
          </table:table-cell>
          <table:table-cell office:value-type="currency" office:value="15.07" calcext:value-type="currency">
            <text:p>$15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Tell Tale Almonds</text:p>
          </table:table-cell>
          <table:table-cell office:value-type="percentage" office:value="0.577933151432469" calcext:value-type="percentage">
            <text:p>57.79%</text:p>
          </table:table-cell>
          <table:table-cell table:style-name="ce3" office:value-type="currency" office:value="175.92" calcext:value-type="currency">
            <text:p>$176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Tell Tale Baby Onion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Tell Tale Broccoli</text:p>
          </table:table-cell>
          <table:table-cell office:value-type="percentage" office:value="0.539343021729394" calcext:value-type="percentage">
            <text:p>53.93%</text:p>
          </table:table-cell>
          <table:table-cell office:value-type="currency" office:value="647.51" calcext:value-type="currency">
            <text:p>$648</text:p>
          </table:table-cell>
          <table:table-cell office:value-type="float" office:value="16" calcext:value-type="float">
            <text:p>1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Tell Tale Fancy Plums</text:p>
          </table:table-cell>
          <table:table-cell office:value-type="percentage" office:value="0.693359637716899" calcext:value-type="percentage">
            <text:p>69.34%</text:p>
          </table:table-cell>
          <table:table-cell table:style-name="ce3" office:value-type="currency" office:value="25202.39" calcext:value-type="currency">
            <text:p>$25,202</text:p>
          </table:table-cell>
          <table:table-cell office:value-type="float" office:value="189" calcext:value-type="float">
            <text:p>189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Tell Tale Fuji Apples</text:p>
          </table:table-cell>
          <table:table-cell office:value-type="percentage" office:value="0.0940363926152211" calcext:value-type="percentage">
            <text:p>9.40%</text:p>
          </table:table-cell>
          <table:table-cell office:value-type="currency" office:value="150.58" calcext:value-type="currency">
            <text:p>$151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Tell Tale Golden Delcious Apples</text:p>
          </table:table-cell>
          <table:table-cell office:value-type="percentage" office:value="0.534447914752894" calcext:value-type="percentage">
            <text:p>53.44%</text:p>
          </table:table-cell>
          <table:table-cell office:value-type="currency" office:value="108.86" calcext:value-type="currency">
            <text:p>$109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Tell Tale Lemons</text:p>
          </table:table-cell>
          <table:table-cell office:value-type="percentage" office:value="0.168418474457663" calcext:value-type="percentage">
            <text:p>16.84%</text:p>
          </table:table-cell>
          <table:table-cell table:style-name="ce3" office:value-type="currency" office:value="42870" calcext:value-type="currency">
            <text:p>$42,870</text:p>
          </table:table-cell>
          <table:table-cell office:value-type="float" office:value="3000" calcext:value-type="float">
            <text:p>3,00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Tell Tale Mandarin Oranges</text:p>
          </table:table-cell>
          <table:table-cell office:value-type="percentage" office:value="0.440954669760504" calcext:value-type="percentage">
            <text:p>44.10%</text:p>
          </table:table-cell>
          <table:table-cell office:value-type="currency" office:value="2534.07" calcext:value-type="currency">
            <text:p>$2,534</text:p>
          </table:table-cell>
          <table:table-cell office:value-type="float" office:value="102" calcext:value-type="float">
            <text:p>10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Tell Tale Onion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Tell Tale Oranges</text:p>
          </table:table-cell>
          <table:table-cell office:value-type="percentage" office:value="0.269375813173241" calcext:value-type="percentage">
            <text:p>26.94%</text:p>
          </table:table-cell>
          <table:table-cell table:style-name="ce3" office:value-type="currency" office:value="1514.13" calcext:value-type="currency">
            <text:p>$1,514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Tell Tale Plum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Tell Tale Prepared Salad</text:p>
          </table:table-cell>
          <table:table-cell office:value-type="percentage" office:value="0.3562890974084" calcext:value-type="percentage">
            <text:p>35.63%</text:p>
          </table:table-cell>
          <table:table-cell table:style-name="ce3" office:value-type="currency" office:value="895.2" calcext:value-type="currency">
            <text:p>$895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Tell Tale Summer Squash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8.52" calcext:value-type="currency">
            <text:p>$1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Tell Tale Tangerines</text:p>
          </table:table-cell>
          <table:table-cell office:value-type="percentage" office:value="0.416623484298891" calcext:value-type="percentage">
            <text:p>41.66%</text:p>
          </table:table-cell>
          <table:table-cell table:style-name="ce3" office:value-type="currency" office:value="289.47" calcext:value-type="currency">
            <text:p>$289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Tell Tale Walnut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.67" calcext:value-type="currency">
            <text:p>$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Thresher Malted Milk Balls</text:p>
          </table:table-cell>
          <table:table-cell office:value-type="percentage" office:value="0.312566641279513" calcext:value-type="percentage">
            <text:p>31.26%</text:p>
          </table:table-cell>
          <table:table-cell office:value-type="currency" office:value="131.3" calcext:value-type="currency">
            <text:p>$131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Thresher Semi-Sweet Chocolate Bar</text:p>
          </table:table-cell>
          <table:table-cell office:value-type="percentage" office:value="0.148345829626806" calcext:value-type="percentage">
            <text:p>14.83%</text:p>
          </table:table-cell>
          <table:table-cell table:style-name="ce3" office:value-type="currency" office:value="236.07" calcext:value-type="currency">
            <text:p>$236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Token Apple Drink</text:p>
          </table:table-cell>
          <table:table-cell office:value-type="percentage" office:value="0.499990321720457" calcext:value-type="percentage">
            <text:p>50.00%</text:p>
          </table:table-cell>
          <table:table-cell table:style-name="ce3" office:value-type="currency" office:value="69227.18" calcext:value-type="currency">
            <text:p>$69,227</text:p>
          </table:table-cell>
          <table:table-cell office:value-type="float" office:value="366" calcext:value-type="float">
            <text:p>36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Token Apple Juice</text:p>
          </table:table-cell>
          <table:table-cell office:value-type="percentage" office:value="0.0472295779841115" calcext:value-type="percentage">
            <text:p>4.72%</text:p>
          </table:table-cell>
          <table:table-cell office:value-type="currency" office:value="298.33" calcext:value-type="currency">
            <text:p>$298</text:p>
          </table:table-cell>
          <table:table-cell office:value-type="float" office:value="13" calcext:value-type="float">
            <text:p>1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Token Berry Juice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Token Cola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Token Diet Cola</text:p>
          </table:table-cell>
          <table:table-cell office:value-type="percentage" office:value="0.464933293409189" calcext:value-type="percentage">
            <text:p>46.49%</text:p>
          </table:table-cell>
          <table:table-cell office:value-type="currency" office:value="601.14" calcext:value-type="currency">
            <text:p>$601</text:p>
          </table:table-cell>
          <table:table-cell office:value-type="float" office:value="24" calcext:value-type="float">
            <text:p>2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Token Orange Juice</text:p>
          </table:table-cell>
          <table:table-cell office:value-type="percentage" office:value="0.662528336528674" calcext:value-type="percentage">
            <text:p>66.25%</text:p>
          </table:table-cell>
          <table:table-cell office:value-type="currency" office:value="4803.87" calcext:value-type="currency">
            <text:p>$4,804</text:p>
          </table:table-cell>
          <table:table-cell office:value-type="float" office:value="16" calcext:value-type="float">
            <text:p>1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Token Strawberry Drink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8.73" calcext:value-type="currency">
            <text:p>$1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Urban Large Eggs</text:p>
          </table:table-cell>
          <table:table-cell office:value-type="percentage" office:value="0.749150130445095" calcext:value-type="percentage">
            <text:p>74.92%</text:p>
          </table:table-cell>
          <table:table-cell office:value-type="currency" office:value="252.98" calcext:value-type="currency">
            <text:p>$253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Urban Small Brown Eggs</text:p>
          </table:table-cell>
          <table:table-cell office:value-type="percentage" office:value="0.543603364320496" calcext:value-type="percentage">
            <text:p>54.36%</text:p>
          </table:table-cell>
          <table:table-cell office:value-type="currency" office:value="45.18" calcext:value-type="currency">
            <text:p>$45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Walrus Chablis Wine</text:p>
          </table:table-cell>
          <table:table-cell office:value-type="percentage" office:value="0.394377610172661" calcext:value-type="percentage">
            <text:p>39.44%</text:p>
          </table:table-cell>
          <table:table-cell office:value-type="currency" office:value="160.43" calcext:value-type="currency">
            <text:p>$160</text:p>
          </table:table-cell>
          <table:table-cell office:value-type="float" office:value="11" calcext:value-type="float">
            <text:p>1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Washington Apple Juice</text:p>
          </table:table-cell>
          <table:table-cell office:value-type="percentage" office:value="-2" calcext:value-type="percentage">
            <text:p>-200.00%</text:p>
          </table:table-cell>
          <table:table-cell table:style-name="ce3" office:value-type="currency" office:value="0.02" calcext:value-type="currency">
            <text:p>$0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ha's Washington Cranberry Juice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American Chicken Hot Dogs</text:p>
          </table:table-cell>
          <table:table-cell office:value-type="percentage" office:value="0.685687301974165" calcext:value-type="percentage">
            <text:p>68.57%</text:p>
          </table:table-cell>
          <table:table-cell office:value-type="currency" office:value="1312.96" calcext:value-type="currency">
            <text:p>$1,313</text:p>
          </table:table-cell>
          <table:table-cell office:value-type="float" office:value="12" calcext:value-type="float">
            <text:p>1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American Foot-Long Hot Dogs</text:p>
          </table:table-cell>
          <table:table-cell office:value-type="percentage" office:value="0.64336569579288" calcext:value-type="percentage">
            <text:p>64.34%</text:p>
          </table:table-cell>
          <table:table-cell table:style-name="ce3" office:value-type="currency" office:value="15.45" calcext:value-type="currency">
            <text:p>$15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American Pimento Loaf</text:p>
          </table:table-cell>
          <table:table-cell office:value-type="percentage" office:value="0.450163228450372" calcext:value-type="percentage">
            <text:p>45.02%</text:p>
          </table:table-cell>
          <table:table-cell office:value-type="currency" office:value="143.97" calcext:value-type="currency">
            <text:p>$144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American Roasted Chicken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3.89" calcext:value-type="currency">
            <text:p>$1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American Sliced Ham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Applause Canned Peache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1.18" calcext:value-type="currency">
            <text:p>$1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Atomic Mints</text:p>
          </table:table-cell>
          <table:table-cell office:value-type="percentage" office:value="0.371137876860926" calcext:value-type="percentage">
            <text:p>37.11%</text:p>
          </table:table-cell>
          <table:table-cell office:value-type="currency" office:value="267.34" calcext:value-type="currency">
            <text:p>$267</text:p>
          </table:table-cell>
          <table:table-cell office:value-type="float" office:value="13" calcext:value-type="float">
            <text:p>1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Atomic Spicy Mints</text:p>
          </table:table-cell>
          <table:table-cell office:value-type="percentage" office:value="0.0801814478279402" calcext:value-type="percentage">
            <text:p>8.02%</text:p>
          </table:table-cell>
          <table:table-cell table:style-name="ce3" office:value-type="currency" office:value="32705.82" calcext:value-type="currency">
            <text:p>$32,706</text:p>
          </table:table-cell>
          <table:table-cell office:value-type="float" office:value="183" calcext:value-type="float">
            <text:p>18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BBB Best Apple Butter</text:p>
          </table:table-cell>
          <table:table-cell office:value-type="percentage" office:value="0.548438147836008" calcext:value-type="percentage">
            <text:p>54.84%</text:p>
          </table:table-cell>
          <table:table-cell office:value-type="currency" office:value="3690.17" calcext:value-type="currency">
            <text:p>$3,690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BBB Best Apple Jam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.52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BBB Best Apple Jelly</text:p>
          </table:table-cell>
          <table:table-cell office:value-type="percentage" office:value="0.478603696098563" calcext:value-type="percentage">
            <text:p>47.86%</text:p>
          </table:table-cell>
          <table:table-cell office:value-type="currency" office:value="852.25" calcext:value-type="currency">
            <text:p>$852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BBB Best Canola Oil</text:p>
          </table:table-cell>
          <table:table-cell office:value-type="percentage" office:value="0.851543942992874" calcext:value-type="percentage">
            <text:p>85.15%</text:p>
          </table:table-cell>
          <table:table-cell office:value-type="currency" office:value="-50.52" calcext:value-type="currency">
            <text:p>($51)</text:p>
          </table:table-cell>
          <table:table-cell office:value-type="float" office:value="-6" calcext:value-type="float">
            <text:p>-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BBB Best Columbian Coffee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BBB Best Creamy Peanut Butter</text:p>
          </table:table-cell>
          <table:table-cell office:value-type="percentage" office:value="0.647421715215586" calcext:value-type="percentage">
            <text:p>64.74%</text:p>
          </table:table-cell>
          <table:table-cell office:value-type="currency" office:value="1794.41" calcext:value-type="currency">
            <text:p>$1,794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BBB Best Low Fat Apple Butter</text:p>
          </table:table-cell>
          <table:table-cell office:value-type="percentage" office:value="0.432080360628971" calcext:value-type="percentage">
            <text:p>43.21%</text:p>
          </table:table-cell>
          <table:table-cell table:style-name="ce3" office:value-type="currency" office:value="845.19" calcext:value-type="currency">
            <text:p>$845</text:p>
          </table:table-cell>
          <table:table-cell office:value-type="float" office:value="11" calcext:value-type="float">
            <text:p>1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BBB Best Pepper</text:p>
          </table:table-cell>
          <table:table-cell office:value-type="percentage" office:value="0.394572025052192" calcext:value-type="percentage">
            <text:p>39.46%</text:p>
          </table:table-cell>
          <table:table-cell office:value-type="currency" office:value="215.55" calcext:value-type="currency">
            <text:p>$216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BBB Best Strawberry Jam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BBB Best Strawberry Jelly</text:p>
          </table:table-cell>
          <table:table-cell office:value-type="percentage" office:value="0.520354647487914" calcext:value-type="percentage">
            <text:p>52.04%</text:p>
          </table:table-cell>
          <table:table-cell office:value-type="currency" office:value="585.37" calcext:value-type="currency">
            <text:p>$585</text:p>
          </table:table-cell>
          <table:table-cell office:value-type="float" office:value="46" calcext:value-type="float">
            <text:p>4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BBB Best Tomato Sauce</text:p>
          </table:table-cell>
          <table:table-cell office:value-type="percentage" office:value="0.336316076036266" calcext:value-type="percentage">
            <text:p>33.63%</text:p>
          </table:table-cell>
          <table:table-cell office:value-type="currency" office:value="422.43" calcext:value-type="currency">
            <text:p>$422</text:p>
          </table:table-cell>
          <table:table-cell office:value-type="float" office:value="31" calcext:value-type="float">
            <text:p>3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BBB Best White Sugar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1.7" calcext:value-type="currency">
            <text:p>$1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Best Choice BBQ Potato Chip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8.61" calcext:value-type="currency">
            <text:p>$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Best Choice Beef Jerky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8.28" calcext:value-type="currency">
            <text:p>$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Best Choice Cheese Dip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25.46" calcext:value-type="currency">
            <text:p>$2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Best Choice Dried Apples</text:p>
          </table:table-cell>
          <table:table-cell office:value-type="percentage" office:value="0.570909785932722" calcext:value-type="percentage">
            <text:p>57.09%</text:p>
          </table:table-cell>
          <table:table-cell office:value-type="currency" office:value="104.64" calcext:value-type="currency">
            <text:p>$105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Best Choice Frosted Donuts</text:p>
          </table:table-cell>
          <table:table-cell office:value-type="percentage" office:value="0.516327581531261" calcext:value-type="percentage">
            <text:p>51.63%</text:p>
          </table:table-cell>
          <table:table-cell office:value-type="currency" office:value="9845.61" calcext:value-type="currency">
            <text:p>$9,846</text:p>
          </table:table-cell>
          <table:table-cell office:value-type="float" office:value="359" calcext:value-type="float">
            <text:p>359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Best Choice Golden Raisins</text:p>
          </table:table-cell>
          <table:table-cell office:value-type="percentage" office:value="0.587158469945355" calcext:value-type="percentage">
            <text:p>58.72%</text:p>
          </table:table-cell>
          <table:table-cell office:value-type="currency" office:value="-768.6" calcext:value-type="currency">
            <text:p>($769)</text:p>
          </table:table-cell>
          <table:table-cell office:value-type="float" office:value="-5" calcext:value-type="float">
            <text:p>-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Best Choice Grape Fruit Roll</text:p>
          </table:table-cell>
          <table:table-cell office:value-type="percentage" office:value="0.322086449024257" calcext:value-type="percentage">
            <text:p>32.21%</text:p>
          </table:table-cell>
          <table:table-cell office:value-type="currency" office:value="328.98" calcext:value-type="currency">
            <text:p>$329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Best Choice Lemon Cookie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.58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Best Choice Low Fat Popcorn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21.59" calcext:value-type="currency">
            <text:p>$2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Best Choice Mini Donut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Best Choice Sesame Crackers</text:p>
          </table:table-cell>
          <table:table-cell office:value-type="percentage" office:value="0.684088476632179" calcext:value-type="percentage">
            <text:p>68.41%</text:p>
          </table:table-cell>
          <table:table-cell office:value-type="currency" office:value="56.06" calcext:value-type="currency">
            <text:p>$56</text:p>
          </table:table-cell>
          <table:table-cell office:value-type="float" office:value="161" calcext:value-type="float">
            <text:p>16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Best Oatmeal</text:p>
          </table:table-cell>
          <table:table-cell office:value-type="percentage" office:value="0.386226407127475" calcext:value-type="percentage">
            <text:p>38.62%</text:p>
          </table:table-cell>
          <table:table-cell table:style-name="ce3" office:value-type="currency" office:value="1420.98" calcext:value-type="currency">
            <text:p>$1,421</text:p>
          </table:table-cell>
          <table:table-cell office:value-type="float" office:value="11" calcext:value-type="float">
            <text:p>1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Better Beef Soup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0.19" calcext:value-type="currency">
            <text:p>$1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Better Canned Yam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Better Chicken Noodle Soup</text:p>
          </table:table-cell>
          <table:table-cell office:value-type="percentage" office:value="-0.308011049723757" calcext:value-type="percentage">
            <text:p>-30.80%</text:p>
          </table:table-cell>
          <table:table-cell office:value-type="currency" office:value="21.72" calcext:value-type="currency">
            <text:p>$22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Better Fancy Canned Sardine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Better Regular Ramen Soup</text:p>
          </table:table-cell>
          <table:table-cell office:value-type="percentage" office:value="0.460437512051936" calcext:value-type="percentage">
            <text:p>46.04%</text:p>
          </table:table-cell>
          <table:table-cell office:value-type="currency" office:value="-466.73" calcext:value-type="currency">
            <text:p>($467)</text:p>
          </table:table-cell>
          <table:table-cell office:value-type="float" office:value="-7" calcext:value-type="float">
            <text:p>-7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Better Turkey Noodle Soup</text:p>
          </table:table-cell>
          <table:table-cell office:value-type="percentage" office:value="0.723041997729852" calcext:value-type="percentage">
            <text:p>72.30%</text:p>
          </table:table-cell>
          <table:table-cell office:value-type="currency" office:value="35.24" calcext:value-type="currency">
            <text:p>$35</text:p>
          </table:table-cell>
          <table:table-cell office:value-type="float" office:value="11" calcext:value-type="float">
            <text:p>1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Big City Canned Mixed Fruit</text:p>
          </table:table-cell>
          <table:table-cell office:value-type="percentage" office:value="0.50830863498618" calcext:value-type="percentage">
            <text:p>50.83%</text:p>
          </table:table-cell>
          <table:table-cell office:value-type="currency" office:value="300.29" calcext:value-type="currency">
            <text:p>$300</text:p>
          </table:table-cell>
          <table:table-cell office:value-type="float" office:value="13" calcext:value-type="float">
            <text:p>1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Big City Canned Peache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.5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Big Time Blueberry Waffle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Big Time Fajita French Fries</text:p>
          </table:table-cell>
          <table:table-cell office:value-type="percentage" office:value="0.828529776797148" calcext:value-type="percentage">
            <text:p>82.85%</text:p>
          </table:table-cell>
          <table:table-cell office:value-type="currency" office:value="1522.83" calcext:value-type="currency">
            <text:p>$1,523</text:p>
          </table:table-cell>
          <table:table-cell office:value-type="float" office:value="1293" calcext:value-type="float">
            <text:p>1,29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Big Time Frozen Cauliflower</text:p>
          </table:table-cell>
          <table:table-cell office:value-type="percentage" office:value="-0.102284011916584" calcext:value-type="percentage">
            <text:p>-10.23%</text:p>
          </table:table-cell>
          <table:table-cell office:value-type="currency" office:value="100.7" calcext:value-type="currency">
            <text:p>$101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Big Time Frozen Chicken Thighs</text:p>
          </table:table-cell>
          <table:table-cell office:value-type="percentage" office:value="0.641901861380145" calcext:value-type="percentage">
            <text:p>64.19%</text:p>
          </table:table-cell>
          <table:table-cell office:value-type="currency" office:value="2114.56" calcext:value-type="currency">
            <text:p>$2,115</text:p>
          </table:table-cell>
          <table:table-cell office:value-type="float" office:value="24" calcext:value-type="float">
            <text:p>2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Big Time Frozen Pepperoni Pizza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Big Time Grape Popsicle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.3" calcext:value-type="currency">
            <text:p>$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Big Time Ice Cream Sandwich</text:p>
          </table:table-cell>
          <table:table-cell office:value-type="percentage" office:value="0.630575077251224" calcext:value-type="percentage">
            <text:p>63.06%</text:p>
          </table:table-cell>
          <table:table-cell office:value-type="currency" office:value="1462.76" calcext:value-type="currency">
            <text:p>$1,463</text:p>
          </table:table-cell>
          <table:table-cell office:value-type="float" office:value="58" calcext:value-type="float">
            <text:p>5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Big Time Lime Popsicles</text:p>
          </table:table-cell>
          <table:table-cell office:value-type="percentage" office:value="0.467137889170113" calcext:value-type="percentage">
            <text:p>46.71%</text:p>
          </table:table-cell>
          <table:table-cell office:value-type="currency" office:value="-971.94" calcext:value-type="currency">
            <text:p>($972)</text:p>
          </table:table-cell>
          <table:table-cell office:value-type="float" office:value="-7" calcext:value-type="float">
            <text:p>-7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Big Time Orange Popsicle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Big Time Popsicles</text:p>
          </table:table-cell>
          <table:table-cell office:value-type="percentage" office:value="0.75242595561556" calcext:value-type="percentage">
            <text:p>75.24%</text:p>
          </table:table-cell>
          <table:table-cell table:style-name="ce3" office:value-type="currency" office:value="118.51" calcext:value-type="currency">
            <text:p>$119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Big Time Turkey TV Dinner</text:p>
          </table:table-cell>
          <table:table-cell office:value-type="percentage" office:value="0.650959860383944" calcext:value-type="percentage">
            <text:p>65.10%</text:p>
          </table:table-cell>
          <table:table-cell office:value-type="currency" office:value="17.19" calcext:value-type="currency">
            <text:p>$1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Blue Label Canned Beets</text:p>
          </table:table-cell>
          <table:table-cell office:value-type="percentage" office:value="0.211073813433766" calcext:value-type="percentage">
            <text:p>21.11%</text:p>
          </table:table-cell>
          <table:table-cell table:style-name="ce3" office:value-type="currency" office:value="20296.17" calcext:value-type="currency">
            <text:p>$20,296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Blue Label Canned Tuna in Oil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Blue Label Canned Yam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Blue Label Chicken Ramen Soup</text:p>
          </table:table-cell>
          <table:table-cell office:value-type="percentage" office:value="0.927184466019418" calcext:value-type="percentage">
            <text:p>92.72%</text:p>
          </table:table-cell>
          <table:table-cell office:value-type="currency" office:value="8.24" calcext:value-type="currency">
            <text:p>$8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Blue Label Fancy Canned Oysters</text:p>
          </table:table-cell>
          <table:table-cell office:value-type="percentage" office:value="0.290963970750943" calcext:value-type="percentage">
            <text:p>29.10%</text:p>
          </table:table-cell>
          <table:table-cell office:value-type="currency" office:value="4022.01" calcext:value-type="currency">
            <text:p>$4,022</text:p>
          </table:table-cell>
          <table:table-cell office:value-type="float" office:value="490" calcext:value-type="float">
            <text:p>49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Blue Label Noodle Soup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Blue Label Rice Soup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20.21" calcext:value-type="currency">
            <text:p>$2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Blue Label Vegetable Soup</text:p>
          </table:table-cell>
          <table:table-cell office:value-type="percentage" office:value="0.841099163679809" calcext:value-type="percentage">
            <text:p>84.11%</text:p>
          </table:table-cell>
          <table:table-cell office:value-type="currency" office:value="16.74" calcext:value-type="currency">
            <text:p>$17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Blue Medal Large Brown Eggs</text:p>
          </table:table-cell>
          <table:table-cell office:value-type="percentage" office:value="0.862426702751466" calcext:value-type="percentage">
            <text:p>86.24%</text:p>
          </table:table-cell>
          <table:table-cell table:style-name="ce3" office:value-type="currency" office:value="44.34" calcext:value-type="currency">
            <text:p>$44</text:p>
          </table:table-cell>
          <table:table-cell office:value-type="float" office:value="130" calcext:value-type="float">
            <text:p>13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Blue Medal Large Egg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6.1" calcext:value-type="currency">
            <text:p>$3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Blue Medal Small Brown Egg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Bravo Canned Beet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64.37" calcext:value-type="currency">
            <text:p>$6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Bravo Canned Tuna in Oil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Bravo Chicken Noodle Soup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9.6" calcext:value-type="currency">
            <text:p>$2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Bravo Chicken Soup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Bravo Creamed Corn</text:p>
          </table:table-cell>
          <table:table-cell office:value-type="percentage" office:value="0.312863070539419" calcext:value-type="percentage">
            <text:p>31.29%</text:p>
          </table:table-cell>
          <table:table-cell office:value-type="currency" office:value="289.2" calcext:value-type="currency">
            <text:p>$289</text:p>
          </table:table-cell>
          <table:table-cell office:value-type="float" office:value="12" calcext:value-type="float">
            <text:p>1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Bravo Fancy Canned Anchovies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5.24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Bravo Fancy Canned Clams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5.24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Bravo Fancy Canned Oysters</text:p>
          </table:table-cell>
          <table:table-cell office:value-type="percentage" office:value="0.407593479865394" calcext:value-type="percentage">
            <text:p>40.76%</text:p>
          </table:table-cell>
          <table:table-cell office:value-type="currency" office:value="3996.85" calcext:value-type="currency">
            <text:p>$3,997</text:p>
          </table:table-cell>
          <table:table-cell office:value-type="float" office:value="58" calcext:value-type="float">
            <text:p>5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Bravo Noodle Soup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.76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Bravo Regular Ramen Soup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Carlson 1% Milk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6.5" calcext:value-type="currency">
            <text:p>$1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Carlson 2% Milk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7.23" calcext:value-type="currency">
            <text:p>$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Carlson Blueberry Yogurt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Carlson Large Curd Cottage Cheese</text:p>
          </table:table-cell>
          <table:table-cell office:value-type="percentage" office:value="0.257142857142857" calcext:value-type="percentage">
            <text:p>25.71%</text:p>
          </table:table-cell>
          <table:table-cell office:value-type="currency" office:value="1.05" calcext:value-type="currency">
            <text:p>$1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Carlson Low Fat String Cheese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8.28" calcext:value-type="currency">
            <text:p>$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Carlson Mild Cheddar Cheese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5.13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Choice Mints</text:p>
          </table:table-cell>
          <table:table-cell office:value-type="percentage" office:value="0.426673228346457" calcext:value-type="percentage">
            <text:p>42.67%</text:p>
          </table:table-cell>
          <table:table-cell office:value-type="currency" office:value="-243.84" calcext:value-type="currency">
            <text:p>($244)</text:p>
          </table:table-cell>
          <table:table-cell office:value-type="float" office:value="-2" calcext:value-type="float">
            <text:p>-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Choice Spicy Mint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Choice Tasty Candy Bar</text:p>
          </table:table-cell>
          <table:table-cell office:value-type="percentage" office:value="0.538135179947333" calcext:value-type="percentage">
            <text:p>53.81%</text:p>
          </table:table-cell>
          <table:table-cell office:value-type="currency" office:value="205.06" calcext:value-type="currency">
            <text:p>$205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Club 1% Milk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Club Cheese Spread</text:p>
          </table:table-cell>
          <table:table-cell office:value-type="percentage" office:value="0.455872677556175" calcext:value-type="percentage">
            <text:p>45.59%</text:p>
          </table:table-cell>
          <table:table-cell table:style-name="ce3" office:value-type="currency" office:value="29501.79" calcext:value-type="currency">
            <text:p>$29,502</text:p>
          </table:table-cell>
          <table:table-cell office:value-type="float" office:value="268" calcext:value-type="float">
            <text:p>26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Club Chocolate Milk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3.52" calcext:value-type="currency">
            <text:p>$1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Club Havarti Cheese</text:p>
          </table:table-cell>
          <table:table-cell office:value-type="percentage" office:value="0.588994147614837" calcext:value-type="percentage">
            <text:p>58.90%</text:p>
          </table:table-cell>
          <table:table-cell office:value-type="currency" office:value="8312.85" calcext:value-type="currency">
            <text:p>$8,313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Club Jack Cheese</text:p>
          </table:table-cell>
          <table:table-cell office:value-type="percentage" office:value="0.568745178277932" calcext:value-type="percentage">
            <text:p>56.87%</text:p>
          </table:table-cell>
          <table:table-cell office:value-type="currency" office:value="3875.69" calcext:value-type="currency">
            <text:p>$3,876</text:p>
          </table:table-cell>
          <table:table-cell office:value-type="float" office:value="84" calcext:value-type="float">
            <text:p>8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Club Low Fat Cottage Cheese</text:p>
          </table:table-cell>
          <table:table-cell office:value-type="percentage" office:value="0.944309927360775" calcext:value-type="percentage">
            <text:p>94.43%</text:p>
          </table:table-cell>
          <table:table-cell table:style-name="ce3" office:value-type="currency" office:value="8.26" calcext:value-type="currency">
            <text:p>$8</text:p>
          </table:table-cell>
          <table:table-cell office:value-type="float" office:value="34" calcext:value-type="float">
            <text:p>3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Club Mild Cheddar Cheese</text:p>
          </table:table-cell>
          <table:table-cell office:value-type="percentage" office:value="0.73416551086454" calcext:value-type="percentage">
            <text:p>73.42%</text:p>
          </table:table-cell>
          <table:table-cell office:value-type="currency" office:value="86.52" calcext:value-type="currency">
            <text:p>$87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Club Sharp Cheddar Cheese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Club Strawberry Yogurt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8.89" calcext:value-type="currency">
            <text:p>$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Colony Blueberry Muffin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0.6" calcext:value-type="currency">
            <text:p>$1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Colony English Muffins</text:p>
          </table:table-cell>
          <table:table-cell office:value-type="percentage" office:value="0.531016701020416" calcext:value-type="percentage">
            <text:p>53.10%</text:p>
          </table:table-cell>
          <table:table-cell table:style-name="ce3" office:value-type="currency" office:value="1372.97" calcext:value-type="currency">
            <text:p>$1,373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Colony Muffin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Colony Wheat Bread</text:p>
          </table:table-cell>
          <table:table-cell office:value-type="percentage" office:value="0.535029011626157" calcext:value-type="percentage">
            <text:p>53.50%</text:p>
          </table:table-cell>
          <table:table-cell office:value-type="currency" office:value="4649.86" calcext:value-type="currency">
            <text:p>$4,650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Cutting Edge Cole Slaw</text:p>
          </table:table-cell>
          <table:table-cell office:value-type="percentage" office:value="0.466958145001979" calcext:value-type="percentage">
            <text:p>46.70%</text:p>
          </table:table-cell>
          <table:table-cell office:value-type="currency" office:value="5887.23" calcext:value-type="currency">
            <text:p>$5,887</text:p>
          </table:table-cell>
          <table:table-cell office:value-type="float" office:value="79" calcext:value-type="float">
            <text:p>79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Cutting Edge Low Fat Cole Slaw</text:p>
          </table:table-cell>
          <table:table-cell office:value-type="percentage" office:value="0.384456238436711" calcext:value-type="percentage">
            <text:p>38.45%</text:p>
          </table:table-cell>
          <table:table-cell table:style-name="ce3" office:value-type="currency" office:value="3702.45" calcext:value-type="currency">
            <text:p>$3,702</text:p>
          </table:table-cell>
          <table:table-cell office:value-type="float" office:value="102" calcext:value-type="float">
            <text:p>10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Cutting Edge Potato Salad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20.47" calcext:value-type="currency">
            <text:p>$20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Ebony Cauliflower</text:p>
          </table:table-cell>
          <table:table-cell office:value-type="percentage" office:value="0.621071575667496" calcext:value-type="percentage">
            <text:p>62.11%</text:p>
          </table:table-cell>
          <table:table-cell table:style-name="ce3" office:value-type="currency" office:value="1116.86" calcext:value-type="currency">
            <text:p>$1,117</text:p>
          </table:table-cell>
          <table:table-cell office:value-type="float" office:value="77" calcext:value-type="float">
            <text:p>77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Ebony Fancy Plum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.98" calcext:value-type="currency">
            <text:p>$5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Ebony Fuji Apple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.52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Ebony Honey Dew</text:p>
          </table:table-cell>
          <table:table-cell office:value-type="percentage" office:value="0.565089779005525" calcext:value-type="percentage">
            <text:p>56.51%</text:p>
          </table:table-cell>
          <table:table-cell table:style-name="ce3" office:value-type="currency" office:value="57.92" calcext:value-type="currency">
            <text:p>$5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Ebony Macintosh Apples</text:p>
          </table:table-cell>
          <table:table-cell office:value-type="percentage" office:value="0.69356142134148" calcext:value-type="percentage">
            <text:p>69.36%</text:p>
          </table:table-cell>
          <table:table-cell table:style-name="ce3" office:value-type="currency" office:value="103004.1" calcext:value-type="currency">
            <text:p>$103,004</text:p>
          </table:table-cell>
          <table:table-cell office:value-type="float" office:value="851" calcext:value-type="float">
            <text:p>85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Ebony Mushroom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.94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Ebony Plums</text:p>
          </table:table-cell>
          <table:table-cell office:value-type="percentage" office:value="0.495984358880861" calcext:value-type="percentage">
            <text:p>49.60%</text:p>
          </table:table-cell>
          <table:table-cell table:style-name="ce3" office:value-type="currency" office:value="5457.41" calcext:value-type="currency">
            <text:p>$5,457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Ebony Tomatos</text:p>
          </table:table-cell>
          <table:table-cell office:value-type="percentage" office:value="0.677179962894249" calcext:value-type="percentage">
            <text:p>67.72%</text:p>
          </table:table-cell>
          <table:table-cell office:value-type="currency" office:value="10.78" calcext:value-type="currency">
            <text:p>$11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Even Better 2% Milk</text:p>
          </table:table-cell>
          <table:table-cell office:value-type="percentage" office:value="0.283021579287716" calcext:value-type="percentage">
            <text:p>28.30%</text:p>
          </table:table-cell>
          <table:table-cell office:value-type="currency" office:value="1252.59" calcext:value-type="currency">
            <text:p>$1,253</text:p>
          </table:table-cell>
          <table:table-cell office:value-type="float" office:value="23" calcext:value-type="float">
            <text:p>2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Even Better Low Fat Cottage Cheese</text:p>
          </table:table-cell>
          <table:table-cell office:value-type="percentage" office:value="0.414030256694767" calcext:value-type="percentage">
            <text:p>41.40%</text:p>
          </table:table-cell>
          <table:table-cell table:style-name="ce3" office:value-type="currency" office:value="2956.04" calcext:value-type="currency">
            <text:p>$2,956</text:p>
          </table:table-cell>
          <table:table-cell office:value-type="float" office:value="23" calcext:value-type="float">
            <text:p>2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Even Better Low Fat String Cheese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6.08" calcext:value-type="currency">
            <text:p>$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Even Better Mild Cheddar Cheese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Even Better Whole Milk</text:p>
          </table:table-cell>
          <table:table-cell office:value-type="percentage" office:value="0.602612860060568" calcext:value-type="percentage">
            <text:p>60.26%</text:p>
          </table:table-cell>
          <table:table-cell office:value-type="currency" office:value="3407.76" calcext:value-type="currency">
            <text:p>$3,408</text:p>
          </table:table-cell>
          <table:table-cell office:value-type="float" office:value="42" calcext:value-type="float">
            <text:p>4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Excellent Cola</text:p>
          </table:table-cell>
          <table:table-cell office:value-type="percentage" office:value="0.504478681476173" calcext:value-type="percentage">
            <text:p>50.45%</text:p>
          </table:table-cell>
          <table:table-cell table:style-name="ce3" office:value-type="currency" office:value="83.73" calcext:value-type="currency">
            <text:p>$84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Excellent Cranberry Juice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Excellent Cream Soda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4.79" calcext:value-type="currency">
            <text:p>$1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Excellent Orange Juice</text:p>
          </table:table-cell>
          <table:table-cell office:value-type="percentage" office:value="0.491249415067852" calcext:value-type="percentage">
            <text:p>49.12%</text:p>
          </table:table-cell>
          <table:table-cell table:style-name="ce3" office:value-type="currency" office:value="106.85" calcext:value-type="currency">
            <text:p>$107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Excellent Strawberry Drink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.23" calcext:value-type="currency">
            <text:p>$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Fabulous Cranberry Juice</text:p>
          </table:table-cell>
          <table:table-cell office:value-type="percentage" office:value="0.482866489648173" calcext:value-type="percentage">
            <text:p>48.29%</text:p>
          </table:table-cell>
          <table:table-cell office:value-type="currency" office:value="143807.95" calcext:value-type="currency">
            <text:p>$143,808</text:p>
          </table:table-cell>
          <table:table-cell office:value-type="float" office:value="546" calcext:value-type="float">
            <text:p>54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Fabulous Diet Cola</text:p>
          </table:table-cell>
          <table:table-cell office:value-type="percentage" office:value="0.5041209528127" calcext:value-type="percentage">
            <text:p>50.41%</text:p>
          </table:table-cell>
          <table:table-cell office:value-type="currency" office:value="78661.42" calcext:value-type="currency">
            <text:p>$78,661</text:p>
          </table:table-cell>
          <table:table-cell office:value-type="float" office:value="395" calcext:value-type="float">
            <text:p>39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Fabulous Orange Juice</text:p>
          </table:table-cell>
          <table:table-cell office:value-type="percentage" office:value="0.318522786907175" calcext:value-type="percentage">
            <text:p>31.85%</text:p>
          </table:table-cell>
          <table:table-cell office:value-type="currency" office:value="971.83" calcext:value-type="currency">
            <text:p>$972</text:p>
          </table:table-cell>
          <table:table-cell office:value-type="float" office:value="14" calcext:value-type="float">
            <text:p>1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Fantastic Wheat Bread</text:p>
          </table:table-cell>
          <table:table-cell office:value-type="percentage" office:value="0.254684451851321" calcext:value-type="percentage">
            <text:p>25.47%</text:p>
          </table:table-cell>
          <table:table-cell table:style-name="ce3" office:value-type="currency" office:value="4608.33" calcext:value-type="currency">
            <text:p>$4,608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Fast Cheese Crackers</text:p>
          </table:table-cell>
          <table:table-cell office:value-type="percentage" office:value="0.498513295386968" calcext:value-type="percentage">
            <text:p>49.85%</text:p>
          </table:table-cell>
          <table:table-cell office:value-type="currency" office:value="117.71" calcext:value-type="currency">
            <text:p>$11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Fast Chocolate Chip Cookies</text:p>
          </table:table-cell>
          <table:table-cell office:value-type="percentage" office:value="0.528722157092614" calcext:value-type="percentage">
            <text:p>52.87%</text:p>
          </table:table-cell>
          <table:table-cell office:value-type="currency" office:value="85.3" calcext:value-type="currency">
            <text:p>$85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Fast Chocolate Donut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Fast Golden Raisin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.81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Fast Grape Fruit Roll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.23" calcext:value-type="currency">
            <text:p>$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Fast Lemon Cookie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Fast Raisins</text:p>
          </table:table-cell>
          <table:table-cell office:value-type="percentage" office:value="0.260528472737208" calcext:value-type="percentage">
            <text:p>26.05%</text:p>
          </table:table-cell>
          <table:table-cell table:style-name="ce3" office:value-type="currency" office:value="256.21" calcext:value-type="currency">
            <text:p>$256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Footnote Extra Lean Hamburger</text:p>
          </table:table-cell>
          <table:table-cell office:value-type="percentage" office:value="0.481859978150036" calcext:value-type="percentage">
            <text:p>48.19%</text:p>
          </table:table-cell>
          <table:table-cell office:value-type="currency" office:value="5272.32" calcext:value-type="currency">
            <text:p>$5,272</text:p>
          </table:table-cell>
          <table:table-cell office:value-type="float" office:value="20" calcext:value-type="float">
            <text:p>2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Golden Beef TV Dinner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.61" calcext:value-type="currency">
            <text:p>$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Golden Blueberry Waffle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8.8" calcext:value-type="currency">
            <text:p>$1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Golden Chicken TV Dinner</text:p>
          </table:table-cell>
          <table:table-cell office:value-type="percentage" office:value="0.552268856879301" calcext:value-type="percentage">
            <text:p>55.23%</text:p>
          </table:table-cell>
          <table:table-cell office:value-type="currency" office:value="1127.44" calcext:value-type="currency">
            <text:p>$1,127</text:p>
          </table:table-cell>
          <table:table-cell office:value-type="float" office:value="67" calcext:value-type="float">
            <text:p>67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Golden Frozen Broccoli</text:p>
          </table:table-cell>
          <table:table-cell office:value-type="percentage" office:value="0.0136365781154155" calcext:value-type="percentage">
            <text:p>1.36%</text:p>
          </table:table-cell>
          <table:table-cell office:value-type="currency" office:value="211.93" calcext:value-type="currency">
            <text:p>$212</text:p>
          </table:table-cell>
          <table:table-cell office:value-type="float" office:value="105" calcext:value-type="float">
            <text:p>10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Golden Frozen Cauliflower</text:p>
          </table:table-cell>
          <table:table-cell office:value-type="percentage" office:value="-0.016515716568993" calcext:value-type="percentage">
            <text:p>-1.65%</text:p>
          </table:table-cell>
          <table:table-cell office:value-type="currency" office:value="300.32" calcext:value-type="currency">
            <text:p>$300</text:p>
          </table:table-cell>
          <table:table-cell office:value-type="float" office:value="318" calcext:value-type="float">
            <text:p>31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Golden Frozen Pea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Golden Frozen Sausage Pizza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5.51" calcext:value-type="currency">
            <text:p>$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Golden Home Style French Frie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Golden Lemon Popsicles</text:p>
          </table:table-cell>
          <table:table-cell office:value-type="percentage" office:value="0.360992301112062" calcext:value-type="percentage">
            <text:p>36.10%</text:p>
          </table:table-cell>
          <table:table-cell office:value-type="currency" office:value="11.69" calcext:value-type="currency">
            <text:p>$12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Golden Waffles</text:p>
          </table:table-cell>
          <table:table-cell office:value-type="percentage" office:value="0.605108181654933" calcext:value-type="percentage">
            <text:p>60.51%</text:p>
          </table:table-cell>
          <table:table-cell office:value-type="currency" office:value="2171.81" calcext:value-type="currency">
            <text:p>$2,172</text:p>
          </table:table-cell>
          <table:table-cell office:value-type="float" office:value="12" calcext:value-type="float">
            <text:p>1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Good Light Wine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Good Merlot Wine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7.79" calcext:value-type="currency">
            <text:p>$4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Gorilla 1% Milk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Gorilla Cheese Spread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12.16" calcext:value-type="currency">
            <text:p>$1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Gorilla Havarti Cheese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Gorilla Head Cheese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.82" calcext:value-type="currency">
            <text:p>$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Gorilla Large Curd Cottage Cheese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.61" calcext:value-type="currency">
            <text:p>$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Great Rye Bread</text:p>
          </table:table-cell>
          <table:table-cell office:value-type="percentage" office:value="0.565217391304348" calcext:value-type="percentage">
            <text:p>56.52%</text:p>
          </table:table-cell>
          <table:table-cell office:value-type="currency" office:value="4.14" calcext:value-type="currency">
            <text:p>$4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Green Ribbon Canned Peaches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21.73" calcext:value-type="currency">
            <text:p>$2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High Top Baby Onion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High Top Broccoli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8.89" calcext:value-type="currency">
            <text:p>$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High Top Cauliflower</text:p>
          </table:table-cell>
          <table:table-cell office:value-type="percentage" office:value="0.730696247442061" calcext:value-type="percentage">
            <text:p>73.07%</text:p>
          </table:table-cell>
          <table:table-cell office:value-type="currency" office:value="52425.04" calcext:value-type="currency">
            <text:p>$52,425</text:p>
          </table:table-cell>
          <table:table-cell office:value-type="float" office:value="1834" calcext:value-type="float">
            <text:p>1,83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High Top Corn on the Cob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3.81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High Top Fresh Lima Bean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.3" calcext:value-type="currency">
            <text:p>$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High Top Fuji Apples</text:p>
          </table:table-cell>
          <table:table-cell office:value-type="percentage" office:value="0.413150684931507" calcext:value-type="percentage">
            <text:p>41.32%</text:p>
          </table:table-cell>
          <table:table-cell table:style-name="ce3" office:value-type="currency" office:value="182.5" calcext:value-type="currency">
            <text:p>$183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High Top Garlic</text:p>
          </table:table-cell>
          <table:table-cell office:value-type="percentage" office:value="0.398837880325553" calcext:value-type="percentage">
            <text:p>39.88%</text:p>
          </table:table-cell>
          <table:table-cell table:style-name="ce3" office:value-type="currency" office:value="2512.65" calcext:value-type="currency">
            <text:p>$2,513</text:p>
          </table:table-cell>
          <table:table-cell office:value-type="float" office:value="31" calcext:value-type="float">
            <text:p>3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High Top Honey Dew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64.37" calcext:value-type="currency">
            <text:p>$6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High Top Mandarin Oranges</text:p>
          </table:table-cell>
          <table:table-cell office:value-type="percentage" office:value="0.470309058614565" calcext:value-type="percentage">
            <text:p>47.03%</text:p>
          </table:table-cell>
          <table:table-cell table:style-name="ce3" office:value-type="currency" office:value="703.75" calcext:value-type="currency">
            <text:p>$704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High Top Onion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High Top Red Delcious Apple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High Top Sweet Pea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.97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High Top Tomatos</text:p>
          </table:table-cell>
          <table:table-cell office:value-type="percentage" office:value="0.637222899032319" calcext:value-type="percentage">
            <text:p>63.72%</text:p>
          </table:table-cell>
          <table:table-cell office:value-type="currency" office:value="15160.99" calcext:value-type="currency">
            <text:p>$15,161</text:p>
          </table:table-cell>
          <table:table-cell office:value-type="float" office:value="359" calcext:value-type="float">
            <text:p>359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Imagine Apple Cinnamon Waffles</text:p>
          </table:table-cell>
          <table:table-cell office:value-type="percentage" office:value="0.71080994557678" calcext:value-type="percentage">
            <text:p>71.08%</text:p>
          </table:table-cell>
          <table:table-cell office:value-type="currency" office:value="187.42" calcext:value-type="currency">
            <text:p>$187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Imagine Fajita French Fries</text:p>
          </table:table-cell>
          <table:table-cell office:value-type="percentage" office:value="0.352941176470588" calcext:value-type="percentage">
            <text:p>35.29%</text:p>
          </table:table-cell>
          <table:table-cell office:value-type="currency" office:value="13.6" calcext:value-type="currency">
            <text:p>$14</text:p>
          </table:table-cell>
          <table:table-cell office:value-type="float" office:value="11" calcext:value-type="float">
            <text:p>1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Imagine Frozen Chicken Breast</text:p>
          </table:table-cell>
          <table:table-cell office:value-type="percentage" office:value="0.237003803764752" calcext:value-type="percentage">
            <text:p>23.70%</text:p>
          </table:table-cell>
          <table:table-cell office:value-type="currency" office:value="307.59" calcext:value-type="currency">
            <text:p>$308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Imagine Frozen Chicken Thigh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Imagine Frozen Sausage Pizza</text:p>
          </table:table-cell>
          <table:table-cell office:value-type="percentage" office:value="0.533853165669101" calcext:value-type="percentage">
            <text:p>53.39%</text:p>
          </table:table-cell>
          <table:table-cell office:value-type="currency" office:value="182.11" calcext:value-type="currency">
            <text:p>$182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Imagine Home Style French Fries</text:p>
          </table:table-cell>
          <table:table-cell office:value-type="percentage" office:value="0.347096223089649" calcext:value-type="percentage">
            <text:p>34.71%</text:p>
          </table:table-cell>
          <table:table-cell office:value-type="currency" office:value="1849.66" calcext:value-type="currency">
            <text:p>$1,850</text:p>
          </table:table-cell>
          <table:table-cell office:value-type="float" office:value="27" calcext:value-type="float">
            <text:p>27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Imagine Lemon Popsicle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Imagine Low Fat Waffles</text:p>
          </table:table-cell>
          <table:table-cell office:value-type="percentage" office:value="0.547076832898558" calcext:value-type="percentage">
            <text:p>54.71%</text:p>
          </table:table-cell>
          <table:table-cell office:value-type="currency" office:value="8257.14" calcext:value-type="currency">
            <text:p>$8,257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Imagine Pancake Mix</text:p>
          </table:table-cell>
          <table:table-cell office:value-type="percentage" office:value="0.674326275264678" calcext:value-type="percentage">
            <text:p>67.43%</text:p>
          </table:table-cell>
          <table:table-cell table:style-name="ce3" office:value-type="currency" office:value="831.2" calcext:value-type="currency">
            <text:p>$831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Jumbo Large Brown Egg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6.79" calcext:value-type="currency">
            <text:p>$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Jumbo Small Brown Eggs</text:p>
          </table:table-cell>
          <table:table-cell office:value-type="percentage" office:value="0.483116119078635" calcext:value-type="percentage">
            <text:p>48.31%</text:p>
          </table:table-cell>
          <table:table-cell office:value-type="currency" office:value="4997.37" calcext:value-type="currency">
            <text:p>$4,997</text:p>
          </table:table-cell>
          <table:table-cell office:value-type="float" office:value="61" calcext:value-type="float">
            <text:p>6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Just Right Canned Beet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69.1" calcext:value-type="currency">
            <text:p>$6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Just Right Canned Tomatos</text:p>
          </table:table-cell>
          <table:table-cell office:value-type="percentage" office:value="0.618585803396622" calcext:value-type="percentage">
            <text:p>61.86%</text:p>
          </table:table-cell>
          <table:table-cell table:style-name="ce3" office:value-type="currency" office:value="219.63" calcext:value-type="currency">
            <text:p>$220</text:p>
          </table:table-cell>
          <table:table-cell office:value-type="float" office:value="12" calcext:value-type="float">
            <text:p>1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Just Right Canned Tuna in Water</text:p>
          </table:table-cell>
          <table:table-cell office:value-type="percentage" office:value="0.616668071121598" calcext:value-type="percentage">
            <text:p>61.67%</text:p>
          </table:table-cell>
          <table:table-cell office:value-type="currency" office:value="-474.68" calcext:value-type="currency">
            <text:p>($475)</text:p>
          </table:table-cell>
          <table:table-cell office:value-type="float" office:value="-3" calcext:value-type="float">
            <text:p>-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Just Right Canned Yam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22.8" calcext:value-type="currency">
            <text:p>$2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Just Right Fancy Canned Oysters</text:p>
          </table:table-cell>
          <table:table-cell office:value-type="percentage" office:value="0.438452221584752" calcext:value-type="percentage">
            <text:p>43.85%</text:p>
          </table:table-cell>
          <table:table-cell office:value-type="currency" office:value="9098.46" calcext:value-type="currency">
            <text:p>$9,098</text:p>
          </table:table-cell>
          <table:table-cell office:value-type="float" office:value="58" calcext:value-type="float">
            <text:p>5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Just Right Fancy Canned Sardines</text:p>
          </table:table-cell>
          <table:table-cell office:value-type="percentage" office:value="0.243875541551792" calcext:value-type="percentage">
            <text:p>24.39%</text:p>
          </table:table-cell>
          <table:table-cell table:style-name="ce3" office:value-type="currency" office:value="253.9" calcext:value-type="currency">
            <text:p>$254</text:p>
          </table:table-cell>
          <table:table-cell office:value-type="float" office:value="11" calcext:value-type="float">
            <text:p>1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Just Right Rice Soup</text:p>
          </table:table-cell>
          <table:table-cell office:value-type="percentage" office:value="0.449050573724501" calcext:value-type="percentage">
            <text:p>44.91%</text:p>
          </table:table-cell>
          <table:table-cell office:value-type="currency" office:value="6095.26" calcext:value-type="currency">
            <text:p>$6,095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Landslide Apple Butter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-3.88000000000002" calcext:value-type="currency">
            <text:p>($4)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Landslide Canola Oil</text:p>
          </table:table-cell>
          <table:table-cell office:value-type="percentage" office:value="0.537892409883229" calcext:value-type="percentage">
            <text:p>53.79%</text:p>
          </table:table-cell>
          <table:table-cell office:value-type="currency" office:value="3781.76" calcext:value-type="currency">
            <text:p>$3,782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Landslide Extra Chunky Peanut Butter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Landslide French Roast Coffee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.35" calcext:value-type="currency">
            <text:p>$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Landslide Grape Preserve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6.57" calcext:value-type="currency">
            <text:p>$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Landslide Low Fat Apple Butter</text:p>
          </table:table-cell>
          <table:table-cell office:value-type="percentage" office:value="-0.0295662312196932" calcext:value-type="percentage">
            <text:p>-2.96%</text:p>
          </table:table-cell>
          <table:table-cell office:value-type="currency" office:value="3773.9" calcext:value-type="currency">
            <text:p>$3,774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Landslide Strawberry Preserves</text:p>
          </table:table-cell>
          <table:table-cell office:value-type="percentage" office:value="0.653733848671218" calcext:value-type="percentage">
            <text:p>65.37%</text:p>
          </table:table-cell>
          <table:table-cell table:style-name="ce3" office:value-type="currency" office:value="1417.84" calcext:value-type="currency">
            <text:p>$1,418</text:p>
          </table:table-cell>
          <table:table-cell office:value-type="float" office:value="27" calcext:value-type="float">
            <text:p>27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Landslide Vegetable Oil</text:p>
          </table:table-cell>
          <table:table-cell office:value-type="percentage" office:value="0.632744416400781" calcext:value-type="percentage">
            <text:p>63.27%</text:p>
          </table:table-cell>
          <table:table-cell office:value-type="currency" office:value="1049.95" calcext:value-type="currency">
            <text:p>$1,050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Moms Beef Bologna</text:p>
          </table:table-cell>
          <table:table-cell office:value-type="percentage" office:value="0.455146257150091" calcext:value-type="percentage">
            <text:p>45.51%</text:p>
          </table:table-cell>
          <table:table-cell office:value-type="currency" office:value="1935.29" calcext:value-type="currency">
            <text:p>$1,935</text:p>
          </table:table-cell>
          <table:table-cell office:value-type="float" office:value="19" calcext:value-type="float">
            <text:p>19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Moms Chicken Hot Dog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.3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Moms Low Fat Bologna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7.26" calcext:value-type="currency">
            <text:p>$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Moms Potato Salad</text:p>
          </table:table-cell>
          <table:table-cell office:value-type="percentage" office:value="0.625129533678757" calcext:value-type="percentage">
            <text:p>62.51%</text:p>
          </table:table-cell>
          <table:table-cell office:value-type="currency" office:value="154.4" calcext:value-type="currency">
            <text:p>$154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Moms Sliced Chicken</text:p>
          </table:table-cell>
          <table:table-cell office:value-type="percentage" office:value="0.448568657465902" calcext:value-type="percentage">
            <text:p>44.86%</text:p>
          </table:table-cell>
          <table:table-cell office:value-type="currency" office:value="9877.44" calcext:value-type="currency">
            <text:p>$9,877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Monarch Manicotti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4.5" calcext:value-type="currency">
            <text:p>$5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Monarch Ravioli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Monarch Spaghetti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.11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Monarch Thai Rice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25.25" calcext:value-type="currency">
            <text:p>$2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National Small Brown Egg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.24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Nationeel Buttered Popcorn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.64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Nationeel Chocolate Chip Cookies</text:p>
          </table:table-cell>
          <table:table-cell office:value-type="percentage" office:value="0.313750017245582" calcext:value-type="percentage">
            <text:p>31.38%</text:p>
          </table:table-cell>
          <table:table-cell office:value-type="currency" office:value="2174.47" calcext:value-type="currency">
            <text:p>$2,174</text:p>
          </table:table-cell>
          <table:table-cell office:value-type="float" office:value="31" calcext:value-type="float">
            <text:p>3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Nationeel Lemon Cookie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Nationeel Mini Donuts</text:p>
          </table:table-cell>
          <table:table-cell office:value-type="percentage" office:value="0.321840038334132" calcext:value-type="percentage">
            <text:p>32.18%</text:p>
          </table:table-cell>
          <table:table-cell table:style-name="ce3" office:value-type="currency" office:value="1919.96" calcext:value-type="currency">
            <text:p>$1,920</text:p>
          </table:table-cell>
          <table:table-cell office:value-type="float" office:value="22" calcext:value-type="float">
            <text:p>2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Nationeel No Salt Popcorn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.49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Nationeel Raspberry Fruit Roll</text:p>
          </table:table-cell>
          <table:table-cell office:value-type="percentage" office:value="0.453920282934809" calcext:value-type="percentage">
            <text:p>45.39%</text:p>
          </table:table-cell>
          <table:table-cell office:value-type="currency" office:value="2188.49" calcext:value-type="currency">
            <text:p>$2,188</text:p>
          </table:table-cell>
          <table:table-cell office:value-type="float" office:value="13" calcext:value-type="float">
            <text:p>1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Nationeel Salsa Dip</text:p>
          </table:table-cell>
          <table:table-cell office:value-type="percentage" office:value="0.285312055557887" calcext:value-type="percentage">
            <text:p>28.53%</text:p>
          </table:table-cell>
          <table:table-cell table:style-name="ce3" office:value-type="currency" office:value="19779.01" calcext:value-type="currency">
            <text:p>$19,779</text:p>
          </table:table-cell>
          <table:table-cell office:value-type="float" office:value="262" calcext:value-type="float">
            <text:p>26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Nationeel Sugar Cookie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.67" calcext:value-type="currency">
            <text:p>$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Radius Corn Puffs</text:p>
          </table:table-cell>
          <table:table-cell office:value-type="percentage" office:value="0.606941431670282" calcext:value-type="percentage">
            <text:p>60.69%</text:p>
          </table:table-cell>
          <table:table-cell office:value-type="currency" office:value="46.1" calcext:value-type="currency">
            <text:p>$46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Radius Oatmeal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10.6" calcext:value-type="currency">
            <text:p>$1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Red Spade Chicken Hot Dogs</text:p>
          </table:table-cell>
          <table:table-cell office:value-type="percentage" office:value="0.917688959240205" calcext:value-type="percentage">
            <text:p>91.77%</text:p>
          </table:table-cell>
          <table:table-cell table:style-name="ce3" office:value-type="currency" office:value="25.27" calcext:value-type="currency">
            <text:p>$25</text:p>
          </table:table-cell>
          <table:table-cell office:value-type="float" office:value="72" calcext:value-type="float">
            <text:p>7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Red Spade Foot-Long Hot Dogs</text:p>
          </table:table-cell>
          <table:table-cell office:value-type="percentage" office:value="0.464447556787702" calcext:value-type="percentage">
            <text:p>46.44%</text:p>
          </table:table-cell>
          <table:table-cell table:style-name="ce3" office:value-type="currency" office:value="284608.71" calcext:value-type="currency">
            <text:p>$284,609</text:p>
          </table:table-cell>
          <table:table-cell office:value-type="float" office:value="321" calcext:value-type="float">
            <text:p>32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Red Spade Roasted Chicken</text:p>
          </table:table-cell>
          <table:table-cell office:value-type="percentage" office:value="0.47411003236246" calcext:value-type="percentage">
            <text:p>47.41%</text:p>
          </table:table-cell>
          <table:table-cell office:value-type="currency" office:value="556.2" calcext:value-type="currency">
            <text:p>$556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Red Spade Sliced Ham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.53" calcext:value-type="currency">
            <text:p>$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Red Spade Turkey Hot Dogs</text:p>
          </table:table-cell>
          <table:table-cell office:value-type="percentage" office:value="0.510368137389239" calcext:value-type="percentage">
            <text:p>51.04%</text:p>
          </table:table-cell>
          <table:table-cell office:value-type="currency" office:value="109.47" calcext:value-type="currency">
            <text:p>$109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Shady Lake Rice Medly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.95" calcext:value-type="currency">
            <text:p>$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Super Apple Preserves</text:p>
          </table:table-cell>
          <table:table-cell office:value-type="percentage" office:value="0.681159420289855" calcext:value-type="percentage">
            <text:p>68.12%</text:p>
          </table:table-cell>
          <table:table-cell table:style-name="ce3" office:value-type="currency" office:value="1.38" calcext:value-type="currency">
            <text:p>$1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Super Canola Oil</text:p>
          </table:table-cell>
          <table:table-cell office:value-type="percentage" office:value="0.370819551635428" calcext:value-type="percentage">
            <text:p>37.08%</text:p>
          </table:table-cell>
          <table:table-cell table:style-name="ce3" office:value-type="currency" office:value="272.1" calcext:value-type="currency">
            <text:p>$272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Super Regular Coffee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9.6" calcext:value-type="currency">
            <text:p>$2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Super Salt</text:p>
          </table:table-cell>
          <table:table-cell office:value-type="percentage" office:value="0.481019932354776" calcext:value-type="percentage">
            <text:p>48.10%</text:p>
          </table:table-cell>
          <table:table-cell table:style-name="ce3" office:value-type="currency" office:value="609.06" calcext:value-type="currency">
            <text:p>$609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Super Sesame Oil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Super Strawberry Jelly</text:p>
          </table:table-cell>
          <table:table-cell office:value-type="percentage" office:value="0.589439871511745" calcext:value-type="percentage">
            <text:p>58.94%</text:p>
          </table:table-cell>
          <table:table-cell table:style-name="ce3" office:value-type="currency" office:value="199.24" calcext:value-type="currency">
            <text:p>$199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Super Strawberry Preserve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Super Tomato Sauce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3.36" calcext:value-type="currency">
            <text:p>$3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Swell Canned Peache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Tell Tale Canned Peanuts</text:p>
          </table:table-cell>
          <table:table-cell office:value-type="percentage" office:value="0.466513092391719" calcext:value-type="percentage">
            <text:p>46.65%</text:p>
          </table:table-cell>
          <table:table-cell office:value-type="currency" office:value="36981.02" calcext:value-type="currency">
            <text:p>$36,981</text:p>
          </table:table-cell>
          <table:table-cell office:value-type="float" office:value="140" calcext:value-type="float">
            <text:p>14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Tell Tale Cauliflower</text:p>
          </table:table-cell>
          <table:table-cell office:value-type="percentage" office:value="0.327302879541686" calcext:value-type="percentage">
            <text:p>32.73%</text:p>
          </table:table-cell>
          <table:table-cell table:style-name="ce3" office:value-type="currency" office:value="397.98" calcext:value-type="currency">
            <text:p>$398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Tell Tale Corn on the Cob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.65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Tell Tale Lemon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6.31" calcext:value-type="currency">
            <text:p>$1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Tell Tale Macintosh Apples</text:p>
          </table:table-cell>
          <table:table-cell office:value-type="percentage" office:value="0.538013746668537" calcext:value-type="percentage">
            <text:p>53.80%</text:p>
          </table:table-cell>
          <table:table-cell office:value-type="currency" office:value="285.16" calcext:value-type="currency">
            <text:p>$285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Tell Tale Mixed Nuts</text:p>
          </table:table-cell>
          <table:table-cell office:value-type="percentage" office:value="0.703090156100669" calcext:value-type="percentage">
            <text:p>70.31%</text:p>
          </table:table-cell>
          <table:table-cell office:value-type="currency" office:value="94.17" calcext:value-type="currency">
            <text:p>$94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Tell Tale Mushrooms</text:p>
          </table:table-cell>
          <table:table-cell office:value-type="percentage" office:value="0.516477804345566" calcext:value-type="percentage">
            <text:p>51.65%</text:p>
          </table:table-cell>
          <table:table-cell table:style-name="ce3" office:value-type="currency" office:value="192.38" calcext:value-type="currency">
            <text:p>$192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Tell Tale Plums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3.65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Tell Tale Shitake Mushroom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.64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Tell Tale Sweet Onion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6.13" calcext:value-type="currency">
            <text:p>$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Tell Tale Tomatos</text:p>
          </table:table-cell>
          <table:table-cell office:value-type="percentage" office:value="0.272500675695967" calcext:value-type="percentage">
            <text:p>27.25%</text:p>
          </table:table-cell>
          <table:table-cell office:value-type="currency" office:value="332.99" calcext:value-type="currency">
            <text:p>$333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Thresher Bubble Gum</text:p>
          </table:table-cell>
          <table:table-cell office:value-type="percentage" office:value="0.507486209613869" calcext:value-type="percentage">
            <text:p>50.75%</text:p>
          </table:table-cell>
          <table:table-cell table:style-name="ce3" office:value-type="currency" office:value="76.14" calcext:value-type="currency">
            <text:p>$76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Thresher Mint Chocolate Bar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Tip Top Scallop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Token Berry Juice</text:p>
          </table:table-cell>
          <table:table-cell office:value-type="percentage" office:value="0.534449797354133" calcext:value-type="percentage">
            <text:p>53.44%</text:p>
          </table:table-cell>
          <table:table-cell office:value-type="currency" office:value="523.08" calcext:value-type="currency">
            <text:p>$523</text:p>
          </table:table-cell>
          <table:table-cell office:value-type="float" office:value="22" calcext:value-type="float">
            <text:p>2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Token Cream Soda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4.28" calcext:value-type="currency">
            <text:p>$1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Token Strawberry Drink</text:p>
          </table:table-cell>
          <table:table-cell office:value-type="percentage" office:value="0.339334891578533" calcext:value-type="percentage">
            <text:p>33.93%</text:p>
          </table:table-cell>
          <table:table-cell office:value-type="currency" office:value="864.22" calcext:value-type="currency">
            <text:p>$864</text:p>
          </table:table-cell>
          <table:table-cell office:value-type="float" office:value="37" calcext:value-type="float">
            <text:p>37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Urban Egg Substitute</text:p>
          </table:table-cell>
          <table:table-cell office:value-type="percentage" office:value="0.293526618345414" calcext:value-type="percentage">
            <text:p>29.35%</text:p>
          </table:table-cell>
          <table:table-cell office:value-type="currency" office:value="400.1" calcext:value-type="currency">
            <text:p>$400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Urban Small Eggs</text:p>
          </table:table-cell>
          <table:table-cell office:value-type="percentage" office:value="0.86321063788784" calcext:value-type="percentage">
            <text:p>86.32%</text:p>
          </table:table-cell>
          <table:table-cell office:value-type="currency" office:value="778.35" calcext:value-type="currency">
            <text:p>$778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Walrus Light Beer</text:p>
          </table:table-cell>
          <table:table-cell office:value-type="percentage" office:value="0.306594948550047" calcext:value-type="percentage">
            <text:p>30.66%</text:p>
          </table:table-cell>
          <table:table-cell table:style-name="ce3" office:value-type="currency" office:value="256.56" calcext:value-type="currency">
            <text:p>$257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Walrus White Zinfandel Wine</text:p>
          </table:table-cell>
          <table:table-cell office:value-type="percentage" office:value="0.248299319727891" calcext:value-type="percentage">
            <text:p>24.83%</text:p>
          </table:table-cell>
          <table:table-cell office:value-type="currency" office:value="593.88" calcext:value-type="currency">
            <text:p>$594</text:p>
          </table:table-cell>
          <table:table-cell office:value-type="float" office:value="13" calcext:value-type="float">
            <text:p>1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Washington Cola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.98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Marty's Washington Mango Drink</text:p>
          </table:table-cell>
          <table:table-cell office:value-type="percentage" office:value="0.110749579577877" calcext:value-type="percentage">
            <text:p>11.07%</text:p>
          </table:table-cell>
          <table:table-cell table:style-name="ce3" office:value-type="currency" office:value="10584.6" calcext:value-type="currency">
            <text:p>$10,585</text:p>
          </table:table-cell>
          <table:table-cell office:value-type="float" office:value="46" calcext:value-type="float">
            <text:p>4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American Chicken Hot Dogs</text:p>
          </table:table-cell>
          <table:table-cell office:value-type="percentage" office:value="0.818114874815906" calcext:value-type="percentage">
            <text:p>81.81%</text:p>
          </table:table-cell>
          <table:table-cell office:value-type="currency" office:value="13.58" calcext:value-type="currency">
            <text:p>$14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American Cole Slaw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American Corned Beef</text:p>
          </table:table-cell>
          <table:table-cell office:value-type="percentage" office:value="0.458129216429474" calcext:value-type="percentage">
            <text:p>45.81%</text:p>
          </table:table-cell>
          <table:table-cell office:value-type="currency" office:value="20135.52" calcext:value-type="currency">
            <text:p>$20,136</text:p>
          </table:table-cell>
          <table:table-cell office:value-type="float" office:value="84" calcext:value-type="float">
            <text:p>8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American Pimento Loaf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9.56" calcext:value-type="currency">
            <text:p>$1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American Potato Salad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4.59" calcext:value-type="currency">
            <text:p>$1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Applause Canned Peache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.49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Atomic Bubble Gum</text:p>
          </table:table-cell>
          <table:table-cell office:value-type="percentage" office:value="0.143595651247367" calcext:value-type="percentage">
            <text:p>14.36%</text:p>
          </table:table-cell>
          <table:table-cell table:style-name="ce3" office:value-type="currency" office:value="11449.72" calcext:value-type="currency">
            <text:p>$11,450</text:p>
          </table:table-cell>
          <table:table-cell office:value-type="float" office:value="64" calcext:value-type="float">
            <text:p>6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Atomic Spicy Mints</text:p>
          </table:table-cell>
          <table:table-cell office:value-type="percentage" office:value="0.402013223386078" calcext:value-type="percentage">
            <text:p>40.20%</text:p>
          </table:table-cell>
          <table:table-cell table:style-name="ce3" office:value-type="currency" office:value="2153.76" calcext:value-type="currency">
            <text:p>$2,154</text:p>
          </table:table-cell>
          <table:table-cell office:value-type="float" office:value="101" calcext:value-type="float">
            <text:p>10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BBB Best Oregano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11.72" calcext:value-type="currency">
            <text:p>$12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BBB Best Salt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BBB Best Strawberry Jam</text:p>
          </table:table-cell>
          <table:table-cell office:value-type="percentage" office:value="0.455691945518749" calcext:value-type="percentage">
            <text:p>45.57%</text:p>
          </table:table-cell>
          <table:table-cell office:value-type="currency" office:value="535.23" calcext:value-type="currency">
            <text:p>$535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BBB Best Strawberry Jelly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BBB Best Strawberry Preserve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.25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BBB Best Vegetable Oil</text:p>
          </table:table-cell>
          <table:table-cell office:value-type="percentage" office:value="0.638384955752212" calcext:value-type="percentage">
            <text:p>63.84%</text:p>
          </table:table-cell>
          <table:table-cell table:style-name="ce3" office:value-type="currency" office:value="723.2" calcext:value-type="currency">
            <text:p>$723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Best Choice Avocado Dip</text:p>
          </table:table-cell>
          <table:table-cell office:value-type="percentage" office:value="0.917465513210194" calcext:value-type="percentage">
            <text:p>91.75%</text:p>
          </table:table-cell>
          <table:table-cell office:value-type="currency" office:value="128.31" calcext:value-type="currency">
            <text:p>$128</text:p>
          </table:table-cell>
          <table:table-cell office:value-type="float" office:value="24" calcext:value-type="float">
            <text:p>2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Best Choice Dried Apples</text:p>
          </table:table-cell>
          <table:table-cell office:value-type="percentage" office:value="0.740425531914894" calcext:value-type="percentage">
            <text:p>74.04%</text:p>
          </table:table-cell>
          <table:table-cell office:value-type="currency" office:value="9.4" calcext:value-type="currency">
            <text:p>$9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Best Choice Fondue Mix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3.3" calcext:value-type="currency">
            <text:p>$3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Best Choice Grape Fruit Roll</text:p>
          </table:table-cell>
          <table:table-cell office:value-type="percentage" office:value="0.566473988439306" calcext:value-type="percentage">
            <text:p>56.65%</text:p>
          </table:table-cell>
          <table:table-cell table:style-name="ce3" office:value-type="currency" office:value="3.46" calcext:value-type="currency">
            <text:p>$3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Best Choice Low Fat Cookies</text:p>
          </table:table-cell>
          <table:table-cell office:value-type="percentage" office:value="0.37489574645538" calcext:value-type="percentage">
            <text:p>37.49%</text:p>
          </table:table-cell>
          <table:table-cell office:value-type="currency" office:value="71.94" calcext:value-type="currency">
            <text:p>$7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Best Choice Low Fat Popcorn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Best Choice Salted Pretzels</text:p>
          </table:table-cell>
          <table:table-cell office:value-type="percentage" office:value="0.550069541029207" calcext:value-type="percentage">
            <text:p>55.01%</text:p>
          </table:table-cell>
          <table:table-cell office:value-type="currency" office:value="14.38" calcext:value-type="currency">
            <text:p>$14</text:p>
          </table:table-cell>
          <table:table-cell office:value-type="float" office:value="14" calcext:value-type="float">
            <text:p>1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Better Beef Soup</text:p>
          </table:table-cell>
          <table:table-cell office:value-type="percentage" office:value="0.512319355602938" calcext:value-type="percentage">
            <text:p>51.23%</text:p>
          </table:table-cell>
          <table:table-cell office:value-type="currency" office:value="253.26" calcext:value-type="currency">
            <text:p>$253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Better Canned String Bean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Better Canned Tuna in Water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8.94" calcext:value-type="currency">
            <text:p>$4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Better Chicken Noodle Soup</text:p>
          </table:table-cell>
          <table:table-cell office:value-type="percentage" office:value="0.768294012868516" calcext:value-type="percentage">
            <text:p>76.83%</text:p>
          </table:table-cell>
          <table:table-cell office:value-type="currency" office:value="275.09" calcext:value-type="currency">
            <text:p>$275</text:p>
          </table:table-cell>
          <table:table-cell office:value-type="float" office:value="97" calcext:value-type="float">
            <text:p>97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Better Chicken Soup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.65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Better Fancy Canned Anchovie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Better Fancy Canned Clams</text:p>
          </table:table-cell>
          <table:table-cell office:value-type="percentage" office:value="0.669454883420213" calcext:value-type="percentage">
            <text:p>66.95%</text:p>
          </table:table-cell>
          <table:table-cell office:value-type="currency" office:value="247.47" calcext:value-type="currency">
            <text:p>$247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Better Noodle Soup</text:p>
          </table:table-cell>
          <table:table-cell office:value-type="percentage" office:value="0.524708140092756" calcext:value-type="percentage">
            <text:p>52.47%</text:p>
          </table:table-cell>
          <table:table-cell office:value-type="currency" office:value="937.95" calcext:value-type="currency">
            <text:p>$938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Big Time Apple Cinnamon Waffle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Big Time Frozen Pancakes</text:p>
          </table:table-cell>
          <table:table-cell office:value-type="percentage" office:value="0.177928487732131" calcext:value-type="percentage">
            <text:p>17.79%</text:p>
          </table:table-cell>
          <table:table-cell office:value-type="currency" office:value="281.63" calcext:value-type="currency">
            <text:p>$282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Big Time Frozen Pepperoni Pizza</text:p>
          </table:table-cell>
          <table:table-cell office:value-type="percentage" office:value="0.919047619047619" calcext:value-type="percentage">
            <text:p>91.90%</text:p>
          </table:table-cell>
          <table:table-cell office:value-type="currency" office:value="4.2" calcext:value-type="currency">
            <text:p>$4</text:p>
          </table:table-cell>
          <table:table-cell office:value-type="float" office:value="17" calcext:value-type="float">
            <text:p>17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Big Time Lime Popsicles</text:p>
          </table:table-cell>
          <table:table-cell office:value-type="percentage" office:value="0.811926605504587" calcext:value-type="percentage">
            <text:p>81.19%</text:p>
          </table:table-cell>
          <table:table-cell office:value-type="currency" office:value="2.18" calcext:value-type="currency">
            <text:p>$2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Big Time Low Fat Waffle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.52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Big Time Pancake Mix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Big Time Popsicle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.15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Big Time Turkey TV Dinner</text:p>
          </table:table-cell>
          <table:table-cell office:value-type="percentage" office:value="0.832338653712699" calcext:value-type="percentage">
            <text:p>83.23%</text:p>
          </table:table-cell>
          <table:table-cell office:value-type="currency" office:value="216.15" calcext:value-type="currency">
            <text:p>$216</text:p>
          </table:table-cell>
          <table:table-cell office:value-type="float" office:value="12" calcext:value-type="float">
            <text:p>1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Blue Label Canned Tuna in Oil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4.86" calcext:value-type="currency">
            <text:p>$1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Blue Label Fancy Canned Clam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Blue Label Large Canned Shrimp</text:p>
          </table:table-cell>
          <table:table-cell office:value-type="percentage" office:value="0.882717309917637" calcext:value-type="percentage">
            <text:p>88.27%</text:p>
          </table:table-cell>
          <table:table-cell office:value-type="currency" office:value="146.91" calcext:value-type="currency">
            <text:p>$147</text:p>
          </table:table-cell>
          <table:table-cell office:value-type="float" office:value="561" calcext:value-type="float">
            <text:p>56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Blue Label Rice Soup</text:p>
          </table:table-cell>
          <table:table-cell office:value-type="percentage" office:value="0.68792609425946" calcext:value-type="percentage">
            <text:p>68.79%</text:p>
          </table:table-cell>
          <table:table-cell office:value-type="currency" office:value="202.42" calcext:value-type="currency">
            <text:p>$202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Blue Medal Large Egg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Blue Medal Small Egg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.2" calcext:value-type="currency">
            <text:p>$5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Bravo Canned Beets</text:p>
          </table:table-cell>
          <table:table-cell office:value-type="percentage" office:value="0.448249813848251" calcext:value-type="percentage">
            <text:p>44.82%</text:p>
          </table:table-cell>
          <table:table-cell office:value-type="currency" office:value="2779.99" calcext:value-type="currency">
            <text:p>$2,780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Bravo Large Canned Shrimp</text:p>
          </table:table-cell>
          <table:table-cell office:value-type="percentage" office:value="0.469240050489869" calcext:value-type="percentage">
            <text:p>46.92%</text:p>
          </table:table-cell>
          <table:table-cell office:value-type="currency" office:value="204730.18" calcext:value-type="currency">
            <text:p>$204,730</text:p>
          </table:table-cell>
          <table:table-cell office:value-type="float" office:value="403" calcext:value-type="float">
            <text:p>40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Bravo Rice Soup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10.6" calcext:value-type="currency">
            <text:p>$1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Carlson 2% Milk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8.28" calcext:value-type="currency">
            <text:p>$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Carlson Blueberry Yogurt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2.54" calcext:value-type="currency">
            <text:p>$4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Carlson Buttermilk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4.26" calcext:value-type="currency">
            <text:p>$5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Carlson Havarti Cheese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2.11" calcext:value-type="currency">
            <text:p>$1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Carlson Jack Cheese</text:p>
          </table:table-cell>
          <table:table-cell office:value-type="percentage" office:value="0.146071580674164" calcext:value-type="percentage">
            <text:p>14.61%</text:p>
          </table:table-cell>
          <table:table-cell office:value-type="currency" office:value="1267.94" calcext:value-type="currency">
            <text:p>$1,268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Carlson String Cheese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Choice Bubble Gum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Choice Spicy Mint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3.52" calcext:value-type="currency">
            <text:p>$1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Club 1% Milk</text:p>
          </table:table-cell>
          <table:table-cell office:value-type="percentage" office:value="0.833552343407797" calcext:value-type="percentage">
            <text:p>83.36%</text:p>
          </table:table-cell>
          <table:table-cell office:value-type="currency" office:value="205.47" calcext:value-type="currency">
            <text:p>$205</text:p>
          </table:table-cell>
          <table:table-cell office:value-type="float" office:value="23" calcext:value-type="float">
            <text:p>2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Club Blueberry Yogurt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Club Jack Cheese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.26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Club Mild Cheddar Cheese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1.27" calcext:value-type="currency">
            <text:p>$1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Club Strawberry Yogurt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Colony Bagels</text:p>
          </table:table-cell>
          <table:table-cell office:value-type="percentage" office:value="0.697298378679285" calcext:value-type="percentage">
            <text:p>69.73%</text:p>
          </table:table-cell>
          <table:table-cell table:style-name="ce3" office:value-type="currency" office:value="2299.36" calcext:value-type="currency">
            <text:p>$2,299</text:p>
          </table:table-cell>
          <table:table-cell office:value-type="float" office:value="12" calcext:value-type="float">
            <text:p>1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Colony English Muffins</text:p>
          </table:table-cell>
          <table:table-cell office:value-type="percentage" office:value="0.673670911810406" calcext:value-type="percentage">
            <text:p>67.37%</text:p>
          </table:table-cell>
          <table:table-cell table:style-name="ce3" office:value-type="currency" office:value="6197.67" calcext:value-type="currency">
            <text:p>$6,198</text:p>
          </table:table-cell>
          <table:table-cell office:value-type="float" office:value="27" calcext:value-type="float">
            <text:p>27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Colony White Bread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78.58" calcext:value-type="currency">
            <text:p>$7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Cutting Edge Chicken Hot Dogs</text:p>
          </table:table-cell>
          <table:table-cell office:value-type="percentage" office:value="0.527924149234267" calcext:value-type="percentage">
            <text:p>52.79%</text:p>
          </table:table-cell>
          <table:table-cell office:value-type="currency" office:value="1134.86" calcext:value-type="currency">
            <text:p>$1,135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Cutting Edge Foot-Long Hot Dogs</text:p>
          </table:table-cell>
          <table:table-cell office:value-type="percentage" office:value="0.55081741734655" calcext:value-type="percentage">
            <text:p>55.08%</text:p>
          </table:table-cell>
          <table:table-cell table:style-name="ce3" office:value-type="currency" office:value="358828.94" calcext:value-type="currency">
            <text:p>$358,829</text:p>
          </table:table-cell>
          <table:table-cell office:value-type="float" office:value="1374" calcext:value-type="float">
            <text:p>1,37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Cutting Edge Potato Salad</text:p>
          </table:table-cell>
          <table:table-cell office:value-type="percentage" office:value="0.265332313116247" calcext:value-type="percentage">
            <text:p>26.53%</text:p>
          </table:table-cell>
          <table:table-cell office:value-type="currency" office:value="6194.76" calcext:value-type="currency">
            <text:p>$6,195</text:p>
          </table:table-cell>
          <table:table-cell office:value-type="float" office:value="43" calcext:value-type="float">
            <text:p>4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Cutting Edge Sliced Ham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.11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Discover Rice Medly</text:p>
          </table:table-cell>
          <table:table-cell office:value-type="percentage" office:value="0.731997258525749" calcext:value-type="percentage">
            <text:p>73.20%</text:p>
          </table:table-cell>
          <table:table-cell office:value-type="currency" office:value="423.13" calcext:value-type="currency">
            <text:p>$423</text:p>
          </table:table-cell>
          <table:table-cell office:value-type="float" office:value="16" calcext:value-type="float">
            <text:p>1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Discover Spaghetti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78.5" calcext:value-type="currency">
            <text:p>$7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Ebony Baby Onion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Ebony Elephant Garlic</text:p>
          </table:table-cell>
          <table:table-cell office:value-type="percentage" office:value="0.651377933586523" calcext:value-type="percentage">
            <text:p>65.14%</text:p>
          </table:table-cell>
          <table:table-cell office:value-type="currency" office:value="102.69" calcext:value-type="currency">
            <text:p>$103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Ebony Fresh Lima Bean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.27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Ebony Golden Delcious Apple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Ebony Green Pepper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10.57" calcext:value-type="currency">
            <text:p>$1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Ebony Honey Dew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.23" calcext:value-type="currency">
            <text:p>$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Ebony Mandarin Orange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9.6" calcext:value-type="currency">
            <text:p>$2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Ebony Onion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Ebony Peaches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6.08" calcext:value-type="currency">
            <text:p>$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Ebony Shitake Mushrooms</text:p>
          </table:table-cell>
          <table:table-cell office:value-type="percentage" office:value="0.345506377032459" calcext:value-type="percentage">
            <text:p>34.55%</text:p>
          </table:table-cell>
          <table:table-cell table:style-name="ce3" office:value-type="currency" office:value="4107.71" calcext:value-type="currency">
            <text:p>$4,108</text:p>
          </table:table-cell>
          <table:table-cell office:value-type="float" office:value="32" calcext:value-type="float">
            <text:p>3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Even Better 1% Milk</text:p>
          </table:table-cell>
          <table:table-cell office:value-type="percentage" office:value="0.396213080479402" calcext:value-type="percentage">
            <text:p>39.62%</text:p>
          </table:table-cell>
          <table:table-cell table:style-name="ce3" office:value-type="currency" office:value="1018.77" calcext:value-type="currency">
            <text:p>$1,019</text:p>
          </table:table-cell>
          <table:table-cell office:value-type="float" office:value="11" calcext:value-type="float">
            <text:p>1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Even Better 2% Milk</text:p>
          </table:table-cell>
          <table:table-cell office:value-type="percentage" office:value="0.237126686779391" calcext:value-type="percentage">
            <text:p>23.71%</text:p>
          </table:table-cell>
          <table:table-cell table:style-name="ce3" office:value-type="currency" office:value="4275.9" calcext:value-type="currency">
            <text:p>$4,276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Even Better Buttermilk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6.35" calcext:value-type="currency">
            <text:p>$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Even Better Low Fat Cottage Cheese</text:p>
          </table:table-cell>
          <table:table-cell office:value-type="percentage" office:value="0.480726647473387" calcext:value-type="percentage">
            <text:p>48.07%</text:p>
          </table:table-cell>
          <table:table-cell office:value-type="currency" office:value="5536.66" calcext:value-type="currency">
            <text:p>$5,537</text:p>
          </table:table-cell>
          <table:table-cell office:value-type="float" office:value="61" calcext:value-type="float">
            <text:p>6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Even Better Low Fat String Cheese</text:p>
          </table:table-cell>
          <table:table-cell office:value-type="percentage" office:value="0.368084698249027" calcext:value-type="percentage">
            <text:p>36.81%</text:p>
          </table:table-cell>
          <table:table-cell office:value-type="currency" office:value="5942.98" calcext:value-type="currency">
            <text:p>$5,943</text:p>
          </table:table-cell>
          <table:table-cell office:value-type="float" office:value="19" calcext:value-type="float">
            <text:p>19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Even Better Sour Cream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.98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Even Better String Cheese</text:p>
          </table:table-cell>
          <table:table-cell office:value-type="percentage" office:value="0.292762747601936" calcext:value-type="percentage">
            <text:p>29.28%</text:p>
          </table:table-cell>
          <table:table-cell table:style-name="ce3" office:value-type="currency" office:value="13469.2" calcext:value-type="currency">
            <text:p>$13,469</text:p>
          </table:table-cell>
          <table:table-cell office:value-type="float" office:value="94" calcext:value-type="float">
            <text:p>9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Excellent Cola</text:p>
          </table:table-cell>
          <table:table-cell office:value-type="percentage" office:value="0.759743001930502" calcext:value-type="percentage">
            <text:p>75.97%</text:p>
          </table:table-cell>
          <table:table-cell office:value-type="currency" office:value="331.52" calcext:value-type="currency">
            <text:p>$332</text:p>
          </table:table-cell>
          <table:table-cell office:value-type="float" office:value="46" calcext:value-type="float">
            <text:p>4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Excellent Diet Soda</text:p>
          </table:table-cell>
          <table:table-cell office:value-type="percentage" office:value="0.67748001880583" calcext:value-type="percentage">
            <text:p>67.75%</text:p>
          </table:table-cell>
          <table:table-cell office:value-type="currency" office:value="42.54" calcext:value-type="currency">
            <text:p>$43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Fabulous Apple Juice</text:p>
          </table:table-cell>
          <table:table-cell office:value-type="percentage" office:value="0.430977773150936" calcext:value-type="percentage">
            <text:p>43.10%</text:p>
          </table:table-cell>
          <table:table-cell office:value-type="currency" office:value="15177.14" calcext:value-type="currency">
            <text:p>$15,177</text:p>
          </table:table-cell>
          <table:table-cell office:value-type="float" office:value="18" calcext:value-type="float">
            <text:p>1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Fabulous Berry Juice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7.68" calcext:value-type="currency">
            <text:p>$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Fabulous Cranberry Juice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1.64" calcext:value-type="currency">
            <text:p>$1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Fabulous Cream Soda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78.59" calcext:value-type="currency">
            <text:p>$7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Fabulous Diet Cola</text:p>
          </table:table-cell>
          <table:table-cell office:value-type="percentage" office:value="0.319437725862903" calcext:value-type="percentage">
            <text:p>31.94%</text:p>
          </table:table-cell>
          <table:table-cell office:value-type="currency" office:value="702.86" calcext:value-type="currency">
            <text:p>$703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Fabulous Orange Juice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Fantastic Blueberry Muffins</text:p>
          </table:table-cell>
          <table:table-cell office:value-type="percentage" office:value="-1.2490595726895" calcext:value-type="percentage">
            <text:p>-124.91%</text:p>
          </table:table-cell>
          <table:table-cell table:style-name="ce3" office:value-type="currency" office:value="406.73" calcext:value-type="currency">
            <text:p>$407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Fast Corn Chips</text:p>
          </table:table-cell>
          <table:table-cell office:value-type="percentage" office:value="0.131530214424951" calcext:value-type="percentage">
            <text:p>13.15%</text:p>
          </table:table-cell>
          <table:table-cell office:value-type="currency" office:value="205.2" calcext:value-type="currency">
            <text:p>$20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Fast Dried Apricot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Fast Fondue Mix</text:p>
          </table:table-cell>
          <table:table-cell office:value-type="percentage" office:value="-0.120625358577166" calcext:value-type="percentage">
            <text:p>-12.06%</text:p>
          </table:table-cell>
          <table:table-cell table:style-name="ce3" office:value-type="currency" office:value="69.72" calcext:value-type="currency">
            <text:p>$70</text:p>
          </table:table-cell>
          <table:table-cell office:value-type="float" office:value="13" calcext:value-type="float">
            <text:p>1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Fast Fudge Brownies</text:p>
          </table:table-cell>
          <table:table-cell office:value-type="percentage" office:value="0.413357956294244" calcext:value-type="percentage">
            <text:p>41.34%</text:p>
          </table:table-cell>
          <table:table-cell office:value-type="currency" office:value="519.84" calcext:value-type="currency">
            <text:p>$52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Fast Fudge Cookies</text:p>
          </table:table-cell>
          <table:table-cell office:value-type="percentage" office:value="0.503287998804364" calcext:value-type="percentage">
            <text:p>50.33%</text:p>
          </table:table-cell>
          <table:table-cell table:style-name="ce3" office:value-type="currency" office:value="802.92" calcext:value-type="currency">
            <text:p>$803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Golden Apple Cinnamon Waffles</text:p>
          </table:table-cell>
          <table:table-cell office:value-type="percentage" office:value="0.657950216370159" calcext:value-type="percentage">
            <text:p>65.80%</text:p>
          </table:table-cell>
          <table:table-cell table:style-name="ce3" office:value-type="currency" office:value="4866.66" calcext:value-type="currency">
            <text:p>$4,867</text:p>
          </table:table-cell>
          <table:table-cell office:value-type="float" office:value="33" calcext:value-type="float">
            <text:p>3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Golden Beef TV Dinner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.58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Golden Chicken TV Dinner</text:p>
          </table:table-cell>
          <table:table-cell office:value-type="percentage" office:value="0.812978180787758" calcext:value-type="percentage">
            <text:p>81.30%</text:p>
          </table:table-cell>
          <table:table-cell office:value-type="currency" office:value="35.29" calcext:value-type="currency">
            <text:p>$35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Golden Fajita French Frie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Golden Frozen Carrot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Golden Frozen Chicken Wings</text:p>
          </table:table-cell>
          <table:table-cell office:value-type="percentage" office:value="0.0179006186815388" calcext:value-type="percentage">
            <text:p>1.79%</text:p>
          </table:table-cell>
          <table:table-cell table:style-name="ce3" office:value-type="currency" office:value="18762.48" calcext:value-type="currency">
            <text:p>$18,762</text:p>
          </table:table-cell>
          <table:table-cell office:value-type="float" office:value="824" calcext:value-type="float">
            <text:p>82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Golden Frozen Mushroom Pizza</text:p>
          </table:table-cell>
          <table:table-cell office:value-type="percentage" office:value="0.561916835120658" calcext:value-type="percentage">
            <text:p>56.19%</text:p>
          </table:table-cell>
          <table:table-cell office:value-type="currency" office:value="1751.22" calcext:value-type="currency">
            <text:p>$1,751</text:p>
          </table:table-cell>
          <table:table-cell office:value-type="float" office:value="37" calcext:value-type="float">
            <text:p>37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Golden Frozen Peas</text:p>
          </table:table-cell>
          <table:table-cell office:value-type="percentage" office:value="0.142153311114331" calcext:value-type="percentage">
            <text:p>14.22%</text:p>
          </table:table-cell>
          <table:table-cell office:value-type="currency" office:value="345.05" calcext:value-type="currency">
            <text:p>$345</text:p>
          </table:table-cell>
          <table:table-cell office:value-type="float" office:value="74" calcext:value-type="float">
            <text:p>7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Golden Frozen Sausage Pizza</text:p>
          </table:table-cell>
          <table:table-cell office:value-type="percentage" office:value="0.789855072463768" calcext:value-type="percentage">
            <text:p>78.99%</text:p>
          </table:table-cell>
          <table:table-cell office:value-type="currency" office:value="6.9" calcext:value-type="currency">
            <text:p>$7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Golden Ice Cream</text:p>
          </table:table-cell>
          <table:table-cell office:value-type="percentage" office:value="0.436888895251457" calcext:value-type="percentage">
            <text:p>43.69%</text:p>
          </table:table-cell>
          <table:table-cell office:value-type="currency" office:value="698.53" calcext:value-type="currency">
            <text:p>$699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Golden Lemon Popsicles</text:p>
          </table:table-cell>
          <table:table-cell office:value-type="percentage" office:value="0.629807692307692" calcext:value-type="percentage">
            <text:p>62.98%</text:p>
          </table:table-cell>
          <table:table-cell office:value-type="currency" office:value="2.08" calcext:value-type="currency">
            <text:p>$2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Golden Low Fat Waffles</text:p>
          </table:table-cell>
          <table:table-cell office:value-type="percentage" office:value="0.555715258340268" calcext:value-type="percentage">
            <text:p>55.57%</text:p>
          </table:table-cell>
          <table:table-cell table:style-name="ce3" office:value-type="currency" office:value="132.19" calcext:value-type="currency">
            <text:p>$132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Golden Popsicle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Good Chardonnay Wine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.87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Good Merlot Wine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29.64" calcext:value-type="currency">
            <text:p>$3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Gorilla 1% Milk</text:p>
          </table:table-cell>
          <table:table-cell office:value-type="percentage" office:value="0.460363028784081" calcext:value-type="percentage">
            <text:p>46.04%</text:p>
          </table:table-cell>
          <table:table-cell office:value-type="currency" office:value="1975.05" calcext:value-type="currency">
            <text:p>$1,975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Gorilla Blueberry Yogurt</text:p>
          </table:table-cell>
          <table:table-cell office:value-type="percentage" office:value="0.620290133505904" calcext:value-type="percentage">
            <text:p>62.03%</text:p>
          </table:table-cell>
          <table:table-cell office:value-type="currency" office:value="5933.82" calcext:value-type="currency">
            <text:p>$5,934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Gorilla Cheese Spread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.3" calcext:value-type="currency">
            <text:p>$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Gorilla Havarti Cheese</text:p>
          </table:table-cell>
          <table:table-cell office:value-type="percentage" office:value="0.686654743980128" calcext:value-type="percentage">
            <text:p>68.67%</text:p>
          </table:table-cell>
          <table:table-cell table:style-name="ce3" office:value-type="currency" office:value="4456.49" calcext:value-type="currency">
            <text:p>$4,456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Gorilla Low Fat String Cheese</text:p>
          </table:table-cell>
          <table:table-cell office:value-type="percentage" office:value="0.281820328737249" calcext:value-type="percentage">
            <text:p>28.18%</text:p>
          </table:table-cell>
          <table:table-cell office:value-type="currency" office:value="39930.37" calcext:value-type="currency">
            <text:p>$39,930</text:p>
          </table:table-cell>
          <table:table-cell office:value-type="float" office:value="276" calcext:value-type="float">
            <text:p>27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Great Blueberry Muffin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Great Muffin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.65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Great White Bread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High Top Almond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High Top Corn on the Cob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.67" calcext:value-type="currency">
            <text:p>$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High Top Elephant Garlic</text:p>
          </table:table-cell>
          <table:table-cell office:value-type="percentage" office:value="0.368939476852359" calcext:value-type="percentage">
            <text:p>36.89%</text:p>
          </table:table-cell>
          <table:table-cell office:value-type="currency" office:value="274.11" calcext:value-type="currency">
            <text:p>$274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High Top Firm Tofu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5.81" calcext:value-type="currency">
            <text:p>$3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High Top Fuji Apple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6.31" calcext:value-type="currency">
            <text:p>$1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High Top Green Pepper</text:p>
          </table:table-cell>
          <table:table-cell office:value-type="percentage" office:value="0.809264650989175" calcext:value-type="percentage">
            <text:p>80.93%</text:p>
          </table:table-cell>
          <table:table-cell office:value-type="currency" office:value="1339.5" calcext:value-type="currency">
            <text:p>$1,340</text:p>
          </table:table-cell>
          <table:table-cell office:value-type="float" office:value="27" calcext:value-type="float">
            <text:p>27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High Top Honey Dew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.9" calcext:value-type="currency">
            <text:p>$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High Top Lettuce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High Top Macintosh Apple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0.7" calcext:value-type="currency">
            <text:p>$1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High Top Orange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.58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High Top Red Delcious Apples</text:p>
          </table:table-cell>
          <table:table-cell office:value-type="percentage" office:value="0.645292593963102" calcext:value-type="percentage">
            <text:p>64.53%</text:p>
          </table:table-cell>
          <table:table-cell table:style-name="ce3" office:value-type="currency" office:value="189.17" calcext:value-type="currency">
            <text:p>$189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High Top Red Pepper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.11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High Top Sweet Onion</text:p>
          </table:table-cell>
          <table:table-cell office:value-type="percentage" office:value="0.387039082999586" calcext:value-type="percentage">
            <text:p>38.70%</text:p>
          </table:table-cell>
          <table:table-cell table:style-name="ce3" office:value-type="currency" office:value="2896.4" calcext:value-type="currency">
            <text:p>$2,896</text:p>
          </table:table-cell>
          <table:table-cell office:value-type="float" office:value="13" calcext:value-type="float">
            <text:p>1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High Top Tangerine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2.1" calcext:value-type="currency">
            <text:p>$1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Imagine Frozen Carrots</text:p>
          </table:table-cell>
          <table:table-cell office:value-type="percentage" office:value="-0.394516032364399" calcext:value-type="percentage">
            <text:p>-39.45%</text:p>
          </table:table-cell>
          <table:table-cell office:value-type="currency" office:value="66.74" calcext:value-type="currency">
            <text:p>$67</text:p>
          </table:table-cell>
          <table:table-cell office:value-type="float" office:value="12" calcext:value-type="float">
            <text:p>1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Imagine Frozen Cheese Pizza</text:p>
          </table:table-cell>
          <table:table-cell office:value-type="percentage" office:value="-0.317079852075058" calcext:value-type="percentage">
            <text:p>-31.71%</text:p>
          </table:table-cell>
          <table:table-cell office:value-type="currency" office:value="73.01" calcext:value-type="currency">
            <text:p>$73</text:p>
          </table:table-cell>
          <table:table-cell office:value-type="float" office:value="13" calcext:value-type="float">
            <text:p>1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Imagine Frozen Chicken Breast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Imagine Frozen Peas</text:p>
          </table:table-cell>
          <table:table-cell office:value-type="percentage" office:value="0.665741768405475" calcext:value-type="percentage">
            <text:p>66.57%</text:p>
          </table:table-cell>
          <table:table-cell office:value-type="currency" office:value="162.18" calcext:value-type="currency">
            <text:p>$162</text:p>
          </table:table-cell>
          <table:table-cell office:value-type="float" office:value="13" calcext:value-type="float">
            <text:p>1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Imagine Frozen Sausage Pizza</text:p>
          </table:table-cell>
          <table:table-cell office:value-type="percentage" office:value="0.902830514325164" calcext:value-type="percentage">
            <text:p>90.28%</text:p>
          </table:table-cell>
          <table:table-cell table:style-name="ce3" office:value-type="currency" office:value="115.88" calcext:value-type="currency">
            <text:p>$116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Imagine Lemon Popsicle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Imagine Low Fat Waffle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Imagine Popsicles</text:p>
          </table:table-cell>
          <table:table-cell office:value-type="percentage" office:value="0.543027492547201" calcext:value-type="percentage">
            <text:p>54.30%</text:p>
          </table:table-cell>
          <table:table-cell office:value-type="currency" office:value="301.9" calcext:value-type="currency">
            <text:p>$302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Imagine Turkey TV Dinner</text:p>
          </table:table-cell>
          <table:table-cell office:value-type="percentage" office:value="0.367248900584589" calcext:value-type="percentage">
            <text:p>36.72%</text:p>
          </table:table-cell>
          <table:table-cell office:value-type="currency" office:value="566.21" calcext:value-type="currency">
            <text:p>$566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Just Right Canned Tuna in Oil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Just Right Chicken Noodle Soup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5.81" calcext:value-type="currency">
            <text:p>$3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Just Right Chicken Ramen Soup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Just Right Creamed Corn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Just Right Fancy Canned Oysters</text:p>
          </table:table-cell>
          <table:table-cell office:value-type="percentage" office:value="0.523116159403193" calcext:value-type="percentage">
            <text:p>52.31%</text:p>
          </table:table-cell>
          <table:table-cell office:value-type="currency" office:value="3560.28" calcext:value-type="currency">
            <text:p>$3,560</text:p>
          </table:table-cell>
          <table:table-cell office:value-type="float" office:value="29" calcext:value-type="float">
            <text:p>29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Just Right Fancy Canned Sardine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.87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Just Right Rice Soup</text:p>
          </table:table-cell>
          <table:table-cell office:value-type="percentage" office:value="0.673142901954634" calcext:value-type="percentage">
            <text:p>67.31%</text:p>
          </table:table-cell>
          <table:table-cell table:style-name="ce3" office:value-type="currency" office:value="510.07" calcext:value-type="currency">
            <text:p>$510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Kiwi Lox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.64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Landslide Apple Jelly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Landslide Brown Sugar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Landslide Creamy Peanut Butter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6.24" calcext:value-type="currency">
            <text:p>$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Landslide Decaf Coffee</text:p>
          </table:table-cell>
          <table:table-cell office:value-type="percentage" office:value="0.473767885532591" calcext:value-type="percentage">
            <text:p>47.38%</text:p>
          </table:table-cell>
          <table:table-cell office:value-type="currency" office:value="100.64" calcext:value-type="currency">
            <text:p>$101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Landslide Grape Jam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Landslide Grape Jelly</text:p>
          </table:table-cell>
          <table:table-cell office:value-type="percentage" office:value="0.343839887011488" calcext:value-type="percentage">
            <text:p>34.38%</text:p>
          </table:table-cell>
          <table:table-cell table:style-name="ce3" office:value-type="currency" office:value="580.59" calcext:value-type="currency">
            <text:p>$581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Landslide Regular Coffee</text:p>
          </table:table-cell>
          <table:table-cell office:value-type="percentage" office:value="0.575499127737934" calcext:value-type="percentage">
            <text:p>57.55%</text:p>
          </table:table-cell>
          <table:table-cell office:value-type="currency" office:value="51.59" calcext:value-type="currency">
            <text:p>$52</text:p>
          </table:table-cell>
          <table:table-cell office:value-type="float" office:value="13" calcext:value-type="float">
            <text:p>1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Landslide Strawberry Jelly</text:p>
          </table:table-cell>
          <table:table-cell office:value-type="percentage" office:value="0.459882664022475" calcext:value-type="percentage">
            <text:p>45.99%</text:p>
          </table:table-cell>
          <table:table-cell table:style-name="ce3" office:value-type="currency" office:value="484.08" calcext:value-type="currency">
            <text:p>$484</text:p>
          </table:table-cell>
          <table:table-cell office:value-type="float" office:value="12" calcext:value-type="float">
            <text:p>1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Medalist Thai Rice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.65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Moms Cole Slaw</text:p>
          </table:table-cell>
          <table:table-cell office:value-type="percentage" office:value="0.446272938883776" calcext:value-type="percentage">
            <text:p>44.63%</text:p>
          </table:table-cell>
          <table:table-cell office:value-type="currency" office:value="554.19" calcext:value-type="currency">
            <text:p>$554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Moms Sliced Chicken</text:p>
          </table:table-cell>
          <table:table-cell office:value-type="percentage" office:value="0.626016260162602" calcext:value-type="percentage">
            <text:p>62.60%</text:p>
          </table:table-cell>
          <table:table-cell table:style-name="ce3" office:value-type="currency" office:value="4.92" calcext:value-type="currency">
            <text:p>$5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National Small Brown Eggs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11.72" calcext:value-type="currency">
            <text:p>$12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Nationeel Dried Date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Nationeel Fudge Brownies</text:p>
          </table:table-cell>
          <table:table-cell office:value-type="percentage" office:value="0.619989588755856" calcext:value-type="percentage">
            <text:p>62.00%</text:p>
          </table:table-cell>
          <table:table-cell office:value-type="currency" office:value="57.63" calcext:value-type="currency">
            <text:p>$58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Nationeel Graham Crackers</text:p>
          </table:table-cell>
          <table:table-cell office:value-type="percentage" office:value="0.816346583296114" calcext:value-type="percentage">
            <text:p>81.63%</text:p>
          </table:table-cell>
          <table:table-cell table:style-name="ce3" office:value-type="currency" office:value="111.95" calcext:value-type="currency">
            <text:p>$112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Nationeel Low Fat Popcorn</text:p>
          </table:table-cell>
          <table:table-cell office:value-type="percentage" office:value="0.434084854785264" calcext:value-type="percentage">
            <text:p>43.41%</text:p>
          </table:table-cell>
          <table:table-cell office:value-type="currency" office:value="153.91" calcext:value-type="currency">
            <text:p>$154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Nationeel Raisin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Nationeel Salsa Dip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.87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Pearl Chablis Wine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15.25" calcext:value-type="currency">
            <text:p>$11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Pearl Chardonnay Wine</text:p>
          </table:table-cell>
          <table:table-cell office:value-type="percentage" office:value="0.979591836734694" calcext:value-type="percentage">
            <text:p>97.96%</text:p>
          </table:table-cell>
          <table:table-cell office:value-type="currency" office:value="18.62" calcext:value-type="currency">
            <text:p>$19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Radius Oatmeal</text:p>
          </table:table-cell>
          <table:table-cell office:value-type="percentage" office:value="0.595803871566014" calcext:value-type="percentage">
            <text:p>59.58%</text:p>
          </table:table-cell>
          <table:table-cell table:style-name="ce3" office:value-type="currency" office:value="2415.56" calcext:value-type="currency">
            <text:p>$2,416</text:p>
          </table:table-cell>
          <table:table-cell office:value-type="float" office:value="106" calcext:value-type="float">
            <text:p>10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Red Spade Cole Slaw</text:p>
          </table:table-cell>
          <table:table-cell office:value-type="percentage" office:value="0.47411003236246" calcext:value-type="percentage">
            <text:p>47.41%</text:p>
          </table:table-cell>
          <table:table-cell office:value-type="currency" office:value="395.52" calcext:value-type="currency">
            <text:p>$396</text:p>
          </table:table-cell>
          <table:table-cell office:value-type="float" office:value="32" calcext:value-type="float">
            <text:p>3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Red Spade Potato Salad</text:p>
          </table:table-cell>
          <table:table-cell office:value-type="percentage" office:value="0.915014164305949" calcext:value-type="percentage">
            <text:p>91.50%</text:p>
          </table:table-cell>
          <table:table-cell table:style-name="ce3" office:value-type="currency" office:value="21.18" calcext:value-type="currency">
            <text:p>$2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Shady Lake Manicotti</text:p>
          </table:table-cell>
          <table:table-cell office:value-type="percentage" office:value="0.298907685634292" calcext:value-type="percentage">
            <text:p>29.89%</text:p>
          </table:table-cell>
          <table:table-cell table:style-name="ce3" office:value-type="currency" office:value="1014.36" calcext:value-type="currency">
            <text:p>$1,014</text:p>
          </table:table-cell>
          <table:table-cell office:value-type="float" office:value="13" calcext:value-type="float">
            <text:p>1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Shady Lake Thai Rice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Ship Shape Extra Lean Hamburger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8.5" calcext:value-type="currency">
            <text:p>$1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Special Grits</text:p>
          </table:table-cell>
          <table:table-cell office:value-type="percentage" office:value="0.749241924851681" calcext:value-type="percentage">
            <text:p>74.92%</text:p>
          </table:table-cell>
          <table:table-cell table:style-name="ce3" office:value-type="currency" office:value="75.85" calcext:value-type="currency">
            <text:p>$76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Special Wheat Puffs</text:p>
          </table:table-cell>
          <table:table-cell office:value-type="percentage" office:value="0.674616488818942" calcext:value-type="percentage">
            <text:p>67.46%</text:p>
          </table:table-cell>
          <table:table-cell table:style-name="ce3" office:value-type="currency" office:value="2312.84" calcext:value-type="currency">
            <text:p>$2,313</text:p>
          </table:table-cell>
          <table:table-cell office:value-type="float" office:value="42" calcext:value-type="float">
            <text:p>4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Super Apple Jelly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9.7" calcext:value-type="currency">
            <text:p>$4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Super Brown Sugar</text:p>
          </table:table-cell>
          <table:table-cell office:value-type="percentage" office:value="0.424885321100917" calcext:value-type="percentage">
            <text:p>42.49%</text:p>
          </table:table-cell>
          <table:table-cell office:value-type="currency" office:value="156.96" calcext:value-type="currency">
            <text:p>$157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Super Columbian Coffee</text:p>
          </table:table-cell>
          <table:table-cell office:value-type="percentage" office:value="0.640476888497997" calcext:value-type="percentage">
            <text:p>64.05%</text:p>
          </table:table-cell>
          <table:table-cell office:value-type="currency" office:value="-204.66" calcext:value-type="currency">
            <text:p>($205)</text:p>
          </table:table-cell>
          <table:table-cell office:value-type="float" office:value="-8" calcext:value-type="float">
            <text:p>-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Super French Roast Coffee</text:p>
          </table:table-cell>
          <table:table-cell office:value-type="percentage" office:value="0.549180327868852" calcext:value-type="percentage">
            <text:p>54.92%</text:p>
          </table:table-cell>
          <table:table-cell office:value-type="currency" office:value="7.32" calcext:value-type="currency">
            <text:p>$7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Super Grape Jam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6.79" calcext:value-type="currency">
            <text:p>$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Super Hot Chocolate</text:p>
          </table:table-cell>
          <table:table-cell office:value-type="percentage" office:value="0.384400551835526" calcext:value-type="percentage">
            <text:p>38.44%</text:p>
          </table:table-cell>
          <table:table-cell table:style-name="ce3" office:value-type="currency" office:value="297.19" calcext:value-type="currency">
            <text:p>$297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Super Salt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7.02" calcext:value-type="currency">
            <text:p>$3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Super Strawberry Jelly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Tell Tale Asparagus</text:p>
          </table:table-cell>
          <table:table-cell office:value-type="percentage" office:value="0.643805309734513" calcext:value-type="percentage">
            <text:p>64.38%</text:p>
          </table:table-cell>
          <table:table-cell office:value-type="currency" office:value="4.52" calcext:value-type="currency">
            <text:p>$5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Tell Tale Canned Peanuts</text:p>
          </table:table-cell>
          <table:table-cell office:value-type="percentage" office:value="0.620947344217061" calcext:value-type="percentage">
            <text:p>62.09%</text:p>
          </table:table-cell>
          <table:table-cell office:value-type="currency" office:value="86.98" calcext:value-type="currency">
            <text:p>$8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Tell Tale Corn on the Cob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.58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Tell Tale Dried Mushrooms</text:p>
          </table:table-cell>
          <table:table-cell office:value-type="percentage" office:value="0.358655244868272" calcext:value-type="percentage">
            <text:p>35.87%</text:p>
          </table:table-cell>
          <table:table-cell office:value-type="currency" office:value="371.22" calcext:value-type="currency">
            <text:p>$371</text:p>
          </table:table-cell>
          <table:table-cell office:value-type="float" office:value="18" calcext:value-type="float">
            <text:p>1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Tell Tale Elephant Garlic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.23" calcext:value-type="currency">
            <text:p>$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Tell Tale Firm Tofu</text:p>
          </table:table-cell>
          <table:table-cell office:value-type="percentage" office:value="0.368962216008536" calcext:value-type="percentage">
            <text:p>36.90%</text:p>
          </table:table-cell>
          <table:table-cell table:style-name="ce3" office:value-type="currency" office:value="2371.11" calcext:value-type="currency">
            <text:p>$2,371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Tell Tale Fresh Lima Bean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7.38" calcext:value-type="currency">
            <text:p>$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Tell Tale Fuji Apple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20.95" calcext:value-type="currency">
            <text:p>$2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Tell Tale Macintosh Apples</text:p>
          </table:table-cell>
          <table:table-cell office:value-type="percentage" office:value="0.341444524473726" calcext:value-type="percentage">
            <text:p>34.14%</text:p>
          </table:table-cell>
          <table:table-cell table:style-name="ce3" office:value-type="currency" office:value="16410.66" calcext:value-type="currency">
            <text:p>$16,411</text:p>
          </table:table-cell>
          <table:table-cell office:value-type="float" office:value="98" calcext:value-type="float">
            <text:p>9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Tell Tale Mixed Nut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Tell Tale Mushroom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6.23" calcext:value-type="currency">
            <text:p>$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Tell Tale New Potatos</text:p>
          </table:table-cell>
          <table:table-cell office:value-type="percentage" office:value="0.935162094763092" calcext:value-type="percentage">
            <text:p>93.52%</text:p>
          </table:table-cell>
          <table:table-cell office:value-type="currency" office:value="12.03" calcext:value-type="currency">
            <text:p>$1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Tell Tale Onion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3.01" calcext:value-type="currency">
            <text:p>$1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Tell Tale Party Nut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.5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Tell Tale Plum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Tell Tale Red Pepper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Tell Tale Summer Squash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8.73" calcext:value-type="currency">
            <text:p>$1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Tell Tale Sweet Onion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.87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Tell Tale Walnuts</text:p>
          </table:table-cell>
          <table:table-cell office:value-type="percentage" office:value="0.445559713460921" calcext:value-type="percentage">
            <text:p>44.56%</text:p>
          </table:table-cell>
          <table:table-cell office:value-type="currency" office:value="2338.25" calcext:value-type="currency">
            <text:p>$2,338</text:p>
          </table:table-cell>
          <table:table-cell office:value-type="float" office:value="91" calcext:value-type="float">
            <text:p>9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Thresher Bubble Gum</text:p>
          </table:table-cell>
          <table:table-cell office:value-type="percentage" office:value="0.576059850374065" calcext:value-type="percentage">
            <text:p>57.61%</text:p>
          </table:table-cell>
          <table:table-cell office:value-type="currency" office:value="40.1" calcext:value-type="currency">
            <text:p>$40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Thresher Mint Chocolate Bar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8.32" calcext:value-type="currency">
            <text:p>$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Thresher Spicy Mints</text:p>
          </table:table-cell>
          <table:table-cell office:value-type="percentage" office:value="0.490783410138249" calcext:value-type="percentage">
            <text:p>49.08%</text:p>
          </table:table-cell>
          <table:table-cell table:style-name="ce3" office:value-type="currency" office:value="130.2" calcext:value-type="currency">
            <text:p>$130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Thresher White Chocolate Bar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Token Cola</text:p>
          </table:table-cell>
          <table:table-cell office:value-type="percentage" office:value="0.257173307099525" calcext:value-type="percentage">
            <text:p>25.72%</text:p>
          </table:table-cell>
          <table:table-cell table:style-name="ce3" office:value-type="currency" office:value="4757.22" calcext:value-type="currency">
            <text:p>$4,757</text:p>
          </table:table-cell>
          <table:table-cell office:value-type="float" office:value="14" calcext:value-type="float">
            <text:p>1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Urban Egg Substitute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Urban Large Brown Eggs</text:p>
          </table:table-cell>
          <table:table-cell office:value-type="percentage" office:value="0.440191564312433" calcext:value-type="percentage">
            <text:p>44.02%</text:p>
          </table:table-cell>
          <table:table-cell table:style-name="ce3" office:value-type="currency" office:value="10557.29" calcext:value-type="currency">
            <text:p>$10,557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Walrus White Zinfandel Wine</text:p>
          </table:table-cell>
          <table:table-cell office:value-type="percentage" office:value="0.627788954569131" calcext:value-type="percentage">
            <text:p>62.78%</text:p>
          </table:table-cell>
          <table:table-cell office:value-type="currency" office:value="2092.63" calcext:value-type="currency">
            <text:p>$2,093</text:p>
          </table:table-cell>
          <table:table-cell office:value-type="float" office:value="21" calcext:value-type="float">
            <text:p>2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Washington Apple Juice</text:p>
          </table:table-cell>
          <table:table-cell office:value-type="percentage" office:value="0.419827008799686" calcext:value-type="percentage">
            <text:p>41.98%</text:p>
          </table:table-cell>
          <table:table-cell table:style-name="ce3" office:value-type="currency" office:value="3463.76" calcext:value-type="currency">
            <text:p>$3,464</text:p>
          </table:table-cell>
          <table:table-cell office:value-type="float" office:value="19" calcext:value-type="float">
            <text:p>19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Washington Diet Cola</text:p>
          </table:table-cell>
          <table:table-cell office:value-type="percentage" office:value="0.686821651144878" calcext:value-type="percentage">
            <text:p>68.68%</text:p>
          </table:table-cell>
          <table:table-cell office:value-type="currency" office:value="1142.48" calcext:value-type="currency">
            <text:p>$1,142</text:p>
          </table:table-cell>
          <table:table-cell office:value-type="float" office:value="53" calcext:value-type="float">
            <text:p>5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l's Washington Orange Juice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American Cole Slaw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80" calcext:value-type="float">
            <text:p>8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American Potato Salad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40.66" calcext:value-type="currency">
            <text:p>$4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Atomic Mint Chocolate Bar</text:p>
          </table:table-cell>
          <table:table-cell office:value-type="percentage" office:value="0.492360111224401" calcext:value-type="percentage">
            <text:p>49.24%</text:p>
          </table:table-cell>
          <table:table-cell table:style-name="ce3" office:value-type="currency" office:value="131834.38" calcext:value-type="currency">
            <text:p>$131,834</text:p>
          </table:table-cell>
          <table:table-cell office:value-type="float" office:value="196" calcext:value-type="float">
            <text:p>19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BBB Best Apple Jam</text:p>
          </table:table-cell>
          <table:table-cell office:value-type="percentage" office:value="0.762626262626263" calcext:value-type="percentage">
            <text:p>76.26%</text:p>
          </table:table-cell>
          <table:table-cell office:value-type="currency" office:value="71.28" calcext:value-type="currency">
            <text:p>$71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BBB Best Brown Sugar</text:p>
          </table:table-cell>
          <table:table-cell office:value-type="percentage" office:value="0.308995419365029" calcext:value-type="percentage">
            <text:p>30.90%</text:p>
          </table:table-cell>
          <table:table-cell table:style-name="ce3" office:value-type="currency" office:value="506.48" calcext:value-type="currency">
            <text:p>$506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BBB Best Canola Oil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BBB Best Corn Oil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23.02" calcext:value-type="currency">
            <text:p>$2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BBB Best Grape Jam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.38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BBB Best Grape Jelly</text:p>
          </table:table-cell>
          <table:table-cell office:value-type="percentage" office:value="0.463423830644569" calcext:value-type="percentage">
            <text:p>46.34%</text:p>
          </table:table-cell>
          <table:table-cell office:value-type="currency" office:value="17689.66" calcext:value-type="currency">
            <text:p>$17,690</text:p>
          </table:table-cell>
          <table:table-cell office:value-type="float" office:value="32" calcext:value-type="float">
            <text:p>3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BBB Best Oregano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BBB Best Strawberry Jam</text:p>
          </table:table-cell>
          <table:table-cell office:value-type="percentage" office:value="0.392602659222802" calcext:value-type="percentage">
            <text:p>39.26%</text:p>
          </table:table-cell>
          <table:table-cell table:style-name="ce3" office:value-type="currency" office:value="816.78" calcext:value-type="currency">
            <text:p>$817</text:p>
          </table:table-cell>
          <table:table-cell office:value-type="float" office:value="14" calcext:value-type="float">
            <text:p>1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BBB Best Strawberry Preserve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BBB Best Vegetable Oil</text:p>
          </table:table-cell>
          <table:table-cell office:value-type="percentage" office:value="0.800273597811218" calcext:value-type="percentage">
            <text:p>80.03%</text:p>
          </table:table-cell>
          <table:table-cell office:value-type="currency" office:value="21.93" calcext:value-type="currency">
            <text:p>$22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Best Choice Apple Fruit Roll</text:p>
          </table:table-cell>
          <table:table-cell office:value-type="percentage" office:value="0.515219383080525" calcext:value-type="percentage">
            <text:p>51.52%</text:p>
          </table:table-cell>
          <table:table-cell office:value-type="currency" office:value="294.69" calcext:value-type="currency">
            <text:p>$295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Best Choice Beef Jerky</text:p>
          </table:table-cell>
          <table:table-cell office:value-type="percentage" office:value="0.688569128597303" calcext:value-type="percentage">
            <text:p>68.86%</text:p>
          </table:table-cell>
          <table:table-cell office:value-type="currency" office:value="99.3800000000001" calcext:value-type="currency">
            <text:p>$99</text:p>
          </table:table-cell>
          <table:table-cell office:value-type="float" office:value="74" calcext:value-type="float">
            <text:p>7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Best Choice Cheese Crackers</text:p>
          </table:table-cell>
          <table:table-cell office:value-type="percentage" office:value="0.579967751842752" calcext:value-type="percentage">
            <text:p>58.00%</text:p>
          </table:table-cell>
          <table:table-cell office:value-type="currency" office:value="781.44" calcext:value-type="currency">
            <text:p>$781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Best Choice Frosted Cookies</text:p>
          </table:table-cell>
          <table:table-cell office:value-type="percentage" office:value="0.753707285622179" calcext:value-type="percentage">
            <text:p>75.37%</text:p>
          </table:table-cell>
          <table:table-cell office:value-type="currency" office:value="31.02" calcext:value-type="currency">
            <text:p>$31</text:p>
          </table:table-cell>
          <table:table-cell office:value-type="float" office:value="91" calcext:value-type="float">
            <text:p>9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Best Choice Fudge Cookies</text:p>
          </table:table-cell>
          <table:table-cell office:value-type="percentage" office:value="0.406724550056243" calcext:value-type="percentage">
            <text:p>40.67%</text:p>
          </table:table-cell>
          <table:table-cell office:value-type="currency" office:value="568.96" calcext:value-type="currency">
            <text:p>$56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Best Choice Grape Fruit Roll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9.15" calcext:value-type="currency">
            <text:p>$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Best Choice Low Fat BBQ Chip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.74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Best Choice Mini Donut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Best Choice Strawberry Fruit Roll</text:p>
          </table:table-cell>
          <table:table-cell office:value-type="percentage" office:value="0.380431284196975" calcext:value-type="percentage">
            <text:p>38.04%</text:p>
          </table:table-cell>
          <table:table-cell office:value-type="currency" office:value="-559.26" calcext:value-type="currency">
            <text:p>($559)</text:p>
          </table:table-cell>
          <table:table-cell office:value-type="float" office:value="-10" calcext:value-type="float">
            <text:p>-1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Better Canned Beet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7.49" calcext:value-type="currency">
            <text:p>$4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Better Canned String Beans</text:p>
          </table:table-cell>
          <table:table-cell office:value-type="percentage" office:value="0.248967584997454" calcext:value-type="percentage">
            <text:p>24.90%</text:p>
          </table:table-cell>
          <table:table-cell office:value-type="currency" office:value="176.77" calcext:value-type="currency">
            <text:p>$177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Better Canned Tuna in Oil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Better Chicken Soup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Better Fancy Canned Anchovie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.53" calcext:value-type="currency">
            <text:p>$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Better Rice Soup</text:p>
          </table:table-cell>
          <table:table-cell office:value-type="percentage" office:value="0.797998062641266" calcext:value-type="percentage">
            <text:p>79.80%</text:p>
          </table:table-cell>
          <table:table-cell office:value-type="currency" office:value="154.85" calcext:value-type="currency">
            <text:p>$155</text:p>
          </table:table-cell>
          <table:table-cell office:value-type="float" office:value="92" calcext:value-type="float">
            <text:p>9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Big City Canned Mixed Fruit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.75" calcext:value-type="currency">
            <text:p>$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Big Time Apple Cinnamon Waffle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Big Time Blueberry Waffle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Big Time Frozen Mushroom Pizza</text:p>
          </table:table-cell>
          <table:table-cell office:value-type="percentage" office:value="0.670239310423047" calcext:value-type="percentage">
            <text:p>67.02%</text:p>
          </table:table-cell>
          <table:table-cell office:value-type="currency" office:value="176.34" calcext:value-type="currency">
            <text:p>$176</text:p>
          </table:table-cell>
          <table:table-cell office:value-type="float" office:value="151" calcext:value-type="float">
            <text:p>15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Big Time Frozen Pancakes</text:p>
          </table:table-cell>
          <table:table-cell office:value-type="percentage" office:value="0.53852481491637" calcext:value-type="percentage">
            <text:p>53.85%</text:p>
          </table:table-cell>
          <table:table-cell office:value-type="currency" office:value="72.94" calcext:value-type="currency">
            <text:p>$73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Big Time Ice Cream</text:p>
          </table:table-cell>
          <table:table-cell office:value-type="percentage" office:value="0.531479926181533" calcext:value-type="percentage">
            <text:p>53.15%</text:p>
          </table:table-cell>
          <table:table-cell table:style-name="ce3" office:value-type="currency" office:value="21479.72" calcext:value-type="currency">
            <text:p>$21,480</text:p>
          </table:table-cell>
          <table:table-cell office:value-type="float" office:value="378" calcext:value-type="float">
            <text:p>37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Big Time Lemon Popsicle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.65" calcext:value-type="currency">
            <text:p>$4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Big Time Low Fat Waffle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.81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Big Time Popsicle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.65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Big Time Turkey TV Dinner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9.77" calcext:value-type="currency">
            <text:p>$2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Blue Label Canned Pea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2500" calcext:value-type="float">
            <text:p>2,50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Blue Label Canned Tuna in Water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5.49" calcext:value-type="currency">
            <text:p>$15</text:p>
          </table:table-cell>
          <table:table-cell office:value-type="float" office:value="51" calcext:value-type="float">
            <text:p>5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Blue Label Fancy Canned Clams</text:p>
          </table:table-cell>
          <table:table-cell office:value-type="percentage" office:value="0.445909551203327" calcext:value-type="percentage">
            <text:p>44.59%</text:p>
          </table:table-cell>
          <table:table-cell table:style-name="ce3" office:value-type="currency" office:value="928.26" calcext:value-type="currency">
            <text:p>$928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Blue Label Noodle Soup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Bravo Canned Beet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4.68" calcext:value-type="currency">
            <text:p>$3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Bravo Canned String Beans</text:p>
          </table:table-cell>
          <table:table-cell office:value-type="percentage" office:value="0.1823087752229" calcext:value-type="percentage">
            <text:p>18.23%</text:p>
          </table:table-cell>
          <table:table-cell office:value-type="currency" office:value="85.24" calcext:value-type="currency">
            <text:p>$85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Bravo Canned Tuna in Water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Bravo Regular Ramen Soup</text:p>
          </table:table-cell>
          <table:table-cell office:value-type="percentage" office:value="0.321390429600028" calcext:value-type="percentage">
            <text:p>32.14%</text:p>
          </table:table-cell>
          <table:table-cell office:value-type="currency" office:value="290.27" calcext:value-type="currency">
            <text:p>$290</text:p>
          </table:table-cell>
          <table:table-cell office:value-type="float" office:value="23" calcext:value-type="float">
            <text:p>2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Carlson 1% Milk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.54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Carlson Cheese Spread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Carlson Low Fat String Cheese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Carlson Sharp Cheddar Cheese</text:p>
          </table:table-cell>
          <table:table-cell office:value-type="percentage" office:value="0.950592885375494" calcext:value-type="percentage">
            <text:p>95.06%</text:p>
          </table:table-cell>
          <table:table-cell office:value-type="currency" office:value="60.72" calcext:value-type="currency">
            <text:p>$61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Carlson String Cheese</text:p>
          </table:table-cell>
          <table:table-cell office:value-type="percentage" office:value="0.294696568096434" calcext:value-type="percentage">
            <text:p>29.47%</text:p>
          </table:table-cell>
          <table:table-cell table:style-name="ce3" office:value-type="currency" office:value="433.87" calcext:value-type="currency">
            <text:p>$434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Choice Mint Chocolate Bar</text:p>
          </table:table-cell>
          <table:table-cell office:value-type="percentage" office:value="0.491837274973526" calcext:value-type="percentage">
            <text:p>49.18%</text:p>
          </table:table-cell>
          <table:table-cell office:value-type="currency" office:value="906.56" calcext:value-type="currency">
            <text:p>$907</text:p>
          </table:table-cell>
          <table:table-cell office:value-type="float" office:value="132" calcext:value-type="float">
            <text:p>13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Club 2% Milk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0.6" calcext:value-type="currency">
            <text:p>$1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Club Blueberry Yogurt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Club Chocolate Milk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Club Head Cheese</text:p>
          </table:table-cell>
          <table:table-cell office:value-type="percentage" office:value="0.480713811243616" calcext:value-type="percentage">
            <text:p>48.07%</text:p>
          </table:table-cell>
          <table:table-cell office:value-type="currency" office:value="9920.83" calcext:value-type="currency">
            <text:p>$9,921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Club Whole Milk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Colony Cranberry Muffins</text:p>
          </table:table-cell>
          <table:table-cell office:value-type="percentage" office:value="0.453985057600942" calcext:value-type="percentage">
            <text:p>45.40%</text:p>
          </table:table-cell>
          <table:table-cell office:value-type="currency" office:value="3190.92" calcext:value-type="currency">
            <text:p>$3,191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Colony Rye Bread</text:p>
          </table:table-cell>
          <table:table-cell office:value-type="percentage" office:value="0.384501928749716" calcext:value-type="percentage">
            <text:p>38.45%</text:p>
          </table:table-cell>
          <table:table-cell table:style-name="ce3" office:value-type="currency" office:value="264.42" calcext:value-type="currency">
            <text:p>$264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Curlew Scallops</text:p>
          </table:table-cell>
          <table:table-cell office:value-type="percentage" office:value="0.475434896186072" calcext:value-type="percentage">
            <text:p>47.54%</text:p>
          </table:table-cell>
          <table:table-cell office:value-type="currency" office:value="516.79" calcext:value-type="currency">
            <text:p>$517</text:p>
          </table:table-cell>
          <table:table-cell office:value-type="float" office:value="26" calcext:value-type="float">
            <text:p>2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Cutting Edge Chicken Hot Dogs</text:p>
          </table:table-cell>
          <table:table-cell office:value-type="percentage" office:value="0.354305417788484" calcext:value-type="percentage">
            <text:p>35.43%</text:p>
          </table:table-cell>
          <table:table-cell office:value-type="currency" office:value="4445.91" calcext:value-type="currency">
            <text:p>$4,446</text:p>
          </table:table-cell>
          <table:table-cell office:value-type="float" office:value="62" calcext:value-type="float">
            <text:p>6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Cutting Edge Sliced Chicken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Cutting Edge Sliced Turkey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Cutting Edge Turkey Hot Dogs</text:p>
          </table:table-cell>
          <table:table-cell office:value-type="percentage" office:value="0.796437290894294" calcext:value-type="percentage">
            <text:p>79.64%</text:p>
          </table:table-cell>
          <table:table-cell table:style-name="ce3" office:value-type="currency" office:value="1658.85" calcext:value-type="currency">
            <text:p>$1,659</text:p>
          </table:table-cell>
          <table:table-cell office:value-type="float" office:value="18" calcext:value-type="float">
            <text:p>1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Ebony Asparagus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5.55" calcext:value-type="currency">
            <text:p>$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Ebony Broccoli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Ebony Cantelope</text:p>
          </table:table-cell>
          <table:table-cell office:value-type="percentage" office:value="0.371383115347559" calcext:value-type="percentage">
            <text:p>37.14%</text:p>
          </table:table-cell>
          <table:table-cell table:style-name="ce3" office:value-type="currency" office:value="29051.59" calcext:value-type="currency">
            <text:p>$29,052</text:p>
          </table:table-cell>
          <table:table-cell office:value-type="float" office:value="470" calcext:value-type="float">
            <text:p>47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Ebony Cauliflower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Ebony Garlic</text:p>
          </table:table-cell>
          <table:table-cell office:value-type="percentage" office:value="0.377025874324709" calcext:value-type="percentage">
            <text:p>37.70%</text:p>
          </table:table-cell>
          <table:table-cell table:style-name="ce3" office:value-type="currency" office:value="211.02" calcext:value-type="currency">
            <text:p>$211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Ebony Green Pepper</text:p>
          </table:table-cell>
          <table:table-cell office:value-type="percentage" office:value="0.755376344086022" calcext:value-type="percentage">
            <text:p>75.54%</text:p>
          </table:table-cell>
          <table:table-cell office:value-type="currency" office:value="7.44" calcext:value-type="currency">
            <text:p>$7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Ebony Honey Dew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Ebony Lettuce</text:p>
          </table:table-cell>
          <table:table-cell office:value-type="percentage" office:value="0.357611725775428" calcext:value-type="percentage">
            <text:p>35.76%</text:p>
          </table:table-cell>
          <table:table-cell table:style-name="ce3" office:value-type="currency" office:value="4257.97" calcext:value-type="currency">
            <text:p>$4,258</text:p>
          </table:table-cell>
          <table:table-cell office:value-type="float" office:value="42" calcext:value-type="float">
            <text:p>4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Ebony Oranges</text:p>
          </table:table-cell>
          <table:table-cell office:value-type="percentage" office:value="0.371388606177152" calcext:value-type="percentage">
            <text:p>37.14%</text:p>
          </table:table-cell>
          <table:table-cell table:style-name="ce3" office:value-type="currency" office:value="19552.7" calcext:value-type="currency">
            <text:p>$19,553</text:p>
          </table:table-cell>
          <table:table-cell office:value-type="float" office:value="229" calcext:value-type="float">
            <text:p>229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Ebony Peaches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6.69" calcext:value-type="currency">
            <text:p>$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Ebony Prepared Salad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Ebony Shitake Mushrooms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5.61" calcext:value-type="currency">
            <text:p>$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Ebony Tangerines</text:p>
          </table:table-cell>
          <table:table-cell office:value-type="percentage" office:value="0.441304008420756" calcext:value-type="percentage">
            <text:p>44.13%</text:p>
          </table:table-cell>
          <table:table-cell table:style-name="ce3" office:value-type="currency" office:value="1985.57" calcext:value-type="currency">
            <text:p>$1,986</text:p>
          </table:table-cell>
          <table:table-cell office:value-type="float" office:value="23" calcext:value-type="float">
            <text:p>2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Even Better Buttermilk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Even Better Jack Cheese</text:p>
          </table:table-cell>
          <table:table-cell office:value-type="percentage" office:value="0.360239486295771" calcext:value-type="percentage">
            <text:p>36.02%</text:p>
          </table:table-cell>
          <table:table-cell office:value-type="currency" office:value="141726.69" calcext:value-type="currency">
            <text:p>$141,727</text:p>
          </table:table-cell>
          <table:table-cell office:value-type="float" office:value="168" calcext:value-type="float">
            <text:p>16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Even Better Low Fat Cottage Cheese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3.75" calcext:value-type="currency">
            <text:p>$4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Even Better Muenster Cheese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2" calcext:value-type="float">
            <text:p>1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Excellent Apple Drink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Excellent Diet Cola</text:p>
          </table:table-cell>
          <table:table-cell office:value-type="percentage" office:value="0.509556815795001" calcext:value-type="percentage">
            <text:p>50.96%</text:p>
          </table:table-cell>
          <table:table-cell office:value-type="currency" office:value="95.22" calcext:value-type="currency">
            <text:p>$95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Excellent Mango Drink</text:p>
          </table:table-cell>
          <table:table-cell office:value-type="percentage" office:value="0.670072697899838" calcext:value-type="percentage">
            <text:p>67.01%</text:p>
          </table:table-cell>
          <table:table-cell office:value-type="currency" office:value="1733.2" calcext:value-type="currency">
            <text:p>$1,733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Fabulous Cream Soda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Fabulous Diet Soda</text:p>
          </table:table-cell>
          <table:table-cell office:value-type="percentage" office:value="0.454595090311389" calcext:value-type="percentage">
            <text:p>45.46%</text:p>
          </table:table-cell>
          <table:table-cell office:value-type="currency" office:value="45623.26" calcext:value-type="currency">
            <text:p>$45,623</text:p>
          </table:table-cell>
          <table:table-cell office:value-type="float" office:value="86" calcext:value-type="float">
            <text:p>8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Fantastic Rye Bread</text:p>
          </table:table-cell>
          <table:table-cell office:value-type="percentage" office:value="0.371607005791641" calcext:value-type="percentage">
            <text:p>37.16%</text:p>
          </table:table-cell>
          <table:table-cell office:value-type="currency" office:value="286.62" calcext:value-type="currency">
            <text:p>$287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Fantastic Wheat Bread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.67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Fantastic White Bread</text:p>
          </table:table-cell>
          <table:table-cell office:value-type="percentage" office:value="0.440100553370007" calcext:value-type="percentage">
            <text:p>44.01%</text:p>
          </table:table-cell>
          <table:table-cell office:value-type="currency" office:value="612.61" calcext:value-type="currency">
            <text:p>$613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Fast Avocado Dip</text:p>
          </table:table-cell>
          <table:table-cell office:value-type="percentage" office:value="0.37864730878187" calcext:value-type="percentage">
            <text:p>37.86%</text:p>
          </table:table-cell>
          <table:table-cell office:value-type="currency" office:value="564.8" calcext:value-type="currency">
            <text:p>$565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Fast BBQ Potato Chip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12" calcext:value-type="float">
            <text:p>11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Fast Cheese Dip</text:p>
          </table:table-cell>
          <table:table-cell office:value-type="percentage" office:value="0.355208022973495" calcext:value-type="percentage">
            <text:p>35.52%</text:p>
          </table:table-cell>
          <table:table-cell office:value-type="currency" office:value="1577.47" calcext:value-type="currency">
            <text:p>$1,577</text:p>
          </table:table-cell>
          <table:table-cell office:value-type="float" office:value="23" calcext:value-type="float">
            <text:p>2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Fast Corn Chips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10.9" calcext:value-type="currency">
            <text:p>$1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Fast Dried Apricot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96" calcext:value-type="float">
            <text:p>9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Fast Fondue Mix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Fast Graham Cracker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Fast Low Fat Chips</text:p>
          </table:table-cell>
          <table:table-cell office:value-type="percentage" office:value="0.318810982527797" calcext:value-type="percentage">
            <text:p>31.88%</text:p>
          </table:table-cell>
          <table:table-cell table:style-name="ce3" office:value-type="currency" office:value="352.56" calcext:value-type="currency">
            <text:p>$353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Fast Potato Chip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6.69" calcext:value-type="currency">
            <text:p>$1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Fast Salsa Dip</text:p>
          </table:table-cell>
          <table:table-cell office:value-type="percentage" office:value="0.336765909895557" calcext:value-type="percentage">
            <text:p>33.68%</text:p>
          </table:table-cell>
          <table:table-cell table:style-name="ce3" office:value-type="currency" office:value="3615.36" calcext:value-type="currency">
            <text:p>$3,615</text:p>
          </table:table-cell>
          <table:table-cell office:value-type="float" office:value="48" calcext:value-type="float">
            <text:p>4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Golden Beef TV Dinner</text:p>
          </table:table-cell>
          <table:table-cell office:value-type="percentage" office:value="0.523655217109527" calcext:value-type="percentage">
            <text:p>52.37%</text:p>
          </table:table-cell>
          <table:table-cell table:style-name="ce3" office:value-type="currency" office:value="46.29" calcext:value-type="currency">
            <text:p>$46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Golden Fajita French Fries</text:p>
          </table:table-cell>
          <table:table-cell office:value-type="percentage" office:value="0.410138248847926" calcext:value-type="percentage">
            <text:p>41.01%</text:p>
          </table:table-cell>
          <table:table-cell table:style-name="ce3" office:value-type="currency" office:value="2.17" calcext:value-type="currency">
            <text:p>$2</text:p>
          </table:table-cell>
          <table:table-cell office:value-type="float" office:value="16" calcext:value-type="float">
            <text:p>1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Golden Frozen Broccoli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4.28" calcext:value-type="currency">
            <text:p>$1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Golden Frozen Cheese Pizza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Golden Frozen Chicken Thighs</text:p>
          </table:table-cell>
          <table:table-cell office:value-type="percentage" office:value="0.335029354207436" calcext:value-type="percentage">
            <text:p>33.50%</text:p>
          </table:table-cell>
          <table:table-cell office:value-type="currency" office:value="25.55" calcext:value-type="currency">
            <text:p>$26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Golden Frozen Pepperoni Pizza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40" calcext:value-type="float">
            <text:p>14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Golden Frozen Sausage Pizza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27.5" calcext:value-type="currency">
            <text:p>$2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Golden Grape Popsicle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Golden Home Style French Frie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Golden Lime Popsicle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-77.38" calcext:value-type="currency">
            <text:p>($77)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Golden Low Fat Waffle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1.27" calcext:value-type="currency">
            <text:p>$1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Golden Orange Popsicles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5.81" calcext:value-type="currency">
            <text:p>$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Golden Pancake Mix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Good White Zinfandel Wine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Gorilla 1% Milk</text:p>
          </table:table-cell>
          <table:table-cell office:value-type="percentage" office:value="0.353417434329822" calcext:value-type="percentage">
            <text:p>35.34%</text:p>
          </table:table-cell>
          <table:table-cell office:value-type="currency" office:value="7968.98999999999" calcext:value-type="currency">
            <text:p>$7,969</text:p>
          </table:table-cell>
          <table:table-cell office:value-type="float" office:value="115" calcext:value-type="float">
            <text:p>11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Gorilla Head Cheese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9.6" calcext:value-type="currency">
            <text:p>$2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Gorilla Jack Cheese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4.65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Gorilla Sharp Cheddar Cheese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9.7" calcext:value-type="currency">
            <text:p>$4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Great Muffins</text:p>
          </table:table-cell>
          <table:table-cell office:value-type="percentage" office:value="0.761618776664565" calcext:value-type="percentage">
            <text:p>76.16%</text:p>
          </table:table-cell>
          <table:table-cell office:value-type="currency" office:value="16632.56" calcext:value-type="currency">
            <text:p>$16,633</text:p>
          </table:table-cell>
          <table:table-cell office:value-type="float" office:value="887" calcext:value-type="float">
            <text:p>887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Green Ribbon Canned Peache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.82" calcext:value-type="currency">
            <text:p>$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High Top Corn on the Cob</text:p>
          </table:table-cell>
          <table:table-cell office:value-type="percentage" office:value="0.560617760617761" calcext:value-type="percentage">
            <text:p>56.06%</text:p>
          </table:table-cell>
          <table:table-cell office:value-type="currency" office:value="155.4" calcext:value-type="currency">
            <text:p>$155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High Top Elephant Garlic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3.98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High Top Firm Tofu</text:p>
          </table:table-cell>
          <table:table-cell office:value-type="percentage" office:value="0.841935503331007" calcext:value-type="percentage">
            <text:p>84.19%</text:p>
          </table:table-cell>
          <table:table-cell office:value-type="currency" office:value="4972.97" calcext:value-type="currency">
            <text:p>$4,973</text:p>
          </table:table-cell>
          <table:table-cell office:value-type="float" office:value="396" calcext:value-type="float">
            <text:p>39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High Top Golden Delcious Apple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.65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High Top Lettuce</text:p>
          </table:table-cell>
          <table:table-cell office:value-type="percentage" office:value="0.315648150368009" calcext:value-type="percentage">
            <text:p>31.56%</text:p>
          </table:table-cell>
          <table:table-cell office:value-type="currency" office:value="1251.33" calcext:value-type="currency">
            <text:p>$1,251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High Top Mandarin Orange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High Top Mixed Nuts</text:p>
          </table:table-cell>
          <table:table-cell office:value-type="percentage" office:value="0.144196993115077" calcext:value-type="percentage">
            <text:p>14.42%</text:p>
          </table:table-cell>
          <table:table-cell office:value-type="currency" office:value="569.36" calcext:value-type="currency">
            <text:p>$569</text:p>
          </table:table-cell>
          <table:table-cell office:value-type="float" office:value="83" calcext:value-type="float">
            <text:p>8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High Top New Potato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High Top Peache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6.1" calcext:value-type="currency">
            <text:p>$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High Top Prepared Salad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High Top Shitake Mushroom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9.43" calcext:value-type="currency">
            <text:p>$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High Top Summer Squash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Imagine Beef TV Dinner</text:p>
          </table:table-cell>
          <table:table-cell office:value-type="percentage" office:value="0.245666330367789" calcext:value-type="percentage">
            <text:p>24.57%</text:p>
          </table:table-cell>
          <table:table-cell table:style-name="ce3" office:value-type="currency" office:value="218.06" calcext:value-type="currency">
            <text:p>$218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Imagine Fajita French Frie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7.73" calcext:value-type="currency">
            <text:p>$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Imagine Frozen Broccoli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Imagine Frozen Cheese Pizza</text:p>
          </table:table-cell>
          <table:table-cell office:value-type="percentage" office:value="0.412302900525599" calcext:value-type="percentage">
            <text:p>41.23%</text:p>
          </table:table-cell>
          <table:table-cell office:value-type="currency" office:value="51.37" calcext:value-type="currency">
            <text:p>$5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Imagine Frozen Corn</text:p>
          </table:table-cell>
          <table:table-cell office:value-type="percentage" office:value="0.413541666666667" calcext:value-type="percentage">
            <text:p>41.35%</text:p>
          </table:table-cell>
          <table:table-cell table:style-name="ce3" office:value-type="currency" office:value="48" calcext:value-type="currency">
            <text:p>$48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Imagine Frozen Pancakes</text:p>
          </table:table-cell>
          <table:table-cell office:value-type="percentage" office:value="0.695151089248067" calcext:value-type="percentage">
            <text:p>69.52%</text:p>
          </table:table-cell>
          <table:table-cell office:value-type="currency" office:value="142.3" calcext:value-type="currency">
            <text:p>$142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Imagine Grape Popsicles</text:p>
          </table:table-cell>
          <table:table-cell office:value-type="percentage" office:value="0.451060657071312" calcext:value-type="percentage">
            <text:p>45.11%</text:p>
          </table:table-cell>
          <table:table-cell office:value-type="currency" office:value="124572.78" calcext:value-type="currency">
            <text:p>$124,573</text:p>
          </table:table-cell>
          <table:table-cell office:value-type="float" office:value="101" calcext:value-type="float">
            <text:p>10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Imagine Ice Cream</text:p>
          </table:table-cell>
          <table:table-cell office:value-type="percentage" office:value="0.248653500897666" calcext:value-type="percentage">
            <text:p>24.87%</text:p>
          </table:table-cell>
          <table:table-cell table:style-name="ce3" office:value-type="currency" office:value="66.84" calcext:value-type="currency">
            <text:p>$67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Imagine Orange Popsicles</text:p>
          </table:table-cell>
          <table:table-cell office:value-type="percentage" office:value="0.33827531502715" calcext:value-type="percentage">
            <text:p>33.83%</text:p>
          </table:table-cell>
          <table:table-cell table:style-name="ce3" office:value-type="currency" office:value="1550.66" calcext:value-type="currency">
            <text:p>$1,551</text:p>
          </table:table-cell>
          <table:table-cell office:value-type="float" office:value="19" calcext:value-type="float">
            <text:p>19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Imagine Popsicles</text:p>
          </table:table-cell>
          <table:table-cell office:value-type="percentage" office:value="0.490908958295229" calcext:value-type="percentage">
            <text:p>49.09%</text:p>
          </table:table-cell>
          <table:table-cell table:style-name="ce3" office:value-type="currency" office:value="394857.94" calcext:value-type="currency">
            <text:p>$394,858</text:p>
          </table:table-cell>
          <table:table-cell office:value-type="float" office:value="670" calcext:value-type="float">
            <text:p>67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Imagine Turkey TV Dinner</text:p>
          </table:table-cell>
          <table:table-cell office:value-type="percentage" office:value="0.716771807700674" calcext:value-type="percentage">
            <text:p>71.68%</text:p>
          </table:table-cell>
          <table:table-cell table:style-name="ce3" office:value-type="currency" office:value="91.94" calcext:value-type="currency">
            <text:p>$92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Jeffers Oatmeal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1.33" calcext:value-type="currency">
            <text:p>$1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Jumbo Large Eggs</text:p>
          </table:table-cell>
          <table:table-cell office:value-type="percentage" office:value="0.654501216545012" calcext:value-type="percentage">
            <text:p>65.45%</text:p>
          </table:table-cell>
          <table:table-cell office:value-type="currency" office:value="4.11" calcext:value-type="currency">
            <text:p>$4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Jumbo Small Brown Egg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Just Right Canned Beets</text:p>
          </table:table-cell>
          <table:table-cell office:value-type="percentage" office:value="0.73405299313052" calcext:value-type="percentage">
            <text:p>73.41%</text:p>
          </table:table-cell>
          <table:table-cell office:value-type="currency" office:value="224.18" calcext:value-type="currency">
            <text:p>$224</text:p>
          </table:table-cell>
          <table:table-cell office:value-type="float" office:value="13" calcext:value-type="float">
            <text:p>1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Just Right Canned String Beans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40.4" calcext:value-type="currency">
            <text:p>$4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Just Right Canned Tomato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69.3" calcext:value-type="currency">
            <text:p>$6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Just Right Canned Yam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Just Right Chicken Soup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Just Right Fancy Canned Anchovies</text:p>
          </table:table-cell>
          <table:table-cell office:value-type="percentage" office:value="0.332347867729341" calcext:value-type="percentage">
            <text:p>33.23%</text:p>
          </table:table-cell>
          <table:table-cell table:style-name="ce3" office:value-type="currency" office:value="2046.41" calcext:value-type="currency">
            <text:p>$2,046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Kiwi Scallops</text:p>
          </table:table-cell>
          <table:table-cell office:value-type="percentage" office:value="0.445611106229681" calcext:value-type="percentage">
            <text:p>44.56%</text:p>
          </table:table-cell>
          <table:table-cell table:style-name="ce3" office:value-type="currency" office:value="455.24" calcext:value-type="currency">
            <text:p>$455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Landslide Chunky Peanut Butter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.11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Landslide Corn Oil</text:p>
          </table:table-cell>
          <table:table-cell office:value-type="percentage" office:value="0.713647959183673" calcext:value-type="percentage">
            <text:p>71.36%</text:p>
          </table:table-cell>
          <table:table-cell office:value-type="currency" office:value="31.36" calcext:value-type="currency">
            <text:p>$3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Landslide Grape Jam</text:p>
          </table:table-cell>
          <table:table-cell office:value-type="percentage" office:value="0.566254683138427" calcext:value-type="percentage">
            <text:p>56.63%</text:p>
          </table:table-cell>
          <table:table-cell office:value-type="currency" office:value="3517.94" calcext:value-type="currency">
            <text:p>$3,518</text:p>
          </table:table-cell>
          <table:table-cell office:value-type="float" office:value="48" calcext:value-type="float">
            <text:p>4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Landslide Sesame Oil</text:p>
          </table:table-cell>
          <table:table-cell office:value-type="percentage" office:value="0.545671737487692" calcext:value-type="percentage">
            <text:p>54.57%</text:p>
          </table:table-cell>
          <table:table-cell office:value-type="currency" office:value="2620.22" calcext:value-type="currency">
            <text:p>$2,620</text:p>
          </table:table-cell>
          <table:table-cell office:value-type="float" office:value="58" calcext:value-type="float">
            <text:p>5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Landslide Strawberry Jam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1.8" calcext:value-type="currency">
            <text:p>$5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Landslide Strawberry Jelly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5.09" calcext:value-type="currency">
            <text:p>$1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Landslide Tomato Sauce</text:p>
          </table:table-cell>
          <table:table-cell office:value-type="percentage" office:value="0.745103604882203" calcext:value-type="percentage">
            <text:p>74.51%</text:p>
          </table:table-cell>
          <table:table-cell office:value-type="currency" office:value="35.23" calcext:value-type="currency">
            <text:p>$35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Medalist Rice Medly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.11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Moms Foot-Long Hot Dogs</text:p>
          </table:table-cell>
          <table:table-cell office:value-type="percentage" office:value="0.678568390609051" calcext:value-type="percentage">
            <text:p>67.86%</text:p>
          </table:table-cell>
          <table:table-cell office:value-type="currency" office:value="470.24" calcext:value-type="currency">
            <text:p>$470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Monarch Ravioli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.26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Nationeel Avocado Dip</text:p>
          </table:table-cell>
          <table:table-cell office:value-type="percentage" office:value="0.317613200623418" calcext:value-type="percentage">
            <text:p>31.76%</text:p>
          </table:table-cell>
          <table:table-cell office:value-type="currency" office:value="31529.42" calcext:value-type="currency">
            <text:p>$31,529</text:p>
          </table:table-cell>
          <table:table-cell office:value-type="float" office:value="68" calcext:value-type="float">
            <text:p>6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Nationeel Chocolate Donuts</text:p>
          </table:table-cell>
          <table:table-cell office:value-type="percentage" office:value="0.338762635690516" calcext:value-type="percentage">
            <text:p>33.88%</text:p>
          </table:table-cell>
          <table:table-cell table:style-name="ce3" office:value-type="currency" office:value="4955.21" calcext:value-type="currency">
            <text:p>$4,955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Nationeel Dried Dates</text:p>
          </table:table-cell>
          <table:table-cell office:value-type="percentage" office:value="0.409836065573771" calcext:value-type="percentage">
            <text:p>40.98%</text:p>
          </table:table-cell>
          <table:table-cell office:value-type="currency" office:value="2.44" calcext:value-type="currency">
            <text:p>$2</text:p>
          </table:table-cell>
          <table:table-cell office:value-type="float" office:value="16" calcext:value-type="float">
            <text:p>1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Nationeel Fudge Brownie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Nationeel Golden Raisin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Nationeel Low Fat Chips</text:p>
          </table:table-cell>
          <table:table-cell office:value-type="percentage" office:value="0.335230794434752" calcext:value-type="percentage">
            <text:p>33.52%</text:p>
          </table:table-cell>
          <table:table-cell table:style-name="ce3" office:value-type="currency" office:value="13245.77" calcext:value-type="currency">
            <text:p>$13,246</text:p>
          </table:table-cell>
          <table:table-cell office:value-type="float" office:value="102" calcext:value-type="float">
            <text:p>10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Nationeel Low Fat Cookie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0.54" calcext:value-type="currency">
            <text:p>$5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Nationeel Low Fat Popcorn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Nationeel Raspberry Fruit Roll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Nationeel Strawberry Fruit Roll</text:p>
          </table:table-cell>
          <table:table-cell office:value-type="percentage" office:value="0.579710144927536" calcext:value-type="percentage">
            <text:p>57.97%</text:p>
          </table:table-cell>
          <table:table-cell office:value-type="currency" office:value="1.38" calcext:value-type="currency">
            <text:p>$1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Nationeel Sugar Cookie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7.73" calcext:value-type="currency">
            <text:p>$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Pearl Light Wine</text:p>
          </table:table-cell>
          <table:table-cell office:value-type="percentage" office:value="0.302286198137172" calcext:value-type="percentage">
            <text:p>30.23%</text:p>
          </table:table-cell>
          <table:table-cell office:value-type="currency" office:value="47.24" calcext:value-type="currency">
            <text:p>$47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Pearl White Zinfandel Wine</text:p>
          </table:table-cell>
          <table:table-cell office:value-type="percentage" office:value="0.274523362639534" calcext:value-type="percentage">
            <text:p>27.45%</text:p>
          </table:table-cell>
          <table:table-cell table:style-name="ce3" office:value-type="currency" office:value="1619.68" calcext:value-type="currency">
            <text:p>$1,620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Quick Seasoned Hamburger</text:p>
          </table:table-cell>
          <table:table-cell office:value-type="percentage" office:value="0.410714285714286" calcext:value-type="percentage">
            <text:p>41.07%</text:p>
          </table:table-cell>
          <table:table-cell office:value-type="currency" office:value="2682.96" calcext:value-type="currency">
            <text:p>$2,683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Radius Corn Puff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.11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Radius Wheat Puff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.28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Red Spade Chicken Hot Dog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Red Spade Corned Beef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Red Spade Low Fat Cole Slaw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.75" calcext:value-type="currency">
            <text:p>$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Red Spade Sliced Ham</text:p>
          </table:table-cell>
          <table:table-cell office:value-type="percentage" office:value="0.659141149107126" calcext:value-type="percentage">
            <text:p>65.91%</text:p>
          </table:table-cell>
          <table:table-cell office:value-type="currency" office:value="1040.46" calcext:value-type="currency">
            <text:p>$1,040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Shady Lake Rice Medly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Special Corn Puff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3" calcext:value-type="float">
            <text:p>1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Special Wheat Puffs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currency" office:value="3.98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Super Apple Jelly</text:p>
          </table:table-cell>
          <table:table-cell office:value-type="percentage" office:value="0.749514524233749" calcext:value-type="percentage">
            <text:p>74.95%</text:p>
          </table:table-cell>
          <table:table-cell table:style-name="ce3" office:value-type="currency" office:value="2997.06" calcext:value-type="currency">
            <text:p>$2,997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Super Apple Preserve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.5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Super Corn Oil</text:p>
          </table:table-cell>
          <table:table-cell office:value-type="percentage" office:value="0.836996607169199" calcext:value-type="percentage">
            <text:p>83.70%</text:p>
          </table:table-cell>
          <table:table-cell office:value-type="currency" office:value="203.37" calcext:value-type="currency">
            <text:p>$203</text:p>
          </table:table-cell>
          <table:table-cell office:value-type="float" office:value="26" calcext:value-type="float">
            <text:p>2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Super French Roast Coffee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.89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Super Hot Chocolate</text:p>
          </table:table-cell>
          <table:table-cell office:value-type="percentage" office:value="0.829042224510814" calcext:value-type="percentage">
            <text:p>82.90%</text:p>
          </table:table-cell>
          <table:table-cell office:value-type="currency" office:value="9.71" calcext:value-type="currency">
            <text:p>$10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Super Strawberry Preserves</text:p>
          </table:table-cell>
          <table:table-cell office:value-type="percentage" office:value="0.199948896771478" calcext:value-type="percentage">
            <text:p>19.99%</text:p>
          </table:table-cell>
          <table:table-cell table:style-name="ce3" office:value-type="currency" office:value="3991.92" calcext:value-type="currency">
            <text:p>$3,992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Super White Sugar</text:p>
          </table:table-cell>
          <table:table-cell office:value-type="percentage" office:value="0.419318342693351" calcext:value-type="percentage">
            <text:p>41.93%</text:p>
          </table:table-cell>
          <table:table-cell office:value-type="currency" office:value="16882.09" calcext:value-type="currency">
            <text:p>$16,882</text:p>
          </table:table-cell>
          <table:table-cell office:value-type="float" office:value="205" calcext:value-type="float">
            <text:p>20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Tell Tale Almonds</text:p>
          </table:table-cell>
          <table:table-cell office:value-type="percentage" office:value="0.345994261079888" calcext:value-type="percentage">
            <text:p>34.60%</text:p>
          </table:table-cell>
          <table:table-cell office:value-type="currency" office:value="9517.47" calcext:value-type="currency">
            <text:p>$9,517</text:p>
          </table:table-cell>
          <table:table-cell office:value-type="float" office:value="64" calcext:value-type="float">
            <text:p>64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Tell Tale Broccoli</text:p>
          </table:table-cell>
          <table:table-cell office:value-type="percentage" office:value="0.136167681548277" calcext:value-type="percentage">
            <text:p>13.62%</text:p>
          </table:table-cell>
          <table:table-cell table:style-name="ce3" office:value-type="currency" office:value="160649.28" calcext:value-type="currency">
            <text:p>$160,649</text:p>
          </table:table-cell>
          <table:table-cell office:value-type="float" office:value="3872" calcext:value-type="float">
            <text:p>3,87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Tell Tale Cauliflower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18.73" calcext:value-type="currency">
            <text:p>$1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Tell Tale Corn on the Cob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Tell Tale Fuji Apple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Tell Tale Golden Delcious Apples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Tell Tale Lettuce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29.75" calcext:value-type="currency">
            <text:p>$3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Tell Tale Orange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3.65" calcext:value-type="currency">
            <text:p>$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Tell Tale Prepared Salad</text:p>
          </table:table-cell>
          <table:table-cell office:value-type="percentage" office:value="0.901818181818182" calcext:value-type="percentage">
            <text:p>90.18%</text:p>
          </table:table-cell>
          <table:table-cell office:value-type="currency" office:value="16.5" calcext:value-type="currency">
            <text:p>$1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Tell Tale Red Delcious Apples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51.8" calcext:value-type="currency">
            <text:p>$5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Thresher White Chocolate Bar</text:p>
          </table:table-cell>
          <table:table-cell office:value-type="percentage" office:value="0.429005930957571" calcext:value-type="percentage">
            <text:p>42.90%</text:p>
          </table:table-cell>
          <table:table-cell office:value-type="currency" office:value="789.08" calcext:value-type="currency">
            <text:p>$789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Token Diet Soda</text:p>
          </table:table-cell>
          <table:table-cell office:value-type="percentage" office:value="0.0146034581958029" calcext:value-type="percentage">
            <text:p>1.46%</text:p>
          </table:table-cell>
          <table:table-cell office:value-type="currency" office:value="1320.92" calcext:value-type="currency">
            <text:p>$1,321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Token Orange Juice</text:p>
          </table:table-cell>
          <table:table-cell office:value-type="percentage" office:value="0.520021402324356" calcext:value-type="percentage">
            <text:p>52.00%</text:p>
          </table:table-cell>
          <table:table-cell office:value-type="currency" office:value="1270.89" calcext:value-type="currency">
            <text:p>$1,271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Urban Large Brown Eggs</text:p>
          </table:table-cell>
          <table:table-cell office:value-type="percentage" office:value="0.64935064935065" calcext:value-type="percentage">
            <text:p>64.94%</text:p>
          </table:table-cell>
          <table:table-cell table:style-name="ce3" office:value-type="currency" office:value="3.08" calcext:value-type="currency">
            <text:p>$3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Urban Large Eggs</text:p>
          </table:table-cell>
          <table:table-cell office:value-type="percentage" office:value="0.629952976559889" calcext:value-type="percentage">
            <text:p>63.00%</text:p>
          </table:table-cell>
          <table:table-cell table:style-name="ce3" office:value-type="currency" office:value="1675.76" calcext:value-type="currency">
            <text:p>$1,676</text:p>
          </table:table-cell>
          <table:table-cell office:value-type="float" office:value="25" calcext:value-type="float">
            <text:p>2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Urban Small Brown Eggs</text:p>
          </table:table-cell>
          <table:table-cell office:value-type="percentage" office:value="0.49828789630689" calcext:value-type="percentage">
            <text:p>49.83%</text:p>
          </table:table-cell>
          <table:table-cell table:style-name="ce3" office:value-type="currency" office:value="4488.63000000001" calcext:value-type="currency">
            <text:p>$4,489</text:p>
          </table:table-cell>
          <table:table-cell office:value-type="float" office:value="68" calcext:value-type="float">
            <text:p>68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Walrus Chablis Wine</text:p>
          </table:table-cell>
          <table:table-cell office:value-type="percentage" office:value="0.680672268907563" calcext:value-type="percentage">
            <text:p>68.07%</text:p>
          </table:table-cell>
          <table:table-cell office:value-type="currency" office:value="9.52" calcext:value-type="currency">
            <text:p>$10</text:p>
          </table:table-cell>
          <table:table-cell office:value-type="float" office:value="16" calcext:value-type="float">
            <text:p>16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Walrus Chardonnay Wine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Washington Apple Juice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.94" calcext:value-type="currency">
            <text:p>$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Washington Cranberry Juice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2800" calcext:value-type="float">
            <text:p>2,800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Washington Cream Soda</text:p>
          </table:table-cell>
          <table:table-cell office:value-type="percentage" office:value="1" calcext:value-type="percentage">
            <text:p>100.00%</text:p>
          </table:table-cell>
          <table:table-cell office:value-type="currency" office:value="4.74" calcext:value-type="currency">
            <text:p>$5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Washington Diet Soda</text:p>
          </table:table-cell>
          <table:table-cell office:value-type="percentage" office:value="0.377503752449546" calcext:value-type="percentage">
            <text:p>37.75%</text:p>
          </table:table-cell>
          <table:table-cell office:value-type="currency" office:value="11599.09" calcext:value-type="currency">
            <text:p>$11,599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ue's Washington Orange Juice</text:p>
          </table:table-cell>
          <table:table-cell office:value-type="string" calcext:value-type="string">
            <text:p>-</text:p>
          </table:table-cell>
          <table:table-cell office:value-type="currency" office:value="0" calcext:value-type="currency">
            <text:p>$0</text:p>
          </table:table-cell>
          <table:table-cell office:value-type="float" office:value="13" calcext:value-type="float">
            <text:p>13</text:p>
          </table:table-cell>
          <table:table-cell table:style-name="Default"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2P0" style:volatile="true">
      <number:currency-symbol/>
      <number:number number:decimal-places="0" number:min-decimal-places="0" number:min-integer-digits="1" number:grouping="true"/>
    </number:currency-style>
    <number:currency-style style:name="N15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2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KnASd" style:display-name="PageStyle_KnAS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xuri</meta:initial-creator>
    <meta:creation-date>2006-09-16T00:00:00</meta:creation-date>
    <dc:date>2006-09-16T00:00:00</dc:date>
    <meta:editing-duration>P0D</meta:editing-duration>
    <meta:generator>LibreOffice/25.8.2.2$Linux_X86_64 LibreOffice_project/580$Build-2</meta:generator>
    <meta:document-statistic meta:table-count="1" meta:cell-count="9700" meta:object-count="0"/>
  </office:meta>
</office:document-meta>
</file>